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56" style:parent-style-name="Normal" style:family="paragraph">
      <style:paragraph-properties fo:text-align="justify" style:writing-mode="rl-tb" fo:margin-top="0.0833in" fo:margin-bottom="0in" fo:line-height="100%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7" style:parent-style-name="Normal" style:family="paragraph">
      <style:paragraph-properties fo:text-align="justify" style:writing-mode="rl-tb" fo:margin-top="0.0833in" fo:margin-bottom="0in" fo:line-height="100%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3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8" style:parent-style-name="Normal" style:family="paragraph">
      <style:paragraph-properties fo:text-align="justify" style:writing-mode="rl-tb" fo:margin-top="0.0833in" fo:margin-bottom="0in" fo:line-height="100%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07" style:parent-style-name="Normal" style:family="paragraph">
      <style:paragraph-properties fo:text-align="justify" style:writing-mode="rl-tb" fo:margin-top="0.0833in" fo:margin-bottom="0in" fo:line-height="100%"/>
    </style:style>
    <style:style style:name="T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45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6" style:parent-style-name="Normal" style:family="paragraph">
      <style:paragraph-properties fo:text-align="justify" style:writing-mode="rl-tb" fo:margin-top="0.0833in" fo:margin-bottom="0in" fo:line-height="100%"/>
    </style:style>
    <style:style style:name="T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02" style:parent-style-name="Normal" style:family="paragraph">
      <style:paragraph-properties fo:text-align="justify" style:writing-mode="rl-tb" fo:margin-top="0.0833in" fo:margin-bottom="0in" fo:line-height="100%"/>
    </style:style>
    <style:style style:name="T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5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94" style:parent-style-name="Normal" style:family="paragraph">
      <style:paragraph-properties fo:text-align="justify" style:writing-mode="rl-tb" fo:margin-top="0.0833in" fo:margin-bottom="0in" fo:line-height="100%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27" style:parent-style-name="Normal" style:family="paragraph">
      <style:paragraph-properties fo:text-align="justify" style:writing-mode="rl-tb" fo:margin-top="0.0833in" fo:margin-bottom="0in" fo:line-height="100%"/>
    </style:style>
    <style:style style:name="T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51" style:parent-style-name="Normal" style:family="paragraph">
      <style:paragraph-properties fo:text-align="justify" style:writing-mode="rl-tb" fo:margin-top="0.0833in" fo:margin-bottom="0in" fo:line-height="100%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68" style:parent-style-name="Normal" style:family="paragraph">
      <style:paragraph-properties fo:text-align="justify" style:writing-mode="rl-tb" fo:margin-top="0.0833in" fo:margin-bottom="0in" fo:line-height="100%"/>
    </style:style>
    <style:style style:name="T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82" style:parent-style-name="Normal" style:family="paragraph">
      <style:paragraph-properties fo:text-align="justify" style:writing-mode="rl-tb" fo:margin-top="0.0833in" fo:margin-bottom="0in" fo:line-height="100%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73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35" style:parent-style-name="Normal" style:family="paragraph">
      <style:paragraph-properties fo:text-align="justify" style:writing-mode="rl-tb" fo:margin-top="0.0833in" fo:margin-bottom="0in" fo:line-height="100%"/>
    </style:style>
    <style:style style:name="T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82" style:parent-style-name="Normal" style:family="paragraph">
      <style:paragraph-properties fo:text-align="justify" style:writing-mode="rl-tb" fo:margin-top="0.0833in" fo:margin-bottom="0in" fo:line-height="100%"/>
    </style:style>
    <style:style style:name="T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44" style:parent-style-name="Normal" style:family="paragraph">
      <style:paragraph-properties fo:text-align="justify" style:writing-mode="rl-tb" fo:margin-top="0.0833in" fo:margin-bottom="0in" fo:line-height="100%"/>
    </style:style>
    <style:style style:name="T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9" style:parent-style-name="Normal" style:family="paragraph">
      <style:paragraph-properties fo:text-align="justify" style:writing-mode="rl-tb" fo:margin-top="0.0833in" fo:margin-bottom="0in" fo:line-height="100%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14" style:parent-style-name="Normal" style:family="paragraph">
      <style:paragraph-properties fo:text-align="justify" style:writing-mode="rl-tb" fo:margin-top="0.0833in" fo:margin-bottom="0in" fo:line-height="100%"/>
    </style:style>
    <style:style style:name="T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19" style:parent-style-name="Normal" style:family="paragraph">
      <style:paragraph-properties fo:text-align="justify" style:writing-mode="rl-tb" fo:margin-top="0.0833in" fo:margin-bottom="0in" fo:line-height="100%"/>
    </style:style>
    <style:style style:name="T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9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59" style:parent-style-name="Normal" style:family="paragraph">
      <style:paragraph-properties fo:text-align="justify" style:writing-mode="rl-tb" fo:margin-top="0.0833in" fo:margin-bottom="0in" fo:line-height="100%"/>
    </style:style>
    <style:style style:name="T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77" style:parent-style-name="Normal" style:family="paragraph">
      <style:paragraph-properties fo:text-align="justify" style:writing-mode="rl-tb" fo:margin-top="0.0833in" fo:margin-bottom="0in" fo:line-height="100%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05" style:parent-style-name="Normal" style:family="paragraph">
      <style:paragraph-properties fo:text-align="justify" style:writing-mode="rl-tb" fo:margin-top="0.0833in" fo:margin-bottom="0in" fo:line-height="100%"/>
    </style:style>
    <style:style style:name="T1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25" style:parent-style-name="Normal" style:family="paragraph">
      <style:paragraph-properties fo:text-align="justify" style:writing-mode="rl-tb" fo:margin-top="0.0833in" fo:margin-bottom="0in" fo:line-height="100%"/>
    </style:style>
    <style:style style:name="T1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57" style:parent-style-name="Normal" style:family="paragraph">
      <style:paragraph-properties fo:text-align="justify" style:writing-mode="rl-tb" fo:margin-top="0.0833in" fo:margin-bottom="0in" fo:line-height="100%"/>
    </style:style>
    <style:style style:name="T1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10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93" style:parent-style-name="Normal" style:family="paragraph">
      <style:paragraph-properties fo:text-align="justify" style:writing-mode="rl-tb" fo:margin-top="0.0833in" fo:margin-bottom="0in" fo:line-height="100%"/>
    </style:style>
    <style:style style:name="T1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12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20" style:parent-style-name="Normal" style:family="paragraph">
      <style:paragraph-properties fo:text-align="justify" style:writing-mode="rl-tb" fo:margin-top="0.0833in" fo:margin-bottom="0in" fo:line-height="100%"/>
    </style:style>
    <style:style style:name="T1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28" style:parent-style-name="Normal" style:family="paragraph">
      <style:paragraph-properties fo:text-align="justify" style:writing-mode="rl-tb" fo:margin-top="0.0833in" fo:margin-bottom="0in" fo:line-height="100%"/>
    </style:style>
    <style:style style:name="T1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136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62" style:parent-style-name="Normal" style:family="paragraph">
      <style:paragraph-properties fo:text-align="justify" style:writing-mode="rl-tb" fo:margin-top="0.0833in" fo:margin-bottom="0in" fo:line-height="100%"/>
    </style:style>
    <style:style style:name="T1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41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12" style:parent-style-name="Normal" style:family="paragraph">
      <style:paragraph-properties fo:text-align="justify" style:writing-mode="rl-tb" fo:margin-top="0.0833in" fo:margin-bottom="0in" fo:line-height="100%"/>
    </style:style>
    <style:style style:name="T1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42" style:parent-style-name="Normal" style:family="paragraph">
      <style:paragraph-properties fo:text-align="justify" style:writing-mode="rl-tb" fo:margin-top="0.0833in" fo:margin-bottom="0in" fo:line-height="100%"/>
    </style:style>
    <style:style style:name="T1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5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88" style:parent-style-name="Normal" style:family="paragraph">
      <style:paragraph-properties fo:text-align="justify" style:writing-mode="rl-tb" fo:margin-top="0.0833in" fo:margin-bottom="0in" fo:line-height="100%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652" style:parent-style-name="Normal" style:family="paragraph">
      <style:paragraph-properties fo:text-align="justify" style:writing-mode="rl-tb" fo:margin-top="0.0833in" fo:margin-bottom="0in" fo:line-height="100%"/>
    </style:style>
    <style:style style:name="T1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667" style:parent-style-name="Normal" style:family="paragraph">
      <style:paragraph-properties fo:text-align="justify" style:writing-mode="rl-tb" fo:margin-top="0.0833in" fo:margin-bottom="0in" fo:line-height="100%"/>
    </style:style>
    <style:style style:name="T1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7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38" style:parent-style-name="Normal" style:family="paragraph">
      <style:paragraph-properties fo:text-align="justify" style:writing-mode="rl-tb" fo:margin-top="0.0833in" fo:margin-bottom="0in" fo:line-height="100%"/>
    </style:style>
    <style:style style:name="T1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7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83" style:parent-style-name="Normal" style:family="paragraph">
      <style:paragraph-properties fo:text-align="justify" style:writing-mode="rl-tb" fo:margin-top="0.0833in" fo:margin-bottom="0in" fo:line-height="100%"/>
    </style:style>
    <style:style style:name="T1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90" style:parent-style-name="Normal" style:family="paragraph">
      <style:paragraph-properties fo:text-align="justify" style:writing-mode="rl-tb" fo:margin-top="0.0833in" fo:margin-bottom="0in" fo:line-height="100%"/>
    </style:style>
    <style:style style:name="T1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22" style:parent-style-name="Normal" style:family="paragraph">
      <style:paragraph-properties fo:text-align="justify" style:writing-mode="rl-tb" fo:margin-top="0.0833in" fo:margin-bottom="0in" fo:line-height="100%"/>
    </style:style>
    <style:style style:name="T1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8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40" style:parent-style-name="Normal" style:family="paragraph">
      <style:paragraph-properties fo:text-align="justify" style:writing-mode="rl-tb" fo:margin-top="0.0833in" fo:margin-bottom="0in" fo:line-height="100%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94" style:parent-style-name="Normal" style:family="paragraph">
      <style:paragraph-properties fo:text-align="justify" style:writing-mode="rl-tb" fo:margin-top="0.0833in" fo:margin-bottom="0in" fo:line-height="100%"/>
    </style:style>
    <style:style style:name="T1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99" style:parent-style-name="Normal" style:family="paragraph">
      <style:paragraph-properties fo:text-align="justify" style:writing-mode="rl-tb" fo:margin-top="0.0833in" fo:margin-bottom="0in" fo:line-height="100%"/>
    </style:style>
    <style:style style:name="T1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9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44" style:parent-style-name="Normal" style:family="paragraph">
      <style:paragraph-properties fo:text-align="justify" style:writing-mode="rl-tb" fo:margin-top="0.0833in" fo:margin-bottom="0in" fo:line-height="100%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57" style:parent-style-name="Normal" style:family="paragraph">
      <style:paragraph-properties fo:text-align="justify" style:writing-mode="rl-tb" fo:margin-top="0.0833in" fo:margin-bottom="0in" fo:line-height="100%"/>
    </style:style>
    <style:style style:name="T1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68" style:parent-style-name="Normal" style:family="paragraph">
      <style:paragraph-properties fo:text-align="justify" style:writing-mode="rl-tb" fo:margin-top="0.0833in" fo:margin-bottom="0in" fo:line-height="100%"/>
    </style:style>
    <style:style style:name="T1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15" style:parent-style-name="Normal" style:family="paragraph">
      <style:paragraph-properties fo:text-align="justify" style:writing-mode="rl-tb" fo:margin-top="0.0833in" fo:margin-bottom="0in" fo:line-height="100%"/>
    </style:style>
    <style:style style:name="T2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59" style:parent-style-name="Normal" style:family="paragraph">
      <style:paragraph-properties fo:text-align="justify" style:writing-mode="rl-tb" fo:margin-top="0.0833in" fo:margin-bottom="0in" fo:line-height="100%"/>
    </style:style>
    <style:style style:name="T2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20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83" style:parent-style-name="Normal" style:family="paragraph">
      <style:paragraph-properties fo:text-align="justify" style:writing-mode="rl-tb" fo:margin-top="0.0833in" fo:margin-bottom="0in" fo:line-height="100%"/>
    </style:style>
    <style:style style:name="T2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34" style:parent-style-name="Normal" style:family="paragraph">
      <style:paragraph-properties fo:text-align="justify" style:writing-mode="rl-tb" fo:margin-top="0.0833in" fo:margin-bottom="0in" fo:line-height="100%"/>
    </style:style>
    <style:style style:name="T2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217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73" style:parent-style-name="Normal" style:family="paragraph">
      <style:paragraph-properties fo:text-align="justify" style:writing-mode="rl-tb" fo:margin-top="0.0833in" fo:margin-bottom="0in" fo:line-height="100%"/>
    </style:style>
    <style:style style:name="T2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99" style:parent-style-name="Normal" style:family="paragraph">
      <style:paragraph-properties fo:text-align="justify" style:writing-mode="rl-tb" fo:margin-top="0.0833in" fo:margin-bottom="0in" fo:line-height="100%"/>
    </style:style>
    <style:style style:name="T2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22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29" style:parent-style-name="Normal" style:family="paragraph">
      <style:paragraph-properties fo:text-align="justify" style:writing-mode="rl-tb" fo:margin-top="0.0833in" fo:margin-bottom="0in" fo:line-height="100%"/>
    </style:style>
    <style:style style:name="T2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40" style:parent-style-name="Normal" style:family="paragraph">
      <style:paragraph-properties fo:text-align="justify" style:writing-mode="rl-tb" fo:margin-top="0.0833in" fo:margin-bottom="0in" fo:line-height="100%"/>
    </style:style>
    <style:style style:name="T2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54" style:parent-style-name="Normal" style:family="paragraph">
      <style:paragraph-properties fo:text-align="justify" style:writing-mode="rl-tb" fo:margin-top="0.0833in" fo:margin-bottom="0in" fo:line-height="100%"/>
    </style:style>
    <style:style style:name="T2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81" style:parent-style-name="Normal" style:family="paragraph">
      <style:paragraph-properties fo:text-align="justify" style:writing-mode="rl-tb" fo:margin-top="0.0833in" fo:margin-bottom="0in" fo:line-height="100%"/>
    </style:style>
    <style:style style:name="T22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22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97" style:parent-style-name="Normal" style:family="paragraph">
      <style:paragraph-properties fo:text-align="justify" style:writing-mode="rl-tb" fo:margin-top="0.0833in" fo:margin-bottom="0in" fo:line-height="100%"/>
    </style:style>
    <style:style style:name="T2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08" style:parent-style-name="Normal" style:family="paragraph">
      <style:paragraph-properties fo:text-align="justify" style:writing-mode="rl-tb" fo:margin-top="0.0833in" fo:margin-bottom="0in" fo:line-height="100%"/>
    </style:style>
    <style:style style:name="T2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23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26" style:parent-style-name="Normal" style:family="paragraph">
      <style:paragraph-properties fo:text-align="justify" style:writing-mode="rl-tb" fo:margin-top="0.0833in" fo:margin-bottom="0in" fo:line-height="100%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48" style:parent-style-name="Normal" style:family="paragraph">
      <style:paragraph-properties fo:text-align="justify" style:writing-mode="rl-tb" fo:margin-top="0.0833in" fo:margin-bottom="0in" fo:line-height="100%"/>
    </style:style>
    <style:style style:name="T2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53" style:parent-style-name="Normal" style:family="paragraph">
      <style:paragraph-properties fo:text-align="justify" style:writing-mode="rl-tb" fo:margin-top="0.0833in" fo:margin-bottom="0in" fo:line-height="100%"/>
    </style:style>
    <style:style style:name="T2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67" style:parent-style-name="Normal" style:family="paragraph">
      <style:paragraph-properties fo:text-align="justify" style:writing-mode="rl-tb" fo:margin-top="0.0833in" fo:margin-bottom="0in" fo:line-height="100%"/>
    </style:style>
    <style:style style:name="T2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413" style:parent-style-name="Normal" style:family="paragraph">
      <style:paragraph-properties fo:text-align="justify" style:writing-mode="rl-tb" fo:margin-top="0.0833in" fo:margin-bottom="0in" fo:line-height="100%"/>
    </style:style>
    <style:style style:name="T2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242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28" style:parent-style-name="Normal" style:family="paragraph">
      <style:paragraph-properties fo:text-align="justify" style:writing-mode="rl-tb" fo:margin-top="0.0833in" fo:margin-bottom="0in" fo:line-height="100%"/>
    </style:style>
    <style:style style:name="T2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443" style:parent-style-name="Normal" style:family="paragraph">
      <style:paragraph-properties fo:text-align="justify" style:writing-mode="rl-tb" fo:margin-top="0.0833in" fo:margin-bottom="0in" fo:line-height="100%"/>
    </style:style>
    <style:style style:name="T2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49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92" style:parent-style-name="Normal" style:family="paragraph">
      <style:paragraph-properties fo:text-align="justify" style:writing-mode="rl-tb" fo:margin-top="0.0833in" fo:margin-bottom="0in" fo:line-height="100%"/>
    </style:style>
    <style:style style:name="T2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6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02" style:parent-style-name="Normal" style:family="paragraph">
      <style:paragraph-properties fo:text-align="justify" style:writing-mode="rl-tb" fo:margin-top="0.0833in" fo:margin-bottom="0in" fo:line-height="100%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623" style:parent-style-name="Normal" style:family="paragraph">
      <style:paragraph-properties fo:text-align="justify" style:writing-mode="rl-tb" fo:margin-top="0.0833in" fo:margin-bottom="0in" fo:line-height="100%"/>
    </style:style>
    <style:style style:name="T2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661" style:parent-style-name="Normal" style:family="paragraph">
      <style:paragraph-properties fo:text-align="justify" style:writing-mode="rl-tb" fo:margin-top="0.0833in" fo:margin-bottom="0in" fo:line-height="100%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666" style:parent-style-name="Normal" style:family="paragraph">
      <style:paragraph-properties fo:text-align="justify" style:writing-mode="rl-tb" fo:margin-top="0.0833in" fo:margin-bottom="0in" fo:line-height="100%"/>
    </style:style>
    <style:style style:name="T2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7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05" style:parent-style-name="Normal" style:family="paragraph">
      <style:paragraph-properties fo:text-align="justify" style:writing-mode="rl-tb" fo:margin-top="0.0833in" fo:margin-bottom="0in" fo:line-height="100%"/>
    </style:style>
    <style:style style:name="T2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735" style:parent-style-name="Normal" style:family="paragraph">
      <style:paragraph-properties fo:text-align="justify" style:writing-mode="rl-tb" fo:margin-top="0.0833in" fo:margin-bottom="0in" fo:line-height="100%"/>
    </style:style>
    <style:style style:name="T2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80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07" style:parent-style-name="Normal" style:family="paragraph">
      <style:paragraph-properties fo:text-align="justify" style:writing-mode="rl-tb" fo:margin-top="0.0833in" fo:margin-bottom="0in" fo:line-height="100%"/>
    </style:style>
    <style:style style:name="T2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823" style:parent-style-name="Normal" style:family="paragraph">
      <style:paragraph-properties fo:text-align="justify" style:writing-mode="rl-tb" fo:margin-top="0.0833in" fo:margin-bottom="0in" fo:line-height="100%"/>
    </style:style>
    <style:style style:name="T2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851" style:parent-style-name="Normal" style:family="paragraph">
      <style:paragraph-properties fo:text-align="justify" style:writing-mode="rl-tb" fo:margin-top="0.0833in" fo:margin-bottom="0in" fo:line-height="100%"/>
    </style:style>
    <style:style style:name="T2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898" style:parent-style-name="Normal" style:family="paragraph">
      <style:paragraph-properties fo:text-align="justify" style:writing-mode="rl-tb" fo:margin-top="0.0833in" fo:margin-bottom="0in" fo:line-height="100%"/>
    </style:style>
    <style:style style:name="T28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9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14" style:parent-style-name="Normal" style:family="paragraph">
      <style:paragraph-properties fo:text-align="justify" style:writing-mode="rl-tb" fo:margin-top="0.0833in" fo:margin-bottom="0in" fo:line-height="100%"/>
    </style:style>
    <style:style style:name="T2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972" style:parent-style-name="Normal" style:family="paragraph">
      <style:paragraph-properties fo:text-align="justify" style:writing-mode="rl-tb" fo:margin-top="0.0833in" fo:margin-bottom="0in" fo:line-height="100%"/>
    </style:style>
    <style:style style:name="T2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305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55" style:parent-style-name="Normal" style:family="paragraph">
      <style:paragraph-properties fo:text-align="justify" style:writing-mode="rl-tb" fo:margin-top="0.0833in" fo:margin-bottom="0in" fo:line-height="100%"/>
    </style:style>
    <style:style style:name="T3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080" style:parent-style-name="Normal" style:family="paragraph">
      <style:paragraph-properties fo:text-align="justify" style:writing-mode="rl-tb" fo:margin-top="0.0833in" fo:margin-bottom="0in" fo:line-height="100%"/>
    </style:style>
    <style:style style:name="T3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088" style:parent-style-name="Normal" style:family="paragraph">
      <style:paragraph-properties fo:text-align="justify" style:writing-mode="rl-tb" fo:margin-top="0.0833in" fo:margin-bottom="0in" fo:line-height="100%"/>
    </style:style>
    <style:style style:name="T3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17" style:parent-style-name="Normal" style:family="paragraph">
      <style:paragraph-properties fo:text-align="justify" style:writing-mode="rl-tb" fo:margin-top="0.0833in" fo:margin-bottom="0in" fo:line-height="100%"/>
    </style:style>
    <style:style style:name="T3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31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26" style:parent-style-name="Normal" style:family="paragraph">
      <style:paragraph-properties fo:text-align="justify" style:writing-mode="rl-tb" fo:margin-top="0.0833in" fo:margin-bottom="0in" fo:line-height="100%"/>
    </style:style>
    <style:style style:name="T3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56" style:parent-style-name="Normal" style:family="paragraph">
      <style:paragraph-properties fo:text-align="justify" style:writing-mode="rl-tb" fo:margin-top="0.0833in" fo:margin-bottom="0in" fo:line-height="100%"/>
    </style:style>
    <style:style style:name="T3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88" style:parent-style-name="Normal" style:family="paragraph">
      <style:paragraph-properties fo:text-align="justify" style:writing-mode="rl-tb" fo:margin-top="0.0833in" fo:margin-bottom="0in" fo:line-height="100%"/>
    </style:style>
    <style:style style:name="T3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08" style:parent-style-name="Normal" style:family="paragraph">
      <style:paragraph-properties fo:text-align="justify" style:writing-mode="rl-tb" fo:margin-top="0.0833in" fo:margin-bottom="0in" fo:line-height="100%"/>
    </style:style>
    <style:style style:name="T3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</office:automatic-styles>
  <office:body>
    <office:text text:use-soft-page-breaks="true">
      <text:p text:style-name="P1"><text:span text:style-name="T2">1 Chronicles 1</text:span>‬‬</text:p>
      <text:p text:style-name="P3"><text:span text:style-name="T4">1</text:span><text:span text:style-name="T5"> אָדָ֥ם שֵׁ֖ת אֱנֽוֹשׁ׃<text:s/></text:span><text:span text:style-name="T6">2</text:span><text:span text:style-name="T7"> קֵינָ֥ן מַהֲלַלְאֵ֖ל יָֽרֶד׃<text:s/></text:span><text:span text:style-name="T8">‬</text:span>‬<text:span text:style-name="T9">3</text:span><text:span text:style-name="T10"> חֲנ֥וֹךְ מְתוּשֶׁ֖לַח לָֽמֶךְ׃<text:s/></text:span><text:span text:style-name="T11">‬</text:span>‬<text:span text:style-name="T12">4</text:span><text:span text:style-name="T13"> נֹ֥חַ שֵׁ֖ם חָ֥ם וָיָֽפֶת׃</text:span><text:span text:style-name="T14"><text:s/>ס<text:s/></text:span><text:span text:style-name="T15">‬</text:span>‬<text:span text:style-name="T16">5</text:span><text:span text:style-name="T17"> בְּנֵ֣י יֶ֔פֶת גֹּ֣מֶר וּמָג֔וֹג וּמָדַ֖י וְיָוָ֣ן וְתֻבָ֑ל וּמֶ֖שֶׁךְ וְתִירָֽס׃</text:span><text:span text:style-name="T18"><text:s/>ס<text:s/></text:span><text:span text:style-name="T19">‬</text:span>‬<text:span text:style-name="T20">6</text:span><text:span text:style-name="T21"> וּבְנֵ֖י גֹּ֑מֶר אַשְׁכֲּנַ֥ז וְדִיפַ֖ת וְתוֹגַרְמָֽה׃<text:s/></text:span><text:span text:style-name="T22">‬</text:span>‬<text:span text:style-name="T23">7</text:span><text:span text:style-name="T24"> וּבְנֵ֥י יָוָ֖ן אֱלִישָׁ֣ה וְתַרְשִׁ֑ישָׁה כִּתִּ֖ים וְרוֹדָנִֽים׃</text:span><text:span text:style-name="T25"><text:s/>ס<text:s/></text:span><text:span text:style-name="T26">‬</text:span>‬<text:span text:style-name="T27">8</text:span><text:span text:style-name="T28"> בְּנֵ֖י חָ֑ם כּ֥וּשׁ וּמִצְרַ֖יִם פּ֥וּט וּכְנָֽעַן׃<text:s/></text:span><text:span text:style-name="T29">‬</text:span>‬<text:span text:style-name="T30">9</text:span><text:span text:style-name="T31"> וּבְנֵ֣י כ֔וּשׁ סְבָא֙ וַחֲוִילָ֔ה וְסַבְתָּ֥א וְרַעְמָ֖א וְסַבְתְּכָ֑א וּבְנֵ֥י רַעְמָ֖א שְׁבָ֥א וּדְדָֽן׃</text:span><text:span text:style-name="T32"><text:s/>ס<text:s/></text:span><text:span text:style-name="T33">‬</text:span>‬<text:span text:style-name="T34">10</text:span><text:span text:style-name="T35"> וְכ֖וּשׁ יָלַ֣ד אֶת־נִמְר֑וֹד ה֣וּא הֵחֵ֔ל לִהְי֥וֹת גִּבּ֖וֹר בָּאָֽרֶץ׃</text:span><text:span text:style-name="T36"><text:s/>ס<text:s/></text:span><text:span text:style-name="T37">‬</text:span>‬<text:span text:style-name="T38">11</text:span><text:span text:style-name="T39"> וּמִצְרַ֡יִם יָלַ֞ד אֶת־*לודיים **לוּדִ֧ים וְאֶת־עֲנָמִ֛ים וְאֶת־לְהָבִ֖ים וְאֶת־נַפְתֻּחִֽים׃<text:s/></text:span><text:span text:style-name="T40">‬</text:span>‬<text:span text:style-name="T41">12</text:span><text:span text:style-name="T42"> וְֽאֶת־פַּתְרֻסִ֞ים וְאֶת־כַּסְלֻחִ֗ים אֲשֶׁ֨ר יָצְא֥וּ מִשָּׁ֛ם פְּלִשְׁתִּ֖ים וְאֶת־כַּפְתֹּרִֽים׃</text:span><text:span text:style-name="T43"><text:s/>ס<text:s/></text:span><text:span text:style-name="T44">‬</text:span>‬<text:span text:style-name="T45">13</text:span><text:span text:style-name="T46"> וּכְנַ֗עַן יָלַ֛ד אֶת־צִיד֥וֹן בְּכֹר֖וֹ וְאֶת־חֵֽת׃<text:s/></text:span><text:span text:style-name="T47">‬</text:span>‬<text:span text:style-name="T48">14</text:span><text:span text:style-name="T49"> וְאֶת־הַיְבוּסִי֙ וְאֶת־הָ֣אֱמֹרִ֔י וְאֵ֖ת הַגִּרְגָּשִֽׁי׃<text:s/></text:span><text:span text:style-name="T50">‬</text:span>‬<text:span text:style-name="T51">15</text:span><text:span text:style-name="T52"> וְאֶת־הַחִוִּ֥י וְאֶת־הֽ͏ַעַרְקִ֖י וְאֶת־הַסִּינִֽי׃<text:s/></text:span><text:span text:style-name="T53">‬</text:span>‬<text:span text:style-name="T54">16</text:span><text:span text:style-name="T55"> וְאֶת־הָאַרְוָדִ֥י וְאֶת־הַצְּמָרִ֖י וְאֶת־הֽ͏ַחֲמָתִֽי׃</text:span><text:span text:style-name="T56"><text:s/>ס<text:s/></text:span><text:span text:style-name="T57">‬</text:span>‬<text:span text:style-name="T58">17</text:span><text:span text:style-name="T59"> בְּנֵ֣י שֵׁ֔ם עֵילָ֣ם וְאַשּׁ֔וּר וְאַרְפַּכְשַׁ֖ד וְל֣וּד וַאֲרָ֑ם וְע֥וּץ וְח֖וּל וְגֶ֥תֶר וָמֶֽשֶׁךְ׃</text:span><text:span text:style-name="T60"><text:s/>ס<text:s/></text:span><text:span text:style-name="T61">‬</text:span>‬<text:span text:style-name="T62">18</text:span><text:span text:style-name="T63"> וְאַרְפַּכְשַׁ֖ד יָלַ֣ד אֶת־שָׁ֑לַח וְשֶׁ֖לַח יָלַ֥ד אֶת־עֵֽבֶר׃<text:s/></text:span><text:span text:style-name="T64">‬</text:span>‬<text:span text:style-name="T65">19</text:span><text:span text:style-name="T66"> וּלְעֵ֥בֶר יֻלַּ֖ד שְׁנֵ֣י בָנִ֑ים שֵׁ֣ם הָאֶחָ֞ד פֶּ֗לֶג כִּ֤י בְיָמָיו֙ נִפְלְגָ֣ה הָאָ֔רֶץ וְשֵׁ֥ם אָחִ֖יו יָקְטָֽן׃<text:s/></text:span><text:span text:style-name="T67">‬</text:span>‬<text:span text:style-name="T68">20</text:span><text:span text:style-name="T69"> וְיָקְטָ֣ן יָלַ֔ד אֶת־אַלְמוֹדָ֖ד וְאֶת־שָׁ֑לֶף וְאֶת־חֲצַרְמָ֖וֶת וְאֶת־יָֽרַח׃<text:s/></text:span><text:span text:style-name="T70">‬</text:span>‬<text:span text:style-name="T71">21</text:span><text:span text:style-name="T72"> וְאֶת־הֲדוֹרָ֥ם וְאֶת־אוּזָ֖ל וְאֶת־דִּקְלָֽה׃<text:s/></text:span><text:span text:style-name="T73">‬</text:span>‬<text:span text:style-name="T74">22</text:span><text:span text:style-name="T75"> וְאֶת־עֵיבָ֥ל וְאֶת־אֲבִימָאֵ֖ל וְאֶת־שְׁבָֽא׃<text:s/></text:span><text:span text:style-name="T76">‬</text:span>‬<text:span text:style-name="T77">23</text:span><text:span text:style-name="T78"> וְאֶת־אוֹפִ֥יר וְאֶת־חֲוִילָ֖ה וְאֶת־יוֹבָ֑ב כָּל־אֵ֖לֶּה בְּנֵ֥י יָקְטָֽן׃</text:span><text:span text:style-name="T79"><text:s/>ס<text:s/></text:span><text:span text:style-name="T80">‬</text:span>‬<text:span text:style-name="T81">24</text:span><text:span text:style-name="T82"> שֵׁ֥ם ׀ אַרְפַּכְשַׁ֖ד שָֽׁלַח׃<text:s/></text:span><text:span text:style-name="T83">‬</text:span>‬<text:span text:style-name="T84">25</text:span><text:span text:style-name="T85"> עֵ֥בֶר פֶּ֖לֶג רְעֽוּ׃<text:s/></text:span><text:span text:style-name="T86">‬</text:span>‬<text:span text:style-name="T87">26</text:span><text:span text:style-name="T88"> שְׂר֥וּג נָח֖וֹר תָּֽרַח׃<text:s/></text:span><text:span text:style-name="T89">‬</text:span>‬<text:span text:style-name="T90">27</text:span><text:span text:style-name="T91"> אַבְרָ֖ם ה֥וּא אַבְרָהָֽם׃</text:span><text:span text:style-name="T92"><text:s/>ס<text:s/></text:span><text:span text:style-name="T93">‬</text:span>‬<text:span text:style-name="T94">28</text:span><text:span text:style-name="T95"> בְּנֵי֙ אַבְרָהָ֔ם יִצְחָ֖ק וְיִשְׁמָעֵֽאל׃</text:span><text:span text:style-name="T96"><text:s/>ס<text:s/></text:span><text:span text:style-name="T97">‬</text:span>‬<text:span text:style-name="T98">29</text:span><text:span text:style-name="T99"> אֵ֖לֶּה תֹּלְדוֹתָ֑ם בְּכ֤וֹר יִשְׁמָעֵאל֙ נְבָי֔וֹת וְקֵדָ֥ר וְאַדְבְּאֵ֖ל וּמִבְשָֽׂם׃<text:s/></text:span><text:span text:style-name="T100">‬</text:span>‬<text:span text:style-name="T101">30</text:span><text:span text:style-name="T102"> מִשְׁמָ֣ע וְדוּמָ֔ה מַשָּׂ֖א חֲדַ֥ד וְתֵימָֽא׃<text:s/></text:span><text:span text:style-name="T103">‬</text:span>‬<text:span text:style-name="T104">31</text:span><text:span text:style-name="T105"> יְט֥וּר נָפִ֖ישׁ וָקֵ֑דְמָה אֵ֥לֶּה הֵ֖ם בְּנֵ֥י יִשְׁמָעֵֽאל׃</text:span><text:span text:style-name="T106"><text:s/>ס<text:s/></text:span><text:span text:style-name="T107">‬</text:span>‬<text:span text:style-name="T108">32</text:span><text:span text:style-name="T109"> וּבְנֵ֨י קְטוּרָ֜ה פִּילֶ֣גֶשׁ אַבְרָהָ֗ם יָלְדָ֞ה אֶת־זִמְרָ֧ן וְיָקְשָׁ֛ן וּמְדָ֥ן וּמִדְיָ֖ן וְיִשְׁבָּ֣ק וְשׁ֑וּחַ וּבְנֵ֥י יָקְשָׁ֖ן שְׁבָ֥א וּדְדָֽן׃</text:span><text:span text:style-name="T110"><text:s/>ס<text:s/></text:span><text:span text:style-name="T111">‬</text:span>‬<text:span text:style-name="T112">33</text:span><text:span text:style-name="T113"> וּבְנֵ֣י מִדְיָ֗ן עֵיפָ֤ה וָעֵ֙פֶר֙ וַחֲנ֔וֹךְ וַאֲבִידָ֖ע וְאֶלְדָּעָ֑ה כָּל־אֵ֖לֶּה בְּנֵ֥י קְטוּרָֽה׃</text:span><text:span text:style-name="T114"><text:s/>ס<text:s/></text:span><text:span text:style-name="T115">‬</text:span>‬<text:span text:style-name="T116">34</text:span><text:span text:style-name="T117"> וַיּ֥וֹלֶד אַבְרָהָ֖ם אֶת־יִצְחָ֑ק</text:span><text:span text:style-name="T118"><text:s/>ס<text:s/></text:span><text:span text:style-name="T119">בְּנֵ֣י יִצְחָ֔ק עֵשָׂ֖ו וְיִשְׂרָאֵֽל׃</text:span><text:span text:style-name="T120"><text:s/>ס<text:s/></text:span><text:span text:style-name="T121">‬</text:span>‬<text:span text:style-name="T122">35</text:span><text:span text:style-name="T123"> בְּנֵ֖י עֵשָׂ֑ו אֱלִיפַ֛ז רְעוּאֵ֥ל וִיע֖וּשׁ וְיַעְלָ֥ם וְקֹֽרַח׃</text:span><text:span text:style-name="T124"><text:s/>ס<text:s/></text:span><text:span text:style-name="T125">‬</text:span>‬<text:span text:style-name="T126">36</text:span><text:span text:style-name="T127"> בְּנֵ֖י אֱלִיפָ֑ז תֵּימָ֤ן וְאוֹמָר֙ צְפִ֣י וְגַעְתָּ֔ם קְנַ֖ז וְתִמְנָ֥ע וַעֲמָלֵֽק׃</text:span><text:span text:style-name="T128"><text:s/>ס<text:s/></text:span><text:span text:style-name="T129">‬</text:span>‬<text:span text:style-name="T130">37</text:span><text:span text:style-name="T131"> בְּנֵ֖י רְעוּאֵ֑ל נַ֥חַת זֶ֖רַח שַׁמָּ֥ה וּמִזָּֽה׃</text:span><text:span text:style-name="T132"><text:s/>ס<text:s/></text:span><text:span text:style-name="T133">‬</text:span>‬<text:span text:style-name="T134">38</text:span><text:span text:style-name="T135"> וּבְנֵ֣י שֵׂעִ֔יר לוֹטָ֥ן וְשׁוֹבָ֖ל וְצִבְע֣וֹן וֽ͏ַעֲנָ֑ה וְדִישֹׁ֥ן וְאֵ֖צֶר וְדִישָֽׁן׃<text:s/></text:span><text:span text:style-name="T136">‬</text:span>‬<text:span text:style-name="T137">39</text:span><text:span text:style-name="T138"> וּבְנֵ֥י לוֹטָ֖ן חֹרִ֣י וְהוֹמָ֑ם וַאֲח֥וֹת לוֹטָ֖ן תִּמְנָֽע׃</text:span><text:span text:style-name="T139"><text:s/>ס<text:s/></text:span><text:span text:style-name="T140">‬</text:span>‬<text:span text:style-name="T141">40</text:span><text:span text:style-name="T142"> בְּנֵ֣י שׁוֹבָ֔ל עַלְיָ֧ן וּמָנַ֛חַת וְעֵיבָ֖ל שְׁפִ֣י וְאוֹנָ֑ם</text:span><text:span text:style-name="T143"><text:s/>ס<text:s/></text:span><text:span text:style-name="T144">וּבְנֵ֥י צִבְע֖וֹן אַיָּ֥ה וַעֲנָֽה׃<text:s/></text:span><text:span text:style-name="T145">‬</text:span>‬<text:span text:style-name="T146">41</text:span><text:span text:style-name="T147"> בְּנֵ֥י עֲנָ֖ה דִּישׁ֑וֹן</text:span><text:span text:style-name="T148"><text:s/>ס<text:s/></text:span><text:span text:style-name="T149">וּבְנֵ֣י דִישׁ֔וֹן חַמְרָ֥ן וְאֶשְׁבָּ֖ן וְיִתְרָ֥ן וּכְרָֽן׃</text:span><text:span text:style-name="T150"><text:s/>ס<text:s/></text:span><text:span text:style-name="T151">‬</text:span>‬<text:span text:style-name="T152">42</text:span><text:span text:style-name="T153"> בְּֽנֵי־אֵ֔צֶר בִּלְהָ֥ן וְזַעֲוָ֖ן יַעֲקָ֑ן בְּנֵ֥י דִישׁ֖וֹן ע֥וּץ וַאֲרָֽן׃<text:s/></text:span><text:span text:style-name="T154">פ<text:s/></text:span><text:span text:style-name="T155">‬</text:span>‬‬‬‬‬‬‬‬‬‬‬‬‬‬‬‬‬‬‬‬‬‬‬‬‬‬‬‬‬‬‬‬‬‬‬‬‬‬‬‬‬‬</text:p>
      <text:soft-page-break/>
      <text:p text:style-name="P156"><text:span text:style-name="T157">43</text:span><text:span text:style-name="T158"> וְאֵ֣לֶּה הַמְּלָכִ֗ים אֲשֶׁ֤ר מָלְכוּ֙ בְּאֶ֣רֶץ אֱד֔וֹם לִפְנֵ֥י מְלָךְ־מֶ֖לֶךְ לִבְנֵ֣י יִשְׂרָאֵ֑ל בֶּ֚לַע בֶּן־בְּע֔וֹר וְשֵׁ֥ם עִיר֖וֹ דִּנְהָֽבָה׃<text:s/></text:span><text:span text:style-name="T159">‬</text:span>‬<text:span text:style-name="T160">44</text:span><text:span text:style-name="T161"> וַיָּ֖מָת בָּ֑לַע וַיִּמְלֹ֣ךְ תַּחְתָּ֔יו יוֹבָ֥ב בֶּן־זֶ֖רַח מִבָּצְרָֽה׃<text:s/></text:span><text:span text:style-name="T162">‬</text:span>‬<text:span text:style-name="T163">45</text:span><text:span text:style-name="T164"> וַיָּ֖מָת יוֹבָ֑ב וַיִּמְלֹ֣ךְ תַּחְתָּ֔יו חוּשָׁ֖ם מֵאֶ֥רֶץ הַתֵּימָנִֽי׃<text:s/></text:span><text:span text:style-name="T165">‬</text:span>‬<text:span text:style-name="T166">46</text:span><text:span text:style-name="T167"> וַיָּ֖מָת חוּשָׁ֑ם וַיִּמְלֹ֨ךְ תַּחְתָּ֜יו הֲדַ֣ד בֶּן־בְּדַ֗ד הַמַּכֶּ֤ה אֶת־מִדְיָן֙ בִּשְׂדֵ֣ה מוֹאָ֔ב וְשֵׁ֥ם עִיר֖וֹ *עיות **עֲוִֽית׃<text:s/></text:span><text:span text:style-name="T168">‬</text:span>‬<text:span text:style-name="T169">47</text:span><text:span text:style-name="T170"> וַיָּ֖מָת הֲדָ֑ד וַיִּמְלֹ֣ךְ תַּחְתָּ֔יו שַׂמְלָ֖ה מִמַּשְׂרֵקָֽה׃<text:s/></text:span><text:span text:style-name="T171">‬</text:span>‬<text:span text:style-name="T172">48</text:span><text:span text:style-name="T173"> וַיָּ֖מָת שַׂמְלָ֑ה וַיִּמְלֹ֣ךְ תַּחְתָּ֔יו שָׁא֖וּל מֵרְחֹב֥וֹת הַנָּהָֽר׃<text:s/></text:span><text:span text:style-name="T174">‬</text:span>‬<text:span text:style-name="T175">49</text:span><text:span text:style-name="T176"> וַיָּ֖מָת שָׁא֑וּל וַיִּמְלֹ֣ךְ תַּחְתָּ֔יו בַּ֥עַל חָנָ֖ן בֶּן־עַכְבּֽוֹר׃<text:s/></text:span><text:span text:style-name="T177">‬</text:span>‬<text:span text:style-name="T178">50</text:span><text:span text:style-name="T179"> וַיָּ֙מָת֙ בַּ֣עַל חָנָ֔ן וַיִּמְלֹ֤ךְ תַּחְתָּיו֙ הֲדַ֔ד וְשֵׁ֥ם עִיר֖וֹ פָּ֑עִי וְשֵׁ֨ם אִשְׁתּ֤וֹ מְהֵיטַבְאֵל֙ בַּת־מַטְרֵ֔ד בַּ֖ת מֵ֥י זָהָֽב׃<text:s/></text:span><text:span text:style-name="T180">‬</text:span>‬<text:span text:style-name="T181">51</text:span><text:span text:style-name="T182"> וַיָּ֖מָת הֲדָ֑ד</text:span><text:span text:style-name="T183"><text:s/>ס<text:s/></text:span><text:span text:style-name="T184">וַיִּהְיוּ֙ אַלּוּפֵ֣י אֱד֔וֹם אַלּ֥וּף תִּמְנָ֛ע אַלּ֥וּף *עליה **עַֽלְוָ֖ה אַלּ֥וּף יְתֵֽת׃<text:s/></text:span><text:span text:style-name="T185">‬</text:span>‬<text:span text:style-name="T186">52</text:span><text:span text:style-name="T187"> אַלּ֧וּף אָהֳלִיבָמָ֛ה אַלּ֥וּף אֵלָ֖ה אַלּ֥וּף פִּינֹֽן׃<text:s/></text:span><text:span text:style-name="T188">‬</text:span>‬<text:span text:style-name="T189">53</text:span><text:span text:style-name="T190"> אַלּ֥וּף קְנַ֛ז אַלּ֥וּף תֵּימָ֖ן אַלּ֣וּף מִבְצָֽר׃<text:s/></text:span><text:span text:style-name="T191">‬</text:span>‬<text:span text:style-name="T192">54</text:span><text:span text:style-name="T193"> אַלּ֥וּף מַגְדִּיאֵ֖ל אַלּ֣וּף עִירָ֑ם אֵ֖לֶּה אַלּוּפֵ֥י אֱדֽוֹם׃<text:s/></text:span><text:span text:style-name="T194">פ<text:s/></text:span><text:span text:style-name="T195">‬</text:span>‬‬‬‬‬‬‬‬‬‬‬‬‬</text:p>
      <text:section text:name="Sect1" text:style-name="S1">
        <text:p text:style-name="P196">1 Chronicles 2</text:p>
        <text:p text:style-name="P197"><text:span text:style-name="T198">1</text:span><text:span text:style-name="T199"> אֵ֖לֶּה בְּנֵ֣י יִשְׂרָאֵ֑ל רְאוּבֵ֤ן שִׁמְעוֹן֙ לֵוִ֣י וִיהוּדָ֔ה יִשָׂשכָ֖ר וּזְבֻלֽוּן׃<text:s/></text:span><text:span text:style-name="T200">2</text:span><text:span text:style-name="T201"> דָּ֚ן יוֹסֵ֣ף וּבִנְיָמִ֔ן נַפְתָּלִ֖י גָּ֥ד וְאָשֵֽׁר׃</text:span><text:span text:style-name="T202"><text:s/>ס<text:s/></text:span><text:span text:style-name="T203">‬</text:span>‬<text:span text:style-name="T204">3</text:span><text:span text:style-name="T205"> בְּנֵ֣י יְהוּדָ֗ה עֵ֤ר וְאוֹנָן֙ וְשֵׁלָ֔ה שְׁלוֹשָׁה֙ נ֣וֹלַד ל֔וֹ מִבַּת־שׁ֖וּעַ הַֽכְּנַעֲנִ֑ית וַיְהִ֞י עֵ֣ר ׀ בְּכ֣וֹר יְהוּדָ֗ה רַ֛ע בְּעֵינֵ֥י יְהוָ֖ה וַיְמִיתֵֽהוּ׃</text:span><text:span text:style-name="T206"><text:s/>ס<text:s/></text:span><text:span text:style-name="T207">‬</text:span>‬<text:span text:style-name="T208">4</text:span><text:span text:style-name="T209"> וְתָמָר֙ כַּלָּת֔וֹ יָ֥לְדָה לּ֖וֹ אֶת־פֶּ֣רֶץ וְאֶת־זָ֑רַח כָּל־בְּנֵ֥י יְהוּדָ֖ה חֲמִשָּֽׁה׃</text:span><text:span text:style-name="T210"><text:s/>ס<text:s/></text:span><text:span text:style-name="T211">‬</text:span>‬<text:span text:style-name="T212">5</text:span><text:span text:style-name="T213"> בְּנֵי־פֶ֖רֶץ חֶצְר֥וֹן וְחָמֽוּל׃</text:span><text:span text:style-name="T214"><text:s/>ס<text:s/></text:span><text:span text:style-name="T215">‬</text:span>‬<text:span text:style-name="T216">6</text:span><text:span text:style-name="T217"> וּבְנֵ֣י זֶ֗רַח זִ֠מְרִי וְאֵיתָ֧ן וְהֵימָ֛ן וְכַלְכֹּ֥ל וָדָ֖רַע כֻּלָּ֥ם חֲמִשָּֽׁה׃</text:span><text:span text:style-name="T218"><text:s/>ס<text:s/></text:span><text:span text:style-name="T219">‬</text:span>‬<text:span text:style-name="T220">7</text:span><text:span text:style-name="T221"> וּבְנֵ֖י כַּרְמִ֑י עָכָר֙ עוֹכֵ֣ר יִשְׂרָאֵ֔ל אֲשֶׁ֥ר מָעַ֖ל בַּחֵֽרֶם׃</text:span><text:span text:style-name="T222"><text:s/>ס<text:s/></text:span><text:span text:style-name="T223">‬</text:span>‬<text:span text:style-name="T224">8</text:span><text:span text:style-name="T225"> וּבְנֵ֥י אֵיתָ֖ן עֲזַרְיָֽה׃<text:s/></text:span><text:span text:style-name="T226">‬</text:span>‬<text:span text:style-name="T227">9</text:span><text:span text:style-name="T228"> וּבְנֵ֥י חֶצְר֖וֹן אֲשֶׁ֣ר נוֹלַד־ל֑וֹ אֶת־יְרַחְמְאֵ֥ל וְאֶת־רָ֖ם וְאֶת־כְּלוּבָֽי׃<text:s/></text:span><text:span text:style-name="T229">‬</text:span>‬<text:span text:style-name="T230">10</text:span><text:span text:style-name="T231"> וְרָ֖ם הוֹלִ֣יד אֶת־עַמִּינָדָ֑ב וְעַמִּינָדָב֙ הוֹלִ֣יד אֶת־נַחְשׁ֔וֹן נְשִׂ֖יא בְּנֵ֥י יְהוּדָֽה׃<text:s/></text:span><text:span text:style-name="T232">‬</text:span>‬<text:span text:style-name="T233">11</text:span><text:span text:style-name="T234"> וְנַחְשׁוֹן֙ הוֹלִ֣יד אֶת־שַׂלְמָ֔א וְשַׂלְמָ֖א הוֹלִ֥יד אֶת־בֹּֽעַז׃<text:s/></text:span><text:span text:style-name="T235">‬</text:span>‬<text:span text:style-name="T236">12</text:span><text:span text:style-name="T237"> וּבֹ֙עַז֙ הוֹלִ֣יד אֶת־עוֹבֵ֔ד וְעוֹבֵ֖ד הוֹלִ֥יד אֶת־יִשָֽׁי׃<text:s/></text:span><text:span text:style-name="T238">‬</text:span>‬<text:span text:style-name="T239">13</text:span><text:span text:style-name="T240"> וְאִישַׁ֛י הוֹלִ֥יד אֶת־בְּכֹר֖וֹ אֶת־אֱלִיאָ֑ב וַאֲבִינָדָב֙ הַשֵּׁנִ֔י וְשִׁמְעָ֖א הַשְּׁלִישִֽׁי׃<text:s/></text:span><text:span text:style-name="T241">‬</text:span>‬<text:span text:style-name="T242">14</text:span><text:span text:style-name="T243"> נְתַנְאֵל֙ הָֽרְבִיעִ֔י רַדַּ֖י הַחֲמִישִֽׁי׃<text:s/></text:span><text:span text:style-name="T244">‬</text:span>‬<text:span text:style-name="T245">15</text:span><text:span text:style-name="T246"> אֹ֚צֶם הַשִּׁשִּׁ֔י דָּוִ֖יד הַשְּׁבִעִֽי׃<text:s/></text:span><text:span text:style-name="T247">‬</text:span>‬<text:span text:style-name="T248">16</text:span><text:span text:style-name="T249"> *ואחיתיהם **וְאַחְיוֹתֵיהֶ֖ם צְרוּיָ֣ה וַאֲבִיגָ֑יִל וּבְנֵ֣י צְרוּיָ֗ה אַבְשַׁ֛י וְיוֹאָ֥ב וַעֲשָׂה־אֵ֖ל שְׁלֹשָֽׁה׃<text:s/></text:span><text:span text:style-name="T250">‬</text:span>‬<text:span text:style-name="T251">17</text:span><text:span text:style-name="T252"> וַאֲבִיגַ֕יִל יָלְדָ֖ה אֶת־עֲמָשָׂ֑א וַאֲבִ֣י עֲמָשָׂ֔א יֶ֖תֶר הַיִּשְׁמְעֵאלִֽי׃<text:s/></text:span><text:span text:style-name="T253">‬</text:span>‬<text:span text:style-name="T254">18</text:span><text:span text:style-name="T255"> וְכָלֵ֣ב בֶּן־חֶצְר֗וֹן הוֹלִ֛יד אֶת־עֲזוּבָ֥ה אִשָּׁ֖ה וְאֶת־יְרִיע֑וֹת וְאֵ֣לֶּה בָנֶ֔יהָ יֵ֥שֶׁר וְשׁוֹבָ֖ב וְאַרְדּֽוֹן׃<text:s/></text:span><text:span text:style-name="T256">‬</text:span>‬<text:span text:style-name="T257">19</text:span><text:span text:style-name="T258"> וַתָּ֖מָת עֲזוּבָ֑ה וַיִּֽקַּֽח־ל֤וֹ כָלֵב֙ אֶת־אֶפְרָ֔ת וַתֵּ֥לֶד ל֖וֹ אֶת־חֽוּר׃<text:s/></text:span><text:span text:style-name="T259">‬</text:span>‬<text:span text:style-name="T260">20</text:span><text:span text:style-name="T261"> וְחוּר֙ הוֹלִ֣יד אֶת־אוּרִ֔י וְאוּרִ֖י הוֹלִ֥יד אֶת־בְּצַלְאֵֽל׃</text:span><text:span text:style-name="T262"><text:s/>ס<text:s/></text:span><text:span text:style-name="T263">‬</text:span>‬<text:span text:style-name="T264">21</text:span><text:span text:style-name="T265"> וְאַחַ֗ר בָּ֤א חֶצְרוֹן֙ אֶל־בַּת־מָכִיר֙ אֲבִ֣י גִלְעָ֔ד וְה֣וּא לְקָחָ֔הּ וְה֖וּא בֶּן־שִׁשִּׁ֣ים שָׁנָ֑ה וַתֵּ֥לֶד ל֖וֹ אֶת־שְׂגֽוּב׃<text:s/></text:span><text:span text:style-name="T266">‬</text:span>‬<text:span text:style-name="T267">22</text:span><text:span text:style-name="T268"> וּשְׂג֖וּב הוֹלִ֣יד אֶת־יָאִ֑יר וַֽיְהִי־ל֗וֹ עֶשְׂרִ֤ים וְשָׁלוֹשׁ֙ עָרִ֔ים בְּאֶ֖רֶץ הַגִּלְעָֽד׃<text:s/></text:span><text:span text:style-name="T269">‬</text:span>‬<text:span text:style-name="T270">23</text:span><text:span text:style-name="T271"> וַיִּקַּ֣ח גְּשֽׁוּר־וַ֠אֲרָם אֶת־חַוֺּ֨ת יָאִ֧יר מֵאִתָּ֛ם אֶת־קְנָ֥ת וְאֶת־בְּנֹתֶ֖יהָ שִׁשִּׁ֣ים עִ֑יר כָּל־אֵ֕לֶּה בְּנֵ֖י מָכִ֥יר אֲבִי־גִלְעָֽד׃<text:s/></text:span><text:span text:style-name="T272">‬</text:span>‬<text:span text:style-name="T273">24</text:span><text:span text:style-name="T274"> וְאַחַ֥ר מוֹת־חֶצְר֖וֹן בְּכָלֵ֣ב אֶפְרָ֑תָה וְאֵ֤שֶׁת חֶצְרוֹן֙ אֲבִיָּ֔ה וַתֵּ֣לֶד ל֔וֹ אֶת־אַשְׁח֖וּר אֲבִ֥י תְקֽוֹעַ׃<text:s/></text:span><text:span text:style-name="T275">‬</text:span>‬<text:span text:style-name="T276">25</text:span><text:span text:style-name="T277"> וַיִּהְי֧וּ בְנֵי־</text:span><text:soft-page-break/><text:span text:style-name="T278">יְרַחְמְאֵ֛ל בְּכ֥וֹר חֶצְר֖וֹן הַבְּכ֣וֹר ׀ רָ֑ם וּבוּנָ֥ה וָאֹ֛רֶן וָאֹ֖צֶם אֲחִיָּֽה׃<text:s/></text:span><text:span text:style-name="T279">‬</text:span>‬<text:span text:style-name="T280">26</text:span><text:span text:style-name="T281"> וַתְּהִ֨י אִשָּׁ֥ה אַחֶ֛רֶת לִֽירַחְמְאֵ֖ל וּשְׁמָ֣הּ עֲטָרָ֑ה הִ֖יא אֵ֥ם אוֹנָֽם׃</text:span><text:span text:style-name="T282"><text:s/>ס<text:s/></text:span><text:span text:style-name="T283">‬</text:span>‬<text:span text:style-name="T284">27</text:span><text:span text:style-name="T285"> וַיִּהְי֥וּ בְנֵי־רָ֖ם בְּכ֣וֹר יְרַחְמְאֵ֑ל מַ֥עַץ וְיָמִ֖ין וָעֵֽקֶר׃<text:s/></text:span><text:span text:style-name="T286">‬</text:span>‬<text:span text:style-name="T287">28</text:span><text:span text:style-name="T288"> וַיִּהְי֥וּ בְנֵי־אוֹנָ֖ם שַׁמַּ֣י וְיָדָ֑ע וּבְנֵ֣י שַׁמַּ֔י נָדָ֖ב וַאֲבִישֽׁוּר׃<text:s/></text:span><text:span text:style-name="T289">‬</text:span>‬<text:span text:style-name="T290">29</text:span><text:span text:style-name="T291"> וְשֵׁ֛ם אֵ֥שֶׁת אֲבִישׁ֖וּר אֲבִיהָ֑יִל וַתֵּ֣לֶד ל֔וֹ אֶת־אַחְבָּ֖ן וְאֶת־מוֹלִֽיד׃<text:s/></text:span><text:span text:style-name="T292">‬</text:span>‬<text:span text:style-name="T293">30</text:span><text:span text:style-name="T294"> וּבְנֵ֥י נָדָ֖ב סֶ֣לֶד וְאַפָּ֑יִם וַיָּ֥מָת סֶ֖לֶד לֹ֥א בָנִֽים׃</text:span><text:span text:style-name="T295"><text:s/>ס<text:s/></text:span><text:span text:style-name="T296">‬</text:span>‬<text:span text:style-name="T297">31</text:span><text:span text:style-name="T298"> וּבְנֵ֥י אַפַּ֖יִם יִשְׁעִ֑י וּבְנֵ֤י יִשְׁעִי֙ שֵׁשָׁ֔ן וּבְנֵ֥י שֵׁשָׁ֖ן אַחְלָֽי׃<text:s/></text:span><text:span text:style-name="T299">‬</text:span>‬<text:span text:style-name="T300">32</text:span><text:span text:style-name="T301"> וּבְנֵ֤י יָדָע֙ אֲחִ֣י שַׁמַּ֔י יֶ֖תֶר וְיוֹנָתָ֑ן וַיָּ֥מָת יֶ֖תֶר לֹ֥א בָנִֽים׃</text:span><text:span text:style-name="T302"><text:s/>ס<text:s/></text:span><text:span text:style-name="T303">‬</text:span>‬<text:span text:style-name="T304">33</text:span><text:span text:style-name="T305"> וּבְנֵ֥י יוֹנָתָ֖ן פֶּ֣לֶת וְזָזָ֑א אֵ֥לֶּה הָי֖וּ בְּנֵ֥י יְרַחְמְאֵֽל׃<text:s/></text:span><text:span text:style-name="T306">‬</text:span>‬<text:span text:style-name="T307">34</text:span><text:span text:style-name="T308"> וְלֹֽא־הָיָ֧ה לְשֵׁשָׁ֛ן בָּנִ֖ים כִּ֣י אִם־בָּנ֑וֹת וּלְשֵׁשָׁ֛ן עֶ֥בֶד מִצְרִ֖י וּשְׁמ֥וֹ יַרְחָֽע׃<text:s/></text:span><text:span text:style-name="T309">‬</text:span>‬<text:span text:style-name="T310">35</text:span><text:span text:style-name="T311"> וַיִּתֵּ֨ן שֵׁשָׁ֧ן אֶת־בִּתּ֛וֹ לְיַרְחָ֥ע עַבְדּ֖וֹ לְאִשָּׁ֑ה וַתֵּ֥לֶד ל֖וֹ אֶת־עַתָּֽי׃<text:s/></text:span><text:span text:style-name="T312">‬</text:span>‬<text:span text:style-name="T313">36</text:span><text:span text:style-name="T314"> וְעַתַּי֙ הֹלִ֣יד אֶת־נָתָ֔ן וְנָתָ֖ן הוֹלִ֥יד אֶת־זָבָֽד׃<text:s/></text:span><text:span text:style-name="T315">‬</text:span>‬<text:span text:style-name="T316">37</text:span><text:span text:style-name="T317"> וְזָבָד֙ הוֹלִ֣יד אֶת־אֶפְלָ֔ל וְאֶפְלָ֖ל הוֹלִ֥יד אֶת־עוֹבֵֽד׃<text:s/></text:span><text:span text:style-name="T318">‬</text:span>‬<text:span text:style-name="T319">38</text:span><text:span text:style-name="T320"> וְעוֹבֵד֙ הוֹלִ֣יד אֶת־יֵה֔וּא וְיֵה֖וּא הוֹלִ֥יד אֶת־עֲזַרְיָֽה׃<text:s/></text:span><text:span text:style-name="T321">‬</text:span>‬<text:span text:style-name="T322">39</text:span><text:span text:style-name="T323"> וַעֲזַרְיָה֙ הֹלִ֣יד אֶת־חָ֔לֶץ וְחֶ֖לֶץ הֹלִ֥יד אֶת־אֶלְעָשָֽׂה׃<text:s/></text:span><text:span text:style-name="T324">‬</text:span>‬<text:span text:style-name="T325">40</text:span><text:span text:style-name="T326"> וְאֶלְעָשָׂה֙ הֹלִ֣יד אֶת־סִֽסְמָ֔י וְסִסְמַ֖י הֹלִ֥יד אֶת־שַׁלּֽוּם׃<text:s/></text:span><text:span text:style-name="T327">‬</text:span>‬<text:span text:style-name="T328">41</text:span><text:span text:style-name="T329"> וְשַׁלּוּם֙ הוֹלִ֣יד אֶת־יְקַמְיָ֔ה וִֽיקַמְיָ֖ה הֹלִ֥יד אֶת־אֱלִישָׁמָֽע׃<text:s/></text:span><text:span text:style-name="T330">‬</text:span>‬<text:span text:style-name="T331">42</text:span><text:span text:style-name="T332"> וּבְנֵ֤י כָלֵב֙ אֲחִ֣י יְרַחְמְאֵ֔ל מֵישָׁ֥ע בְּכֹר֖וֹ ה֣וּא אֲבִי־זִ֑יף וּבְנֵ֥י מָרֵשָׁ֖ה אֲבִ֥י חֶבְרֽוֹן׃<text:s/></text:span><text:span text:style-name="T333">‬</text:span>‬<text:span text:style-name="T334">43</text:span><text:span text:style-name="T335"> וּבְנֵ֖י חֶבְר֑וֹן קֹ֥רַח וְתַפֻּ֖חַ וְרֶ֥קֶם וָשָֽׁמַע׃<text:s/></text:span><text:span text:style-name="T336">‬</text:span>‬<text:span text:style-name="T337">44</text:span><text:span text:style-name="T338"> וְשֶׁ֣מַע הוֹלִ֔יד אֶת־רַ֖חַם אֲבִ֣י יָרְקֳעָ֑ם וְרֶ֖קֶם הוֹלִ֥יד אֶת־שַׁמָּֽי׃<text:s/></text:span><text:span text:style-name="T339">‬</text:span>‬<text:span text:style-name="T340">45</text:span><text:span text:style-name="T341"> וּבֶן־שַׁמַּ֖י מָע֑וֹן וּמָע֖וֹן אֲבִ֥י בֵֽית־צֽוּר׃<text:s/></text:span><text:span text:style-name="T342">‬</text:span>‬<text:span text:style-name="T343">46</text:span><text:span text:style-name="T344"> וְעֵיפָה֙ פִּילֶ֣גֶשׁ כָּלֵ֔ב יָֽלְדָ֛ה אֶת־חָרָ֥ן וְאֶת־מוֹצָ֖א וְאֶת־גָּזֵ֑ז וְחָרָ֖ן הֹלִ֥יד אֶת־גָּזֵֽז׃</text:span><text:span text:style-name="T345"><text:s/>ס<text:s/></text:span><text:span text:style-name="T346">‬</text:span>‬<text:span text:style-name="T347">47</text:span><text:span text:style-name="T348"> וּבְנֵ֖י יָהְדָּ֑י רֶ֧גֶם וְיוֹתָ֛ם וְגֵישָׁ֥ן וָפֶ֖לֶט וְעֵיפָ֥ה וָשָֽׁעַף׃<text:s/></text:span><text:span text:style-name="T349">‬</text:span>‬<text:span text:style-name="T350">48</text:span><text:span text:style-name="T351"> פִּלֶ֤גֶשׁ כָּלֵב֙ מַעֲכָ֔ה יָ֥לַד שֶׁ֖בֶר וְאֶֽת־תִּרְחֲנָֽה׃<text:s/></text:span><text:span text:style-name="T352">‬</text:span>‬<text:span text:style-name="T353">49</text:span><text:span text:style-name="T354"> וַתֵּ֗לֶד שַׁ֚עַף אֲבִ֣י מַדְמַנָּ֔ה אֶת־שְׁוָ֛א אֲבִ֥י מַכְבֵּנָ֖ה וַאֲבִ֣י גִבְעָ֑א וּבַת־כָּלֵ֖ב עַכְסָֽה׃</text:span><text:span text:style-name="T355"><text:s/>ס<text:s/></text:span><text:span text:style-name="T356">‬</text:span>‬<text:span text:style-name="T357">50</text:span><text:span text:style-name="T358"> אֵ֤לֶּה הָיוּ֙ בְּנֵ֣י כָלֵ֔ב בֶּן־ח֖וּר בְּכ֣וֹר אֶפְרָ֑תָה שׁוֹבָ֕ל אֲבִ֖י קִרְיַ֥ת יְעָרִֽים׃<text:s/></text:span><text:span text:style-name="T359">‬</text:span>‬<text:span text:style-name="T360">51</text:span><text:span text:style-name="T361"> שַׂלְמָא֙ אֲבִ֣י בֵֽית־לָ֔חֶם חָרֵ֖ף אֲבִ֥י בֵית־גָּדֵֽר׃<text:s/></text:span><text:span text:style-name="T362">‬</text:span>‬<text:span text:style-name="T363">52</text:span><text:span text:style-name="T364"> וַיִּהְי֤וּ בָנִים֙ לְשׁוֹבָ֔ל אֲבִ֖י קִרְיַ֣ת יְעָרִ֑ים הָרֹאֶ֖ה חֲצִ֥י הַמְּנֻחֽוֹת׃<text:s/></text:span><text:span text:style-name="T365">‬</text:span>‬<text:span text:style-name="T366">53</text:span><text:span text:style-name="T367"> וּמִשְׁפְּחוֹת֙ קִרְיַ֣ת יְעָרִ֔ים הַיִּתְרִי֙ וְהַפּוּתִ֔י וְהַשֻּׁמָתִ֖י וְהַמִּשְׁרָעִ֑י מֵאֵ֗לֶּה יָצְאוּ֙ הַצָּ֣רְעָתִ֔י וְהָאֶשְׁתָּ֖אֻֽלִֽי׃</text:span><text:span text:style-name="T368"><text:s/>ס<text:s/></text:span><text:span text:style-name="T369">‬</text:span>‬<text:span text:style-name="T370">54</text:span><text:span text:style-name="T371"> בְּנֵ֣י שַׂלְמָ֗א בֵּ֥ית לֶ֙חֶם֙ וּנְט֣וֹפָתִ֔י עַטְר֖וֹת בֵּ֣ית יוֹאָ֑ב וַחֲצִ֥י הַמָּנַחְתִּ֖י הַצָּרְעִֽי׃<text:s/></text:span><text:span text:style-name="T372">‬</text:span>‬<text:span text:style-name="T373">55</text:span><text:span text:style-name="T374"> וּמִשְׁפְּח֤וֹת סֹפְרִים֙ *ישבו **יֹשְׁבֵ֣י יַעְבֵּ֔ץ תִּרְעָתִ֥ים שִׁמְעָתִ֖ים שׂוּכָתִ֑ים הֵ֚מָּה הַקִּינִ֣ים הַבָּאִ֔ים מֵחַמַּ֖ת אֲבִ֥י בֵית־רֵכָֽב׃</text:span><text:span text:style-name="T375"><text:s/>ס<text:s/></text:span><text:span text:style-name="T376">‬</text:span>‬‬‬‬‬‬‬‬‬‬‬‬‬‬‬‬‬‬‬‬‬‬‬‬‬‬‬‬‬‬‬‬‬‬‬‬‬‬‬‬‬‬‬‬‬‬‬‬‬‬‬‬‬‬‬</text:p>
      </text:section>
      <text:section text:name="Sect2" text:style-name="S2">
        <text:p text:style-name="P377">1 Chronicles 3</text:p>
        <text:p text:style-name="P378"><text:span text:style-name="T379">1</text:span><text:span text:style-name="T380"> וְאֵ֤לֶּה הָיוּ֙ בְּנֵ֣י דָויִ֔ד אֲשֶׁ֥ר נֽוֹלַד־ל֖וֹ בְּחֶבְר֑וֹן הַבְּכ֣וֹר ׀ אַמְנֹ֗ן לַאֲחִינֹ֙עַם֙ הַיִּזְרְעֵאלִ֔ית שֵׁנִי֙ דָּנִיֵּ֔אל לַאֲבִיגַ֖יִל הַֽכַּרְמְלִֽית׃<text:s/></text:span><text:span text:style-name="T381">2</text:span><text:span text:style-name="T382"> הַשְּׁלִשִׁי֙ לְאַבְשָׁל֣וֹם בֶּֽן־מַעֲכָ֔ה בַּת־תַּלְמַ֖י מֶ֣לֶךְ גְּשׁ֑וּר הָרְבִיעִ֖י אֲדֹנִיָּ֥ה בֶן־חַגִּֽית׃<text:s/></text:span><text:span text:style-name="T383">‬</text:span>‬<text:span text:style-name="T384">3</text:span><text:span text:style-name="T385"> הַחֲמִישִׁ֥י שְׁפַטְיָ֖ה לַאֲבִיטָ֑ל הַשִּׁשִּׁ֥י יִתְרְעָ֖ם לְעֶגְלָ֥ה אִשְׁתּֽוֹ׃<text:s/></text:span><text:span text:style-name="T386">‬</text:span>‬<text:span text:style-name="T387">4</text:span><text:span text:style-name="T388"> שִׁשָּׁה֙ נֽוֹלַד־ל֣וֹ בְחֶבְר֔וֹן וַיִּ֨מְלָךְ־שָׁ֔ם שֶׁ֥בַע שָׁנִ֖ים וְשִׁשָּׁ֣ה חֳדָשִׁ֑ים וּשְׁלֹשִׁ֤ים וְשָׁלוֹשׁ֙ שָׁנָ֔ה מָלַ֖ךְ בִּירוּשָׁלָֽ͏ִם׃</text:span><text:span text:style-name="T389"><text:s/>ס<text:s/></text:span><text:soft-page-break/><text:span text:style-name="T390">‬</text:span>‬<text:span text:style-name="T391">5</text:span><text:span text:style-name="T392"> וְאֵ֥לֶּה נוּלְּדוּ־ל֖וֹ בִּירוּשָׁלָ֑יִם שִׁ֠מְעָא וְשׁוֹבָ֞ב וְנָתָ֤ן וּשְׁלֹמֹה֙ אַרְבָּעָ֔ה לְבַת־שׁ֖וּעַ בַּת־עַמִּיאֵֽל׃<text:s/></text:span><text:span text:style-name="T393">‬</text:span>‬<text:span text:style-name="T394">6</text:span><text:span text:style-name="T395"> וְיִבְחָ֥ר וֶאֱלִישָׁמָ֖ע וֶאֱלִיפָֽלֶט׃<text:s/></text:span><text:span text:style-name="T396">‬</text:span>‬<text:span text:style-name="T397">7</text:span><text:span text:style-name="T398"> וְנֹ֥גַהּ וְנֶ֖פֶג וְיָפִֽיעַ׃<text:s/></text:span><text:span text:style-name="T399">‬</text:span>‬<text:span text:style-name="T400">8</text:span><text:span text:style-name="T401"> וֶאֱלִישָׁמָ֧ע וְאֶלְיָדָ֛ע וֶאֱלִיפֶ֖לֶט תִּשְׁעָֽה׃<text:s/></text:span><text:span text:style-name="T402">‬</text:span>‬<text:span text:style-name="T403">9</text:span><text:span text:style-name="T404"> כֹּ֖ל בְּנֵ֣י דָוִ֑יד מִלְּבַ֥ד בְּֽנֵי־פִֽילַגְשִׁ֖ים וְתָמָ֥ר אֲחוֹתָֽם׃<text:s/></text:span><text:span text:style-name="T405">פ<text:s/></text:span><text:span text:style-name="T406">‬</text:span>‬‬‬‬‬‬‬‬‬</text:p>
        <text:p text:style-name="P407"><text:span text:style-name="T408">10</text:span><text:span text:style-name="T409"> וּבֶן־שְׁלֹמֹ֖ה רְחַבְעָ֑ם אֲבִיָּ֥ה בְנ֛וֹ אָסָ֥א בְנ֖וֹ יְהוֹשָׁפָ֥ט בְּנֽוֹ׃<text:s/></text:span><text:span text:style-name="T410">‬</text:span>‬<text:span text:style-name="T411">11</text:span><text:span text:style-name="T412"> יוֹרָ֥ם בְּנ֛וֹ אֲחַזְיָ֥הוּ בְנ֖וֹ יוֹאָ֥שׁ בְּנֽוֹ׃<text:s/></text:span><text:span text:style-name="T413">‬</text:span>‬<text:span text:style-name="T414">12</text:span><text:span text:style-name="T415"> אֲמַצְיָ֧הוּ בְנ֛וֹ עֲזַרְיָ֥ה בְנ֖וֹ יוֹתָ֥ם בְּנֽוֹ׃<text:s/></text:span><text:span text:style-name="T416">‬</text:span>‬<text:span text:style-name="T417">13</text:span><text:span text:style-name="T418"> אָחָ֥ז בְּנ֛וֹ חִזְקִיָּ֥הוּ בְנ֖וֹ מְנַשֶּׁ֥ה בְנֽוֹ׃<text:s/></text:span><text:span text:style-name="T419">‬</text:span>‬<text:span text:style-name="T420">14</text:span><text:span text:style-name="T421"> אָמ֥וֹן בְּנ֖וֹ יֹאשִׁיָּ֥הוּ בְנֽוֹ׃<text:s/></text:span><text:span text:style-name="T422">‬</text:span>‬<text:span text:style-name="T423">15</text:span><text:span text:style-name="T424"> וּבְנֵי֙ יֹאשִׁיָּ֔הוּ הַבְּכוֹר֙ יוֹחָנָ֔ן הַשֵּׁנִ֖י יְהוֹיָקִ֑ים הַשְּׁלִשִׁי֙ צִדְקִיָּ֔הוּ הָרְבִיעִ֖י שַׁלּֽוּם׃<text:s/></text:span><text:span text:style-name="T425">‬</text:span>‬<text:span text:style-name="T426">16</text:span><text:span text:style-name="T427"> וּבְנֵ֖י יְהוֹיָקִ֑ים יְכָנְיָ֥ה בְנ֖וֹ צִדְקִיָּ֥ה בְנֽוֹ׃<text:s/></text:span><text:span text:style-name="T428">‬</text:span>‬<text:span text:style-name="T429">17</text:span><text:span text:style-name="T430"> וּבְנֵי֙ יְכָנְיָ֣ה אַסִּ֔ר שְׁאַלְתִּיאֵ֖ל בְּנֽוֹ׃<text:s/></text:span><text:span text:style-name="T431">‬</text:span>‬<text:span text:style-name="T432">18</text:span><text:span text:style-name="T433"> וּמַלְכִּירָ֥ם וּפְדָיָ֖ה וְשֶׁנְאַצַּ֑ר יְקַמְיָ֥ה הוֹשָׁמָ֖ע וּנְדַבְיָֽה׃<text:s/></text:span><text:span text:style-name="T434">‬</text:span>‬<text:span text:style-name="T435">19</text:span><text:span text:style-name="T436"> וּבְנֵ֣י פְדָיָ֔ה זְרֻבָּבֶ֖ל וְשִׁמְעִ֑י וּבֶן־זְרֻבָּבֶל֙ מְשֻׁלָּ֣ם וַחֲנַנְיָ֔ה וּשְׁלֹמִ֖ית אֲחוֹתָֽם׃<text:s/></text:span><text:span text:style-name="T437">‬</text:span>‬<text:span text:style-name="T438">20</text:span><text:span text:style-name="T439"> וַחֲשֻׁבָ֡ה וָ֠אֹהֶל וּבֶרֶכְיָ֧ה וֽ͏ַחֲסַדְיָ֛ה י֥וּשַׁב חֶ֖סֶד חָמֵֽשׁ׃<text:s/></text:span><text:span text:style-name="T440">‬</text:span>‬<text:span text:style-name="T441">21</text:span><text:span text:style-name="T442"> וּבֶן־חֲנַנְיָ֖ה פְּלַטְיָ֣ה וִישַֽׁעְיָ֑ה בְּנֵ֤י רְפָיָה֙ בְּנֵ֣י אַרְנָ֔ן בְּנֵ֥י עֹבַדְיָ֖ה בְּנֵ֥י שְׁכַנְיָֽה׃</text:span><text:span text:style-name="T443"><text:s/>ס<text:s/></text:span><text:span text:style-name="T444">‬</text:span>‬<text:span text:style-name="T445">22</text:span><text:span text:style-name="T446"> וּבְנֵ֥י שְׁכַנְיָ֖ה שְׁמַעְיָ֑ה וּבְנֵ֣י שְׁמַעְיָ֗ה חַטּ֡וּשׁ וְ֠יִגְאָל וּבָרִ֧יחַ וּנְעַרְיָ֛ה וְשָׁפָ֖ט שִׁשָּֽׁה׃<text:s/></text:span><text:span text:style-name="T447">‬</text:span>‬<text:span text:style-name="T448">23</text:span><text:span text:style-name="T449"> וּבֶן־נְעַרְיָ֗ה אֶלְיוֹעֵינַ֧י וְחִזְקִיָּ֛ה וְעַזְרִיקָ֖ם שְׁלֹשָֽׁה׃<text:s/></text:span><text:span text:style-name="T450">‬</text:span>‬<text:span text:style-name="T451">24</text:span><text:span text:style-name="T452"> וּבְנֵ֣י אֶלְיוֹעֵינַ֗י *הדיוהו **הוֹדַוְיָ֡הוּ וְאֶלְיָשִׁ֡יב וּפְלָיָ֡ה וְ֠עַקּוּב וְיוֹחָנָ֧ן וּדְלָיָ֛ה וַעֲנָ֖נִי שִׁבְעָֽה׃</text:span><text:span text:style-name="T453"><text:s/>ס<text:s/></text:span><text:span text:style-name="T454">‬</text:span>‬‬‬‬‬‬‬‬‬‬‬‬‬‬‬‬</text:p>
      </text:section>
      <text:section text:name="Sect3" text:style-name="S3">
        <text:p text:style-name="P455">1 Chronicles 4</text:p>
        <text:p text:style-name="P456"><text:span text:style-name="T457">1</text:span><text:span text:style-name="T458"> בְּנֵ֖י יְהוּדָ֑ה פֶּ֧רֶץ חֶצְר֛וֹן וְכַרְמִ֖י וְח֥וּר וְשׁוֹבָֽל׃<text:s/></text:span><text:span text:style-name="T459">‬</text:span>‬‬<text:span text:style-name="T460">2</text:span><text:span text:style-name="T461"> וּרְאָיָ֤ה בֶן־שׁוֹבָל֙ הוֹלִ֣יד אֶת־יַ֔חַת וְיַ֣חַת הֹלִ֔יד אֶת־אֲחוּמַ֖י וְאֶת־לָ֑הַד אֵ֖לֶּה מִשְׁפְּח֥וֹת הַצָּֽרְעָתִֽי׃</text:span><text:span text:style-name="T462"><text:s/>ס<text:s/></text:span><text:span text:style-name="T463">‬</text:span>‬<text:span text:style-name="T464">3</text:span><text:span text:style-name="T465"> וְאֵ֙לֶּה֙ אֲבִ֣י עֵיטָ֔ם יִזְרְעֶ֥אל וְיִשְׁמָ֖א וְיִדְבָּ֑שׁ וְשֵׁ֥ם אֲחוֹתָ֖ם הַצְלֶלְפּֽוֹנִי׃<text:s/></text:span><text:span text:style-name="T466">‬</text:span>‬<text:span text:style-name="T467">4</text:span><text:span text:style-name="T468"> וּפְנוּאֵל֙ אֲבִ֣י גְדֹ֔ר וְעֵ֖זֶר אֲבִ֣י חוּשָׁ֑ה אֵ֤לֶּה בְנֵי־חוּר֙ בְּכ֣וֹר אֶפְרָ֔תָה אֲבִ֖י בֵּ֥ית לָֽחֶם׃<text:s/></text:span><text:span text:style-name="T469">‬</text:span>‬<text:span text:style-name="T470">5</text:span><text:span text:style-name="T471"> וּלְאַשְׁחוּר֙ אֲבִ֣י תְק֔וֹעַ הָי֖וּ שְׁתֵּ֣י נָשִׁ֑ים חֶלְאָ֖ה וְנַעֲרָֽה׃<text:s/></text:span><text:span text:style-name="T472">‬</text:span>‬<text:span text:style-name="T473">6</text:span><text:span text:style-name="T474"> וַתֵּ֨לֶד ל֤וֹ נַעֲרָה֙ אֶת־אֲחֻזָּ֣ם וְאֶת־חֵ֔פֶר וְאֶת־תֵּימְנִ֖י וְאֶת־הָאֲחַשְׁתָּרִ֑י אֵ֖לֶּה בְּנֵ֥י נַעֲרָֽה׃<text:s/></text:span><text:span text:style-name="T475">‬</text:span>‬<text:span text:style-name="T476">7</text:span><text:span text:style-name="T477"> וּבְנֵ֖י חֶלְאָ֑ה צֶ֥רֶת *יצחר **וְצֹ֖חַר וְאֶתְנָֽן׃<text:s/></text:span><text:span text:style-name="T478">‬</text:span>‬<text:span text:style-name="T479">8</text:span><text:span text:style-name="T480"> וְק֣וֹץ הוֹלִ֔יד אֶת־עָנ֖וּב וְאֶת־הַצֹּבֵבָ֑ה וּמִשְׁפְּח֥וֹת אֲחַרְחֵ֖ל בֶּן־הָרֽוּם׃<text:s/></text:span><text:span text:style-name="T481">‬</text:span>‬<text:span text:style-name="T482">9</text:span><text:span text:style-name="T483"> וַיְהִ֣י יַעְבֵּ֔ץ נִכְבָּ֖ד מֵאֶחָ֑יו וְאִמּ֗וֹ קָרְאָ֨ה שְׁמ֤וֹ יַעְבֵּץ֙ לֵאמֹ֔ר כִּ֥י יָלַ֖דְתִּי בְּעֹֽצֶב׃<text:s/></text:span><text:span text:style-name="T484">‬</text:span>‬<text:span text:style-name="T485">10</text:span><text:span text:style-name="T486"> וַיִּקְרָ֣א יַ֠עְבֵּץ לֵאלֹהֵ֨י יִשְׂרָאֵ֜ל לֵאמֹ֗ר אִם־בָּרֵ֨ךְ תְּבָרֲכֵ֜נִי וְהִרְבִּ֤יתָ אֶת־גְּבוּלִי֙ וְהָיְתָ֤ה יָדְךָ֙ עִמִּ֔י וְעָשִׂ֥יתָ מֵּרָעָ֖ה לְבִלְתִּ֣י עָצְבִּ֑י וַיָּבֵ֥א אֱלֹהִ֖ים אֵ֥ת אֲשֶׁר־שָׁאָֽל׃<text:s/></text:span><text:span text:style-name="T487">‬</text:span>‬<text:span text:style-name="T488">11</text:span><text:span text:style-name="T489"> וּכְל֥וּב אֲחִֽי־שׁוּחָ֖ה הוֹלִ֣יד אֶת־מְחִ֑יר ה֖וּא אֲבִ֥י אֶשְׁתּֽוֹן׃<text:s/></text:span><text:span text:style-name="T490">‬</text:span>‬<text:span text:style-name="T491">12</text:span><text:span text:style-name="T492"> וְאֶשְׁתּ֗וֹן הוֹלִ֞יד אֶת־בֵּ֤ית רָפָא֙ וְאֶת־פָּסֵ֔חַ וְאֶת־תְּחִנָּ֖ה אֲבִ֣י עִ֣יר נָחָ֑שׁ אֵ֖לֶּה אַנְשֵׁ֥י רֵכָֽה׃</text:span><text:span text:style-name="T493"><text:s/>ס<text:s/></text:span><text:span text:style-name="T494">‬</text:span>‬<text:span text:style-name="T495">13</text:span><text:span text:style-name="T496"> וּבְנֵ֣י קְנַ֔ז עָתְנִיאֵ֖ל וּשְׂרָיָ֑ה וּבְנֵ֥י עָתְנִיאֵ֖ל חֲתַֽת׃<text:s/></text:span><text:span text:style-name="T497">‬</text:span>‬<text:span text:style-name="T498">14</text:span><text:span text:style-name="T499"> וּמְעוֹנֹתַ֖י הוֹלִ֣יד אֶת־עָפְרָ֑ה וּשְׂרָיָ֗ה הוֹלִ֤יד אֶת־יוֹאָב֙ אֲבִי֙ גֵּ֣יא חֲרָשִׁ֔ים כִּ֥י חֲרָשִׁ֖ים הָיֽוּ׃<text:s/></text:span><text:span text:style-name="T500">פ<text:s/></text:span><text:span text:style-name="T501">‬</text:span>‬‬‬‬‬‬‬‬‬‬‬‬‬‬</text:p>
        <text:soft-page-break/>
        <text:p text:style-name="P502"><text:span text:style-name="T503">15</text:span><text:span text:style-name="T504"> וּבְנֵי֙ כָּלֵ֣ב בֶּן־יְפֻנֶּ֔ה עִ֥ירוּ אֵלָ֖ה וָנָ֑עַם וּבְנֵ֥י אֵלָ֖ה וּקְנַֽז׃<text:s/></text:span><text:span text:style-name="T505">‬</text:span>‬<text:span text:style-name="T506">16</text:span><text:span text:style-name="T507"> וּבְנֵ֖י יְהַלֶּלְאֵ֑ל זִ֣יף וְזִיפָ֔ה תִּירְיָ֖א וַאֲשַׂרְאֵֽל׃<text:s/></text:span><text:span text:style-name="T508">‬</text:span>‬<text:span text:style-name="T509">17</text:span><text:span text:style-name="T510"> וּבֶן־עֶזְרָ֔ה יֶ֥תֶר וּמֶ֖רֶד וְעֵ֣פֶר וְיָל֑וֹן וַתַּ֙הַר֙ אֶת־מִרְיָ֣ם וְאֶת־שַׁמַּ֔י וְאֶת־יִשְׁבָּ֖ח אֲבִ֥י אֶשְׁתְּמֹֽעַ׃<text:s/></text:span><text:span text:style-name="T511">‬</text:span>‬<text:span text:style-name="T512">18</text:span><text:span text:style-name="T513"> וְאִשְׁתּ֣וֹ הַיְהֻדִיָּ֗ה יָלְדָ֞ה אֶת־יֶ֨רֶד אֲבִ֤י גְדוֹר֙ וְאֶת־חֶ֙בֶר֙ אֲבִ֣י שׂוֹכ֔וֹ וְאֶת־יְקֽוּתִיאֵ֖ל אֲבִ֣י זָנ֑וֹחַ וְאֵ֗לֶּה בְּנֵי֙ בִּתְיָ֣ה בַת־פַּרְעֹ֔ה אֲשֶׁ֥ר לָקַ֖ח מָֽרֶד׃</text:span><text:span text:style-name="T514"><text:s/>ס<text:s/></text:span><text:span text:style-name="T515">‬</text:span>‬<text:span text:style-name="T516">19</text:span><text:span text:style-name="T517"> וּבְנֵי֙ אֵ֣שֶׁת הֽוֹדִיָּ֔ה אֲח֣וֹת נַ֔חַם אֲבִ֥י קְעִילָ֖ה הַגַּרְמִ֑י וְאֶשְׁתְּמֹ֖עַ הַמַּעֲכָתִֽי׃<text:s/></text:span><text:span text:style-name="T518">‬</text:span>‬<text:span text:style-name="T519">20</text:span><text:span text:style-name="T520"> וּבְנֵ֣י שִׁימ֔וֹן אַמְנ֣וֹן וְרִנָּ֔ה בֶּן־חָנָ֖ן *ותולון **וְתִיל֑וֹן וּבְנֵ֣י יִשְׁעִ֔י זוֹחֵ֖ת וּבֶן־זוֹחֵֽת׃<text:s/></text:span><text:span text:style-name="T521">‬</text:span>‬<text:span text:style-name="T522">21</text:span><text:span text:style-name="T523"> בְּנֵי֙ שֵׁלָ֣ה בֶן־יְהוּדָ֔ה עֵ֚ר אֲבִ֣י לֵכָ֔ה וְלַעְדָּ֖ה אֲבִ֣י מָרֵשָׁ֑ה וּמִשְׁפְּח֛וֹת בֵּית־עֲבֹדַ֥ת הַבֻּ֖ץ לְבֵ֥ית אַשְׁבֵּֽעַ׃<text:s/></text:span><text:span text:style-name="T524">‬</text:span>‬<text:span text:style-name="T525">22</text:span><text:span text:style-name="T526"> וְיוֹקִ֞ים וְאַנְשֵׁ֣י כֹזֵבָ֗א וְיוֹאָ֧שׁ וְשָׂרָ֛ף אֲשֶׁר־בָּעֲל֥וּ לְמוֹאָ֖ב וְיָשֻׁ֣בִי לָ֑חֶם וְהַדְּבָרִ֖ים עַתִּיקִֽים׃<text:s/></text:span><text:span text:style-name="T527">‬</text:span>‬<text:span text:style-name="T528">23</text:span><text:span text:style-name="T529"> הֵ֚מָּה הַיּ֣וֹצְרִ֔ים וְיֹשְׁבֵ֥י נְטָעִ֖ים וּגְדֵרָ֑ה עִם־הַמֶּ֥לֶךְ בִּמְלַאכְתּ֖וֹ יָ֥שְׁבוּ שָֽׁם׃</text:span><text:span text:style-name="T530"><text:s/>ס<text:s/></text:span><text:span text:style-name="T531">‬</text:span>‬<text:span text:style-name="T532">24</text:span><text:span text:style-name="T533"> בְּנֵ֖י שִׁמְע֑וֹן נְמוּאֵ֣ל וְיָמִ֔ין יָרִ֖יב זֶ֥רַח שָׁאֽוּל׃<text:s/></text:span><text:span text:style-name="T534">‬</text:span>‬<text:span text:style-name="T535">25</text:span><text:span text:style-name="T536"> שַׁלֻּ֥ם בְּנ֛וֹ מִבְשָׂ֥ם בְּנ֖וֹ מִשְׁמָ֥ע בְּנֽוֹ׃<text:s/></text:span><text:span text:style-name="T537">‬</text:span>‬<text:span text:style-name="T538">26</text:span><text:span text:style-name="T539"> וּבְנֵ֖י מִשְׁמָ֑ע חַמּוּאֵ֥ל בְּנ֛וֹ זַכּ֥וּר בְּנ֖וֹ שִׁמְעִ֥י בְנֽוֹ׃<text:s/></text:span><text:span text:style-name="T540">‬</text:span>‬<text:span text:style-name="T541">27</text:span><text:span text:style-name="T542"> וּלְשִׁמְעִ֞י בָּנִ֨ים שִׁשָּׁ֤ה עָשָׂר֙ וּבָנ֣וֹת שֵׁ֔שׁ וּלְאֶחָ֕יו אֵ֖ין בָּנִ֣ים רַבִּ֑ים וְכֹל֙ מִשְׁפַּחְתָּ֔ם לֹ֥א הִרְבּ֖וּ עַד־בְּנֵ֥י יְהוּדָֽה׃</text:span><text:span text:style-name="T543"><text:s/>ס<text:s/></text:span><text:span text:style-name="T544">‬</text:span>‬<text:span text:style-name="T545">28</text:span><text:span text:style-name="T546"> וַיֵּֽשְׁב֛וּ בִּבְאֵֽר־שֶׁ֥בַע וּמוֹלָדָ֖ה וַחֲצַ֥ר שׁוּעָֽל׃<text:s/></text:span><text:span text:style-name="T547">‬</text:span>‬<text:span text:style-name="T548">29</text:span><text:span text:style-name="T549"> וּבְבִלְהָ֥ה וּבְעֶ֖צֶם וּבְתוֹלָֽד׃<text:s/></text:span><text:span text:style-name="T550">‬</text:span>‬<text:span text:style-name="T551">30</text:span><text:span text:style-name="T552"> וּבִבְתוּאֵ֥ל וּבְחָרְמָ֖ה וּבְצִֽיקְלָֽג׃<text:s/></text:span><text:span text:style-name="T553">‬</text:span>‬<text:span text:style-name="T554">31</text:span><text:span text:style-name="T555"> וּבְבֵ֤ית מַרְכָּבוֹת֙ וּבַחֲצַ֣ר סוּסִ֔ים וּבְבֵ֥ית בִּרְאִ֖י וּֽבְשַׁעֲרָ֑יִם אֵ֥לֶּה עָרֵיהֶ֖ם עַד־מְלֹ֥ךְ דָּוִֽיד׃<text:s/></text:span><text:span text:style-name="T556">‬</text:span>‬<text:span text:style-name="T557">32</text:span><text:span text:style-name="T558"> וְחַצְרֵיהֶם֙ עֵיטָ֣ם וָעַ֔יִן רִמּ֥וֹן וְתֹ֖כֶן וְעָשָׁ֑ן עָרִ֖ים חָמֵֽשׁ׃<text:s/></text:span><text:span text:style-name="T559">‬</text:span>‬<text:span text:style-name="T560">33</text:span><text:span text:style-name="T561"> וְכָל־חַצְרֵיהֶ֗ם אֲשֶׁ֧ר סְבִיב֛וֹת הֶעָרִ֥ים הָאֵ֖לֶּה עַד־בָּ֑עַל זֹ֚את מוֹשְׁבֹתָ֔ם וְהִתְיַחְשָׂ֖ם לָהֶֽם׃<text:s/></text:span><text:span text:style-name="T562">‬</text:span>‬<text:span text:style-name="T563">34</text:span><text:span text:style-name="T564"> וּמְשׁוֹבָ֣ב וְיַמְלֵ֔ךְ וְיוֹשָׁ֖ה בֶּן־אֲמַצְיָֽה׃<text:s/></text:span><text:span text:style-name="T565">‬</text:span>‬<text:span text:style-name="T566">35</text:span><text:span text:style-name="T567"> וְיוֹאֵ֑ל וְיֵהוּא֙ בֶּן־י֣וֹשִׁבְיָ֔ה בֶּן־שְׂרָיָ֖ה בֶּן־עֲשִׂיאֵֽל׃<text:s/></text:span><text:span text:style-name="T568">‬</text:span>‬<text:span text:style-name="T569">36</text:span><text:span text:style-name="T570"> וְאֶלְיוֹעֵינַ֡י וְֽיַעֲקֹ֡בָה וִ֠ישׁוֹחָיָה וַעֲשָׂיָ֧ה וַעֲדִיאֵ֛ל וִישִׂימִאֵ֖ל וּבְנָיָֽה׃<text:s/></text:span><text:span text:style-name="T571">‬</text:span>‬<text:span text:style-name="T572">37</text:span><text:span text:style-name="T573"> וְזִיזָ֨א בֶן־שִׁפְעִ֧י בֶן־אַלּ֛וֹן בֶּן־יְדָיָ֥ה בֶן־שִׁמְרִ֖י בֶּן־שְׁמַֽעְיָֽה׃<text:s/></text:span><text:span text:style-name="T574">‬</text:span>‬<text:span text:style-name="T575">38</text:span><text:span text:style-name="T576"> אֵ֚לֶּה הַבָּאִ֣ים בְּשֵׁמ֔וֹת נְשִׂיאִ֖ים בְּמִשְׁפְּחוֹתָ֑ם וּבֵית֙ אֲב֣וֹתֵיהֶ֔ם פָּרְצ֖וּ לָרֽוֹב׃<text:s/></text:span><text:span text:style-name="T577">‬</text:span>‬<text:span text:style-name="T578">39</text:span><text:span text:style-name="T579"> וַיֵּלְכוּ֙ לִמְב֣וֹא גְדֹ֔ר עַ֖ד לְמִזְרַ֣ח הַגָּ֑יְא לְבַקֵּ֥שׁ מִרְעֶ֖ה לְצֹאנָֽם׃<text:s/></text:span><text:span text:style-name="T580">‬</text:span>‬<text:span text:style-name="T581">40</text:span><text:span text:style-name="T582"> וַֽיִּמְצְא֤וּ מִרְעֶה֙ שָׁמֵ֣ן וָט֔וֹב וְהָאָ֙רֶץ֙ רַחֲבַ֣ת יָדַ֔יִם וְשֹׁקֶ֖טֶת וּשְׁלֵוָ֑ה כִּ֣י מִן־חָ֔ם הַיֹּשְׁבִ֥ים שָׁ֖ם לְפָנִֽים׃<text:s/></text:span><text:span text:style-name="T583">‬</text:span>‬<text:span text:style-name="T584">41</text:span><text:span text:style-name="T585"> וַיָּבֹ֡אוּ אֵלֶּה֩ הַכְּתוּבִ֨ים בְּשֵׁמ֜וֹת בִּימֵ֣י ׀ יְחִזְקִיָּ֣הוּ מֶֽלֶךְ־יְהוּדָ֗ה וַיַּכּ֨וּ אֶת־אָהֳלֵיהֶ֜ם וְאֶת־*המעינים **הַמְּעוּנִ֨ים אֲשֶׁ֤ר נִמְצְאוּ־שָׁ֙מָּה֙ וַיַּחֲרִימֻם֙ עַד־הַיּ֣וֹם הַזֶּ֔ה וַיֵּשְׁב֖וּ תַּחְתֵּיהֶ֑ם כִּֽי־מִרְעֶ֥ה לְצֹאנָ֖ם שָֽׁם׃<text:s/></text:span><text:span text:style-name="T586">‬</text:span>‬<text:span text:style-name="T587">42</text:span><text:span text:style-name="T588"> וּמֵהֶ֣ם ׀ מִן־בְּנֵ֣י שִׁמְע֗וֹן הָלְכוּ֙ לְהַ֣ר שֵׂעִ֔יר אֲנָשִׁ֖ים חֲמֵ֣שׁ מֵא֑וֹת וּפְלַטְיָ֡ה וּ֠נְעַרְיָה וּרְפָיָ֧ה וְעֻזִּיאֵ֛ל בְּנֵ֥י יִשְׁעִ֖י בְּרֹאשָֽׁם׃<text:s/></text:span><text:span text:style-name="T589">‬</text:span>‬<text:span text:style-name="T590">43</text:span><text:span text:style-name="T591"> וַיַּכּ֕וּ אֶת־שְׁאֵרִ֥ית הַפְּלֵטָ֖ה לַעֲמָלֵ֑ק וַיֵּ֣שְׁבוּ שָׁ֔ם עַ֖ד הַיּ֥וֹם הַזֶּֽה׃<text:s/></text:span><text:span text:style-name="T592">‬</text:span>‬‬‬‬‬‬‬‬‬‬‬‬‬‬‬‬‬‬‬‬‬‬‬‬‬‬‬‬‬‬</text:p>
      </text:section>
      <text:section text:name="Sect4" text:style-name="S4">
        <text:p text:style-name="P593">1 Chronicles 5</text:p>
        <text:p text:style-name="P594"><text:span text:style-name="T595">1</text:span><text:span text:style-name="T596"> וּבְנֵ֨י רְאוּבֵ֥ן בְּכֽוֹר־יִשְׂרָאֵל֮ כִּ֣י ה֣וּא הַבְּכוֹר֒ וּֽבְחַלְּלוֹ֙ יְצוּעֵ֣י אָבִ֔יו נִתְּנָה֙ בְּכֹ֣רָת֔וֹ לִבְנֵ֥י יוֹסֵ֖ף בֶּן־יִשְׂרָאֵ֑ל וְלֹ֥א לְהִתְיַחֵ֖שׂ לַבְּכֹרָֽה׃<text:s/></text:span><text:span text:style-name="T597">‬</text:span>‬‬<text:span text:style-name="T598">2</text:span><text:span text:style-name="T599"> כִּ֤י יְהוּדָה֙ גָּבַ֣ר בְּאֶחָ֔יו וּלְנָגִ֖יד מִמֶּ֑נּוּ וְהַבְּכֹרָ֖ה לְיוֹסֵֽף׃</text:span><text:span text:style-name="T600"><text:s/>ס<text:s/></text:span><text:span text:style-name="T601">‬</text:span>‬<text:span text:style-name="T602">3</text:span><text:span text:style-name="T603"> בְּנֵ֥י רְאוּבֵ֖ן בְּכ֣וֹר יִשְׂרָאֵ֑ל חֲנ֥וֹךְ וּפַלּ֖וּא חֶצְר֥וֹן וְכַרְמִֽי׃<text:s/></text:span><text:soft-page-break/><text:span text:style-name="T604">‬</text:span>‬<text:span text:style-name="T605">4</text:span><text:span text:style-name="T606"> בְּנֵ֖י יוֹאֵ֑ל שְׁמַֽעְיָ֥ה בְנ֛וֹ גּ֥וֹג בְּנ֖וֹ שִׁמְעִ֥י בְנֽוֹ׃<text:s/></text:span><text:span text:style-name="T607">‬</text:span>‬<text:span text:style-name="T608">5</text:span><text:span text:style-name="T609"> מִיכָ֥ה בְנ֛וֹ רְאָיָ֥ה בְנ֖וֹ בַּ֥עַל בְּנֽוֹ׃<text:s/></text:span><text:span text:style-name="T610">‬</text:span>‬<text:span text:style-name="T611">6</text:span><text:span text:style-name="T612"> בְּאֵרָ֣ה בְנ֔וֹ אֲשֶׁ֣ר הֶגְלָ֔ה תִּלְּגַ֥ת פִּלְנְאֶ֖סֶר מֶ֣לֶךְ אַשֻּׁ֑ר ה֥וּא נָשִׂ֖יא לָרֽאוּבֵנִֽי׃<text:s/></text:span><text:span text:style-name="T613">‬</text:span>‬<text:span text:style-name="T614">7</text:span><text:span text:style-name="T615"> וְאֶחָיו֙ לְמִשְׁפְּחֹתָ֔יו בְּהִתְיַחֵ֖שׂ לְתֹלְדוֹתָ֑ם הָרֹ֥אשׁ יְעִיאֵ֖ל וּזְכַרְיָֽהוּ׃<text:s/></text:span><text:span text:style-name="T616">‬</text:span>‬<text:span text:style-name="T617">8</text:span><text:span text:style-name="T618"> וּבֶ֙לַע֙ בֶּן־עָזָ֔ז בֶּן־שֶׁ֖מַע בֶּן־יוֹאֵ֑ל ה֚וּא יוֹשֵׁ֣ב בַּעֲרֹעֵ֔ר וְעַד־נְב֖וֹ וּבַ֥עַל מְעֽוֹן׃<text:s/></text:span><text:span text:style-name="T619">‬</text:span>‬<text:span text:style-name="T620">9</text:span><text:span text:style-name="T621"> וְלַמִּזְרָ֗ח יָשַׁב֙ עַד־לְב֣וֹא מִדְבָּ֔רָה לְמִן־הַנָּהָ֖ר פְּרָ֑ת כִּ֧י מִקְנֵיהֶ֛ם רָב֖וּ בְּאֶ֥רֶץ גִּלְעָֽד׃<text:s/></text:span><text:span text:style-name="T622">‬</text:span>‬<text:span text:style-name="T623">10</text:span><text:span text:style-name="T624"> וּבִימֵ֣י שָׁא֗וּל עָשׂ֤וּ מִלְחָמָה֙ עִם־הַֽהַגְרִאִ֔ים וַֽיִּפְּל֖וּ בְּיָדָ֑ם וַיֵּשְׁבוּ֙ בְּאָ֣הֳלֵיהֶ֔ם עַֽל־כָּל־פְּנֵ֖י מִזְרָ֥ח לַגִּלְעָֽד׃<text:s/></text:span><text:span text:style-name="T625">פ<text:s/></text:span><text:span text:style-name="T626">‬</text:span>‬‬‬‬‬‬‬‬‬‬</text:p>
        <text:p text:style-name="P627"><text:span text:style-name="T628">11</text:span><text:span text:style-name="T629"> וּבְנֵי־גָ֣ד לְנֶגְדָּ֗ם יָֽשְׁב֛וּ בְּאֶ֥רֶץ הַבָּשָׁ֖ן עַד־סַלְכָֽה׃<text:s/></text:span><text:span text:style-name="T630">‬</text:span>‬<text:span text:style-name="T631">12</text:span><text:span text:style-name="T632"> יוֹאֵ֣ל הָרֹ֔אשׁ וְשָׁפָ֖ם הַמִּשְׁנֶ֑ה וְיַעְנַ֥י וְשָׁפָ֖ט בַּבָּשָֽׁן׃<text:s/></text:span><text:span text:style-name="T633">‬</text:span>‬<text:span text:style-name="T634">13</text:span><text:span text:style-name="T635"> וַאֲחֵיהֶ֞ם לְבֵ֣ית אֲבוֹתֵיהֶ֗ם מִֽיכָאֵ֡ל וּמְשֻׁלָּ֡ם וְ֠שֶׁבַע וְיוֹרַ֧י וְיַעְכָּ֛ן וְזִ֥יעַ וָעֵ֖בֶר שִׁבְעָֽה׃</text:span><text:span text:style-name="T636"><text:s/>ס<text:s/></text:span><text:span text:style-name="T637">‬</text:span>‬<text:span text:style-name="T638">14</text:span><text:span text:style-name="T639"> אֵ֣לֶּה ׀ בְּנֵ֣י אֲבִיחַ֗יִל בֶּן־חוּרִ֡י בֶּן־יָ֠רוֹחַ בֶּן־גִּלְעָ֧ד בֶּן־מִיכָאֵ֛ל בֶּן־יְשִׁישַׁ֥י בֶּן־יַחְדּ֖וֹ בֶּן־בּֽוּז׃<text:s/></text:span><text:span text:style-name="T640">‬</text:span>‬<text:span text:style-name="T641">15</text:span><text:span text:style-name="T642"> אֲחִי֙ בֶּן־עַבְדִּיאֵ֣ל בֶּן־גּוּנִ֔י רֹ֖אשׁ לְבֵ֥ית אֲבוֹתָֽם׃<text:s/></text:span><text:span text:style-name="T643">‬</text:span>‬<text:span text:style-name="T644">16</text:span><text:span text:style-name="T645"> וַיֵּֽשְׁב֛וּ בַּגִּלְעָ֥ד בַּבָּשָׁ֖ן וּבִבְנֹתֶ֑יהָ וּבְכָֽל־מִגְרְשֵׁ֥י שָׁר֖וֹן עַל־תּוֹצְאוֹתָֽם׃<text:s/></text:span><text:span text:style-name="T646">‬</text:span>‬<text:span text:style-name="T647">17</text:span><text:span text:style-name="T648"> כֻּלָּם֙ הִתְיַחְשׂ֔וּ בִּימֵ֖י יוֹתָ֣ם מֶֽלֶךְ־יְהוּדָ֑ה וּבִימֵ֖י יָרָבְעָ֥ם מֶֽלֶךְ־יִשְׂרָאֵֽל׃<text:s/></text:span><text:span text:style-name="T649">פ<text:s/></text:span><text:span text:style-name="T650">‬</text:span>‬‬‬‬‬‬‬‬</text:p>
        <text:p text:style-name="P651"><text:span text:style-name="T652">18</text:span><text:span text:style-name="T653"> בְּנֵֽי־רְאוּבֵ֨ן וְגָדִ֜י וַחֲצִ֥י שֵֽׁבֶט־מְנַשֶּׁה֮ מִן־בְּנֵי־חַיִל֒ אֲ֠נָשִׁים נֹשְׂאֵ֨י מָגֵ֤ן וְחֶ֙רֶב֙ וְדֹ֣רְכֵי קֶ֔שֶׁת וּלְמוּדֵ֖י מִלְחָמָ֑ה אַרְבָּעִ֨ים וְאַרְבָּעָ֥ה אֶ֛לֶף וּשְׁבַע־מֵא֥וֹת וְשִׁשִּׁ֖ים יֹצְאֵ֥י צָבָֽא׃<text:s/></text:span><text:span text:style-name="T654">‬</text:span>‬<text:span text:style-name="T655">19</text:span><text:span text:style-name="T656"> וַיַּעֲשׂ֥וּ מִלְחָמָ֖ה עִם־הַֽהַגְרִיאִ֑ים וִיט֥וּר וְנָפִ֖ישׁ וְנוֹדָֽב׃<text:s/></text:span><text:span text:style-name="T657">‬</text:span>‬<text:span text:style-name="T658">20</text:span><text:span text:style-name="T659"> וַיֵּעָזְר֣וּ עֲלֵיהֶ֔ם וַיִּנָּתְנ֤וּ בְיָדָם֙ הַֽהַגְרִיאִ֔ים וְכֹ֖ל שֶׁ֣עִמָּהֶ֑ם כִּ֠י לֵאלֹהִ֤ים זָעֲקוּ֙ בַּמִּלְחָמָ֔ה וְנַעְתּ֥וֹר לָהֶ֖ם כִּי־בָ֥טְחוּ בֽוֹ׃<text:s/></text:span><text:span text:style-name="T660">‬</text:span>‬<text:span text:style-name="T661">21</text:span><text:span text:style-name="T662"> וַיִּשְׁבּ֣וּ מִקְנֵיהֶ֗ם גְּֽמַלֵּיהֶ֞ם חֲמִשִּׁ֥ים אֶ֙לֶף֙ וְצֹ֗אן מָאתַ֤יִם וַחֲמִשִּׁים֙ אֶ֔לֶף וַחֲמוֹרִ֖ים אַלְפָּ֑יִם וְנֶ֥פֶשׁ אָדָ֖ם מֵ֥אָה אָֽלֶף׃<text:s/></text:span><text:span text:style-name="T663">‬</text:span>‬<text:span text:style-name="T664">22</text:span><text:span text:style-name="T665"> כִּֽי־חֲלָלִ֤ים רַבִּים֙ נָפָ֔לוּ כִּ֥י מֵהָאֱלֹהִ֖ים הַמִּלְחָמָ֑ה וַיֵּשְׁב֥וּ תַחְתֵּיהֶ֖ם עַד־הַגֹּלָֽה׃<text:s/></text:span><text:span text:style-name="T666">פ<text:s/></text:span><text:span text:style-name="T667">‬</text:span>‬‬‬‬‬‬</text:p>
        <text:p text:style-name="P668"><text:span text:style-name="T669">23</text:span><text:span text:style-name="T670"> וּבְנֵ֗י חֲצִי֙ שֵׁ֣בֶט מְנַשֶּׁ֔ה יָשְׁב֖וּ בָּאָ֑רֶץ מִבָּשָׁ֞ן עַד־בַּ֧עַל חֶרְמ֛וֹן וּשְׂנִ֥יר וְהַר־חֶרְמ֖וֹן הֵ֥מָּה רָבֽוּ׃<text:s/></text:span><text:span text:style-name="T671">‬</text:span>‬<text:span text:style-name="T672">24</text:span><text:span text:style-name="T673"> וְאֵ֖לֶּה רָאשֵׁ֣י בֵית־אֲבוֹתָ֑ם וְעֵ֡פֶר וְיִשְׁעִ֡י וֶאֱלִיאֵ֡ל וְ֠עַזְרִיאֵל וְיִרְמְיָ֨ה וְהוֹדַוְיָ֜ה וְיַחְדִּיאֵ֗ל אֲנָשִׁים֙ גִּבּ֣וֹרֵי חַ֔יִל אַנְשֵׁ֣י שֵׁמ֔וֹת רָאשִׁ֖ים לְבֵ֥ית אֲבוֹתָֽם׃<text:s/></text:span><text:span text:style-name="T674">‬</text:span>‬<text:span text:style-name="T675">25</text:span><text:span text:style-name="T676"> וַיִּֽמְעֲל֔וּ בֵּאלֹהֵ֖י אֲבוֹתֵיהֶ֑ם וַיִּזְנ֗וּ אַחֲרֵי֙ אֱלֹהֵ֣י עַמֵּי־הָאָ֔רֶץ אֲשֶׁר־הִשְׁמִ֥יד אֱלֹהִ֖ים מִפְּנֵיהֶֽם׃<text:s/></text:span><text:span text:style-name="T677">‬</text:span>‬<text:span text:style-name="T678">26</text:span><text:span text:style-name="T679"> וַיָּעַר֩ אֱלֹהֵ֨י יִשְׂרָאֵ֜ל אֶת־ר֣וּחַ ׀ פּ֣וּל מֶֽלֶךְ־אַשּׁ֗וּר וְאֶת־ר֙וּחַ֙ תִּלְּגַ֤ת פִּלְנֶ֙סֶר֙ מֶ֣לֶךְ אַשּׁ֔וּר וַיַּגְלֵם֙ לָראוּבֵנִ֣י וְלַגָּדִ֔י וְלַחֲצִ֖י שֵׁ֣בֶט מְנַשֶּׁ֑ה וַ֠יְבִיאֵם לַחְלַ֨ח וְחָב֤וֹר וְהָרָא֙ וּנְהַ֣ר גּוֹזָ֔ן עַ֖ד הַיּ֥וֹם הַזֶּֽה׃<text:s/></text:span><text:span text:style-name="T680">פ<text:s/></text:span><text:span text:style-name="T681">‬</text:span>‬‬‬‬‬</text:p>
        <text:p text:style-name="P682"><text:span text:style-name="T683">27</text:span><text:span text:style-name="T684"> בְּנֵ֖י לֵוִ֑י גֵּרְשׁ֕וֹן קְהָ֖ת וּמְרָרִֽי׃<text:s/></text:span><text:span text:style-name="T685">‬</text:span>‬<text:span text:style-name="T686">28</text:span><text:span text:style-name="T687"> וּבְנֵ֖י קְהָ֑ת עַמְרָ֣ם יִצְהָ֔ר וְחֶבְר֖וֹן וְעֻזִּיאֵֽל׃</text:span><text:span text:style-name="T688"><text:s/>ס<text:s/></text:span><text:span text:style-name="T689">‬</text:span>‬<text:span text:style-name="T690">29</text:span><text:span text:style-name="T691"> וּבְנֵ֣י עַמְרָ֔ם אַהֲרֹ֥ן וּמֹשֶׁ֖ה וּמִרְיָ֑ם</text:span><text:span text:style-name="T692"><text:s/>ס<text:s/></text:span><text:span text:style-name="T693">וּבְנֵ֣י אַהֲרֹ֔ן נָדָב֙ וַאֲבִיה֔וּא אֶלְעָזָ֖ר וְאִיתָמָֽר׃</text:span><text:span text:style-name="T694"><text:s/>ס<text:s/></text:span><text:span text:style-name="T695">‬</text:span>‬<text:span text:style-name="T696">30</text:span><text:span text:style-name="T697"> אֶלְעָזָר֙ הוֹלִ֣יד אֶת־פִּֽינְחָ֔ס פִּֽינְחָ֖ס הֹלִ֥יד אֶת־אֲבִישֽׁוּעַ׃<text:s/></text:span><text:span text:style-name="T698">‬</text:span>‬<text:span text:style-name="T699">31</text:span><text:span text:style-name="T700"> וַאֲבִישׁ֙וּעַ֙ הוֹלִ֣יד אֶת־</text:span><text:soft-page-break/><text:span text:style-name="T701">בֻּקִּ֔י וּבֻקִּ֖י הוֹלִ֥יד אֶת־עֻזִּֽי׃<text:s/></text:span><text:span text:style-name="T702">‬</text:span>‬<text:span text:style-name="T703">32</text:span><text:span text:style-name="T704"> וְעֻזִּי֙ הוֹלִ֣יד אֶת־זְרַֽחְיָ֔ה וּֽזְרַֽחְיָ֖ה הוֹלִ֥יד אֶת־מְרָיֽוֹת׃<text:s/></text:span><text:span text:style-name="T705">‬</text:span>‬<text:span text:style-name="T706">33</text:span><text:span text:style-name="T707"> מְרָיוֹת֙ הוֹלִ֣יד אֶת־אֲמַרְיָ֔ה וַאֲמַרְיָ֖ה הוֹלִ֥יד אֶת־אֲחִיטֽוּב׃<text:s/></text:span><text:span text:style-name="T708">‬</text:span>‬<text:span text:style-name="T709">34</text:span><text:span text:style-name="T710"> וַאֲחִיטוּב֙ הוֹלִ֣יד אֶת־צָד֔וֹק וְצָד֖וֹק הוֹלִ֥יד אֶת־אֲחִימָֽעַץ׃<text:s/></text:span><text:span text:style-name="T711">‬</text:span>‬<text:span text:style-name="T712">35</text:span><text:span text:style-name="T713"> וַאֲחִימַ֙עַץ֙ הוֹלִ֣יד אֶת־עֲזַרְיָ֔ה וַעֲזַרְיָ֖ה הוֹלִ֥יד אֶת־יוֹחָנָֽן׃<text:s/></text:span><text:span text:style-name="T714">‬</text:span>‬<text:span text:style-name="T715">36</text:span><text:span text:style-name="T716"> וְיוֹחָנָ֖ן הוֹלִ֣יד אֶת־עֲזַרְיָ֑ה ה֚וּא אֲשֶׁ֣ר כִּהֵ֔ן בַּבַּ֕יִת אֲשֶׁר־בָּנָ֥ה שְׁלֹמֹ֖ה בִּירוּשָׁלָֽ͏ִם׃<text:s/></text:span><text:span text:style-name="T717">‬</text:span>‬<text:span text:style-name="T718">37</text:span><text:span text:style-name="T719"> וַיּ֥וֹלֶד עֲזַרְיָ֖ה אֶת־אֲמַרְיָ֑ה וַאֲמַרְיָ֖ה הוֹלִ֥יד אֶת־אֲחִיטֽוּב׃<text:s/></text:span><text:span text:style-name="T720">‬</text:span>‬<text:span text:style-name="T721">38</text:span><text:span text:style-name="T722"> וַאֲחִיטוּב֙ הוֹלִ֣יד אֶת־צָד֔וֹק וְצָד֖וֹק הוֹלִ֥יד אֶת־שַׁלּֽוּם׃<text:s/></text:span><text:span text:style-name="T723">‬</text:span>‬<text:span text:style-name="T724">39</text:span><text:span text:style-name="T725"> וְשַׁלּוּם֙ הוֹלִ֣יד אֶת־חִלְקִיָּ֔ה וְחִלְקִיָּ֖ה הוֹלִ֥יד אֶת־עֲזַרְיָֽה׃<text:s/></text:span><text:span text:style-name="T726">‬</text:span>‬<text:span text:style-name="T727">40</text:span><text:span text:style-name="T728"> וַעֲזַרְיָה֙ הוֹלִ֣יד אֶת־שְׂרָיָ֔ה וּשְׂרָיָ֖ה הוֹלִ֥יד אֶת־יְהוֹצָדָֽק׃<text:s/></text:span><text:span text:style-name="T729">‬</text:span>‬<text:span text:style-name="T730">41</text:span><text:span text:style-name="T731"> וִיהוֹצָדָ֣ק הָלַ֔ךְ בְּהַגְל֣וֹת יְהוָ֔ה אֶת־יְהוּדָ֖ה וִירוּשָׁלָ֑͏ִם בְּיַ֖ד נְבֻכַדְנֶאצַּֽר׃</text:span><text:span text:style-name="T732"><text:s/>ס<text:s/></text:span><text:span text:style-name="T733">‬</text:span>‬‬‬‬‬‬‬‬‬‬‬‬‬‬‬‬</text:p>
      </text:section>
      <text:section text:name="Sect5" text:style-name="S5">
        <text:p text:style-name="P734">1 Chronicles 6</text:p>
        <text:p text:style-name="P735"><text:span text:style-name="T736">1</text:span><text:span text:style-name="T737"> בְּנֵ֖י לֵוִ֑י גֵּרְשֹׁ֕ם קְהָ֖ת וּמְרָרִֽי׃<text:s/></text:span><text:span text:style-name="T738">2</text:span><text:span text:style-name="T739"> וְאֵ֛לֶּה שְׁמ֥וֹת בְּֽנֵי־גֵרְשׁ֖וֹם לִבְנִ֥י וְשִׁמְעִֽי׃<text:s/></text:span><text:span text:style-name="T740">‬</text:span>‬<text:span text:style-name="T741">3</text:span><text:span text:style-name="T742"> וּבְנֵ֖י קְהָ֑ת עַמְרָ֣ם וְיִצְהָ֔ר וְחֶבְר֖וֹן וְעֻזִּיאֵֽל׃<text:s/></text:span><text:span text:style-name="T743">‬</text:span>‬<text:span text:style-name="T744">4</text:span><text:span text:style-name="T745"> בְּנֵ֥י מְרָרִ֖י מַחְלִ֣י וּמֻשִׁ֑י וְאֵ֛לֶּה מִשְׁפְּח֥וֹת הַלֵּוִ֖י לַאֲבוֹתֵיהֶֽם׃<text:s/></text:span><text:span text:style-name="T746">‬</text:span>‬<text:span text:style-name="T747">5</text:span><text:span text:style-name="T748"> לְֽגֵרְשׁ֑וֹם לִבְנִ֥י בְנ֛וֹ יַ֥חַת בְּנ֖וֹ זִמָּ֥ה בְנֽוֹ׃<text:s/></text:span><text:span text:style-name="T749">‬</text:span>‬<text:span text:style-name="T750">6</text:span><text:span text:style-name="T751"> יוֹאָ֤ח בְּנוֹ֙ עִדּ֣וֹ בְנ֔וֹ זֶ֥רַח בְּנ֖וֹ יְאָתְרַ֥י בְּנֽוֹ׃<text:s/></text:span><text:span text:style-name="T752">‬</text:span>‬<text:span text:style-name="T753">7</text:span><text:span text:style-name="T754"> בְּנֵ֖י קְהָ֑ת עַמִּינָדָ֣ב בְּנ֔וֹ קֹ֥רַח בְּנ֖וֹ אַסִּ֥יר בְּנֽוֹ׃<text:s/></text:span><text:span text:style-name="T755">‬</text:span>‬<text:span text:style-name="T756">8</text:span><text:span text:style-name="T757"> אֶלְקָנָ֥ה בְנ֛וֹ וְאֶבְיָסָ֥ף בְּנ֖וֹ וְאַסִּ֥יר בְּנֽוֹ׃<text:s/></text:span><text:span text:style-name="T758">‬</text:span>‬<text:span text:style-name="T759">9</text:span><text:span text:style-name="T760"> תַּ֤חַת בְּנוֹ֙ אוּרִיאֵ֣ל בְּנ֔וֹ עֻזִּיָּ֥ה בְנ֖וֹ וְשָׁא֥וּל בְּנֽוֹ׃<text:s/></text:span><text:span text:style-name="T761">‬</text:span>‬<text:span text:style-name="T762">10</text:span><text:span text:style-name="T763"> וּבְנֵי֙ אֶלְקָנָ֔ה עֲמָשַׂ֖י וַאֲחִימֽוֹת׃<text:s/></text:span><text:span text:style-name="T764">‬</text:span>‬<text:span text:style-name="T765">11</text:span><text:span text:style-name="T766"> אֶלְקָנָ֑ה *בנו **בְּנֵי֙ אֶלְקָנָ֔ה צוֹפַ֥י בְּנ֖וֹ וְנַ֥חַת בְּנֽוֹ׃<text:s/></text:span><text:span text:style-name="T767">‬</text:span>‬<text:span text:style-name="T768">12</text:span><text:span text:style-name="T769"> אֱלִיאָ֥ב בְּנ֛וֹ יְרֹחָ֥ם בְּנ֖וֹ אֶלְקָנָ֥ה בְנֽוֹ׃<text:s/></text:span><text:span text:style-name="T770">‬</text:span>‬<text:span text:style-name="T771">13</text:span><text:span text:style-name="T772"> וּבְנֵ֧י שְׁמוּאֵ֛ל הַבְּכֹ֥ר וַשְׁנִ֖י וַאֲבִיָּֽה׃</text:span><text:span text:style-name="T773"><text:s/>ס<text:s/></text:span><text:span text:style-name="T774">‬</text:span>‬<text:span text:style-name="T775">14</text:span><text:span text:style-name="T776"> בְּנֵ֥י מְרָרִ֖י מַחְלִ֑י לִבְנִ֥י בְנ֛וֹ שִׁמְעִ֥י בְנ֖וֹ עֻזָּ֥ה בְנֽוֹ׃<text:s/></text:span><text:span text:style-name="T777">‬</text:span>‬<text:span text:style-name="T778">15</text:span><text:span text:style-name="T779"> שִׁמְעָ֥א בְנ֛וֹ חַגִּיָּ֥ה בְנ֖וֹ עֲשָׂיָ֥ה בְנֽוֹ׃<text:s/></text:span><text:span text:style-name="T780">פ<text:s/></text:span><text:span text:style-name="T781">‬</text:span>‬‬‬‬‬‬‬‬‬‬‬‬‬‬‬</text:p>
        <text:p text:style-name="P782"><text:span text:style-name="T783">16</text:span><text:span text:style-name="T784"> וְאֵ֗לֶּה אֲשֶׁ֨ר הֶעֱמִ֥יד דָּוִ֛יד עַל־יְדֵי־שִׁ֖יר בֵּ֣ית יְהוָ֑ה מִמְּנ֖וֹחַ הָאָרֽוֹן׃<text:s/></text:span><text:span text:style-name="T785">‬</text:span>‬<text:span text:style-name="T786">17</text:span><text:span text:style-name="T787"> וַיִּהְי֨וּ מְשָׁרְתִ֜ים לִפְנֵ֨י מִשְׁכַּ֤ן אֹֽהֶל־מוֹעֵד֙ בַּשִּׁ֔יר עַד־בְּנ֧וֹת שְׁלֹמֹ֛ה אֶת־בֵּ֥ית יְהוָ֖ה בִּירוּשָׁלָ֑͏ִם וַיַּעַמְד֥וּ כְמִשְׁפָּטָ֖ם עַל־עֲבוֹדָתָֽם׃<text:s/></text:span><text:span text:style-name="T788">‬</text:span>‬<text:span text:style-name="T789">18</text:span><text:span text:style-name="T790"> וְאֵ֥לֶּה הָעֹמְדִ֖ים וּבְנֵיהֶ֑ם מִבְּנֵי֙ הַקְּהָתִ֔י הֵימָן֙ הַמְשׁוֹרֵ֔ר בֶּן־יוֹאֵ֖ל בֶּן־שְׁמוּאֵֽל׃<text:s/></text:span><text:span text:style-name="T791">‬</text:span>‬<text:span text:style-name="T792">19</text:span><text:span text:style-name="T793"> בֶּן־אֶלְקָנָה֙ בֶּן־יְרֹחָ֔ם בֶּן־אֱלִיאֵ֖ל בֶּן־תּֽוֹחַ׃<text:s/></text:span><text:span text:style-name="T794">‬</text:span>‬<text:span text:style-name="T795">20</text:span><text:span text:style-name="T796"> בֶּן־*ציף **צוּף֙ בֶּן־אֶלְקָנָ֔ה בֶּן־מַ֖חַת בֶּן־עֲמָשָֽׂי׃<text:s/></text:span><text:span text:style-name="T797">‬</text:span>‬<text:span text:style-name="T798">21</text:span><text:span text:style-name="T799"> בֶּן־אֶלְקָנָה֙ בֶּן־יוֹאֵ֔ל בֶּן־עֲזַרְיָ֖ה בֶּן־צְפַנְיָֽה׃<text:s/></text:span><text:span text:style-name="T800">‬</text:span>‬<text:span text:style-name="T801">22</text:span><text:span text:style-name="T802"> בֶּן־תַּ֙חַת֙ בֶּן־אַסִּ֔יר בֶּן־אֶבְיָסָ֖ף בֶּן־קֹֽרַח׃<text:s/></text:span><text:span text:style-name="T803">‬</text:span>‬<text:span text:style-name="T804">23</text:span><text:span text:style-name="T805"> בֶּן־יִצְהָ֣ר בֶּן־קְהָ֔ת בֶּן־לֵוִ֖י בֶּן־יִשְׂרָאֵֽל׃<text:s/></text:span><text:span text:style-name="T806">‬</text:span>‬<text:span text:style-name="T807">24</text:span><text:span text:style-name="T808"> וְאָחִ֣יו אָסָ֔ף הָעֹמֵ֖ד עַל־יְמִינ֑וֹ אָסָ֥ף בֶּן־בֶּרֶכְיָ֖הוּ בֶּן־שִׁמְעָֽא׃<text:s/></text:span><text:span text:style-name="T809">‬</text:span>‬<text:span text:style-name="T810">25</text:span><text:span text:style-name="T811"> בֶּן־מִיכָאֵ֥ל בֶּן־בַּעֲשֵׂיָ֖ה בֶּן־מַלְכִּיָּֽה׃<text:s/></text:span><text:span text:style-name="T812">‬</text:span>‬<text:span text:style-name="T813">26</text:span><text:span text:style-name="T814"> בֶּן־אֶתְנִ֥י בֶן־זֶ֖רַח בֶּן־עֲדָיָֽה׃<text:s/></text:span><text:span text:style-name="T815">‬</text:span>‬<text:span text:style-name="T816">27</text:span><text:span text:style-name="T817"> בֶּן־אֵיתָ֥ן בֶּן־זִמָּ֖ה בֶּן־שִׁמְעִֽי׃<text:s/></text:span><text:span text:style-name="T818">‬</text:span>‬<text:span text:style-name="T819">28</text:span><text:span text:style-name="T820"> בֶּן־יַ֥חַת בֶּן־גֵּרְשֹׁ֖ם בֶּן־לֵוִֽי׃</text:span><text:span text:style-name="T821"><text:s/>ס<text:s/></text:span><text:span text:style-name="T822">‬</text:span>‬<text:span text:style-name="T823">29</text:span><text:span text:style-name="T824"> וּבְנֵ֧י מְרָרִ֛י אֲחֵיהֶ֖ם עַֽל־הַשְּׂמֹ֑אול אֵיתָן֙ בֶּן־קִישִׁ֔י בֶּן־עַבְדִּ֖י בֶּן־מַלּֽוּךְ׃<text:s/></text:span><text:span text:style-name="T825">‬</text:span>‬<text:span text:style-name="T826">30</text:span><text:span text:style-name="T827"> בֶּן־חֲשַׁבְיָ֥ה בֶן־אֲמַצְיָ֖ה בֶּן־חִלְקִיָּֽה׃<text:s/></text:span><text:span text:style-name="T828">‬</text:span>‬<text:span text:style-name="T829">31</text:span><text:span text:style-name="T830"> בֶּן־אַמְצִ֥י בֶן־בָּנִ֖י בֶּן־שָֽׁמֶר׃<text:s/></text:span><text:span text:style-name="T831">‬</text:span>‬<text:span text:style-name="T832">32</text:span><text:span text:style-name="T833"> בֶּן־מַחְלִי֙ בֶּן־</text:span><text:soft-page-break/><text:span text:style-name="T834">מוּשִׁ֔י בֶּן־מְרָרִ֖י בֶּן־לֵוִֽי׃</text:span><text:span text:style-name="T835"><text:s/>ס<text:s/></text:span><text:span text:style-name="T836">‬</text:span>‬<text:span text:style-name="T837">33</text:span><text:span text:style-name="T838"> וַאֲחֵיהֶ֖ם הַלְוִיִּ֑ם נְתוּנִ֕ים לְכָ֨ל־עֲבוֹדַ֔ת מִשְׁכַּ֖ן בֵּ֥ית הָאֱלֹהִֽים׃<text:s/></text:span><text:span text:style-name="T839">‬</text:span>‬<text:span text:style-name="T840">34</text:span><text:span text:style-name="T841"> וְֽאַהֲרֹ֨ן וּבָנָ֜יו מַקְטִירִ֨ים עַל־מִזְבַּ֤ח הָֽעוֹלָה֙ וְעַל־מִזְבַּ֣ח הַקְּטֹ֔רֶת לְכֹ֕ל מְלֶ֖אכֶת קֹ֣דֶשׁ הַקֳּדָשִׁ֑ים וּלְכַפֵּר֙ עַל־יִשְׂרָאֵ֔ל כְּכֹל֙ אֲשֶׁ֣ר צִוָּ֔ה מֹשֶׁ֖ה עֶ֥בֶד הָאֱלֹהִֽים׃<text:s/></text:span><text:span text:style-name="T842">פ<text:s/></text:span><text:span text:style-name="T843">‬</text:span>‬‬‬‬‬‬‬‬‬‬‬‬‬‬‬‬‬‬‬‬</text:p>
        <text:p text:style-name="P844"><text:span text:style-name="T845">35</text:span><text:span text:style-name="T846"> וְאֵ֖לֶּה בְּנֵ֣י אַהֲרֹ֑ן אֶלְעָזָ֥ר בְּנ֛וֹ פִּֽינְחָ֥ס בְּנ֖וֹ אֲבִישׁ֥וּעַ בְּנֽוֹ׃<text:s/></text:span><text:span text:style-name="T847">‬</text:span>‬<text:span text:style-name="T848">36</text:span><text:span text:style-name="T849"> בֻּקִּ֥י בְנ֛וֹ עֻזִּ֥י בְנ֖וֹ זְרַֽחְיָ֥ה בְנֽוֹ׃<text:s/></text:span><text:span text:style-name="T850">‬</text:span>‬<text:span text:style-name="T851">37</text:span><text:span text:style-name="T852"> מְרָי֥וֹת בְּנ֛וֹ אֲמַרְיָ֥ה בְנ֖וֹ אֲחִיט֥וּב בְּנֽוֹ׃<text:s/></text:span><text:span text:style-name="T853">‬</text:span>‬<text:span text:style-name="T854">38</text:span><text:span text:style-name="T855"> צָד֥וֹק בְּנ֖וֹ אֲחִימַ֥עַץ בְּנֽוֹ׃</text:span><text:span text:style-name="T856"><text:s/>ס<text:s/></text:span><text:span text:style-name="T857">‬</text:span>‬<text:span text:style-name="T858">39</text:span><text:span text:style-name="T859"> וְאֵ֙לֶּה֙ מוֹשְׁבוֹתָ֔ם לְטִירוֹתָ֖ם בִּגְבוּלָ֑ם לִבְנֵ֤י אַהֲרֹן֙ לְמִשְׁפַּחַ֣ת הַקְּהָתִ֔י כִּ֥י לָהֶ֖ם הָיָ֥ה הַגּוֹרָֽל׃<text:s/></text:span><text:span text:style-name="T860">‬</text:span>‬<text:span text:style-name="T861">40</text:span><text:span text:style-name="T862"> וַֽיִּתְּנ֥וּ לָהֶ֛ם אֶת־חֶבְר֖וֹן בְּאֶ֣רֶץ יְהוּדָ֑ה וְאֶת־מִגְרָשֶׁ֖יהָ סְבִיבֹתֶֽיהָ׃<text:s/></text:span><text:span text:style-name="T863">‬</text:span>‬<text:span text:style-name="T864">41</text:span><text:span text:style-name="T865"> וְאֶת־שְׂדֵ֥ה הָעִ֖יר וְאֶת־חֲצֵרֶ֑יהָ נָתְנ֖וּ לְכָלֵ֥ב בֶּן־יְפֻנֶּֽה׃</text:span><text:span text:style-name="T866"><text:s/>ס<text:s/></text:span><text:span text:style-name="T867">‬</text:span>‬<text:span text:style-name="T868">42</text:span><text:span text:style-name="T869"> וְלִבְנֵ֣י אַהֲרֹ֗ן נָתְנוּ֙ אֶת־עָרֵ֣י הַמִּקְלָ֔ט אֶת־חֶבְר֥וֹן וְאֶת־לִבְנָ֖ה וְאֶת־מִגְרָשֶׁ֑יהָ וְאֶת־יַתִּ֥ר וְאֶֽת־אֶשְׁתְּמֹ֖עַ וְאֶת־מִגְרָשֶֽׁיהָ׃<text:s/></text:span><text:span text:style-name="T870">‬</text:span>‬<text:span text:style-name="T871">43</text:span><text:span text:style-name="T872"> וְאֶת־חִילֵז֙ וְאֶת־מִגְרָשֶׁ֔יהָ אֶת־דְּבִ֖יר וְאֶת־מִגְרָשֶֽׁיהָ׃<text:s/></text:span><text:span text:style-name="T873">‬</text:span>‬<text:span text:style-name="T874">44</text:span><text:span text:style-name="T875"> וְאֶת־עָשָׁן֙ וְאֶת־מִגְרָשֶׁ֔יהָ וְאֶת־בֵּ֥ית שֶׁ֖מֶשׁ וְאֶת־מִגְרָשֶֽׁיהָ׃</text:span><text:span text:style-name="T876"><text:s/>ס<text:s/></text:span><text:span text:style-name="T877">‬</text:span>‬<text:span text:style-name="T878">45</text:span><text:span text:style-name="T879"> וּמִמַּטֵּ֣ה בִנְיָמִ֗ן אֶת־גֶּ֤בַע וְאֶת־מִגְרָשֶׁ֙יהָ֙ וְאֶת־עָלֶ֣מֶת וְאֶת־מִגְרָשֶׁ֔יהָ וְאֶת־עֲנָת֖וֹת וְאֶת־מִגְרָשֶׁ֑יהָ כָּל־עָרֵיהֶ֛ם שְׁלֹשׁ־עֶשְׂרֵ֥ה עִ֖יר בְּמִשְׁפְּחוֹתֵיהֶֽם׃</text:span><text:span text:style-name="T880"><text:s/>ס<text:s/></text:span><text:span text:style-name="T881">‬</text:span>‬<text:span text:style-name="T882">46</text:span><text:span text:style-name="T883"> וְלִבְנֵ֨י קְהָ֜ת הַנּוֹתָרִ֗ים מִמִּשְׁפַּ֣חַת הַמַּטֶּ֡ה מִֽ֠מַּחֲצִית מַטֵּ֨ה חֲצִ֧י מְנַשֶּׁ֛ה בַּגּוֹרָ֖ל עָרִ֥ים עָֽשֶׂר׃</text:span><text:span text:style-name="T884"><text:s/>ס<text:s/></text:span><text:span text:style-name="T885">‬</text:span>‬<text:span text:style-name="T886">47</text:span><text:span text:style-name="T887"> וְלִבְנֵ֨י גֵרְשׁ֜וֹם לְמִשְׁפְּחוֹתָ֗ם מִמַּטֵּ֣ה יִ֠שָׂשכָר וּמִמַּטֵּ֨ה אָשֵׁ֜ר וּמִמַּטֵּ֣ה נַפְתָּלִ֗י וּמִמַּטֵּ֤ה מְנַשֶּׁה֙ בַּבָּשָׁ֔ן עָרִ֖ים שְׁלֹ֥שׁ עֶשְׂרֵֽה׃</text:span><text:span text:style-name="T888"><text:s/>ס<text:s/></text:span><text:span text:style-name="T889">‬</text:span>‬<text:span text:style-name="T890">48</text:span><text:span text:style-name="T891"> לִבְנֵ֨י מְרָרִ֜י לְמִשְׁפְּחוֹתָ֗ם מִמַּטֵּ֣ה רְ֠אוּבֵן וּֽמִמַּטֵּה־גָ֞ד וּמִמַּטֵּ֤ה זְבוּלֻן֙ בַּגּוֹרָ֔ל עָרִ֖ים שְׁתֵּ֥ים עֶשְׂרֵֽה׃<text:s/></text:span><text:span text:style-name="T892">‬</text:span>‬<text:span text:style-name="T893">49</text:span><text:span text:style-name="T894"> וַיִּתְּנ֥וּ בְנֵי־יִשְׂרָאֵ֖ל לַלְוִיִּ֑ם אֶת־הֶעָרִ֖ים וְאֶת־מִגְרְשֵׁיהֶֽם׃<text:s/></text:span><text:span text:style-name="T895">‬</text:span>‬<text:span text:style-name="T896">50</text:span><text:span text:style-name="T897"> וַיִּתְּנ֣וּ בַגּוֹרָ֗ל מִמַּטֵּ֤ה בְנֵי־יְהוּדָה֙ וּמִמַּטֵּ֣ה בְנֵי־שִׁמְע֔וֹן וּמִמַּטֵּ֖ה בְּנֵ֣י בִנְיָמִ֑ן אֵ֚ת הֶעָרִ֣ים הָאֵ֔לֶּה אֲשֶׁר־יִקְרְא֥וּ אֶתְהֶ֖ם בְּשֵׁמֽוֹת׃</text:span><text:span text:style-name="T898"><text:s/>ס<text:s/></text:span><text:span text:style-name="T899">‬</text:span>‬<text:span text:style-name="T900">51</text:span><text:span text:style-name="T901"> וּמִֽמִּשְׁפְּח֖וֹת בְּנֵ֣י קְהָ֑ת וַיְהִי֙ עָרֵ֣י גְבוּלָ֔ם מִמַּטֵּ֖ה אֶפְרָֽיִם׃<text:s/></text:span><text:span text:style-name="T902">‬</text:span>‬<text:span text:style-name="T903">52</text:span><text:span text:style-name="T904"> וַיִּתְּנ֨וּ לָהֶ֜ם אֶת־עָרֵ֧י הַמִּקְלָ֛ט אֶת־שְׁכֶ֥ם וְאֶת־מִגְרָשֶׁ֖יהָ בְּהַ֣ר אֶפְרָ֑יִם וְאֶת־גֶּ֖זֶר וְאֶת־מִגְרָשֶֽׁיהָ׃<text:s/></text:span><text:span text:style-name="T905">‬</text:span>‬<text:span text:style-name="T906">53</text:span><text:span text:style-name="T907"> וְאֶֽת־יָקְמְעָם֙ וְאֶת־מִגְרָשֶׁ֔יהָ וְאֶת־בֵּ֥ית חוֹר֖וֹן וְאֶת־מִגְרָשֶֽׁיהָ׃<text:s/></text:span><text:span text:style-name="T908">‬</text:span>‬‬‬‬‬‬‬‬‬‬‬‬‬‬‬‬‬‬‬‬</text:p>
        <text:p text:style-name="P909"><text:span text:style-name="T910">54</text:span><text:span text:style-name="T911"> וְאֶת־אַיָּלוֹן֙ וְאֶת־מִגְרָשֶׁ֔יהָ וְאֶת־גַּת־רִמּ֖וֹן וְאֶת־מִגְרָשֶֽׁיהָ׃<text:s/></text:span><text:span text:style-name="T912">פ<text:s/></text:span><text:span text:style-name="T913">‬</text:span>‬‬</text:p>
        <text:p text:style-name="P914"><text:span text:style-name="T915">55</text:span><text:span text:style-name="T916"> וּמִֽמַּחֲצִית֙ מַטֵּ֣ה מְנַשֶּׁ֔ה אֶת־עָנֵר֙ וְאֶת־מִגְרָשֶׁ֔יהָ וְאֶת־בִּלְעָ֖ם וְאֶת־מִגְרָשֶׁ֑יהָ לְמִשְׁפַּ֥חַת לִבְנֵי־קְהָ֖ת הַנּוֹתָרִֽים׃<text:s/></text:span><text:span text:style-name="T917">פ<text:s/></text:span><text:span text:style-name="T918">‬</text:span>‬‬</text:p>
        <text:p text:style-name="P919"><text:span text:style-name="T920">56</text:span><text:span text:style-name="T921"> לִבְנֵי֮ גֵּרְשׁוֹם֒ מִמִּשְׁפַּ֗חַת חֲצִי֙ מַטֵּ֣ה מְנַשֶּׁ֔ה אֶת־גּוֹלָ֥ן בַּבָּשָׁ֖ן וְאֶת־מִגְרָשֶׁ֑יהָ וְאֶת־עַשְׁתָּר֖וֹת וְאֶת־מִגְרָשֶֽׁיהָ׃</text:span><text:span text:style-name="T922"><text:s/>ס<text:s/></text:span><text:span text:style-name="T923">‬</text:span>‬<text:span text:style-name="T924">57</text:span><text:span text:style-name="T925"> וּמִמַּטֵּ֣ה יִשָׂשכָ֔ר אֶת־קֶ֖דֶשׁ וְאֶת־מִגְרָשֶׁ֑יהָ אֶת־דָּבְרַ֖ת וְאֶת־מִגְרָשֶֽׁיהָ׃<text:s/></text:span><text:span text:style-name="T926">‬</text:span>‬<text:span text:style-name="T927">58</text:span><text:span text:style-name="T928"> וְאֶת־רָאמוֹת֙ וְאֶת־מִגְרָשֶׁ֔יהָ וְאֶת־עָנֵ֖ם וְאֶת־מִגְרָשֶֽׁיהָ׃</text:span><text:span text:style-name="T929"><text:s/>ס<text:s/></text:span><text:span text:style-name="T930">‬</text:span>‬<text:span text:style-name="T931">59</text:span><text:span text:style-name="T932"> וּמִמַּטֵּ֣ה אָשֵׁ֔ר אֶת־מָשָׁ֖ל וְאֶת־מִגְרָשֶׁ֑יהָ וְאֶת־עַבְדּ֖וֹן וְאֶת־מִגְרָשֶֽׁיהָ׃<text:s/></text:span><text:span text:style-name="T933">‬</text:span>‬<text:span text:style-name="T934">60</text:span><text:span text:style-name="T935"> וְאֶת־חוּקֹק֙ וְאֶת־מִגְרָשֶׁ֔יהָ וְאֶת־רְחֹ֖ב וְאֶת־מִגְרָשֶֽׁיהָ׃<text:s/></text:span><text:span text:style-name="T936">‬</text:span>‬<text:span text:style-name="T937">61</text:span><text:span text:style-name="T938"> וּמִמַּטֵּ֣ה נַפְתָּלִ֗י<text:s/></text:span><text:soft-page-break/><text:span text:style-name="T939">אֶת־קֶ֤דֶשׁ בַּגָּלִיל֙ וְאֶת־מִגְרָשֶׁ֔יהָ וְאֶת־חַמּ֖וֹן וְאֶת־מִגְרָשֶׁ֑יהָ וְאֶת־קִרְיָתַ֖יִם וְאֶת־מִגְרָשֶֽׁיהָ׃</text:span><text:span text:style-name="T940"><text:s/>ס<text:s/></text:span><text:span text:style-name="T941">‬</text:span>‬<text:span text:style-name="T942">62</text:span><text:span text:style-name="T943"> לִבְנֵ֣י מְרָרִי֮ הַנּוֹתָרִים֒ מִמַּטֵּ֣ה זְבוּלֻ֔ן אֶת־רִמּוֹנ֖וֹ וְאֶת־מִגְרָשֶׁ֑יהָ אֶת־תָּב֖וֹר וְאֶת־מִגְרָשֶֽׁיהָ׃<text:s/></text:span><text:span text:style-name="T944">‬</text:span>‬<text:span text:style-name="T945">63</text:span><text:span text:style-name="T946"> וּמֵעֵ֜בֶר לְיַרְדֵּ֣ן יְרֵחוֹ֮ לְמִזְרַ֣ח הַיַּרְדֵּן֒ מִמַּטֵּ֣ה רְאוּבֵ֔ן אֶת־בֶּ֥צֶר בַּמִּדְבָּ֖ר וְאֶת־מִגְרָשֶׁ֑יהָ וְאֶת־יַ֖הְצָה וְאֶת־מִגְרָשֶֽׁיהָ׃<text:s/></text:span><text:span text:style-name="T947">‬</text:span>‬<text:span text:style-name="T948">64</text:span><text:span text:style-name="T949"> וְאֶת־קְדֵמוֹת֙ וְאֶת־מִגְרָשֶׁ֔יהָ וְאֶת־מֵיפַ֖עַת וְאֶת־מִגְרָשֶֽׁיהָ׃<text:s/></text:span><text:span text:style-name="T950">‬</text:span>‬<text:span text:style-name="T951">65</text:span><text:span text:style-name="T952"> וּמִ֨מַּטֵּה־גָ֔ד אֶת־רָאמ֥וֹת בַּגִּלְעָ֖ד וְאֶת־מִגְרָשֶׁ֑יהָ וְאֶֽת־מַחֲנַ֖יִם וְאֶת־מִגְרָשֶֽׁיהָ׃<text:s/></text:span><text:span text:style-name="T953">‬</text:span>‬<text:span text:style-name="T954">66</text:span><text:span text:style-name="T955"> וְאֶת־חֶשְׁבּוֹן֙ וְאֶת־מִגְרָשֶׁ֔יהָ וְאֶת־יַעְזֵ֖יר וְאֶת־מִגְרָשֶֽׁיהָ׃</text:span><text:span text:style-name="T956"><text:s/>ס<text:s/></text:span><text:span text:style-name="T957">‬</text:span>‬‬‬‬‬‬‬‬‬‬‬‬</text:p>
      </text:section>
      <text:section text:name="Sect6" text:style-name="S6">
        <text:p text:style-name="P958">1 Chronicles 7</text:p>
        <text:p text:style-name="P959"><text:span text:style-name="T960">1</text:span><text:span text:style-name="T961"> וְלִבְנֵ֣י יִשָׂשכָ֗ר תּוֹלָ֧ע וּפוּאָ֛ה *ישיב **יָשׁ֥וּב וְשִׁמְר֖וֹן אַרְבָּעָֽה׃</text:span><text:span text:style-name="T962"><text:s/>ס<text:s/></text:span><text:span text:style-name="T963">2</text:span><text:span text:style-name="T964"> וּבְנֵ֣י תוֹלָ֗ע עֻזִּ֡י וּרְפָיָ֡ה וִֽ֠ירִיאֵל וְיַחְמַ֨י וְיִבְשָׂ֜ם וּשְׁמוּאֵ֗ל רָאשִׁ֤ים לְבֵית־אֲבוֹתָם֙ לְתוֹלָ֔ע גִּבּ֥וֹרֵי חַ֖יִל לְתֹלְדוֹתָ֑ם מִסְפָּרָם֙ בִּימֵ֣י דָוִ֔יד עֶשְׂרִֽים־וּשְׁנַ֥יִם אֶ֖לֶף וְשֵׁ֥שׁ מֵאֽוֹת׃</text:span><text:span text:style-name="T965"><text:s/>ס<text:s/></text:span><text:span text:style-name="T966">‬</text:span>‬<text:span text:style-name="T967">3</text:span><text:span text:style-name="T968"> וּבְנֵ֥י עֻזִּ֖י יִֽזְרַֽחְיָ֑ה וּבְנֵ֣י יִֽזְרַֽחְיָ֗ה מִֽיכָאֵ֡ל וְ֠עֹבַדְיָה וְיוֹאֵ֧ל יִשִּׁיָּ֛ה חֲמִשָּׁ֖ה רָאשִׁ֥ים כֻּלָּֽם׃<text:s/></text:span><text:span text:style-name="T969">‬</text:span>‬<text:span text:style-name="T970">4</text:span><text:span text:style-name="T971"> וַעֲלֵיהֶ֨ם לְתֹלְדוֹתָ֜ם לְבֵ֣ית אֲבוֹתָ֗ם גְּדוּדֵי֙ צְבָ֣א מִלְחָמָ֔ה שְׁלֹשִׁ֥ים וְשִׁשָּׁ֖ה אָ֑לֶף כִּֽי־הִרְבּ֥וּ נָשִׁ֖ים וּבָנִֽים׃<text:s/></text:span><text:span text:style-name="T972">‬</text:span>‬<text:span text:style-name="T973">5</text:span><text:span text:style-name="T974"> וַאֲחֵיהֶ֗ם לְכֹל֙ מִשְׁפְּח֣וֹת יִשָׂשכָ֔ר גִּבּוֹרֵ֖י חֲיָלִ֑ים שְׁמוֹנִ֤ים וְשִׁבְעָה֙ אֶ֔לֶף הִתְיַחְשָׂ֖ם לַכֹּֽל׃<text:s/></text:span><text:span text:style-name="T975">פ<text:s/></text:span><text:span text:style-name="T976">‬</text:span>‬‬‬‬‬</text:p>
        <text:p text:style-name="P977"><text:span text:style-name="T978">6</text:span><text:span text:style-name="T979"> בִּנְיָמִ֗ן בֶּ֧לַע וָבֶ֛כֶר וִידִֽיעֲאֵ֖ל שְׁלֹשָֽׁה׃<text:s/></text:span><text:span text:style-name="T980">‬</text:span>‬<text:span text:style-name="T981">7</text:span><text:span text:style-name="T982"> וּבְנֵ֣י בֶ֗לַע אֶצְבּ֡וֹן וְעֻזִּ֡י וְ֠עֻזִּיאֵל וִירִימ֨וֹת וְעִירִ֜י חֲמִשָּׁ֗ה רָאשֵׁי֙ בֵּ֣ית אָב֔וֹת גִּבּוֹרֵ֖י חֲיָלִ֑ים וְהִתְיַחְשָׂ֗ם עֶשְׂרִ֤ים וּשְׁנַ֙יִם֙ אֶ֔לֶף וּשְׁלֹשִׁ֖ים וְאַרְבָּעָֽה׃</text:span><text:span text:style-name="T983"><text:s/>ס<text:s/></text:span><text:span text:style-name="T984">‬</text:span>‬<text:span text:style-name="T985">8</text:span><text:span text:style-name="T986"> וּבְנֵ֣י בֶ֗כֶר זְמִירָ֡ה וְיוֹעָ֡שׁ וֶ֠אֱלִיעֶזֶר וְאֶלְיוֹעֵינַ֤י וְעָמְרִי֙ וִירֵמ֣וֹת וַאֲבִיָּ֔ה וַעֲנָת֖וֹת וְעָלָ֑מֶת כָּל־אֵ֖לֶּה בְּנֵי־בָֽכֶר׃<text:s/></text:span><text:span text:style-name="T987">‬</text:span>‬<text:span text:style-name="T988">9</text:span><text:span text:style-name="T989"> וְהִתְיַחְשָׂ֣ם לְתֹלְדוֹתָ֗ם רָאשֵׁי֙ בֵּ֣ית אֲבוֹתָ֔ם גִּבּוֹרֵ֖י חָ֑יִל עֶשְׂרִ֥ים אֶ֖לֶף וּמָאתָֽיִם׃</text:span><text:span text:style-name="T990"><text:s/>ס<text:s/></text:span><text:span text:style-name="T991">‬</text:span>‬<text:span text:style-name="T992">10</text:span><text:span text:style-name="T993"> וּבְנֵ֥י יְדִיעֲאֵ֖ל בִּלְהָ֑ן וּבְנֵ֣י בִלְהָ֗ן *יעיש **יְע֡וּשׁ וּ֠בִנְיָמִן וְאֵה֤וּד וּֽכְנַעֲנָה֙ וְזֵיתָ֔ן וְתַרְשִׁ֖ישׁ וַאֲחִישָֽׁחַר׃<text:s/></text:span><text:span text:style-name="T994">‬</text:span>‬<text:span text:style-name="T995">11</text:span><text:span text:style-name="T996"> כָּל־אֵ֜לֶּה בְּנֵ֤י יְדִֽיעֲאֵל֙ לְרָאשֵׁ֣י הָאָב֔וֹת גִּבּוֹרֵ֖י חֲיָלִ֑ים שִׁבְעָֽה־עָשָׂ֥ר אֶ֙לֶף֙ וּמָאתַ֔יִם יֹצְאֵ֥י צָבָ֖א לַמִּלְחָמָֽה׃<text:s/></text:span><text:span text:style-name="T997">‬</text:span>‬<text:span text:style-name="T998">12</text:span><text:span text:style-name="T999"> וְשֻׁפִּ֤ם וְחֻפִּם֙ בְּנֵ֣י עִ֔יר חֻשִׁ֖ם בְּנֵ֥י אַחֵֽר׃<text:s/></text:span><text:span text:style-name="T1000">‬</text:span>‬<text:span text:style-name="T1001">13</text:span><text:span text:style-name="T1002"> בְּנֵ֣י נַפְתָּלִ֗י יַחֲצִיאֵ֧ל וְגוּנִ֛י וְיֵ֥צֶר וְשַׁלּ֖וּם בְּנֵ֥י בִלְהָֽה׃<text:s/></text:span><text:span text:style-name="T1003">פ<text:s/></text:span><text:span text:style-name="T1004">‬</text:span>‬‬‬‬‬‬‬‬‬</text:p>
        <text:p text:style-name="P1005"><text:span text:style-name="T1006">14</text:span><text:span text:style-name="T1007"> בְּנֵ֣י מְנַשֶּׁ֔ה אַשְׂרִיאֵ֖ל אֲשֶׁ֣ר יָלָ֑דָה פִּֽילַגְשׁוֹ֙ הָֽאֲרַמִּיָּ֔ה יָלְדָ֕ה אֶת־מָכִ֖יר אֲבִ֥י גִלְעָֽד׃<text:s/></text:span><text:span text:style-name="T1008">‬</text:span>‬<text:span text:style-name="T1009">15</text:span><text:span text:style-name="T1010"> וּמָכִ֞יר לָקַ֤ח אִשָּׁה֙ לְחֻפִּ֣ים וּלְשֻׁפִּ֔ים וְשֵׁ֤ם אֲחֹתוֹ֙ מַעֲכָ֔ה וְשֵׁ֥ם הַשֵּׁנִ֖י צְלָפְחָ֑ד וַתִּהְיֶ֥נָה לִצְלָפְחָ֖ד בָּנֽוֹת׃<text:s/></text:span><text:span text:style-name="T1011">‬</text:span>‬<text:span text:style-name="T1012">16</text:span><text:span text:style-name="T1013"> וַתֵּ֨לֶד מַעֲכָ֤ה אֵֽשֶׁת־מָכִיר֙ בֵּ֔ן וַתִּקְרָ֤א שְׁמוֹ֙ פֶּ֔רֶשׁ וְשֵׁ֥ם אָחִ֖יו שָׁ֑רֶשׁ וּבָנָ֖יו אוּלָ֥ם וָרָֽקֶם׃<text:s/></text:span><text:span text:style-name="T1014">‬</text:span>‬<text:span text:style-name="T1015">17</text:span><text:span text:style-name="T1016"> וּבְנֵ֥י אוּלָ֖ם בְּדָ֑ן אֵ֚לֶּה בְּנֵ֣י גִלְעָ֔ד בֶּן־מָכִ֖יר בֶּן־מְנַשֶּֽׁה׃<text:s/></text:span><text:span text:style-name="T1017">‬</text:span>‬<text:span text:style-name="T1018">18</text:span><text:span text:style-name="T1019"> וַאֲחֹת֖וֹ הַמֹּלֶ֑כֶת יָלְדָה֙ אֶת־אִישְׁה֔וֹד וְאֶת־אֲבִיעֶ֖זֶר וְאֶת־מַחְלָֽה׃<text:s/></text:span><text:span text:style-name="T1020">‬</text:span>‬<text:span text:style-name="T1021">19</text:span><text:span text:style-name="T1022"> וַיִּהְי֖וּ בְּנֵ֣י שְׁמִידָ֑ע אַחְיָ֣ן וָשֶׁ֔כֶם וְלִקְחִ֖י וַאֲנִיעָֽם׃<text:s/></text:span><text:span text:style-name="T1023">פ<text:s/></text:span><text:span text:style-name="T1024">‬</text:span>‬‬‬‬‬‬‬</text:p>
        <text:soft-page-break/>
        <text:p text:style-name="P1025"><text:span text:style-name="T1026">20</text:span><text:span text:style-name="T1027"> וּבְנֵ֥י אֶפְרַ֖יִם שׁוּתָ֑לַח וּבֶ֤רֶד בְּנוֹ֙ וְתַ֣חַת בְּנ֔וֹ וְאֶלְעָדָ֥ה בְנ֖וֹ וְתַ֥חַת בְּנֽוֹ׃<text:s/></text:span><text:span text:style-name="T1028">‬</text:span>‬<text:span text:style-name="T1029">21</text:span><text:span text:style-name="T1030"> וְזָבָ֥ד בְּנ֛וֹ וְשׁוּתֶ֥לַח בְּנ֖וֹ וְעֵ֣זֶר וְאֶלְעָ֑ד וַהֲרָג֗וּם אַנְשֵׁי־גַת֙ הַנּוֹלָדִ֣ים בָּאָ֔רֶץ כִּ֣י יָרְד֔וּ לָקַ֖חַת אֶת־מִקְנֵיהֶֽם׃<text:s/></text:span><text:span text:style-name="T1031">‬</text:span>‬<text:span text:style-name="T1032">22</text:span><text:span text:style-name="T1033"> וַיִּתְאַבֵּ֛ל אֶפְרַ֥יִם אֲבִיהֶ֖ם יָמִ֣ים רַבִּ֑ים וַיָּבֹ֥אוּ אֶחָ֖יו לְנַחֲמֽוֹ׃<text:s/></text:span><text:span text:style-name="T1034">‬</text:span>‬<text:span text:style-name="T1035">23</text:span><text:span text:style-name="T1036"> וַיָּבֹא֙ אֶל־אִשְׁתּ֔וֹ וַתַּ֖הַר וַתֵּ֣לֶד בֵּ֑ן וַיִּקְרָ֤א אֶת־שְׁמוֹ֙ בְּרִיעָ֔ה כִּ֥י בְרָעָ֖ה הָיְתָ֥ה בְּבֵיתֽוֹ׃<text:s/></text:span><text:span text:style-name="T1037">‬</text:span>‬<text:span text:style-name="T1038">24</text:span><text:span text:style-name="T1039"> וּבִתּ֣וֹ שֶׁאֱרָ֔ה וַתִּ֧בֶן אֶת־בֵּית־חוֹר֛וֹן הַתַּחְתּ֖וֹן וְאֶת־הָעֶלְי֑וֹן וְאֵ֖ת אֻזֵּ֥ן שֶׁאֱרָֽה׃<text:s/></text:span><text:span text:style-name="T1040">‬</text:span>‬<text:span text:style-name="T1041">25</text:span><text:span text:style-name="T1042"> וְרֶ֣פַח בְּנ֗וֹ וְרֶ֧שֶׁף וְתֶ֛לַח בְּנ֖וֹ וְתַ֥חַן בְּנֽוֹ׃<text:s/></text:span><text:span text:style-name="T1043">‬</text:span>‬<text:span text:style-name="T1044">26</text:span><text:span text:style-name="T1045"> לַעְדָּ֥ן בְּנ֛וֹ עַמִּיה֥וּד בְּנ֖וֹ אֱלִישָׁמָ֥ע בְּנֽוֹ׃<text:s/></text:span><text:span text:style-name="T1046">‬</text:span>‬<text:span text:style-name="T1047">27</text:span><text:span text:style-name="T1048"> נ֥וֹן בְּנ֖וֹ יְהוֹשֻׁ֥עַ בְּנֽוֹ׃<text:s/></text:span><text:span text:style-name="T1049">‬</text:span>‬<text:span text:style-name="T1050">28</text:span><text:span text:style-name="T1051"> וַאֲחֻזָּתָם֙ וּמֹ֣שְׁבוֹתָ֔ם בֵּֽית־אֵ֖ל וּבְנֹתֶ֑יהָ וְלַמִּזְרָ֣ח נַעֲרָ֔ן וְלַֽמַּעֲרָ֗ב גֶּ֤זֶר וּבְנֹתֶ֙יהָ֙ וּשְׁכֶ֣ם וּבְנֹתֶ֔יהָ עַד־עַיָּ֖ה וּבְנֹתֶֽיהָ׃<text:s/></text:span><text:span text:style-name="T1052">‬</text:span>‬<text:span text:style-name="T1053">29</text:span><text:span text:style-name="T1054"> וְעַל־יְדֵ֣י בְנֵי־מְנַשֶּׁ֗ה בֵּית־שְׁאָ֤ן וּבְנֹתֶ֙יהָ֙ תַּעְנַ֣ךְ וּבְנֹתֶ֔יהָ מְגִדּ֥וֹ וּבְנוֹתֶ֖יהָ דּ֣וֹר וּבְנוֹתֶ֑יהָ בְּאֵ֙לֶּה֙ יָשְׁב֔וּ בְּנֵ֥י יוֹסֵ֖ף בֶּן־יִשְׂרָאֵֽל׃<text:s/></text:span><text:span text:style-name="T1055">פ<text:s/></text:span><text:span text:style-name="T1056">‬</text:span>‬‬‬‬‬‬‬‬‬‬‬</text:p>
        <text:p text:style-name="P1057"><text:span text:style-name="T1058">30</text:span><text:span text:style-name="T1059"> בְּנֵ֣י אָשֵׁ֗ר יִמְנָ֧ה וְיִשְׁוָ֛ה וְיִשְׁוִ֥י וּבְרִיעָ֖ה וְשֶׂ֥רַח אֲחוֹתָֽם׃<text:s/></text:span><text:span text:style-name="T1060">‬</text:span>‬<text:span text:style-name="T1061">31</text:span><text:span text:style-name="T1062"> וּבְנֵ֣י בְרִיעָ֔ה חֶ֖בֶר וּמַלְכִּיאֵ֑ל ה֖וּא אֲבִ֥י *ברזות **בִרְזָֽיִת׃<text:s/></text:span><text:span text:style-name="T1063">‬</text:span>‬<text:span text:style-name="T1064">32</text:span><text:span text:style-name="T1065"> וְחֶ֙בֶר֙ הוֹלִ֣יד אֶת־יַפְלֵ֔ט וְאֶת־שׁוֹמֵ֖ר וְאֶת־חוֹתָ֑ם וְאֵ֖ת שׁוּעָ֥א אֲחוֹתָֽם׃<text:s/></text:span><text:span text:style-name="T1066">‬</text:span>‬<text:span text:style-name="T1067">33</text:span><text:span text:style-name="T1068"> וּבְנֵ֣י יַפְלֵ֔ט פָּסַ֥ךְ וּבִמְהָ֖ל וְעַשְׁוָ֑ת אֵ֖לֶּה בְּנֵ֥י יַפְלֵֽט׃<text:s/></text:span><text:span text:style-name="T1069">‬</text:span>‬<text:span text:style-name="T1070">34</text:span><text:span text:style-name="T1071"> וּבְנֵ֖י שָׁ֑מֶר אֲחִ֥י *ורוהגה **וְרָהְגָּ֖ה *יחבה **וְחֻבָּ֥ה וַאֲרָֽם׃<text:s/></text:span><text:span text:style-name="T1072">‬</text:span>‬<text:span text:style-name="T1073">35</text:span><text:span text:style-name="T1074"> וּבֶן־הֵ֖לֶם אָחִ֑יו צוֹפַ֥ח וְיִמְנָ֖ע וְשֵׁ֥לֶשׁ וְעָמָֽל׃<text:s/></text:span><text:span text:style-name="T1075">‬</text:span>‬<text:span text:style-name="T1076">36</text:span><text:span text:style-name="T1077"> בְּנֵ֖י צוֹפָ֑ח ס֧וּחַ וְחַרְנֶ֛פֶר וְשׁוּעָ֖ל וּבֵרִ֥י וְיִמְרָֽה׃<text:s/></text:span><text:span text:style-name="T1078">‬</text:span>‬<text:span text:style-name="T1079">37</text:span><text:span text:style-name="T1080"> בֶּ֣צֶר וָה֗וֹד וְשַׁמָּ֧א וְשִׁלְשָׁ֛ה וְיִתְרָ֖ן וּבְאֵרָֽא׃<text:s/></text:span><text:span text:style-name="T1081">‬</text:span>‬<text:span text:style-name="T1082">38</text:span><text:span text:style-name="T1083"> וּבְנֵ֖י יֶ֑תֶר יְפֻנֶּ֥ה וּפִסְפָּ֖ה וַאְרָֽא׃<text:s/></text:span><text:span text:style-name="T1084">‬</text:span>‬<text:span text:style-name="T1085">39</text:span><text:span text:style-name="T1086"> וּבְנֵ֖י עֻלָּ֑א אָרַ֥ח וְחַנִּיאֵ֖ל וְרִצְיָֽא׃<text:s/></text:span><text:span text:style-name="T1087">‬</text:span>‬<text:span text:style-name="T1088">40</text:span><text:span text:style-name="T1089"> כָּל־אֵ֣לֶּה בְנֵי־אָ֠שֵׁר רָאשֵׁ֨י בֵית־הָאָב֤וֹת בְּרוּרִים֙ גִּבּוֹרֵ֣י חֲיָלִ֔ים רָאשֵׁ֖י הַנְּשִׂיאִ֑ים וְהִתְיַחְשָׂ֤ם בַּצָּבָא֙ בַּמִּלְחָמָ֔ה מִסְפָּרָ֣ם אֲנָשִׁ֔ים עֶשְׂרִ֥ים וְשִׁשָּׁ֖ה אָֽלֶף׃</text:span><text:span text:style-name="T1090"><text:s/>ס<text:s/></text:span><text:span text:style-name="T1091">‬</text:span>‬‬‬‬‬‬‬‬‬‬‬‬</text:p>
      </text:section>
      <text:section text:name="Sect7" text:style-name="S7">
        <text:p text:style-name="P1092">1 Chronicles 8</text:p>
        <text:p text:style-name="P1093"><text:span text:style-name="T1094">1</text:span><text:span text:style-name="T1095"> וּבִ֨נְיָמִ֔ן הוֹלִ֖יד אֶת־בֶּ֣לַע בְּכֹר֑וֹ אַשְׁבֵּל֙ הַשֵּׁנִ֔י וְאַחְרַ֖ח הַשְּׁלִישִֽׁי׃<text:s/></text:span><text:span text:style-name="T1096">‬</text:span>‬‬<text:span text:style-name="T1097">2</text:span><text:span text:style-name="T1098"> נוֹחָה֙ הָֽרְבִיעִ֔י וְרָפָ֖א הַחֲמִישִֽׁי׃</text:span><text:span text:style-name="T1099"><text:s/>ס<text:s/></text:span><text:span text:style-name="T1100">‬</text:span>‬<text:span text:style-name="T1101">3</text:span><text:span text:style-name="T1102"> וַיִּהְי֥וּ בָנִ֖ים לְבָ֑לַע אַדָּ֥ר וְגֵרָ֖א וַאֲבִיהֽוּד׃<text:s/></text:span><text:span text:style-name="T1103">‬</text:span>‬<text:span text:style-name="T1104">4</text:span><text:span text:style-name="T1105"> וַאֲבִישׁ֥וּעַ וְנַעֲמָ֖ן וַאֲחֽוֹחַ׃<text:s/></text:span><text:span text:style-name="T1106">‬</text:span>‬<text:span text:style-name="T1107">5</text:span><text:span text:style-name="T1108"> וְגֵרָ֥א וּשְׁפוּפָ֖ן וְחוּרָֽם׃<text:s/></text:span><text:span text:style-name="T1109">‬</text:span>‬<text:span text:style-name="T1110">6</text:span><text:span text:style-name="T1111"> וְאֵ֖לֶּה בְּנֵ֣י אֵח֑וּד אֵ֣לֶּה הֵ֞ם רָאשֵׁ֤י אָבוֹת֙ לְי֣וֹשְׁבֵי גֶ֔בַע וַיַּגְל֖וּם אֶל־מָנָֽחַת׃<text:s/></text:span><text:span text:style-name="T1112">‬</text:span>‬<text:span text:style-name="T1113">7</text:span><text:span text:style-name="T1114"> וְנַעֲמָ֧ן וַאֲחִיָּ֛ה וְגֵרָ֖א ה֣וּא הֶגְלָ֑ם וְהוֹלִ֥יד אֶת־עֻזָּ֖א וְאֶת־אֲחִיחֻֽד׃<text:s/></text:span><text:span text:style-name="T1115">‬</text:span>‬<text:span text:style-name="T1116">8</text:span><text:span text:style-name="T1117"> וְשַׁחֲרַ֗יִם הוֹלִיד֙ בִּשְׂדֵ֣ה מוֹאָ֔ב מִן־שִׁלְח֖וֹ אֹתָ֑ם חוּשִׁ֥ים וְאֶֽת־בַּעֲרָ֖א נָשָֽׁיו׃<text:s/></text:span><text:span text:style-name="T1118">‬</text:span>‬<text:span text:style-name="T1119">9</text:span><text:span text:style-name="T1120"> וַיּ֖וֹלֶד מִן־חֹ֣דֶשׁ אִשְׁתּ֑וֹ אֶת־יוֹבָב֙ וְאֶת־צִבְיָ֔א וְאֶת־מֵישָׁ֖א וְאֶת־מַלְכָּֽם׃<text:s/></text:span><text:span text:style-name="T1121">‬</text:span>‬<text:span text:style-name="T1122">10</text:span><text:span text:style-name="T1123"> וְאֶת־יְע֥וּץ וְאֶת־שָֽׂכְיָ֖ה וְאֶת־מִרְמָ֑ה אֵ֥לֶּה בָנָ֖יו רָאשֵׁ֥י אָבֽוֹת׃<text:s/></text:span><text:span text:style-name="T1124">‬</text:span>‬<text:span text:style-name="T1125">11</text:span><text:span text:style-name="T1126"> וּמֵחֻשִׁ֛ים הוֹלִ֥יד אֶת־אֲבִיט֖וּב וְאֶת־אֶלְפָּֽעַל׃<text:s/></text:span><text:span text:style-name="T1127">‬</text:span>‬<text:span text:style-name="T1128">12</text:span><text:span text:style-name="T1129"> וּבְנֵ֣י אֶלְפַּ֔עַל עֵ֥בֶר וּמִשְׁעָ֖ם וָשָׁ֑מֶד ה֚וּא בָּנָ֣ה אֶת־אוֹנ֔וֹ וְאֶת־לֹ֖ד וּבְנֹתֶֽיהָ׃<text:s/></text:span><text:span text:style-name="T1130">‬</text:span>‬<text:span text:style-name="T1131">13</text:span><text:span text:style-name="T1132"> וּבְרִעָ֣ה וָשֶׁ֔מַע הֵ֚מָּה רָאשֵׁ֣י הָאָב֔וֹת לְיוֹשְׁבֵ֖י אַיָּל֑וֹן הֵ֥מָּה הִבְרִ֖יחוּ אֶת־י֥וֹשְׁבֵי גַֽת׃<text:s/></text:span><text:span text:style-name="T1133">‬</text:span>‬<text:span text:style-name="T1134">14</text:span><text:span text:style-name="T1135"> וְאַחְי֥וֹ שָׁשָׁ֖ק וִירֵמֽוֹת׃<text:s/></text:span><text:span text:style-name="T1136">‬</text:span>‬<text:span text:style-name="T1137">15</text:span><text:span text:style-name="T1138"> וּזְבַדְיָ֥ה וַעֲרָ֖ד וָעָֽדֶר׃<text:s/></text:span><text:span text:style-name="T1139">‬</text:span>‬<text:span text:style-name="T1140">16</text:span><text:span text:style-name="T1141"> וּמִיכָאֵ֧ל וְיִשְׁפָּ֛ה וְיוֹחָ֖א בְּנֵ֥י בְרִיעָֽה׃<text:s/></text:span><text:span text:style-name="T1142">‬</text:span>‬<text:span text:style-name="T1143">17</text:span><text:span text:style-name="T1144"> וּזְבַדְיָ֥ה וּמְשֻׁלָּ֖ם וְחִזְקִ֥י וָחָֽבֶר׃<text:s/></text:span><text:soft-page-break/><text:span text:style-name="T1145">‬</text:span>‬<text:span text:style-name="T1146">18</text:span><text:span text:style-name="T1147"> וְיִשְׁמְרַ֧י וְיִזְלִיאָ֛ה וְיוֹבָ֖ב בְּנֵ֥י אֶלְפָּֽעַל׃<text:s/></text:span><text:span text:style-name="T1148">‬</text:span>‬<text:span text:style-name="T1149">19</text:span><text:span text:style-name="T1150"> וְיָקִ֥ים וְזִכְרִ֖י וְזַבְדִּֽי׃<text:s/></text:span><text:span text:style-name="T1151">‬</text:span>‬<text:span text:style-name="T1152">20</text:span><text:span text:style-name="T1153"> וֶאֱלִיעֵנַ֥י וְצִלְּתַ֖י וֶאֱלִיאֵֽל׃<text:s/></text:span><text:span text:style-name="T1154">‬</text:span>‬<text:span text:style-name="T1155">21</text:span><text:span text:style-name="T1156"> וַעֲדָיָ֧ה וּבְרָאיָ֛ה וְשִׁמְרָ֖ת בְּנֵ֥י שִׁמְעִֽי׃<text:s/></text:span><text:span text:style-name="T1157">‬</text:span>‬<text:span text:style-name="T1158">22</text:span><text:span text:style-name="T1159"> וְיִשְׁפָּ֥ן וָעֵ֖בֶר וֶאֱלִיאֵֽל׃<text:s/></text:span><text:span text:style-name="T1160">‬</text:span>‬<text:span text:style-name="T1161">23</text:span><text:span text:style-name="T1162"> וְעַבְדּ֥וֹן וְזִכְרִ֖י וְחָנָֽן׃<text:s/></text:span><text:span text:style-name="T1163">‬</text:span>‬<text:span text:style-name="T1164">24</text:span><text:span text:style-name="T1165"> וַחֲנַנְיָ֥ה וְעֵילָ֖ם וְעַנְתֹתִיָּֽה׃<text:s/></text:span><text:span text:style-name="T1166">‬</text:span>‬<text:span text:style-name="T1167">25</text:span><text:span text:style-name="T1168"> וְיִפְדְיָ֥ה *ופניאל **וּפְנוּאֵ֖ל בְּנֵ֥י שָׁשָֽׁק׃<text:s/></text:span><text:span text:style-name="T1169">‬</text:span>‬<text:span text:style-name="T1170">26</text:span><text:span text:style-name="T1171"> וְשַׁמְשְׁרַ֥י וּשְׁחַרְיָ֖ה וַעֲתַלְיָֽה׃<text:s/></text:span><text:span text:style-name="T1172">‬</text:span>‬<text:span text:style-name="T1173">27</text:span><text:span text:style-name="T1174"> וְיַעֲרֶשְׁיָ֧ה וְאֵלִיָּ֛ה וְזִכְרִ֖י בְּנֵ֥י יְרֹחָֽם׃<text:s/></text:span><text:span text:style-name="T1175">‬</text:span>‬<text:span text:style-name="T1176">28</text:span><text:span text:style-name="T1177"> אֵ֣לֶּה רָאשֵׁ֥י אָב֛וֹת לְתֹלְדוֹתָ֖ם רָאשִׁ֑ים אֵ֖לֶּה יָשְׁב֥וּ בִירוּשָׁלָֽ͏ִם׃</text:span><text:span text:style-name="T1178"><text:s/>ס<text:s/></text:span><text:span text:style-name="T1179">‬</text:span>‬<text:span text:style-name="T1180">29</text:span><text:span text:style-name="T1181"> וּבְגִבְע֥וֹן יָשְׁב֖וּ אֲבִ֣י גִבְע֑וֹן וְשֵׁ֥ם אִשְׁתּ֖וֹ מַעֲכָֽה׃<text:s/></text:span><text:span text:style-name="T1182">‬</text:span>‬<text:span text:style-name="T1183">30</text:span><text:span text:style-name="T1184"> וּבְנ֥וֹ הַבְּכ֖וֹר עַבְדּ֑וֹן וְצ֥וּר וְקִ֖ישׁ וּבַ֥עַל וְנָדָֽב׃<text:s/></text:span><text:span text:style-name="T1185">‬</text:span>‬<text:span text:style-name="T1186">31</text:span><text:span text:style-name="T1187"> וּגְד֥וֹר וְאַחְי֖וֹ וָזָֽכֶר׃<text:s/></text:span><text:span text:style-name="T1188">‬</text:span>‬<text:span text:style-name="T1189">32</text:span><text:span text:style-name="T1190"> וּמִקְל֖וֹת הוֹלִ֣יד אֶת־שִׁמְאָ֑ה וְאַף־הֵ֗מָּה נֶ֧גֶד אֲחֵיהֶ֛ם יָשְׁב֥וּ בִירוּשָׁלַ֖͏ִם עִם־אֲחֵיהֶֽם׃</text:span><text:span text:style-name="T1191"><text:s/>ס<text:s/></text:span><text:span text:style-name="T1192">‬</text:span>‬<text:span text:style-name="T1193">33</text:span><text:span text:style-name="T1194"> וְנֵר֙ הוֹלִ֣יד אֶת־קִ֔ישׁ וְקִ֖ישׁ הוֹלִ֣יד אֶת־שָׁא֑וּל וְשָׁא֗וּל הוֹלִ֤יד אֶת־יְהֽוֹנָתָן֙ וְאֶת־מַלְכִּי־שׁ֔וּעַ וְאֶת־אֲבִֽינָדָ֖ב וְאֶת־אֶשְׁבָּֽעַל׃<text:s/></text:span><text:span text:style-name="T1195">‬</text:span>‬<text:span text:style-name="T1196">34</text:span><text:span text:style-name="T1197"> וּבֶן־יְהוֹנָתָ֖ן מְרִ֣יב בָּ֑עַל וּמְרִ֥יב בַּ֖עַל הוֹלִ֥יד אֶת־מִיכָֽה׃</text:span><text:span text:style-name="T1198"><text:s/>ס<text:s/></text:span><text:span text:style-name="T1199">‬</text:span>‬<text:span text:style-name="T1200">35</text:span><text:span text:style-name="T1201"> וּבְנֵ֖י מִיכָ֑ה פִּית֥וֹן וָמֶ֖לֶךְ וְתַאְרֵ֥עַ וְאָחָֽז׃<text:s/></text:span><text:span text:style-name="T1202">‬</text:span>‬<text:span text:style-name="T1203">36</text:span><text:span text:style-name="T1204"> וְאָחָז֙ הוֹלִ֣יד אֶת־יְהוֹעַדָּ֔ה וִיהֽוֹעַדָּ֗ה הוֹלִ֛יד אֶת־עָלֶ֥מֶת וְאֶת־עַזְמָ֖וֶת וְאֶת־זִמְרִ֑י וְזִמְרִ֖י הוֹלִ֥יד אֶת־מוֹצָֽא׃<text:s/></text:span><text:span text:style-name="T1205">‬</text:span>‬<text:span text:style-name="T1206">37</text:span><text:span text:style-name="T1207"> וּמוֹצָ֖א הוֹלִ֣יד אֶת־בִּנְעָ֑א רָפָ֥ה בְנ֛וֹ אֶלְעָשָׂ֥ה בְנ֖וֹ אָצֵ֥ל בְּנֽוֹ׃<text:s/></text:span><text:span text:style-name="T1208">‬</text:span>‬<text:span text:style-name="T1209">38</text:span><text:span text:style-name="T1210"> וּלְאָצֵל֮ שִׁשָּׁ֣ה בָנִים֒ וְאֵ֣לֶּה שְׁמוֹתָ֗ם עַזְרִיקָ֥ם ׀ בֹּ֙כְרוּ֙ וְיִשְׁמָעֵ֣אל וּשְׁעַרְיָ֔ה וְעֹבַדְיָ֖ה וְחָנָ֑ן כָּל־אֵ֖לֶּה בְּנֵ֥י אָצַֽל׃<text:s/></text:span><text:span text:style-name="T1211">‬</text:span>‬<text:span text:style-name="T1212">39</text:span><text:span text:style-name="T1213"> וּבְנֵ֖י עֵ֣שֶׁק אָחִ֑יו אוּלָ֣ם בְּכֹר֔וֹ יְעוּשׁ֙ הַשֵּׁנִ֔י וֽ͏ֶאֱלִיפֶ֖לֶט הַשְּׁלִשִֽׁי׃<text:s/></text:span><text:span text:style-name="T1214">‬</text:span>‬<text:span text:style-name="T1215">40</text:span><text:span text:style-name="T1216"> וַֽיִּהְי֣וּ בְנֵי־א֠וּלָם אֲנָשִׁ֨ים גִּבֹּרֵי־חַ֜יִל דֹּ֣רְכֵי קֶ֗שֶׁת וּמַרְבִּ֤ים בָּנִים֙ וּבְנֵ֣י בָנִ֔ים מֵאָ֖ה וַחֲמִשִּׁ֑ים כָּל־אֵ֖לֶּה מִבְּנֵ֥י בִנְיָמִֽן׃<text:s/></text:span><text:span text:style-name="T1217">פ<text:s/></text:span><text:span text:style-name="T1218">‬</text:span>‬‬‬‬‬‬‬‬‬‬‬‬‬‬‬‬‬‬‬‬‬‬‬‬‬‬‬‬‬‬‬‬‬‬‬‬‬‬‬‬</text:p>
      </text:section>
      <text:section text:name="Sect8" text:style-name="S8">
        <text:p text:style-name="P1219">1 Chronicles 9</text:p>
        <text:p text:style-name="P1220"><text:span text:style-name="T1221">1</text:span><text:span text:style-name="T1222"> וְכָל־יִשְׂרָאֵל֙ הִתְיַחְשׂ֔וּ וְהִנָּ֣ם כְּתוּבִ֔ים עַל־סֵ֖פֶר מַלְכֵ֣י יִשְׂרָאֵ֑ל וִיהוּדָ֛ה הָגְל֥וּ לְבָבֶ֖ל בְּמַעֲלָֽם׃</text:span><text:span text:style-name="T1223"><text:s/>ס<text:s/></text:span><text:span text:style-name="T1224">‬</text:span>‬‬<text:span text:style-name="T1225">2</text:span><text:span text:style-name="T1226"> וְהַיּוֹשְׁבִים֙ הָרִ֣אשֹׁנִ֔ים אֲשֶׁ֥ר בַּאֲחֻזָּתָ֖ם בְּעָרֵיהֶ֑ם יִשְׂרָאֵל֙ הַכֹּ֣הֲנִ֔ים הַלְוִיִּ֖ם וְהַנְּתִינִֽים׃<text:s/></text:span><text:span text:style-name="T1227">‬</text:span>‬<text:span text:style-name="T1228">3</text:span><text:span text:style-name="T1229"> וּבִירוּשָׁלִַ֙ם֙ יָשְׁב֔וּ מִן־בְּנֵ֥י יְהוּדָ֖ה וּמִן־בְּנֵ֣י בִנְיָמִ֑ן וּמִן־בְּנֵ֥י אֶפְרַ֖יִם וּמְנַשֶּֽׁה׃<text:s/></text:span><text:span text:style-name="T1230">‬</text:span>‬<text:span text:style-name="T1231">4</text:span><text:span text:style-name="T1232"> עוּתַ֨י בֶּן־עַמִּיה֤וּד בֶּן־עָמְרִי֙ בֶּן־אִמְרִ֣י בֶן־*בנימן־**בָּנִ֔י **מִן־בְּנֵי־פֶ֖רֶץ בֶּן־יְהוּדָֽה׃<text:s/></text:span><text:span text:style-name="T1233">‬</text:span>‬<text:span text:style-name="T1234">5</text:span><text:span text:style-name="T1235"> וּמִן־הַשִּׁ֣ילוֹנִ֔י עֲשָׂיָ֥ה הַבְּכ֖וֹר וּבָנָֽיו׃<text:s/></text:span><text:span text:style-name="T1236">‬</text:span>‬<text:span text:style-name="T1237">6</text:span><text:span text:style-name="T1238"> וּמִן־בְּנֵי־זֶ֖רַח יְעוּאֵ֑ל וַאֲחֵיהֶ֖ם שֵׁשׁ־מֵא֥וֹת וְתִשְׁעִֽים׃<text:s/></text:span><text:span text:style-name="T1239">‬</text:span>‬<text:span text:style-name="T1240">7</text:span><text:span text:style-name="T1241"> וּמִן־בְּנֵ֖י בִּנְיָמִ֑ן סַלּוּא֙ בֶּן־מְשֻׁלָּ֔ם בֶּן־הוֹדַוְיָ֖ה בֶּן־הַסְּנֻאָֽה׃<text:s/></text:span><text:span text:style-name="T1242">‬</text:span>‬<text:span text:style-name="T1243">8</text:span><text:span text:style-name="T1244"> וְיִבְנְיָה֙ בֶּן־יְרֹחָ֔ם וְאֵלָ֥ה בֶן־עֻזִּ֖י בֶּן־מִכְרִ֑י וּמְשֻׁלָּם֙ בֶּן־שְׁפַטְיָ֔ה בֶּן־רְעוּאֵ֖ל בֶּן־יִבְנִיָּֽה׃<text:s/></text:span><text:span text:style-name="T1245">‬</text:span>‬<text:span text:style-name="T1246">9</text:span><text:span text:style-name="T1247"> וַאֲחֵיהֶם֙ לְתֹ֣לְדוֹתָ֔ם תְּשַׁ֥ע מֵא֖וֹת וַחֲמִשִּׁ֣ים וְשִׁשָּׁ֑ה כָּל־אֵ֣לֶּה אֲנָשִׁ֔ים רָאשֵׁ֥י אָב֖וֹת לְבֵ֥ית אֲבֹתֵיהֶֽם׃</text:span><text:span text:style-name="T1248"><text:s/>ס<text:s/></text:span><text:span text:style-name="T1249">‬</text:span>‬<text:span text:style-name="T1250">10</text:span><text:span text:style-name="T1251"> וּמִן־הַֽכֹּהֲנִ֑ים יְדַֽעְיָ֥ה וִיהוֹיָרִ֖יב וְיָכִֽין׃<text:s/></text:span><text:span text:style-name="T1252">‬</text:span>‬<text:span text:style-name="T1253">11</text:span><text:span text:style-name="T1254"> וַעֲזַרְיָ֨ה בֶן־חִלְקִיָּ֜ה בֶּן־מְשֻׁלָּ֣ם בֶּן־צָד֗וֹק בֶּן־מְרָיוֹת֙ בֶּן־אֲחִיט֔וּב נְגִ֖יד בֵּ֥ית הָאֱלֹהִֽים׃</text:span><text:span text:style-name="T1255"><text:s/>ס<text:s/></text:span><text:span text:style-name="T1256">‬</text:span>‬<text:span text:style-name="T1257">12</text:span><text:span text:style-name="T1258"> וַעֲדָיָה֙ בֶּן־יְרֹחָ֔ם בֶּן־פַּשְׁח֖וּר בֶּן־מַלְכִּיָּ֑ה וּמַעְשַׂ֨י בֶּן־עֲדִיאֵ֧ל בֶּן־יַחְזֵ֛רָה בֶּן־מְשֻׁלָּ֥ם בֶּן־מְשִׁלֵּמִ֖ית בֶּן־אִמֵּֽר׃<text:s/></text:span><text:span text:style-name="T1259">‬</text:span>‬<text:span text:style-name="T1260">13</text:span><text:span text:style-name="T1261"> וַאֲחֵיהֶ֗ם רָאשִׁים֙ לְבֵ֣ית אֲבוֹתָ֔ם אֶ֕לֶף וּשְׁבַ֥ע מֵא֖וֹת וְשִׁשִּׁ֑ים גִּבּ֣וֹרֵי חֵ֔יל מְלֶ֖אכֶת עֲבוֹדַ֥ת בֵּית־הָאֱלֹהִֽים׃<text:s/></text:span><text:span text:style-name="T1262">‬</text:span>‬<text:span text:style-name="T1263">14</text:span><text:span text:style-name="T1264"> וּמִֽן־הַלְוִיִּ֑ם שְׁמַֽעְיָ֧ה בֶן־חַשּׁ֛וּב בֶּן־עַזְרִיקָ֥ם בֶּן־חֲשַׁבְיָ֖ה מִן־בְּנֵ֥י מְרָרִֽי׃<text:s/></text:span><text:soft-page-break/><text:span text:style-name="T1265">‬</text:span>‬<text:span text:style-name="T1266">15</text:span><text:span text:style-name="T1267"> וּבַקְבַּקַּ֥ר חֶ֖רֶשׁ וְגָלָ֑ל וּמַתַּנְיָה֙ בֶּן־מִיכָ֔א בֶּן־זִכְרִ֖י בֶּן־אָסָֽף׃<text:s/></text:span><text:span text:style-name="T1268">‬</text:span>‬<text:span text:style-name="T1269">16</text:span><text:span text:style-name="T1270"> וְעֹבַדְיָה֙ בֶּֽן־שְׁמַֽעְיָ֔ה בֶּן־גָּלָ֖ל בֶּן־יְדוּת֑וּן וּבֶרֶכְיָ֤ה בֶן־אָסָא֙ בֶּן־אֶלְקָנָ֔ה הַיּוֹשֵׁ֖ב בְּחַצְרֵ֥י נְטוֹפָתִֽי׃<text:s/></text:span><text:span text:style-name="T1271">‬</text:span>‬<text:span text:style-name="T1272">17</text:span><text:span text:style-name="T1273"> וְהַשֹּׁעֲרִים֙ שַׁלּ֣וּם וְעַקּ֔וּב וְטַלְמֹ֖ן וַאֲחִימָ֑ן וַאֲחִיהֶ֥ם שַׁלּ֖וּם הָרֹֽאשׁ׃<text:s/></text:span><text:span text:style-name="T1274">‬</text:span>‬<text:span text:style-name="T1275">18</text:span><text:span text:style-name="T1276"> וְֽעַד־הֵ֔נָּה בְּשַׁ֥עַר הַמֶּ֖לֶךְ מִזְרָ֑חָה הֵ֚מָּה הַשֹּׁ֣עֲרִ֔ים לְמַחֲנ֖וֹת בְּנֵ֥י לֵוִֽי׃<text:s/></text:span><text:span text:style-name="T1277">‬</text:span>‬<text:span text:style-name="T1278">19</text:span><text:span text:style-name="T1279"> וְשַׁלּ֣וּם בֶּן־ק֠וֹרֵא בֶּן־אֶבְיָסָ֨ף בֶּן־קֹ֜רַח וְֽאֶחָ֧יו לְבֵית־אָבִ֣יו הַקָּרְחִ֗ים עַ֚ל מְלֶ֣אכֶת הָעֲבוֹדָ֔ה שֹׁמְרֵ֥י הַסִּפִּ֖ים לָאֹ֑הֶל וַאֲבֹֽתֵיהֶם֙ עַל־מַחֲנֵ֣ה יְהוָ֔ה שֹׁמְרֵ֖י הַמָּבֽוֹא׃<text:s/></text:span><text:span text:style-name="T1280">‬</text:span>‬<text:span text:style-name="T1281">20</text:span><text:span text:style-name="T1282"> וּפִֽינְחָ֣ס בֶּן־אֶלְעָזָ֗ר נָגִ֨יד הָיָ֧ה עֲלֵיהֶ֛ם לְפָנִ֖ים יְהוָ֥ה ׀ עִמּֽוֹ׃<text:s/></text:span><text:span text:style-name="T1283">‬</text:span>‬<text:span text:style-name="T1284">21</text:span><text:span text:style-name="T1285"> זְכַרְיָה֙ בֶּ֣ן מְשֶֽׁלֶמְיָ֔ה שֹׁעֵ֥ר פֶּ֖תַח לְאֹ֥הֶל מוֹעֵֽד׃<text:s/></text:span><text:span text:style-name="T1286">‬</text:span>‬<text:span text:style-name="T1287">22</text:span><text:span text:style-name="T1288"> כֻּלָּ֤ם הַבְּרוּרִים֙ לְשֹׁעֲרִ֣ים בַּסִּפִּ֔ים מָאתַ֖יִם וּשְׁנֵ֣ים עָשָׂ֑ר הֵ֤מָּה בְחַצְרֵיהֶם֙ הִתְיַחְשָׂ֔ם הֵ֣מָּה יִסַּ֥ד דָּוִ֛יד וּשְׁמוּאֵ֥ל הָרֹאֶ֖ה בֶּאֱמוּנָתָֽם׃<text:s/></text:span><text:span text:style-name="T1289">‬</text:span>‬<text:span text:style-name="T1290">23</text:span><text:span text:style-name="T1291"> וְהֵ֨ם וּבְנֵיהֶ֜ם עַל־הַשְּׁעָרִ֧ים לְבֵית־יְהוָ֛ה לְבֵ֥ית הָאֹ֖הֶל לְמִשְׁמָרֽוֹת׃<text:s/></text:span><text:span text:style-name="T1292">‬</text:span>‬<text:span text:style-name="T1293">24</text:span><text:span text:style-name="T1294"> לְאַרְבַּ֣ע רוּח֔וֹת יִהְי֖וּ הַשֹּׁעֲרִ֑ים מִזְרָ֥ח יָ֖מָּה צָפ֥וֹנָה וָנֶֽגְבָּה׃<text:s/></text:span><text:span text:style-name="T1295">‬</text:span>‬<text:span text:style-name="T1296">25</text:span><text:span text:style-name="T1297"> וַאֲחֵיהֶ֨ם בְּחַצְרֵיהֶ֜ם לָב֨וֹא לְשִׁבְעַ֧ת הַיָּמִ֛ים מֵעֵ֥ת אֶל־עֵ֖ת עִם־אֵֽלֶּה׃<text:s/></text:span><text:span text:style-name="T1298">‬</text:span>‬<text:span text:style-name="T1299">26</text:span><text:span text:style-name="T1300"> כִּ֣י בֶאֱמוּנָ֞ה הֵ֗מָּה אַרְבַּ֙עַת֙ גִּבֹּרֵ֣י הַשֹּׁעֲרִ֔ים הֵ֖ם הַלְוִיִּ֑ם וְהָיוּ֙ עַל־הַלְּשָׁכ֔וֹת וְעַ֥ל הָאֹצְר֖וֹת בֵּ֥ית הָאֱלֹהִֽים׃<text:s/></text:span><text:span text:style-name="T1301">‬</text:span>‬<text:span text:style-name="T1302">27</text:span><text:span text:style-name="T1303"> וּסְבִיב֥וֹת בֵּית־הָאֱלֹהִ֖ים יָלִ֑ינוּ כִּֽי־עֲלֵיהֶ֣ם מִשְׁמֶ֔רֶת וְהֵ֥ם עַל־הַמַּפְתֵּ֖חַ וְלַבֹּ֥קֶר לַבֹּֽקֶר׃<text:s/></text:span><text:span text:style-name="T1304">‬</text:span>‬<text:span text:style-name="T1305">28</text:span><text:span text:style-name="T1306"> וּמֵהֶ֖ם עַל־כְּלֵ֣י הָעֲבוֹדָ֑ה כִּֽי־בְמִסְפָּ֣ר יְבִיא֔וּם וּבְמִסְפָּ֖ר יוֹצִיאֽוּם׃<text:s/></text:span><text:span text:style-name="T1307">‬</text:span>‬<text:span text:style-name="T1308">29</text:span><text:span text:style-name="T1309"> וּמֵהֶ֗ם מְמֻנִּים֙ עַל־הַכֵּלִ֔ים וְעַ֖ל כָּל־כְּלֵ֣י הַקֹּ֑דֶשׁ וְעַל־הַסֹּ֙לֶת֙ וְהַיַּ֣יִן וְהַשֶּׁ֔מֶן וְהַלְּבוֹנָ֖ה וְהַבְּשָׂמִֽים׃<text:s/></text:span><text:span text:style-name="T1310">‬</text:span>‬<text:span text:style-name="T1311">30</text:span><text:span text:style-name="T1312"> וּמִן־בְּנֵי֙ הַכֹּ֣הֲנִ֔ים רֹקְחֵ֥י הַמִּרְקַ֖חַת לַבְּשָׂמִֽים׃<text:s/></text:span><text:span text:style-name="T1313">‬</text:span>‬<text:span text:style-name="T1314">31</text:span><text:span text:style-name="T1315"> וּמַתִּתְיָה֙ מִן־הַלְוִיִּ֔ם ה֥וּא הַבְּכ֖וֹר לְשַׁלֻּ֣ם הַקָּרְחִ֑י בֶּאֱמוּנָ֕ה עַ֖ל מַעֲשֵׂ֥ה הַחֲבִתִּֽים׃<text:s/></text:span><text:span text:style-name="T1316">‬</text:span>‬<text:span text:style-name="T1317">32</text:span><text:span text:style-name="T1318"> וּמִן־בְּנֵ֧י הַקְּהָתִ֛י מִן־אֲחֵיהֶ֖ם עַל־לֶ֣חֶם הַֽמַּעֲרָ֑כֶת לְהָכִ֖ין שַׁבַּ֥ת שַׁבָּֽת׃</text:span><text:span text:style-name="T1319"><text:s/>ס<text:s/></text:span><text:span text:style-name="T1320">‬</text:span>‬<text:span text:style-name="T1321">33</text:span><text:span text:style-name="T1322"> וְאֵ֣לֶּה הַ֠מְשֹׁרְרִים רָאשֵׁ֨י אָב֧וֹת לַלְוִיִּ֛ם בַּלְּשָׁכֹ֖ת *פטירים **פְּטוּרִ֑ים כִּֽי־יוֹמָ֥ם וָלַ֛יְלָה עֲלֵיהֶ֖ם בַּמְּלָאכָֽה׃<text:s/></text:span><text:span text:style-name="T1323">‬</text:span>‬<text:span text:style-name="T1324">34</text:span><text:span text:style-name="T1325"> אֵלֶּה֩ רָאשֵׁ֨י הָאָב֧וֹת לַלְוִיִּ֛ם לְתֹלְדוֹתָ֖ם רָאשִׁ֑ים אֵ֖לֶּה יָשְׁב֥וּ בִירוּשָׁלָֽ͏ִם׃<text:s/></text:span><text:span text:style-name="T1326">פ<text:s/></text:span><text:span text:style-name="T1327">‬</text:span>‬‬‬‬‬‬‬‬‬‬‬‬‬‬‬‬‬‬‬‬‬‬‬‬‬‬‬‬‬‬‬‬‬‬</text:p>
        <text:p text:style-name="P1328"><text:span text:style-name="T1329">35</text:span><text:span text:style-name="T1330"> וּבְגִבְע֛וֹן יָשְׁב֥וּ אֲבִֽי־גִבְע֖וֹן *יעואל **יְעִיאֵ֑ל וְשֵׁ֥ם אִשְׁתּ֖וֹ מַעֲכָֽה׃<text:s/></text:span><text:span text:style-name="T1331">‬</text:span>‬<text:span text:style-name="T1332">36</text:span><text:span text:style-name="T1333"> וּבְנ֥וֹ הַבְּכ֖וֹר עַבְדּ֑וֹן וְצ֣וּר וְקִ֔ישׁ וּבַ֥עַל וְנֵ֖ר וְנָדָֽב׃<text:s/></text:span><text:span text:style-name="T1334">‬</text:span>‬<text:span text:style-name="T1335">37</text:span><text:span text:style-name="T1336"> וּגְד֣וֹר וְאַחְי֔וֹ וּזְכַרְיָ֖ה וּמִקְלֽוֹת׃<text:s/></text:span><text:span text:style-name="T1337">‬</text:span>‬<text:span text:style-name="T1338">38</text:span><text:span text:style-name="T1339"> וּמִקְל֖וֹת הוֹלִ֣יד אֶת־שִׁמְאָ֑ם וְאַף־הֵ֗ם נֶ֧גֶד אֲחֵיהֶ֛ם יָשְׁב֥וּ בִירֽוּשָׁלַ֖͏ִם עִם־אֲחֵיהֶֽם׃</text:span><text:span text:style-name="T1340"><text:s/>ס<text:s/></text:span><text:span text:style-name="T1341">‬</text:span>‬<text:span text:style-name="T1342">39</text:span><text:span text:style-name="T1343"> וְנֵר֙ הוֹלִ֣יד אֶת־קִ֔ישׁ וְקִ֖ישׁ הוֹלִ֣יד אֶת־שָׁא֑וּל וְשָׁא֗וּל הוֹלִ֤יד אֶת־יְהֽוֹנָתָן֙ וְאֶת־מַלְכִּי־שׁ֔וּעַ וְאֶת־אֲבִינָדָ֖ב וְאֶת־אֶשְׁבָּֽעַל׃<text:s/></text:span><text:span text:style-name="T1344">‬</text:span>‬<text:span text:style-name="T1345">40</text:span><text:span text:style-name="T1346"> וּבֶן־יְהוֹנָתָ֖ן מְרִ֣יב בָּ֑עַל וּמְרִי־בַ֖עַל הוֹלִ֥יד אֶת־מִיכָֽה׃<text:s/></text:span><text:span text:style-name="T1347">‬</text:span>‬<text:span text:style-name="T1348">41</text:span><text:span text:style-name="T1349"> וּבְנֵ֖י מִיכָ֑ה פִּית֥וֹן וָמֶ֖לֶךְ וְתַחְרֵֽעַ׃<text:s/></text:span><text:span text:style-name="T1350">‬</text:span>‬<text:span text:style-name="T1351">42</text:span><text:span text:style-name="T1352"> וְאָחָז֙ הוֹלִ֣יד אֶת־יַעְרָ֔ה וְיַעְרָ֗ה הוֹלִ֛יד אֶת־עָלֶ֥מֶת וְאֶת־עַזְמָ֖וֶת וְאֶת־זִמְרִ֑י וְזִמְרִ֖י הוֹלִ֥יד אֶת־מוֹצָֽא׃<text:s/></text:span><text:span text:style-name="T1353">‬</text:span>‬<text:span text:style-name="T1354">43</text:span><text:span text:style-name="T1355"> וּמוֹצָ֖א הוֹלִ֣יד אֶת־בִּנְעָ֑א וּרְפָיָ֥ה בְנ֛וֹ אֶלְעָשָׂ֥ה בְנ֖וֹ אָצֵ֥ל בְּנֽוֹ׃<text:s/></text:span><text:span text:style-name="T1356">‬</text:span>‬<text:span text:style-name="T1357">44</text:span><text:span text:style-name="T1358"> וּלְאָצֵל֮ שִׁשָּׁ֣ה בָנִים֒ וְאֵ֣לֶּה שְׁמוֹתָ֗ם עַזְרִיקָ֥ם ׀ בֹּ֙כְרוּ֙ וְיִשְׁמָעֵ֣אל וּשְׁעַרְיָ֔ה וְעֹבַדְיָ֖ה וְחָנָ֑ן אֵ֖לֶּה בְּנֵ֥י אָצַֽל׃<text:s/></text:span><text:span text:style-name="T1359">פ<text:s/></text:span><text:span text:style-name="T1360">‬</text:span>‬‬‬‬‬‬‬‬‬‬‬</text:p>
      </text:section>
      <text:section text:name="Sect9" text:style-name="S9">
        <text:soft-page-break/>
        <text:p text:style-name="P1361">1 Chronicles 10</text:p>
        <text:p text:style-name="P1362"><text:span text:style-name="T1363">1</text:span><text:span text:style-name="T1364"> וּפְלִשְׁתִּ֖ים נִלְחֲמ֣וּ בְיִשְׂרָאֵ֑ל וַיָּ֤נָס אִֽישׁ־יִשְׂרָאֵל֙ מִפְּנֵ֣י פְלִשְׁתִּ֔ים וַיִּפְּל֥וּ חֲלָלִ֖ים בְּהַ֥ר גִּלְבֹּֽעַ׃<text:s/></text:span><text:span text:style-name="T1365">‬</text:span>‬‬<text:span text:style-name="T1366">2</text:span><text:span text:style-name="T1367"> וַיַּדְבְּק֣וּ פְלִשְׁתִּ֔ים אַחֲרֵ֥י שָׁא֖וּל וְאַחֲרֵ֣י בָנָ֑יו וַיַּכּ֣וּ פְלִשְׁתִּ֗ים אֶת־יוֹנָתָ֧ן וְאֶת־אֲבִינָדָ֛ב וְאֶת־מַלְכִּי־שׁ֖וּעַ בְּנֵ֥י שָׁאֽוּל׃<text:s/></text:span><text:span text:style-name="T1368">‬</text:span>‬<text:span text:style-name="T1369">3</text:span><text:span text:style-name="T1370"> וַתִּכְבַּ֤ד הַמִּלְחָמָה֙ עַל־שָׁא֔וּל וַיִּמְצָאֻ֖הוּ הַמּוֹרִ֣ים בַּקָּ֑שֶׁת וַיָּ֖חֶל מִן־הַיּוֹרִֽים׃<text:s/></text:span><text:span text:style-name="T1371">‬</text:span>‬<text:span text:style-name="T1372">4</text:span><text:span text:style-name="T1373"> וַיֹּ֣אמֶר שָׁאוּל֩ אֶל־נֹשֵׂ֨א כֵלָ֜יו שְׁלֹ֥ף חַרְבְּךָ֣ ׀ וְדָקְרֵ֣נִי בָ֗הּ פֶּן־יָבֹ֜אוּ הָעֲרֵלִ֤ים הָאֵ֙לֶּה֙ וְהִתְעַלְּלוּ־בִ֔י וְלֹ֤א אָבָה֙ נֹשֵׂ֣א כֵלָ֔יו כִּ֥י יָרֵ֖א מְאֹ֑ד</text:span><text:span text:style-name="T1374"><text:s/>ס<text:s/></text:span><text:span text:style-name="T1375">וַיִּקַּ֤ח שָׁאוּל֙ אֶת־הַחֶ֔רֶב וַיִּפֹּ֖ל עָלֶֽיהָ׃<text:s/></text:span><text:span text:style-name="T1376">‬</text:span>‬<text:span text:style-name="T1377">5</text:span><text:span text:style-name="T1378"> וַיַּ֥רְא נֹשֵֽׂא־כֵלָ֖יו כִּ֣י מֵ֣ת שָׁא֑וּל וַיִּפֹּ֥ל גַּם־ה֛וּא עַל־הַחֶ֖רֶב וַיָּמֹֽת׃</text:span><text:span text:style-name="T1379"><text:s/>ס<text:s/></text:span><text:span text:style-name="T1380">‬</text:span>‬<text:span text:style-name="T1381">6</text:span><text:span text:style-name="T1382"> וַיָּ֤מָת שָׁאוּל֙ וּשְׁלֹ֣שֶׁת בָּנָ֔יו וְכָל־בֵּית֖וֹ יַחְדָּ֥ו מֵֽתוּ׃<text:s/></text:span><text:span text:style-name="T1383">‬</text:span>‬<text:span text:style-name="T1384">7</text:span><text:span text:style-name="T1385"> וַ֠יִּרְאוּ כָּל־אִ֨ישׁ יִשְׂרָאֵ֤ל אֲשֶׁר־בָּעֵ֙מֶק֙ כִּ֣י נָ֔סוּ וְכִי־מֵ֖תוּ שָׁא֣וּל וּבָנָ֑יו וַיַּעַזְב֤וּ עָרֵיהֶם֙ וַיָּנֻ֔סוּ וַיָּבֹ֣אוּ פְלִשְׁתִּ֔ים וַיֵּשְׁב֖וּ בָּהֶֽם׃</text:span><text:span text:style-name="T1386"><text:s/>ס<text:s/></text:span><text:span text:style-name="T1387">‬</text:span>‬<text:span text:style-name="T1388">8</text:span><text:span text:style-name="T1389"> וַיְהִי֙ מִֽמָּחֳרָ֔ת וַיָּבֹ֣אוּ פְלִשְׁתִּ֔ים לְפַשֵּׁ֖ט אֶת־הֽ͏ַחֲלָלִ֑ים וַֽיִּמְצְא֤וּ אֶת־שָׁאוּל֙ וְאֶת־בָּנָ֔יו נֹפְלִ֖ים בְּהַ֥ר גִּלְבֹּֽעַ׃<text:s/></text:span><text:span text:style-name="T1390">‬</text:span>‬<text:span text:style-name="T1391">9</text:span><text:span text:style-name="T1392"> וַיַּ֨פְשִׁיטֻ֔הוּ וַיִּשְׂא֥וּ אֶת־רֹאשׁ֖וֹ וְאֶת־כֵּלָ֑יו וַיְשַׁלְּח֨וּ בְאֶֽרֶץ־פְלִשְׁתִּ֜ים סָבִ֗יב לְבַשֵּׂ֛ר אֶת־עֲצַבֵּיהֶ֖ם וְאֶת־הָעָֽם׃<text:s/></text:span><text:span text:style-name="T1393">‬</text:span>‬<text:span text:style-name="T1394">10</text:span><text:span text:style-name="T1395"> וַיָּשִׂ֙ימוּ֙ אֶת־כֵּלָ֔יו בֵּ֖ית אֱלֹהֵיהֶ֑ם וְאֶת־גֻּלְגָּלְתּ֥וֹ תָקְע֖וּ בֵּ֥ית דָּגֽוֹן׃</text:span><text:span text:style-name="T1396"><text:s/>ס<text:s/></text:span><text:span text:style-name="T1397">‬</text:span>‬<text:span text:style-name="T1398">11</text:span><text:span text:style-name="T1399"> וַֽיִּשְׁמְע֔וּ כֹּ֖ל יָבֵ֣ישׁ גִּלְעָ֑ד אֵ֛ת כָּל־אֲשֶׁר־עָשׂ֥וּ פְלִשְׁתִּ֖ים לְשָׁאֽוּל׃<text:s/></text:span><text:span text:style-name="T1400">‬</text:span>‬<text:span text:style-name="T1401">12</text:span><text:span text:style-name="T1402"> וַיָּקוּמוּ֮ כָּל־אִ֣ישׁ חַיִל֒ וַיִּשְׂא֞וּ אֶת־גּוּפַ֣ת שָׁא֗וּל וְאֵת֙ גּוּפֹ֣ת בָּנָ֔יו וַיְבִיא֖וּם יָבֵ֑ישָׁה וַיִּקְבְּר֨וּ אֶת־עַצְמוֹתֵיהֶ֜ם תַּ֤חַת הָאֵלָה֙ בְּיָבֵ֔שׁ וַיָּצ֖וּמוּ שִׁבְעַ֥ת יָמִֽים׃<text:s/></text:span><text:span text:style-name="T1403">‬</text:span>‬<text:span text:style-name="T1404">13</text:span><text:span text:style-name="T1405"> וַיָּ֣מָת שָׁא֗וּל בְּמַֽעֲלוֹ֙ אֲשֶׁ֣ר מָעַ֣ל בַּֽיהוָ֔ה עַל־דְּבַ֥ר יְהוָ֖ה אֲשֶׁ֣ר לֹא־שָׁמָ֑ר וְגַם־לִשְׁא֥וֹל בָּא֖וֹב לִדְרֽוֹשׁ׃<text:s/></text:span><text:span text:style-name="T1406">‬</text:span>‬<text:span text:style-name="T1407">14</text:span><text:span text:style-name="T1408"> וְלֹֽא־דָרַ֥שׁ בַּֽיהוָ֖ה וַיְמִיתֵ֑הוּ וַיַּסֵּב֙ אֶת־הַמְּלוּכָ֔ה לְדָוִ֖יד בֶּן־יִשָֽׁי׃<text:s/></text:span><text:span text:style-name="T1409">פ<text:s/></text:span><text:span text:style-name="T1410">‬</text:span>‬‬‬‬‬‬‬‬‬‬‬‬‬‬</text:p>
      </text:section>
      <text:section text:name="Sect10" text:style-name="S10">
        <text:p text:style-name="P1411">1 Chronicles 11</text:p>
        <text:p text:style-name="P1412"><text:span text:style-name="T1413">1</text:span><text:span text:style-name="T1414"> וַיִּקָּבְצ֧וּ כָֽל־יִשְׂרָאֵ֛ל אֶל־דָּוִ֖יד חֶבְר֣וֹנָה לֵאמֹ֑ר הִנֵּ֛ה עַצְמְךָ֥ וּֽבְשָׂרְךָ֖ אֲנָֽחְנוּ׃<text:s/></text:span><text:span text:style-name="T1415">‬</text:span>‬‬<text:span text:style-name="T1416">2</text:span><text:span text:style-name="T1417"> גַּם־תְּמ֣וֹל גַּם־שִׁלְשׁ֗וֹם גַּ֚ם בִּהְי֣וֹת שָׁא֣וּל מֶ֔לֶךְ אַתָּ֛ה הַמּוֹצִ֥יא וְהַמֵּבִ֖יא אֶת־יִשְׂרָאֵ֑ל וַיֹּאמֶר֩ יְהוָ֨ה אֱלֹהֶ֜יךָ לְךָ֗ אַתָּ֨ה תִרְעֶ֤ה אֶת־עַמִּי֙ אֶת־יִשְׂרָאֵ֔ל וְאַתָּה֙ תִּהְיֶ֣ה נָגִ֔יד עַ֖ל עַמִּ֥י יִשְׂרָאֵֽל׃<text:s/></text:span><text:span text:style-name="T1418">‬</text:span>‬<text:span text:style-name="T1419">3</text:span><text:span text:style-name="T1420"> וַ֠יָּבֹאוּ כָּל־זִקְנֵ֨י יִשְׂרָאֵ֤ל אֶל־הַמֶּ֙לֶךְ֙ חֶבְר֔וֹנָה וַיִּכְרֹת֩ לָהֶ֨ם דָּוִ֥יד בְּרִ֛ית בְּחֶבְר֖וֹן לִפְנֵ֣י יְהוָ֑ה וַיִּמְשְׁח֨וּ אֶת־דָּוִ֤יד לְמֶ֙לֶךְ֙ עַליִשְׂרָאֵ֔ל כִּדְבַ֥ר יְהוָ֖ה בְּיַד־שְׁמוּאֵֽל׃</text:span><text:span text:style-name="T1421"><text:s/>ס<text:s/></text:span><text:span text:style-name="T1422">‬</text:span>‬<text:span text:style-name="T1423">4</text:span><text:span text:style-name="T1424"> וַיֵּ֨לֶךְ דָּוִ֧יד וְכָל־יִשְׂרָאֵ֛ל יְרוּשָׁלַ֖͏ִם הִ֣יא יְב֑וּס וְשָׁם֙ הַיְבוּסִ֔י יֹשְׁבֵ֖י הָאָֽרֶץ׃<text:s/></text:span><text:span text:style-name="T1425">‬</text:span>‬<text:span text:style-name="T1426">5</text:span><text:span text:style-name="T1427"> וַיֹּ֨אמְר֜וּ יֹשְׁבֵ֤י יְבוּס֙ לְדָוִ֔יד לֹ֥א תָב֖וֹא הֵ֑נָּה וַיִּלְכֹּ֤ד דָּוִיד֙ אֶת־מְצֻדַ֣ת צִיּ֔וֹן הִ֖יא עִ֥יר דָּוִֽיד׃<text:s/></text:span><text:span text:style-name="T1428">‬</text:span>‬<text:span text:style-name="T1429">6</text:span><text:span text:style-name="T1430"> וַיֹּ֣אמֶר דָּוִ֔יד כָּל־מַכֵּ֤ה יְבוּסִי֙ בָּרִ֣אשׁוֹנָ֔ה יִהְיֶ֥ה לְרֹ֖אשׁ וּלְשָׂ֑ר וַיַּ֧עַל בָּרִאשׁוֹנָ֛ה יוֹאָ֥ב בֶּן־צְרוּיָ֖ה וַיְהִ֥י לְרֹֽאשׁ׃<text:s/></text:span><text:span text:style-name="T1431">‬</text:span>‬<text:span text:style-name="T1432">7</text:span><text:span text:style-name="T1433"> וַיֵּ֥שֶׁב דָּוִ֖יד בַּמְצָ֑ד עַל־כֵּ֥ן קָרְאוּ־ל֖וֹ עִ֥יר דָּוִֽיד׃<text:s/></text:span><text:soft-page-break/><text:span text:style-name="T1434">‬</text:span>‬<text:span text:style-name="T1435">8</text:span><text:span text:style-name="T1436"> וַיִּ֤בֶן הָעִיר֙ מִסָּבִ֔יב מִן־הַמִּלּ֖וֹא וְעַד־הַסָּבִ֑יב וְיוֹאָ֕ב יְחַיֶּ֖ה אֶת־שְׁאָ֥ר הָעִֽיר׃<text:s/></text:span><text:span text:style-name="T1437">‬</text:span>‬<text:span text:style-name="T1438">9</text:span><text:span text:style-name="T1439"> וַיֵּ֥לֶךְ דָּוִ֖יד הָל֣וֹךְ וְגָד֑וֹל וַיהוָ֥ה צְבָא֖וֹת עִמּֽוֹ׃<text:s/></text:span><text:span text:style-name="T1440">פ<text:s/></text:span><text:span text:style-name="T1441">‬</text:span>‬‬‬‬‬‬‬‬‬</text:p>
        <text:p text:style-name="P1442"><text:span text:style-name="T1443">10</text:span><text:span text:style-name="T1444"> וְאֵ֨לֶּה רָאשֵׁ֤י הַגִּבּוֹרִים֙ אֲשֶׁ֣ר לְדָוִ֔יד הַמִּתְחַזְּקִ֨ים עִמּ֧וֹ בְמַלְכוּת֛וֹ עִם־כָּל־יִשְׂרָאֵ֖ל לְהַמְלִיכ֑וֹ כִּדְבַ֥ר יְהוָ֖ה עַל־יִשְׂרָאֵֽל׃</text:span><text:span text:style-name="T1445"><text:s/>ס<text:s/></text:span><text:span text:style-name="T1446">‬</text:span>‬<text:span text:style-name="T1447">11</text:span><text:span text:style-name="T1448"> וְאֵ֛לֶּה מִסְפַּ֥ר הַגִּבֹּרִ֖ים אֲשֶׁ֣ר לְדָוִ֑יד יָשָׁבְעָ֣ם בֶּן־חַכְמוֹנִ֗י רֹ֚אשׁ *השלושים **הַשָּׁ֣לִישִׁ֔ים הֽוּא־עוֹרֵ֧ר אֶת־חֲנִית֛וֹ עַל־שְׁלֹשׁ־מֵא֥וֹת חָלָ֖ל בְּפַ֥עַם אֶחָֽת׃<text:s/></text:span><text:span text:style-name="T1449">‬</text:span>‬<text:span text:style-name="T1450">12</text:span><text:span text:style-name="T1451"> וְאַחֲרָ֛יו אֶלְעָזָ֥ר בֶּן־דּוֹד֖וֹ הָאֲחוֹחִ֑י ה֖וּא בִּשְׁלוֹשָׁ֥ה הַגִּבֹּרִֽים׃<text:s/></text:span><text:span text:style-name="T1452">‬</text:span>‬<text:span text:style-name="T1453">13</text:span><text:span text:style-name="T1454"> הֽוּא־הָיָ֨ה עִם־דָּוִ֜יד בַּפַּ֣ס דַּמִּ֗ים וְהַפְּלִשְׁתִּים֙ נֶאֱסְפוּ־שָׁ֣ם לַמִּלְחָמָ֔ה וַתְּהִ֛י חֶלְקַ֥ת הַשָּׂדֶ֖ה מְלֵאָ֣ה שְׂעוֹרִ֑ים וְהָעָ֥ם נָ֖סוּ מִפְּנֵ֥י פְלִשְׁתִּֽים׃<text:s/></text:span><text:span text:style-name="T1455">‬</text:span>‬<text:span text:style-name="T1456">14</text:span><text:span text:style-name="T1457"> וַיִּֽתְיַצְּב֤וּ בְתוֹךְ־הַחֶלְקָה֙ וַיַּצִּיל֔וּהָ וַיַּכּ֖וּ אֶת־פְּלִשְׁתִּ֑ים וַיּ֥וֹשַׁע יְהוָ֖ה תְּשׁוּעָ֥ה גְדוֹלָֽה׃<text:s/></text:span><text:span text:style-name="T1458">‬</text:span>‬<text:span text:style-name="T1459">15</text:span><text:span text:style-name="T1460"> וַיֵּרְד֡וּ שְֽׁלוֹשָׁה֩ מִן־הַשְּׁלוֹשִׁ֨ים רֹ֤אשׁ עַל־הַצֻּר֙ אֶל־דָּוִ֔יד אֶל־מְעָרַ֖ת עֲדֻלָּ֑ם וּמַחֲנֵ֣ה פְלִשְׁתִּ֔ים חֹנָ֖ה בְּעֵ֥מֶק רְפָאִֽים׃<text:s/></text:span><text:span text:style-name="T1461">‬</text:span>‬<text:span text:style-name="T1462">16</text:span><text:span text:style-name="T1463"> וְדָוִ֖יד אָ֣ז בַּמְּצוּדָ֑ה וּנְצִ֣יב פְּלִשְׁתִּ֔ים אָ֖ז בְּבֵ֥ית לָֽחֶם׃<text:s/></text:span><text:span text:style-name="T1464">‬</text:span>‬<text:span text:style-name="T1465">17</text:span><text:span text:style-name="T1466"> *ויתאו **וַיִּתְאָ֥יו דָּוִ֖יד וַיֹּאמַ֑ר מִ֚י יַשְׁקֵ֣נִי מַ֔יִם מִבּ֥וֹר בֵּֽית־לֶ֖חֶם אֲשֶׁ֥ר בַּשָּֽׁעַר׃<text:s/></text:span><text:span text:style-name="T1467">‬</text:span>‬<text:span text:style-name="T1468">18</text:span><text:span text:style-name="T1469"> וַיִּבְקְע֨וּ הַשְּׁלֹשָׁ֜ה בְּמַחֲנֵ֣ה פְלִשְׁתִּ֗ים וַיִּֽשְׁאֲבוּ־מַ֙יִם֙ מִבּ֤וֹר בֵּֽית־לֶ֙חֶם֙ אֲשֶׁ֣ר בַּשַּׁ֔עַר וַיִּשְׂא֖וּ וַיָּבִ֣אוּ אֶל־דָּוִ֑יד וְלֹֽא־אָבָ֤ה דָוִיד֙ לִשְׁתּוֹתָ֔ם וַיְנַסֵּ֥ךְ אֹתָ֖ם לַיהוָֽה׃<text:s/></text:span><text:span text:style-name="T1470">‬</text:span>‬<text:span text:style-name="T1471">19</text:span><text:span text:style-name="T1472"> וַיֹּ֡אמֶר חָלִילָה֩ לִּ֨י מֵאֱלֹהַ֜י מֵעֲשׂ֣וֹת זֹ֗את הֲדַ֣ם הָאֲנָשִׁים֩ הָאֵ֨לֶּה אֶשְׁתֶּ֤ה בְנַפְשׁוֹתָם֙ כִּ֣י בְנַפְשׁוֹתָ֣ם הֱבִיא֔וּם וְלֹ֥א אָבָ֖ה לִשְׁתּוֹתָ֑ם אֵ֣לֶּה עָשׂ֔וּ שְׁלֹ֖שֶׁת הַגִּבּוֹרִֽים׃<text:s/></text:span><text:span text:style-name="T1473">‬</text:span>‬<text:span text:style-name="T1474">20</text:span><text:span text:style-name="T1475"> וְאַבְשַׁ֣י אֲחִֽי־יוֹאָ֗ב ה֤וּא הָיָה֙ רֹ֣אשׁ הַשְּׁלוֹשָׁ֔ה וְהוּא֙ עוֹרֵ֣ר אֶת־חֲנִית֔וֹ עַל־שְׁלֹ֥שׁ מֵא֖וֹת חָלָ֑ל *ולא־**וְלוֹ־שֵׁ֖ם בַּשְּׁלוֹשָֽׁה׃<text:s/></text:span><text:span text:style-name="T1476">‬</text:span>‬<text:span text:style-name="T1477">21</text:span><text:span text:style-name="T1478"> מִן־הַשְּׁלוֹשָׁ֤ה בַשְּׁנַ֙יִם֙ נִכְבָּ֔ד וַיְהִ֥י לָהֶ֖ם לְשָׂ֑ר וְעַד־הַשְּׁלוֹשָׁ֖ה לֹֽא־בָֽא׃</text:span><text:span text:style-name="T1479"><text:s/>ס<text:s/></text:span><text:span text:style-name="T1480">‬</text:span>‬<text:span text:style-name="T1481">22</text:span><text:span text:style-name="T1482"> בְּנָיָ֨ה בֶן־יְהוֹיָדָ֧ע בֶּן־אִֽישׁ־חַ֛יִל רַב־פְּעָלִ֖ים מִֽן־קַבְצְאֵ֑ל ה֣וּא הִכָּ֗ה אֵ֣ת שְׁנֵ֤י אֲרִיאֵל֙ מוֹאָ֔ב וְ֠הוּא יָרַ֞ד וְהִכָּ֧ה אֶֽת־הָאֲרִ֛י בְּת֥וֹךְ הַבּ֖וֹר בְּי֥וֹם הַשָּֽׁלֶג׃<text:s/></text:span><text:span text:style-name="T1483">‬</text:span>‬<text:span text:style-name="T1484">23</text:span><text:span text:style-name="T1485"> וְהֽוּא־הִכָּה֩ אֶת־הָאִ֨ישׁ הַמִּצְרִ֜י אִ֥ישׁ מִדָּ֣ה ׀ חָמֵ֣שׁ בָּאַמָּ֗ה וּבְיַ֨ד הַמִּצְרִ֤י חֲנִית֙ כִּמְנ֣וֹר אֹרְגִ֔ים וַיֵּ֥רֶד אֵלָ֖יו בַּשָּׁ֑בֶט וַיִּגְזֹ֤ל אֶֽת־הַחֲנִית֙ מִיַּ֣ד הַמִּצְרִ֔י וַיַּהַרְגֵ֖הוּ בַּחֲנִיתֽוֹ׃<text:s/></text:span><text:span text:style-name="T1486">‬</text:span>‬<text:span text:style-name="T1487">24</text:span><text:span text:style-name="T1488"> אֵ֣לֶּה עָשָׂ֔ה בְּנָיָ֖הוּ בֶּן־יְהוֹיָדָ֑ע וְלוֹ־שֵׁ֖ם בִּשְׁלוֹשָׁ֥ה הַגִּבֹּרִֽים׃<text:s/></text:span><text:span text:style-name="T1489">‬</text:span>‬<text:span text:style-name="T1490">25</text:span><text:span text:style-name="T1491"> מִן־הַשְּׁלוֹשִׁ֗ים הִנּ֤וֹ נִכְבָּד֙ ה֔וּא וְאֶל־הַשְּׁלוֹשָׁ֖ה לֹא־בָ֑א וַיְשִׂימֵ֥הוּ דָוִ֖יד עַל־מִשְׁמַעְתּֽוֹ׃</text:span><text:span text:style-name="T1492"><text:s/>ס<text:s/></text:span><text:span text:style-name="T1493">‬</text:span>‬<text:span text:style-name="T1494">26</text:span><text:span text:style-name="T1495"> וְגִבּוֹרֵ֖י הַחֲיָלִ֑ים עֲשָׂה־אֵל֙ אֲחִ֣י יוֹאָ֔ב אֶלְחָנָ֥ן בֶּן־דּוֹד֖וֹ מִבֵּ֥ית לָֽחֶם׃</text:span><text:span text:style-name="T1496"><text:s/>ס<text:s/></text:span><text:span text:style-name="T1497">‬</text:span>‬<text:span text:style-name="T1498">27</text:span><text:span text:style-name="T1499"> שַׁמּוֹת֙ הַהֲרוֹרִ֔י חֶ֖לֶץ הַפְּלוֹנִֽי׃</text:span><text:span text:style-name="T1500"><text:s/>ס<text:s/></text:span><text:span text:style-name="T1501">‬</text:span>‬<text:span text:style-name="T1502">28</text:span><text:span text:style-name="T1503"> עִירָ֤א בֶן־עִקֵּשׁ֙ הַתְּקוֹעִ֔י אֲבִיעֶ֖זֶר הָעֲנְּתוֹתִֽי׃</text:span><text:span text:style-name="T1504"><text:s/>ס<text:s/></text:span><text:span text:style-name="T1505">‬</text:span>‬<text:span text:style-name="T1506">29</text:span><text:span text:style-name="T1507"> סִבְּכַי֙ הַחֻ֣שָׁתִ֔י עִילַ֖י הָאֲחוֹחִֽי׃</text:span><text:span text:style-name="T1508"><text:s/>ס<text:s/></text:span><text:span text:style-name="T1509">‬</text:span>‬<text:span text:style-name="T1510">30</text:span><text:span text:style-name="T1511"> מַהְרַי֙ הַנְּטֹ֣פָתִ֔י חֵ֥לֶד בֶּֽן־בַּֽעֲנָ֖ה הַנְּטוֹפָתִֽי׃</text:span><text:span text:style-name="T1512"><text:s/>ס<text:s/></text:span><text:span text:style-name="T1513">‬</text:span>‬<text:span text:style-name="T1514">31</text:span><text:span text:style-name="T1515"> אִיתַ֣י בֶּן־רִיבַ֗י מִגִּבְעַת֙ בְּנֵ֣י בִנְיָמִ֔ן</text:span><text:span text:style-name="T1516"><text:s/>ס<text:s/></text:span><text:span text:style-name="T1517">בְּנָיָ֖ה הַפִּרְעָתֹנִֽי׃<text:s/></text:span><text:span text:style-name="T1518">‬</text:span>‬<text:span text:style-name="T1519">32</text:span><text:span text:style-name="T1520"> חוּרַי֙ מִנַּ֣חֲלֵי גָ֔עַשׁ</text:span><text:span text:style-name="T1521"><text:s/>ס<text:s/></text:span><text:span text:style-name="T1522">אֲבִיאֵ֖ל הָעַרְבָתִֽי׃</text:span><text:span text:style-name="T1523"><text:s/>ס<text:s/></text:span><text:span text:style-name="T1524">‬</text:span>‬<text:span text:style-name="T1525">33</text:span><text:span text:style-name="T1526"> עַזְמָ֙וֶת֙ הַבַּ֣חֲרוּמִ֔י אֶלְיַחְבָּ֖א הַשַּׁעַלְבֹנִֽי׃</text:span><text:span text:style-name="T1527"><text:s/>ס<text:s/></text:span><text:span text:style-name="T1528">‬</text:span>‬<text:span text:style-name="T1529">34</text:span><text:span text:style-name="T1530"> בְּנֵ֗י הָשֵׁם֙ הַגִּ֣זוֹנִ֔י יוֹנָתָ֥ן בֶּן־שָׁגֵ֖ה הַהֲרָרִֽי׃</text:span><text:span text:style-name="T1531"><text:s/>ס<text:s/></text:span><text:span text:style-name="T1532">‬</text:span>‬<text:span text:style-name="T1533">35</text:span><text:span text:style-name="T1534"> אֲחִיאָ֧ם בֶּן־שָׂכָ֛ר הַהֲרָרִ֖י אֱלִיפַ֥ל בֶּן־אֽוּר׃</text:span><text:span text:style-name="T1535"><text:s/>ס<text:s/></text:span><text:span text:style-name="T1536">‬</text:span>‬<text:span text:style-name="T1537">36</text:span><text:span text:style-name="T1538"> חֵ֚פֶר הַמְּכֵ֣רָתִ֔י אֲחִיָּ֖ה הַפְּלֹנִֽי׃</text:span><text:span text:style-name="T1539"><text:s/>ס<text:s/></text:span><text:span text:style-name="T1540">‬</text:span>‬<text:span text:style-name="T1541">37</text:span><text:span text:style-name="T1542"> חֶצְרוֹ֙ הַֽכַּרְמְלִ֔י נַעֲרַ֖י בֶּן־אֶזְבָּֽי׃</text:span><text:span text:style-name="T1543"><text:s/>ס<text:s/></text:span><text:span text:style-name="T1544">‬</text:span>‬<text:span text:style-name="T1545">38</text:span><text:span text:style-name="T1546"> יוֹאֵל֙ אֲחִ֣י<text:s/></text:span><text:soft-page-break/><text:span text:style-name="T1547">נָתָ֔ן מִבְחָ֖ר בֶּן־הַגְרִֽי׃</text:span><text:span text:style-name="T1548"><text:s/>ס<text:s/></text:span><text:span text:style-name="T1549">‬</text:span>‬<text:span text:style-name="T1550">39</text:span><text:span text:style-name="T1551"> צֶ֖לֶק הָעַמּוֹנִ֑י נַחְרַי֙ הַבֵּ֣רֹתִ֔י נֹשֵׂ֕א כְּלֵ֖י יוֹאָ֥ב בֶּן־צְרוּיָֽה׃</text:span><text:span text:style-name="T1552"><text:s/>ס<text:s/></text:span><text:span text:style-name="T1553">‬</text:span>‬<text:span text:style-name="T1554">40</text:span><text:span text:style-name="T1555"> עִירָא֙ הַיִּתְרִ֔י גָּרֵ֖ב הַיִּתְרִֽי׃</text:span><text:span text:style-name="T1556"><text:s/>ס<text:s/></text:span><text:span text:style-name="T1557">‬</text:span>‬<text:span text:style-name="T1558">41</text:span><text:span text:style-name="T1559"> אֽוּרִיָּה֙ הַחִתִּ֔י זָבָ֖ד בֶּן־אַחְלָֽי׃</text:span><text:span text:style-name="T1560"><text:s/>ס<text:s/></text:span><text:span text:style-name="T1561">‬</text:span>‬<text:span text:style-name="T1562">42</text:span><text:span text:style-name="T1563"> עֲדִינָ֨א בֶן־שִׁיזָ֜א הָרֽאוּבֵנִ֗י רֹ֛אשׁ לָרֽאוּבֵנִ֖י וְעָלָ֥יו שְׁלוֹשִֽׁים׃</text:span><text:span text:style-name="T1564"><text:s/>ס<text:s/></text:span><text:span text:style-name="T1565">‬</text:span>‬<text:span text:style-name="T1566">43</text:span><text:span text:style-name="T1567"> חָנָן֙ בֶּֽן־מַעֲכָ֔ה וְיוֹשָׁפָ֖ט הַמִּתְנִֽי׃</text:span><text:span text:style-name="T1568"><text:s/>ס<text:s/></text:span><text:span text:style-name="T1569">‬</text:span>‬<text:span text:style-name="T1570">44</text:span><text:span text:style-name="T1571"> עֻזִיָּ֖א הָעֲשְׁתְּרָתִ֑י שָׁמָע֙ *ויעואל **וִֽיעִיאֵ֔ל</text:span><text:span text:style-name="T1572"><text:s/>ס<text:s/></text:span><text:span text:style-name="T1573">בְּנֵ֖י חוֹתָ֥ם הָעֲרֹעֵרִֽי׃</text:span><text:span text:style-name="T1574"><text:s/>ס<text:s/></text:span><text:span text:style-name="T1575">‬</text:span>‬<text:span text:style-name="T1576">45</text:span><text:span text:style-name="T1577"> יְדִֽיעֲאֵל֙ בֶּן־שִׁמְרִ֔י וְיֹחָ֥א אָחִ֖יו הַתִּיצִֽי׃</text:span><text:span text:style-name="T1578"><text:s/>ס<text:s/></text:span><text:span text:style-name="T1579">‬</text:span>‬<text:span text:style-name="T1580">46</text:span><text:span text:style-name="T1581"> אֱלִיאֵל֙ הַֽמַּחֲוִ֔ים וִירִיבַ֥י וְיוֹשַׁוְיָ֖ה בְּנֵ֣י אֶלְנָ֑עַם וְיִתְמָ֖ה הַמּוֹאָבִֽי׃<text:s/></text:span><text:span text:style-name="T1582">‬</text:span>‬<text:span text:style-name="T1583">47</text:span><text:span text:style-name="T1584"> אֱלִיאֵ֣ל וְעוֹבֵ֔ד וְיַעֲשִׂיאֵ֖ל הַמְּצֹבָיָֽה׃<text:s/></text:span><text:span text:style-name="T1585">פ<text:s/></text:span><text:span text:style-name="T1586">‬</text:span>‬‬‬‬‬‬‬‬‬‬‬‬‬‬‬‬‬‬‬‬‬‬‬‬‬‬‬‬‬‬‬‬‬‬‬‬‬‬‬</text:p>
      </text:section>
      <text:section text:name="Sect11" text:style-name="S11">
        <text:p text:style-name="P1587">1 Chronicles 12</text:p>
        <text:p text:style-name="P1588"><text:span text:style-name="T1589">1</text:span><text:span text:style-name="T1590"> וְאֵ֗לֶּה הַבָּאִ֤ים אֶל־דָּוִיד֙ לְצִ֣יקְלַ֔ג ע֣וֹד עָצ֔וּר מִפְּנֵ֖י שָׁא֣וּל בֶּן־קִ֑ישׁ וְהֵ֙מָּה֙ בַּגִּבּוֹרִ֔ים עֹזְרֵ֖י הַמִּלְחָמָֽה׃<text:s/></text:span><text:span text:style-name="T1591">‬</text:span>‬‬<text:span text:style-name="T1592">2</text:span><text:span text:style-name="T1593"> נֹ֣שְׁקֵי קֶ֗שֶׁת מַיְמִינִ֤ים וּמַשְׂמִאלִים֙ בָּֽאֲבָנִ֔ים וּבַחִצִּ֖ים בַּקָּ֑שֶׁת מֵאֲחֵ֥י שָׁא֖וּל מִבִּנְיָמִֽן׃<text:s/></text:span><text:span text:style-name="T1594">‬</text:span>‬<text:span text:style-name="T1595">3</text:span><text:span text:style-name="T1596"> הָרֹ֨אשׁ אֲחִיעֶ֜זֶר וְיוֹאָ֗שׁ בְּנֵי֙ הַשְּׁמָעָ֣ה הַגִּבְעָתִ֔י *ויזואל **וִיזִיאֵ֥ל וָפֶ֖לֶט בְּנֵ֣י עַזְמָ֑וֶת וּבְרָכָ֕ה וְיֵה֖וּא הָעֲנְּתֹתִֽי׃<text:s/></text:span><text:span text:style-name="T1597">‬</text:span>‬<text:span text:style-name="T1598">4</text:span><text:span text:style-name="T1599"> וְיִֽשְׁמַֽעְיָ֧ה הַגִּבְעוֹנִ֛י גִּבּ֥וֹר בַּשְּׁלֹשִׁ֖ים וְעַל־הַשְּׁלֹשִֽׁים׃<text:s/></text:span><text:span text:style-name="T1600">‬</text:span>‬<text:span text:style-name="T1601">5</text:span><text:span text:style-name="T1602"> וְיִרְמְיָ֤ה וְיַחֲזִיאֵל֙ וְי֣וֹחָנָ֔ן וְיוֹזָבָ֖ד הַגְּדֵרָתִֽי׃<text:s/></text:span><text:span text:style-name="T1603">‬</text:span>‬<text:span text:style-name="T1604">6</text:span><text:span text:style-name="T1605"> אֶלְעוּזַ֤י וִירִימוֹת֙ וּבְעַלְיָ֣ה וּשְׁמַרְיָ֔הוּ וּשְׁפַטְיָ֖הוּ *החריפי **הַחֲרוּפִֽי׃<text:s/></text:span><text:span text:style-name="T1606">‬</text:span>‬<text:span text:style-name="T1607">7</text:span><text:span text:style-name="T1608"> אֶלְקָנָ֡ה וְ֠יִשִׁיָּהוּ וַעֲזַרְאֵ֧ל וְיוֹעֶ֛זֶר וְיָשָׁבְעָ֖ם הַקָּרְחִֽים׃<text:s/></text:span><text:span text:style-name="T1609">‬</text:span>‬<text:span text:style-name="T1610">8</text:span><text:span text:style-name="T1611"> וְיוֹעֵאלָ֧ה וּזְבַדְיָ֛ה בְּנֵ֥י יְרֹחָ֖ם מִן־הַגְּדֽוֹר׃<text:s/></text:span><text:span text:style-name="T1612">‬</text:span>‬<text:span text:style-name="T1613">9</text:span><text:span text:style-name="T1614"> וּמִן־הַגָּדִ֡י נִבְדְּל֣וּ אֶל־דָּוִיד֩ לַמְצַ֨ד מִדְבָּ֜רָה גִּבֹּרֵ֣י הַחַ֗יִל אַנְשֵׁ֤י צָבָא֙ לַמִּלְחָמָ֔ה עֹרְכֵ֥י צִנָּ֖ה וָרֹ֑מַח וּפְנֵ֤י אַרְיֵה֙ פְּנֵיהֶ֔ם וְכִצְבָאיִ֥ם עַל־הֶהָרִ֖ים לְמַהֵֽר׃</text:span><text:span text:style-name="T1615"><text:s/>ס<text:s/></text:span><text:span text:style-name="T1616">‬</text:span>‬<text:span text:style-name="T1617">10</text:span><text:span text:style-name="T1618"> עֵ֖זֶר הָרֹ֑אשׁ עֹבַדְיָה֙ הַשֵּׁנִ֔י אֱלִיאָ֖ב הַשְּׁלִשִֽׁי׃<text:s/></text:span><text:span text:style-name="T1619">‬</text:span>‬<text:span text:style-name="T1620">11</text:span><text:span text:style-name="T1621"> מִשְׁמַנָּה֙ הָרְבִיעִ֔י יִרְמְיָ֖ה הַחֲמִשִֽׁי׃<text:s/></text:span><text:span text:style-name="T1622">‬</text:span>‬<text:span text:style-name="T1623">12</text:span><text:span text:style-name="T1624"> עַתַּי֙ הַשִּׁשִּׁ֔י אֱלִיאֵ֖ל הַשְּׁבִעִֽי׃<text:s/></text:span><text:span text:style-name="T1625">‬</text:span>‬<text:span text:style-name="T1626">13</text:span><text:span text:style-name="T1627"> יֽוֹחָנָן֙ הַשְּׁמִינִ֔י אֶלְזָבָ֖ד הַתְּשִׁיעִֽי׃<text:s/></text:span><text:span text:style-name="T1628">‬</text:span>‬<text:span text:style-name="T1629">14</text:span><text:span text:style-name="T1630"> יִרְמְיָ֙הוּ֙ הָעֲשִׂירִ֔י</text:span><text:span text:style-name="T1631"><text:s/>ס<text:s/></text:span><text:span text:style-name="T1632">מַכְבַּנַּ֖י עַשְׁתֵּ֥י עָשָֽׂר׃<text:s/></text:span><text:span text:style-name="T1633">‬</text:span>‬<text:span text:style-name="T1634">15</text:span><text:span text:style-name="T1635"> אֵ֥לֶּה מִבְּנֵי־גָ֖ד רָאשֵׁ֣י הַצָּבָ֑א אֶחָ֤ד לְמֵאָה֙ הַקָּטָ֔ן וְהַגָּד֖וֹל לְאָֽלֶף׃<text:s/></text:span><text:span text:style-name="T1636">‬</text:span>‬<text:span text:style-name="T1637">16</text:span><text:span text:style-name="T1638"> אֵ֣לֶּה הֵ֗ם אֲשֶׁ֨ר עָבְר֤וּ אֶת־הַיַּרְדֵּן֙ בַּחֹ֣דֶשׁ הָרִאשׁ֔וֹן וְה֥וּא מְמַלֵּ֖א עַל־כָּל־*גדיתיו **גְּדוֹתָ֑יו וַיַּבְרִ֙יחוּ֙ אֶת־כָּל־הָ֣עֲמָקִ֔ים לַמִּזְרָ֖ח וְלַֽמַּעֲרָֽב׃</text:span><text:span text:style-name="T1639"><text:s/>ס<text:s/></text:span><text:span text:style-name="T1640">‬</text:span>‬<text:span text:style-name="T1641">17</text:span><text:span text:style-name="T1642"> וַיָּבֹ֗אוּ מִן־בְּנֵ֤י בִנְיָמִן֙ וִֽיהוּדָ֔ה עַד־לַמְצָ֖ד לְדָוִֽיד׃<text:s/></text:span><text:span text:style-name="T1643">‬</text:span>‬<text:span text:style-name="T1644">18</text:span><text:span text:style-name="T1645"> וַיֵּצֵ֣א דָוִיד֮ לִפְנֵיהֶם֒ וַיַּ֙עַן֙ וַיֹּ֣אמֶר לָהֶ֔ם אִם־לְשָׁל֞וֹם בָּאתֶ֤ם אֵלַי֙ לְעָזְרֵ֔נִי יִֽהְיֶה־לִּ֧י עֲלֵיכֶ֛ם לֵבָ֖ב לְיָ֑חַד וְאִֽם־לְרַמּוֹתַ֣נִי לְצָרַ֗י בְּלֹ֤א חָמָס֙ בְּכַפַּ֔י יֵ֛רֶא אֱלֹהֵ֥י אֲבוֹתֵ֖ינוּ וְיוֹכַֽח׃</text:span><text:span text:style-name="T1646"><text:s/>ס<text:s/></text:span><text:span text:style-name="T1647">‬</text:span>‬<text:span text:style-name="T1648">19</text:span><text:span text:style-name="T1649"> וְר֣וּחַ לָבְשָׁ֗ה אֶת־עֲמָשַׂי֮ רֹ֣אשׁ *השלושים **הַשָּׁלִישִׁים֒ לְךָ֤ דָוִיד֙ וְעִמְּךָ֣ בֶן־יִשַׁ֔י שָׁל֨וֹם ׀ שָׁל֜וֹם לְךָ֗ וְשָׁלוֹם֙ לְעֹ֣זְרֶ֔ךָ כִּ֥י עֲזָרְךָ֖ אֱלֹהֶ֑יךָ וַיְקַבְּלֵ֣ם דָּוִ֔יד וַֽיִּתְּנֵ֖ם בְּרָאשֵׁ֥י הַגְּדֽוּד׃<text:s/></text:span><text:span text:style-name="T1650">פ<text:s/></text:span><text:span text:style-name="T1651">‬</text:span>‬‬‬‬‬‬‬‬‬‬‬‬‬‬‬‬‬‬‬</text:p>
        <text:p text:style-name="P1652"><text:span text:style-name="T1653">20</text:span><text:span text:style-name="T1654"> וּמִֽמְּנַשֶּׁ֞ה נָפְל֣וּ עַל־דָּוִ֗יד בְּבֹא֨וֹ עִם־פְּלִשְׁתִּ֧ים עַל־שָׁא֛וּל לַמִּלְחָמָ֖ה וְלֹ֣א עֲזָרֻ֑ם כִּ֣י בְעֵצָ֗ה שִׁלְּחֻ֜הוּ סַרְנֵ֤י פְלִשְׁתִּים֙ לֵאמֹ֔ר בְּרָאשֵׁ֕ינוּ יִפּ֖וֹל אֶל־אֲדֹנָ֥יו שָׁאֽוּל׃<text:s/></text:span><text:span text:style-name="T1655">‬</text:span>‬<text:span text:style-name="T1656">21</text:span><text:span text:style-name="T1657"> בְּלֶכְתּ֣וֹ אֶל־צִֽיקְלַ֗ג נָפְל֣וּ עָלָ֣יו ׀ מִֽמְּנַשֶּׁ֡ה עַ֠דְנַח וְיוֹזָבָ֤ד וִידִֽיעֲאֵל֙ וּמִיכָאֵ֣ל וְיוֹזָבָ֔ד וֶאֱלִיה֖וּא<text:s/></text:span><text:soft-page-break/><text:span text:style-name="T1658">וְצִלְּתָ֑י רָאשֵׁ֥י הָאֲלָפִ֖ים אֲשֶׁ֥ר לִמְנַשֶּֽׁה׃<text:s/></text:span><text:span text:style-name="T1659">‬</text:span>‬<text:span text:style-name="T1660">22</text:span><text:span text:style-name="T1661"> וְהֵ֗מָּה עָזְר֤וּ עִם־דָּוִיד֙ עַֽל־הַגְּד֔וּד כִּֽי־גִבּ֥וֹרֵי חַ֖יִל כֻּלָּ֑ם וַיִּהְי֥וּ שָׂרִ֖ים בַּצָּבָֽא׃<text:s/></text:span><text:span text:style-name="T1662">‬</text:span>‬<text:span text:style-name="T1663">23</text:span><text:span text:style-name="T1664"> כִּ֚י לְעֶת־י֣וֹם בְּי֔וֹם יָבֹ֥אוּ עַל־דָּוִ֖יד לְעָזְר֑וֹ עַד־לְמַחֲנֶ֥ה גָד֖וֹל כְּמַחֲנֵ֥ה אֱלֹהִֽים׃<text:s/></text:span><text:span text:style-name="T1665">פ<text:s/></text:span><text:span text:style-name="T1666">‬</text:span>‬‬‬‬‬</text:p>
        <text:p text:style-name="P1667"><text:span text:style-name="T1668">24</text:span><text:span text:style-name="T1669"> וְ֠אֵלֶּה מִסְפְּרֵ֞י רָאשֵׁ֤י הֶֽחָלוּץ֙ לַצָּבָ֔א בָּ֥אוּ עַל־דָּוִ֖יד חֶבְר֑וֹנָה לְהָסֵ֞ב מַלְכ֥וּת שָׁא֛וּל אֵלָ֖יו כְּפִ֥י יְהוָֽה׃</text:span><text:span text:style-name="T1670"><text:s/>ס<text:s/></text:span><text:span text:style-name="T1671">‬</text:span>‬<text:span text:style-name="T1672">25</text:span><text:span text:style-name="T1673"> בְּנֵ֣י יְהוּדָ֔ה נֹשְׂאֵ֥י צִנָּ֖ה וָרֹ֑מַח שֵׁ֧שֶׁת אֲלָפִ֛ים וּשְׁמוֹנֶ֥ה מֵא֖וֹת חֲלוּצֵ֥י צָבָֽא׃</text:span><text:span text:style-name="T1674"><text:s/>ס<text:s/></text:span><text:span text:style-name="T1675">‬</text:span>‬<text:span text:style-name="T1676">26</text:span><text:span text:style-name="T1677"> מִן־בְּנֵ֣י שִׁמְע֗וֹן גִּבּ֤וֹרֵי חַ֙יִל֙ לַצָּבָ֔א שִׁבְעַ֥ת אֲלָפִ֖ים וּמֵאָֽה׃</text:span><text:span text:style-name="T1678"><text:s/>ס<text:s/></text:span><text:span text:style-name="T1679">‬</text:span>‬<text:span text:style-name="T1680">27</text:span><text:span text:style-name="T1681"> מִן־בְּנֵי֙ הַלֵּוִ֔י אַרְבַּ֥עַת אֲלָפִ֖ים וְשֵׁ֥שׁ מֵאֽוֹת׃</text:span><text:span text:style-name="T1682"><text:s/>ס<text:s/></text:span><text:span text:style-name="T1683">‬</text:span>‬<text:span text:style-name="T1684">28</text:span><text:span text:style-name="T1685"> וִיהוֹיָדָ֖ע הַנָּגִ֣יד לְאַהֲרֹ֑ן וְעִמּ֕וֹ שְׁלֹ֥שֶׁת אֲלָפִ֖ים וּשְׁבַ֥ע מֵאֽוֹת׃</text:span><text:span text:style-name="T1686"><text:s/>ס<text:s/></text:span><text:span text:style-name="T1687">‬</text:span>‬<text:span text:style-name="T1688">29</text:span><text:span text:style-name="T1689"> וְצָד֥וֹק נַ֖עַר גִּבּ֣וֹר חָ֑יִל וּבֵית־אָבִ֥יו שָׂרִ֖ים עֶשְׂרִ֥ים וּשְׁנָֽיִם׃</text:span><text:span text:style-name="T1690"><text:s/>ס<text:s/></text:span><text:span text:style-name="T1691">‬</text:span>‬<text:span text:style-name="T1692">30</text:span><text:span text:style-name="T1693"> וּמִן־בְּנֵ֧י בִנְיָמִ֛ן אֲחֵ֥י שָׁא֖וּל שְׁלֹ֣שֶׁת אֲלָפִ֑ים וְעַד־הֵ֙נָּה֙ מַרְבִּיתָ֔ם שֹׁמְרִ֕ים מִשְׁמֶ֖רֶת בֵּ֥ית שָׁאֽוּל׃</text:span><text:span text:style-name="T1694"><text:s/>ס<text:s/></text:span><text:span text:style-name="T1695">‬</text:span>‬<text:span text:style-name="T1696">31</text:span><text:span text:style-name="T1697"> וּמִן־בְּנֵ֣י אֶפְרַ֔יִם עֶשְׂרִ֥ים אֶ֖לֶף וּשְׁמוֹנֶ֣ה מֵא֑וֹת גִּבּ֣וֹרֵי חַ֔יִל אַנְשֵׁ֥י שֵׁמ֖וֹת לְבֵ֥ית אֲבוֹתָֽם׃</text:span><text:span text:style-name="T1698"><text:s/>ס<text:s/></text:span><text:span text:style-name="T1699">‬</text:span>‬<text:span text:style-name="T1700">32</text:span><text:span text:style-name="T1701"> וּמֵחֲצִי֙ מַטֵּ֣ה מְנַשֶּׁ֔ה שְׁמוֹנָ֥ה עָשָׂ֖ר אָ֑לֶף אֲשֶׁ֤ר נִקְּבוּ֙ בְּשֵׁמ֔וֹת לָב֖וֹא לְהַמְלִ֥יךְ אֶת־דָּוִֽיד׃</text:span><text:span text:style-name="T1702"><text:s/>ס<text:s/></text:span><text:span text:style-name="T1703">‬</text:span>‬<text:span text:style-name="T1704">33</text:span><text:span text:style-name="T1705"> וּמִבְּנֵ֣י יִשָּׂשכָ֗ר יוֹדְעֵ֤י בִינָה֙ לַֽעִתִּ֔ים לָדַ֖עַת מַה־יַּעֲשֶׂ֣ה יִשְׂרָאֵ֑ל רָאשֵׁיהֶ֣ם מָאתַ֔יִם וְכָל־אֲחֵיהֶ֖ם עַל־פִּיהֶֽם׃</text:span><text:span text:style-name="T1706"><text:s/>ס<text:s/></text:span><text:span text:style-name="T1707">‬</text:span>‬<text:span text:style-name="T1708">34</text:span><text:span text:style-name="T1709"> מִזְּבֻל֞וּן יוֹצְאֵ֣י צָבָ֗א עֹרְכֵ֧י מִלְחָמָ֛ה בְּכָל־כְּלֵ֥י מִלְחָמָ֖ה חֲמִשִּׁ֣ים אָ֑לֶף וְלַעֲדֹ֖ר בְּלֹא־לֵ֥ב וָלֵֽב׃</text:span><text:span text:style-name="T1710"><text:s/>ס<text:s/></text:span><text:span text:style-name="T1711">‬</text:span>‬<text:span text:style-name="T1712">35</text:span><text:span text:style-name="T1713"> וּמִנַּפְתָּלִ֖י שָׂרִ֣ים אָ֑לֶף וְעִמָּהֶם֙ בְּצִנָּ֣ה וַחֲנִ֔ית שְׁלֹשִׁ֥ים וְשִׁבְעָ֖ה אָֽלֶף׃</text:span><text:span text:style-name="T1714"><text:s/>ס<text:s/></text:span><text:span text:style-name="T1715">‬</text:span>‬<text:span text:style-name="T1716">36</text:span><text:span text:style-name="T1717"> וּמִן־הַדָּנִי֙ עֹרְכֵ֣י מִלְחָמָ֔ה עֶשְׂרִֽים־וּשְׁמוֹנָ֥ה אֶ֖לֶף וְשֵׁ֥שׁ מֵאֽוֹת׃</text:span><text:span text:style-name="T1718"><text:s/>ס<text:s/></text:span><text:span text:style-name="T1719">‬</text:span>‬<text:span text:style-name="T1720">37</text:span><text:span text:style-name="T1721"> וּמֵאָשֵׁ֗ר יוֹצְאֵ֥י צָבָ֛א לַעֲרֹ֥ךְ מִלְחָמָ֖ה אַרְבָּעִ֥ים אָֽלֶף׃</text:span><text:span text:style-name="T1722"><text:s/>ס<text:s/></text:span><text:span text:style-name="T1723">‬</text:span>‬<text:span text:style-name="T1724">38</text:span><text:span text:style-name="T1725"> וּמֵעֵ֣בֶר לַ֠יַּרְדֵּן מִן־הָראוּבֵנִ֨י וְהַגָּדִ֜י וַחֲצִ֣י ׀ שֵׁ֣בֶט מְנַשֶּׁ֗ה בְּכֹל֙ כְּלֵי֙ צְבָ֣א מִלְחָמָ֔ה מֵאָ֥ה וְעֶשְׂרִ֖ים אָֽלֶף׃<text:s/></text:span><text:span text:style-name="T1726">‬</text:span>‬<text:span text:style-name="T1727">39</text:span><text:span text:style-name="T1728"> כָּל־אֵ֜לֶּה אַנְשֵׁ֣י מִלְחָמָה֮ עֹדְרֵ֣י מַעֲרָכָה֒ בְּלֵבָ֤ב שָׁלֵם֙ בָּ֣אוּ חֶבְר֔וֹנָה לְהַמְלִ֥יךְ אֶת־דָּוִ֖יד עַל־כָּל־יִשְׂרָאֵ֑ל וְ֠גַם כָּל־שֵׁרִ֧ית יִשְׂרָאֵ֛ל לֵ֥ב אֶחָ֖ד לְהַמְלִ֥יךְ אֶת־דָּוִֽיד׃<text:s/></text:span><text:span text:style-name="T1729">‬</text:span>‬<text:span text:style-name="T1730">40</text:span><text:span text:style-name="T1731"> וַיִּהְיוּ־שָׁ֤ם עִם־דָּוִיד֙ יָמִ֣ים שְׁלוֹשָׁ֔ה אֹכְלִ֖ים וְשׁוֹתִ֑ים כִּֽי־הֵכִ֥ינוּ לָהֶ֖ם אֲחֵיהֶֽם׃<text:s/></text:span><text:span text:style-name="T1732">‬</text:span>‬<text:span text:style-name="T1733">41</text:span><text:span text:style-name="T1734"> וְגַ֣ם הַקְּרֽוֹבִים־אֲ֠לֵיהֶם עַד־יִשָׂשכָ֨ר וּזְבֻל֜וּן וְנַפְתָּלִ֗י מְבִיאִ֣ים לֶ֡חֶם בַּחֲמוֹרִ֣ים וּבַגְּמַלִּ֣ים וּבַפְּרָדִ֣ים ׀ וּֽבַבָּקָ֡ר מַאֲכָ֡ל קֶ֠מַח דְּבֵלִ֨ים וְצִמּוּקִ֧ים וְיַֽיִן־וְשֶׁ֛מֶן וּבָקָ֥ר וְצֹ֖אן לָרֹ֑ב כִּ֥י שִׂמְחָ֖ה בְּיִשְׂרָאֵֽל׃<text:s/></text:span><text:span text:style-name="T1735">פ<text:s/></text:span><text:span text:style-name="T1736">‬</text:span>‬‬‬‬‬‬‬‬‬‬‬‬‬‬‬‬‬‬‬</text:p>
      </text:section>
      <text:section text:name="Sect12" text:style-name="S12">
        <text:p text:style-name="P1737">1 Chronicles 13</text:p>
        <text:p text:style-name="P1738"><text:span text:style-name="T1739">1</text:span><text:span text:style-name="T1740"> וַיִּוָּעַ֣ץ דָּוִ֗יד עִם־שָׂרֵ֧י הָאֲלָפִ֛ים וְהַמֵּא֖וֹת לְכָל־נָגִֽיד׃<text:s/></text:span><text:span text:style-name="T1741">‬</text:span>‬‬<text:span text:style-name="T1742">2</text:span><text:span text:style-name="T1743"> וַיֹּ֨אמֶר דָּוִ֜יד לְכֹ֣ל ׀ קְהַ֣ל יִשְׂרָאֵ֗ל אִם־עֲלֵיכֶ֨ם ט֜וֹב וּמִן־יְהוָ֣ה אֱלֹהֵ֗ינוּ נִפְרְצָה֙ נִשְׁלְחָ֞ה עַל־אַחֵ֣ינוּ הַנִּשְׁאָרִ֗ים בְּכֹל֙ אַרְצ֣וֹת יִשְׂרָאֵ֔ל וְעִמָּהֶ֛ם הַכֹּהֲנִ֥ים וְהַלְוִיִּ֖ם בְּעָרֵ֣י מִגְרְשֵׁיהֶ֑ם וְיִקָּבְצ֖וּ אֵלֵֽינוּ׃<text:s/></text:span><text:span text:style-name="T1744">‬</text:span>‬<text:span text:style-name="T1745">3</text:span><text:span text:style-name="T1746"> וְנָסֵ֛בָּה אֶת־אֲר֥וֹן אֱלֹהֵ֖ינוּ אֵלֵ֑ינוּ כִּי־לֹ֥א דְרַשְׁנֻ֖הוּ בִּימֵ֥י שָׁאֽוּל׃<text:s/></text:span><text:span text:style-name="T1747">‬</text:span>‬<text:span text:style-name="T1748">4</text:span><text:span text:style-name="T1749"> וַיֹּאמְר֥וּ כָֽל־הַקָּהָ֖ל לַעֲשׂ֣וֹת כֵּ֑ן כִּֽי־יָשַׁ֥ר הַדָּבָ֖ר בְּעֵינֵ֥י כָל־הָעָֽם׃<text:s/></text:span><text:soft-page-break/><text:span text:style-name="T1750">‬</text:span>‬<text:span text:style-name="T1751">5</text:span><text:span text:style-name="T1752"> וַיַּקְהֵ֤ל דָּוִיד֙ אֶת־כָּל־יִשְׂרָאֵ֔ל מִן־שִׁיח֥וֹר מִצְרַ֖יִם וְעַד־לְב֣וֹא חֲמָ֑ת לְהָבִיא֙ אֶת־אֲר֣וֹן הָאֱלֹהִ֔ים מִקִּרְיַ֖ת יְעָרִֽים׃<text:s/></text:span><text:span text:style-name="T1753">‬</text:span>‬<text:span text:style-name="T1754">6</text:span><text:span text:style-name="T1755"> וַיַּ֨עַל דָּוִ֤יד וְכָל־יִשְׂרָאֵל֙ בַּעֲלָ֔תָה אֶל־קִרְיַ֥ת יְעָרִ֖ים אֲשֶׁ֣ר לִיהוּדָ֑ה לְהַעֲל֣וֹת מִשָּׁ֗ם אֵת֩ אֲר֨וֹן הָאֱלֹהִ֧ים ׀ יְהוָ֛ה יוֹשֵׁ֥ב הַכְּרוּבִ֖ים אֲשֶׁר־נִקְרָ֥א שֵֽׁם׃<text:s/></text:span><text:span text:style-name="T1756">‬</text:span>‬<text:span text:style-name="T1757">7</text:span><text:span text:style-name="T1758"> וַיַּרְכִּ֜יבוּ אֶת־אֲר֤וֹן הָאֱלֹהִים֙ עַל־עֲגָלָ֣ה חֲדָשָׁ֔ה מִבֵּ֖ית אֲבִינָדָ֑ב וְעֻזָּ֣א וְאַחְי֔וֹ נֹהֲגִ֖ים בָּעֲגָלָֽה׃<text:s/></text:span><text:span text:style-name="T1759">‬</text:span>‬<text:span text:style-name="T1760">8</text:span><text:span text:style-name="T1761"> וְדָוִ֣יד וְכָל־יִשְׂרָאֵ֗ל מְשַׂחֲקִ֛ים לִפְנֵ֥י הָאֱלֹהִ֖ים בְּכָל־עֹ֑ז וּבְשִׁירִ֤ים וּבְכִנֹּרוֹת֙ וּבִנְבָלִ֣ים וּבְתֻפִּ֔ים וּבִמְצִלְתַּ֖יִם וּבַחֲצֹצְרֽוֹת׃<text:s/></text:span><text:span text:style-name="T1762">‬</text:span>‬<text:span text:style-name="T1763">9</text:span><text:span text:style-name="T1764"> וַיָּבֹ֖אוּ עַד־גֹּ֣רֶן כִּידֹ֑ן וַיִּשְׁלַ֨ח עֻזָּ֜א אֶת־יָד֗וֹ לֶאֱחֹז֙ אֶת־הָ֣אָר֔וֹן כִּ֥י שָֽׁמְט֖וּ הַבָּקָֽר׃<text:s/></text:span><text:span text:style-name="T1765">‬</text:span>‬<text:span text:style-name="T1766">10</text:span><text:span text:style-name="T1767"> וַיִּֽחַר־אַ֤ף יְהוָה֙ בְּעֻזָּ֔א וַיַּכֵּ֕הוּ עַ֛ל אֲשֶׁר־שָׁלַ֥ח יָד֖וֹ עַל־הָאָר֑וֹן וַיָּ֥מָת שָׁ֖ם לִפְנֵ֥י אֱלֹהִֽים׃<text:s/></text:span><text:span text:style-name="T1768">‬</text:span>‬<text:span text:style-name="T1769">11</text:span><text:span text:style-name="T1770"> וַיִּ֣חַר לְדָוִ֔יד כִּֽי־פָרַ֧ץ יְהוָ֛ה פֶּ֖רֶץ בְּעֻזָּ֑א וַיִּקְרָ֞א לַמָּק֤וֹם הַהוּא֙ פֶּ֣רֶץ עֻזָּ֔א עַ֖ד הַיּ֥וֹם הַזֶּֽה׃<text:s/></text:span><text:span text:style-name="T1771">‬</text:span>‬<text:span text:style-name="T1772">12</text:span><text:span text:style-name="T1773"> וַיִּירָ֤א דָוִיד֙ אֶת־הָ֣אֱלֹהִ֔ים בַּיּ֥וֹם הַה֖וּא לֵאמֹ֑ר הֵ֚יךְ אָבִ֣יא אֵלַ֔י אֵ֖ת אֲר֥וֹן הָאֱלֹהִֽים׃<text:s/></text:span><text:span text:style-name="T1774">‬</text:span>‬<text:span text:style-name="T1775">13</text:span><text:span text:style-name="T1776"> וְלֹֽא־הֵסִ֨יר דָּוִ֧יד אֶת־הָאָר֛וֹן אֵלָ֖יו אֶל־עִ֣יר דָּוִ֑יד וַיַּטֵּ֕הוּ אֶל־בֵּ֥ית עֹבֵֽד־אֱדֹ֖ם הַגִּתִּֽי׃<text:s/></text:span><text:span text:style-name="T1777">‬</text:span>‬<text:span text:style-name="T1778">14</text:span><text:span text:style-name="T1779"> וַיֵּשֶׁב֩ אֲר֨וֹן הָאֱלֹהִ֜ים עִם־בֵּ֨ית עֹבֵ֥ד אֱדֹ֛ם בְּבֵית֖וֹ שְׁלֹשָׁ֣ה חֳדָשִׁ֑ים וַיְבָ֧רֶךְ יְהוָ֛ה אֶת־בֵּ֥ית עֹבֵֽד־אֱדֹ֖ם וְאֶת־כָּל־אֲשֶׁר־לֽוֹ׃<text:s/></text:span><text:span text:style-name="T1780">פ<text:s/></text:span><text:span text:style-name="T1781">‬</text:span>‬‬‬‬‬‬‬‬‬‬‬‬‬‬</text:p>
      </text:section>
      <text:section text:name="Sect13" text:style-name="S13">
        <text:p text:style-name="P1782">1 Chronicles 14</text:p>
        <text:p text:style-name="P1783"><text:span text:style-name="T1784">1</text:span><text:span text:style-name="T1785"> וַ֠יִּשְׁלַח *חירם **חוּרָ֨ם מֶֽלֶךְ־צֹ֥ר מַלְאָכִים֮ אֶל־דָּוִיד֒ וַעֲצֵ֣י אֲרָזִ֔ים וְחָרָשֵׁ֣י קִ֔יר וְחָרָשֵׁ֖י עֵצִ֑ים לִבְנ֥וֹת ל֖וֹ בָּֽיִת׃<text:s/></text:span><text:span text:style-name="T1786">2</text:span><text:span text:style-name="T1787"> וַיֵּ֣דַע דָּוִ֔יד כִּֽי־הֱכִינ֧וֹ יְהוָ֛ה לְמֶ֖לֶךְ עַל־יִשְׂרָאֵ֑ל כִּֽי־נִשֵּׂ֤את לְמַ֙עְלָה֙ מַלְכוּת֔וֹ בַּעֲב֖וּר עַמּ֥וֹ יִשְׂרָאֵֽל׃<text:s/></text:span><text:span text:style-name="T1788">פ<text:s/></text:span><text:span text:style-name="T1789">‬</text:span>‬‬</text:p>
        <text:p text:style-name="P1790"><text:span text:style-name="T1791">3</text:span><text:span text:style-name="T1792"> וַיִּקַּ֨ח דָּוִ֥יד ע֛וֹד נָשִׁ֖ים בִּירוּשָׁלָ֑͏ִם וַיּ֧וֹלֶד דָּוִ֛יד ע֖וֹד בָּנִ֥ים וּבָנֽוֹת׃<text:s/></text:span><text:span text:style-name="T1793">‬</text:span>‬<text:span text:style-name="T1794">4</text:span><text:span text:style-name="T1795"> וְאֵ֙לֶּה֙ שְׁמ֣וֹת הַיְלוּדִ֔ים אֲשֶׁ֥ר הָיוּ־ל֖וֹ בִּירוּשָׁלָ֑͏ִם שַׁמּ֣וּעַ וְשׁוֹבָ֔ב נָתָ֖ן וּשְׁלֹמֹֽה׃<text:s/></text:span><text:span text:style-name="T1796">‬</text:span>‬<text:span text:style-name="T1797">5</text:span><text:span text:style-name="T1798"> וְיִבְחָ֥ר וֶאֱלִישׁ֖וּעַ וְאֶלְפָּֽלֶט׃<text:s/></text:span><text:span text:style-name="T1799">‬</text:span>‬<text:span text:style-name="T1800">6</text:span><text:span text:style-name="T1801"> וְנֹ֥גַהּ וְנֶ֖פֶג וְיָפִֽיעַ׃<text:s/></text:span><text:span text:style-name="T1802">‬</text:span>‬<text:span text:style-name="T1803">7</text:span><text:span text:style-name="T1804"> וֶאֱלִישָׁמָ֥ע וּבְעֶלְיָדָ֖ע וֶאֱלִיפָֽלֶט׃<text:s/></text:span><text:span text:style-name="T1805">‬</text:span>‬<text:span text:style-name="T1806">8</text:span><text:span text:style-name="T1807"> וַיִּשְׁמְע֣וּ פְלִשְׁתִּ֗ים כִּי־נִמְשַׁ֨ח דָּוִ֤יד לְמֶ֙לֶךְ֙ עַל־כָּל־יִשְׂרָאֵ֔ל וַיַּעֲל֥וּ כָל־פְּלִשְׁתִּ֖ים לְבַקֵּ֣שׁ אֶת־דָּוִ֑יד וַיִּשְׁמַ֣ע דָּוִ֔יד וַיֵּצֵ֖א לִפְנֵיהֶֽם׃<text:s/></text:span><text:span text:style-name="T1808">‬</text:span>‬<text:span text:style-name="T1809">9</text:span><text:span text:style-name="T1810"> וּפְלִשְׁתִּ֖ים בָּ֑אוּ וַֽיִּפְשְׁט֖וּ בְּעֵ֥מֶק רְפָאִֽים׃<text:s/></text:span><text:span text:style-name="T1811">‬</text:span>‬<text:span text:style-name="T1812">10</text:span><text:span text:style-name="T1813"> וַיִּשְׁאַ֨ל דָּוִ֤יד בֵּאלֹהִים֙ לֵאמֹ֔ר הַאֶֽעֱלֶה֙ עַל־*פלשתיים **פְּלִשְׁתִּ֔ים וּנְתַתָּ֖ם בְּיָדִ֑י וַיֹּ֨אמֶר ל֤וֹ יְהוָה֙ עֲלֵ֔ה וּנְתַתִּ֖ים בְּיָדֶֽךָ׃<text:s/></text:span><text:span text:style-name="T1814">‬</text:span>‬<text:span text:style-name="T1815">11</text:span><text:span text:style-name="T1816"> וַיַּעֲל֥וּ בְּבַֽעַל־פְּרָצִים֮ וַיַּכֵּ֣ם שָׁ֣ם דָּוִיד֒ וַיֹּ֣אמֶר דָּוִ֔יד פָּרַ֨ץ הָֽאֱלֹהִ֧ים אֶת־אוֹיְבַ֛י בְּיָדִ֖י כְּפֶ֣רֶץ מָ֑יִם עַל־כֵּ֗ן קָֽרְא֛וּ שֵֽׁם־הַמָּק֥וֹם הַה֖וּא בַּ֥עַל פְּרָצִֽים׃<text:s/></text:span><text:span text:style-name="T1817">‬</text:span>‬<text:span text:style-name="T1818">12</text:span><text:span text:style-name="T1819"> וַיַּעַזְבוּ־שָׁ֖ם אֶת־אֱלֹֽהֵיהֶ֑ם וַיֹּ֣אמֶר דָּוִ֔יד וַיִּשָּׂרְפ֖וּ בָּאֵֽשׁ׃<text:s/></text:span><text:span text:style-name="T1820">פ<text:s/></text:span><text:span text:style-name="T1821">‬</text:span>‬‬‬‬‬‬‬‬‬‬‬</text:p>
        <text:p text:style-name="P1822"><text:span text:style-name="T1823">13</text:span><text:span text:style-name="T1824"> וַיֹּסִ֤יפוּ עוֹד֙ פְּלִשְׁתִּ֔ים וַֽיִּפְשְׁט֖וּ בָּעֵֽמֶק׃<text:s/></text:span><text:span text:style-name="T1825">‬</text:span>‬<text:span text:style-name="T1826">14</text:span><text:span text:style-name="T1827"> וַיִּשְׁאַ֨ל ע֤וֹד דָּוִיד֙ בֵּֽאלֹהִ֔ים וַיֹּ֤אמֶר לוֹ֙ הָֽאֱלֹהִ֔ים לֹ֥א תֽ͏ַעֲלֶ֖ה אֽ͏ַחֲרֵיהֶ֑ם הָסֵב֙ מֵֽעֲלֵיהֶ֔ם וּבָ֥אתָ לָהֶ֖ם מִמּ֥וּל הַבְּכָאִֽים׃<text:s/></text:span><text:span text:style-name="T1828">‬</text:span>‬<text:span text:style-name="T1829">15</text:span><text:span text:style-name="T1830"> וִ֠יהִי כְּֽשָׁמְעֲךָ֞ אֶת־ק֤וֹל הַצְּעָדָה֙ בְּרָאשֵׁ֣י הַבְּכָאִ֔ים אָ֖ז תֵּצֵ֣א בַמִּלְחָמָ֑ה כִּֽי־יָצָ֤א<text:s/></text:span><text:soft-page-break/><text:span text:style-name="T1831">הָֽאֱלֹהִים֙ לְפָנֶ֔יךָ לְהַכּ֖וֹת אֶת־מַחֲנֵ֥ה פְלִשְׁתִּֽים׃<text:s/></text:span><text:span text:style-name="T1832">‬</text:span>‬<text:span text:style-name="T1833">16</text:span><text:span text:style-name="T1834"> וַיַּ֣עַשׂ דָּוִ֔יד כּֽ͏ַאֲשֶׁ֥ר צִוָּ֖הוּ הֽ͏ָאֱלֹהִ֑ים וַיַּכּוּ֙ אֶת־מַחֲנֵ֣ה פְלִשְׁתִּ֔ים מִגִּבְע֖וֹן וְעַד־גָּֽזְרָה׃<text:s/></text:span><text:span text:style-name="T1835">‬</text:span>‬<text:span text:style-name="T1836">17</text:span><text:span text:style-name="T1837"> וַיֵּצֵ֥א שֵׁם־דָּוִ֖יד בְּכָל־הָֽאֲרָצ֑וֹת וַֽיהוָ֛ה נָתַ֥ן אֶת־פַּחְדּ֖וֹ עַל־כָּל־הַגּוֹיִֽם׃<text:s/></text:span><text:span text:style-name="T1838">‬</text:span>‬‬‬‬‬‬</text:p>
      </text:section>
      <text:section text:name="Sect14" text:style-name="S14">
        <text:p text:style-name="P1839">1 Chronicles 15</text:p>
        <text:p text:style-name="P1840"><text:span text:style-name="T1841">1</text:span><text:span text:style-name="T1842"> וַיַּֽעַשׂ־ל֥וֹ בָתִּ֖ים בְּעִ֣יר דָּוִ֑יד וַיָּ֤כֶן מָקוֹם֙ לֽ͏ַאֲר֣וֹן הֽ͏ָאֱלֹהִ֔ים וַיֶּט־ל֖וֹ אֹֽהֶל׃<text:s/></text:span><text:span text:style-name="T1843">‬</text:span>‬‬<text:span text:style-name="T1844">2</text:span><text:span text:style-name="T1845"> אָ֚ז אָמַ֣ר דָּוִ֔יד לֹ֤א לָשֵׂאת֙ אֶת־אֲר֣וֹן הֽ͏ָאֱלֹהִ֔ים כִּ֖י אִם־הַלְוִיִּ֑ם כִּי־בָ֣ם ׀ בָּחַ֣ר יְהוָ֗ה לָשֵׂ֞את אֶת־אֲר֧וֹן יְהוָ֛ה וּֽלְשָׁרְת֖וֹ עַד־עוֹלָֽם׃</text:span><text:span text:style-name="T1846"><text:s/>ס<text:s/></text:span><text:span text:style-name="T1847">‬</text:span>‬<text:span text:style-name="T1848">3</text:span><text:span text:style-name="T1849"> וַיַּקְהֵ֥ל דָּוִ֛יד אֶת־כָּל־יִשְׂרָאֵ֖ל אֶל־יְרֽוּשָׁלָ֑͏ִם לְהַעֲלוֹת֙ אֶת־אֲר֣וֹן יְהוָ֔ה אֶל־מְקוֹמ֖וֹ אֲשֶׁר־הֵכִ֥ין לֽוֹ׃<text:s/></text:span><text:span text:style-name="T1850">‬</text:span>‬<text:span text:style-name="T1851">4</text:span><text:span text:style-name="T1852"> וַיֶּאֱסֹ֥ף דָּוִ֛יד אֶת־בְּנֵ֥י אֽ͏ַהֲרֹ֖ן וְאֶת־הַלְוִיִּֽם׃<text:s/></text:span><text:span text:style-name="T1853">‬</text:span>‬<text:span text:style-name="T1854">5</text:span><text:span text:style-name="T1855"> לִבְנֵ֖י קְהָ֑ת אוּרִיאֵ֣ל הַשָּׂ֔ר וְאֶחָ֖יו מֵאָ֥ה וְעֶשְׂרִֽים׃</text:span><text:span text:style-name="T1856"><text:s/>ס<text:s/></text:span><text:span text:style-name="T1857">‬</text:span>‬<text:span text:style-name="T1858">6</text:span><text:span text:style-name="T1859"> לִבְנֵ֖י מְרָרִ֑י עֲשָׂיָ֣ה הַשָּׂ֔ר וְאֶחָ֖יו מָאתַ֥יִם וְעֶשְׂרִֽים׃</text:span><text:span text:style-name="T1860"><text:s/>ס<text:s/></text:span><text:span text:style-name="T1861">‬</text:span>‬<text:span text:style-name="T1862">7</text:span><text:span text:style-name="T1863"> לִבְנֵ֖י גֵּרְשׁ֑וֹם יוֹאֵ֣ל הַשָּׂ֔ר וְאֶחָ֖יו מֵאָ֥ה וּשְׁלֹשִֽׁים׃</text:span><text:span text:style-name="T1864"><text:s/>ס<text:s/></text:span><text:span text:style-name="T1865">‬</text:span>‬<text:span text:style-name="T1866">8</text:span><text:span text:style-name="T1867"> לִבְנֵ֖י אֱלִֽיצָפָ֑ן שְׁמַֽעְיָ֥ה הַשָּׂ֖ר וְאֶחָ֥יו מָאתָֽיִם׃</text:span><text:span text:style-name="T1868"><text:s/>ס<text:s/></text:span><text:span text:style-name="T1869">‬</text:span>‬<text:span text:style-name="T1870">9</text:span><text:span text:style-name="T1871"> לִבְנֵ֖י חֶבְר֑וֹן אֱלִיאֵ֥ל הַשָּׂ֖ר וְאֶחָ֥יו שְׁמוֹנִֽים׃</text:span><text:span text:style-name="T1872"><text:s/>ס<text:s/></text:span><text:span text:style-name="T1873">‬</text:span>‬<text:span text:style-name="T1874">10</text:span><text:span text:style-name="T1875"> לִבְנֵ֖י עֻזִּיאֵ֑ל עַמִּינָדָ֣ב הַשָּׂ֔ר וְאֶחָ֕יו מֵאָ֖ה וּשְׁנֵ֥ים עָשָֽׂר׃</text:span><text:span text:style-name="T1876"><text:s/>ס<text:s/></text:span><text:span text:style-name="T1877">‬</text:span>‬<text:span text:style-name="T1878">11</text:span><text:span text:style-name="T1879"> וַיִּקְרָ֣א דָוִ֔יד לְצָד֥וֹק וּלְאֶבְיָתָ֖ר הַכֹּֽהֲנִ֑ים וְלַלְוִיִּ֗ם לְאֽוּרִיאֵ֤ל עֲשָׂיָה֙ וְיוֹאֵ֣ל שְׁמַֽעְיָ֔ה וֶאֱלִיאֵ֖ל וְעַמִּינָדָֽב׃<text:s/></text:span><text:span text:style-name="T1880">‬</text:span>‬<text:span text:style-name="T1881">12</text:span><text:span text:style-name="T1882"> וַיֹּ֣אמֶר לָהֶ֔ם אַתֶּ֛ם רָאשֵׁ֥י הָאָב֖וֹת לַלְוִיִּ֑ם הִֽתְקַדְּשׁוּ֙ אַתֶּ֣ם וַאֲחֵיכֶ֔ם וְהַֽעֲלִיתֶ֗ם אֵ֣ת אֲר֤וֹן יְהוָה֙ אֱלֹהֵ֣י יִשְׂרָאֵ֔ל אֶל־הֲכִינ֖וֹתִי לֽוֹ׃<text:s/></text:span><text:span text:style-name="T1883">‬</text:span>‬<text:span text:style-name="T1884">13</text:span><text:span text:style-name="T1885"> כִּ֛י לְמַבָּרִ֥אשׁוֹנָ֖ה לֹ֣א אַתֶּ֑ם פָּרַ֨ץ יְהוָ֤ה אֱלֹהֵ֙ינוּ֙ בָּ֔נוּ כִּי־לֹ֥א דְרַשְׁנֻ֖הוּ כַּמִּשְׁפָּֽט׃<text:s/></text:span><text:span text:style-name="T1886">‬</text:span>‬<text:span text:style-name="T1887">14</text:span><text:span text:style-name="T1888"> וַיִּֽתְקַדְּשׁ֔וּ הַכֹּהֲנִ֖ים וְהַלְוִיִּ֑ם לְהַעֲל֕וֹת אֶת־אֲר֥וֹן יְהוָ֖ה אֱלֹהֵ֥י יִשְׂרָאֵֽל׃<text:s/></text:span><text:span text:style-name="T1889">‬</text:span>‬<text:span text:style-name="T1890">15</text:span><text:span text:style-name="T1891"> וַיִּשְׂא֣וּ בְנֵֽי־הַלְוִיִּ֗ם אֵ֚ת אֲר֣וֹן הָֽאֱלֹהִ֔ים כַּאֲשֶׁ֛ר צִוָּ֥ה מֹשֶׁ֖ה כִּדְבַ֣ר יְהוָ֑ה בִּכְתֵפָ֥ם בַּמֹּט֖וֹת עֲלֵיהֶֽם׃<text:s/></text:span><text:span text:style-name="T1892">פ<text:s/></text:span><text:span text:style-name="T1893">‬</text:span>‬‬‬‬‬‬‬‬‬‬‬‬‬‬‬</text:p>
        <text:p text:style-name="P1894"><text:span text:style-name="T1895">16</text:span><text:span text:style-name="T1896"> וַיֹּ֣אמֶר דָּוִיד֮ לְשָׂרֵ֣י הַלְוִיִּם֒ לְהַֽעֲמִ֗יד אֶת־אֲחֵיהֶם֙ הַמְשֹׁ֣רְרִ֔ים בִּכְלֵי־שִׁ֛יר נְבָלִ֥ים וְכִנֹּר֖וֹת וּמְצִלְתָּ֑יִם מַשְׁמִיעִ֥ים לְהָרִֽים־בְּק֖וֹל לְשִׂמְחָֽה׃<text:s/></text:span><text:span text:style-name="T1897">פ<text:s/></text:span><text:span text:style-name="T1898">‬</text:span>‬‬</text:p>
        <text:p text:style-name="P1899"><text:span text:style-name="T1900">17</text:span><text:span text:style-name="T1901"> וַיַּעֲמִ֣ידוּ הַלְוִיִּ֗ם אֵ֚ת הֵימָ֣ן בֶּן־יוֹאֵ֔ל וּמִ֨ן־אֶחָ֔יו אָסָ֖ף בֶּן־בֶּֽרֶכְיָ֑הוּ</text:span><text:span text:style-name="T1902"><text:s/>ס<text:s/></text:span><text:span text:style-name="T1903">וּמִן־בְּנֵ֤י מְרָרִי֙ אֲחֵיהֶ֔ם אֵיתָ֖ן בֶּן־קֽוּשָׁיָֽהוּ׃<text:s/></text:span><text:span text:style-name="T1904">‬</text:span>‬<text:span text:style-name="T1905">18</text:span><text:span text:style-name="T1906"> וְעִמָּהֶ֖ם אֲחֵיהֶ֣ם הַמִּשְׁנִ֑ים זְכַרְיָ֡הוּ בֵּ֡ן וְיַֽעֲזִיאֵ֡ל וּשְׁמֽ͏ִירָמ֡וֹת וִיחִיאֵ֣ל ׀ וְעֻנִּ֡י אֱלִיאָ֡ב וּבְנָיָ֡הוּ וּמַֽעֲשֵׂיָ֡הוּ וּמַתִּתְיָהוּ֩ וֶאֱלִ֨יפְלֵ֜הוּ וּמִקְנֵיָ֨הוּ וְעֹבֵ֥ד אֱדֹ֛ם וִֽיעִיאֵ֖ל הַשֹּׁעֲרִֽים׃<text:s/></text:span><text:span text:style-name="T1907">‬</text:span>‬<text:span text:style-name="T1908">19</text:span><text:span text:style-name="T1909"> וְהַמְשֹׁ֣רְרִ֔ים הֵימָ֥ן אָסָ֖ף וְאֵיתָ֑ן בִּמְצִלְתַּ֥יִם נְחֹ֖שֶׁת לְהַשְׁמִֽיעַ׃<text:s/></text:span><text:span text:style-name="T1910">‬</text:span>‬<text:span text:style-name="T1911">20</text:span><text:span text:style-name="T1912"> וּזְכַרְיָ֨ה וַעֲזִיאֵ֜ל וּשְׁמִֽירָמ֤וֹת וִֽיחִיאֵל֙ וְעֻנִּ֣י וֽ͏ֶאֱלִיאָ֔ב וּמַעֲשֵׂיָ֖הוּ וּבְנָיָ֑הוּ בִּנְבָלִ֖ים עַל־עֲלָמֽוֹת׃<text:s/></text:span><text:span text:style-name="T1913">‬</text:span>‬<text:span text:style-name="T1914">21</text:span><text:span text:style-name="T1915"> וּמַתִּתְיָ֣הוּ וֶאֱלִֽיפְלֵ֗הוּ וּמִקְנֵיָ֙הוּ֙ וְעֹבֵ֣ד אֱדֹ֔ם וִֽיעִיאֵ֖ל וַעֲזַזְיָ֑הוּ בְּכִנֹּר֥וֹת עַל־הַשְּׁמִינִ֖ית לְנַצֵּֽחַ׃<text:s/></text:span><text:span text:style-name="T1916">‬</text:span>‬<text:span text:style-name="T1917">22</text:span><text:span text:style-name="T1918"> וּכְנַנְיָ֥הוּ שַֽׂר־הַלְוִיִּ֖ם בְּמַשָּׂ֑א יָסֹר֙ בַּמַּשָּׂ֔א כִּ֥י מֵבִ֖ין הֽוּא׃<text:s/></text:span><text:span text:style-name="T1919">‬</text:span>‬<text:span text:style-name="T1920">23</text:span><text:span text:style-name="T1921"> וּבֶֽרֶכְיָה֙ וְאֶלְקָנָ֔ה שֹׁעֲרִ֖ים לָאָרֽוֹן׃<text:s/></text:span><text:soft-page-break/><text:span text:style-name="T1922">‬</text:span>‬<text:span text:style-name="T1923">24</text:span><text:span text:style-name="T1924"> וּשְׁבַנְיָ֡הוּ וְיֽוֹשָׁפָ֡ט וּנְתַנְאֵ֡ל וַעֲמָשַׂ֡י וּ֠זְכַרְיָהוּ וּבְנָיָ֤הוּ וֽ͏ֶאֱלִיעֶ֙זֶר֙ הַכֹּ֣הֲנִ֔ים *מחצצרים **מַחְצְרִים֙ בַּחֲצֹ֣צְר֔וֹת לִפְנֵ֖י אֲר֣וֹן הֽ͏ָאֱלֹהִ֑ים וְעֹבֵ֤ד אֱדֹם֙ וִֽיחִיָּ֔ה שֹׁעֲרִ֖ים לָאָרֽוֹן׃<text:s/></text:span><text:span text:style-name="T1925">‬</text:span>‬<text:span text:style-name="T1926">25</text:span><text:span text:style-name="T1927"> וַיְהִ֥י דָוִ֛יד וְזִקְנֵ֥י יִשְׂרָאֵ֖ל וְשָׂרֵ֣י הָאֲלָפִ֑ים הַהֹֽלְכִ֗ים לְֽהַעֲל֞וֹת אֶת־אֲר֧וֹן בְּרִית־יְהוָ֛ה מִן־בֵּ֥ית עֹבֵֽד־אֱדֹ֖ם בְּשִׂמְחָֽה׃</text:span><text:span text:style-name="T1928"><text:s/>ס<text:s/></text:span><text:span text:style-name="T1929">‬</text:span>‬<text:span text:style-name="T1930">26</text:span><text:span text:style-name="T1931"> וֽ͏ַיְהִי֙ בֶּעְזֹ֣ר הֽ͏ָאֱלֹהִ֔ים אֶ֨ת־הַלְוִיִּ֔ם נֹשְׂאֵ֖י אֲר֣וֹן בְּרִית־יְהוָ֑ה וַיִּזְבְּח֥וּ שִׁבְעָֽה־פָרִ֖ים וְשִׁבְעָ֥ה אֵילִֽים׃<text:s/></text:span><text:span text:style-name="T1932">‬</text:span>‬<text:span text:style-name="T1933">27</text:span><text:span text:style-name="T1934"> וְדָוִ֞יד מְכֻרְבָּ֣ל ׀ בִּמְעִ֣יל בּ֗וּץ וְכָל־הַלְוִיִּם֙ הַנֹּשְׂאִ֣ים אֶת־הָאָר֔וֹן וְהַמְשֹׁ֣רְרִ֔ים וּכְנַנְיָ֛ה הַשַּׂ֥ר הַמַּשָּׂ֖א הַמְשֹֽׁרְרִ֑ים וְעַל־דָּוִ֖יד אֵפ֥וֹד בָּֽד׃<text:s/></text:span><text:span text:style-name="T1935">‬</text:span>‬<text:span text:style-name="T1936">28</text:span><text:span text:style-name="T1937"> וְכָל־יִשְׂרָאֵ֗ל מַעֲלִים֙ אֶת־אֲר֣וֹן בְּרִית־יְהוָ֔ה בִּתְרוּעָה֙ וּבְק֣וֹל שׁוֹפָ֔ר וּבַחֲצֹצְר֖וֹת וּבִמְצִלְתָּ֑יִם מַשְׁמִעִ֕ים בִּנְבָלִ֖ים וְכִנֹּרֽוֹת׃<text:s/></text:span><text:span text:style-name="T1938">‬</text:span>‬<text:span text:style-name="T1939">29</text:span><text:span text:style-name="T1940"> וַיְהִ֗י אֲרוֹן֙ בְּרִ֣ית יְהוָ֔ה בָּ֖א עַד־עִ֣יר דָּוִ֑יד וּמִיכַ֨ל בַּת־שָׁא֜וּל נִשְׁקְפָ֣ה ׀ בְּעַ֣ד הַחַלּ֗וֹן וַתֵּ֨רֶא אֶת־הַמֶּ֤לֶךְ דָּוִיד֙ מְרַקֵּ֣ד וּמְשַׂחֵ֔ק וַתִּ֥בֶז ל֖וֹ בְּלִבָּֽהּ׃<text:s/></text:span><text:span text:style-name="T1941">פ<text:s/></text:span><text:span text:style-name="T1942">‬</text:span>‬‬‬‬‬‬‬‬‬‬‬‬‬‬</text:p>
      </text:section>
      <text:section text:name="Sect15" text:style-name="S15">
        <text:p text:style-name="P1943">1 Chronicles 16</text:p>
        <text:p text:style-name="P1944"><text:span text:style-name="T1945">1</text:span><text:span text:style-name="T1946"> וַיָּבִ֙יאוּ֙ אֶת־אֲר֣וֹן הֽ͏ָאֱלֹהִ֔ים וַיַצִּ֣יגוּ אֹת֔וֹ בְּת֣וֹךְ הָאֹ֔הֶל אֲשֶׁ֥ר נָֽטָה־ל֖וֹ דָּוִ֑יד וַיַּקְרִ֛יבוּ עֹל֥וֹת וּשְׁלָמִ֖ים לִפְנֵ֥י הָאֱלֹהִֽים׃<text:s/></text:span><text:span text:style-name="T1947">2</text:span><text:span text:style-name="T1948"> וַיְכַ֣ל דָּוִ֔יד מֵהַעֲל֥וֹת הָעֹלָ֖ה וְהַשְּׁלָמִ֑ים וַיְבָ֥רֶךְ אֶת־הָעָ֖ם בְּשֵׁ֥ם יְהוָֽה׃<text:s/></text:span><text:span text:style-name="T1949">‬</text:span>‬<text:span text:style-name="T1950">3</text:span><text:span text:style-name="T1951"> וַיְחַלֵּק֙ לְכָל־אִ֣ישׁ יִשְׂרָאֵ֔ל מֵאִ֖ישׁ וְעַד־אִשָּׁ֑ה לְאִישׁ֙ כִּכַּר־לֶ֔חֶם וְאֶשְׁפָּ֖ר וַאֲשִׁישָֽׁה׃<text:s/></text:span><text:span text:style-name="T1952">‬</text:span>‬<text:span text:style-name="T1953">4</text:span><text:span text:style-name="T1954"> וַיִּתֵּ֞ן לִפְנֵ֨י אֲר֧וֹן יְהוָ֛ה מִן־הַלְוִיִּ֖ם מְשָׁרְתִ֑ים וּלְהַזְכִּיר֙ וּלְהוֹד֣וֹת וּלְהַלֵּ֔ל לַיהוָ֖ה אֱלֹהֵ֥י יִשְׂרָאֵֽל׃<text:s/></text:span><text:span text:style-name="T1955">פ<text:s/></text:span><text:span text:style-name="T1956">‬</text:span>‬‬‬‬</text:p>
        <text:p text:style-name="P1957"><text:span text:style-name="T1958">5</text:span><text:span text:style-name="T1959"> אָסָ֥ף הָרֹ֖אשׁ וּמִשְׁנֵ֣הוּ זְכַרְיָ֑ה יְעִיאֵ֡ל וּשְׁמִֽירָמ֡וֹת וִֽיחִיאֵ֡ל וּמַתִּתְיָ֡ה וֶאֱלִיאָ֡ב וּבְנָיָהוּ֩ וְעֹבֵ֨ד אֱדֹ֜ם וֽ͏ִיעִיאֵ֗ל בִּכְלֵ֤י נְבָלִים֙ וּבְכִנֹּר֔וֹת וְאָסָ֖ף בַּֽמְצִלְתַּ֥יִם מַשְׁמִֽיעַ׃<text:s/></text:span><text:span text:style-name="T1960">‬</text:span>‬<text:span text:style-name="T1961">6</text:span><text:span text:style-name="T1962"> וּבְנָיָ֥הוּ וְיַחֲזִיאֵ֖ל הַכֹּהֲנִ֑ים בַּחֲצֹצְר֣וֹת תָּמִ֔יד לִפְנֵ֖י אֲר֥וֹן בְּרִית־הָאֱלֹהִֽים׃<text:s/></text:span><text:span text:style-name="T1963">‬</text:span>‬<text:span text:style-name="T1964">7</text:span><text:span text:style-name="T1965"> בַּיּ֣וֹם הַה֗וּא אָ֣ז נָתַ֤ן דָּוִיד֙ בָּרֹ֔אשׁ לְהֹד֖וֹת לַיהוָ֑ה בְּיַד־אָסָ֖ף וְאֶחָֽיו׃<text:s/></text:span><text:span text:style-name="T1966">פ<text:s/></text:span><text:span text:style-name="T1967">‬</text:span>‬‬‬‬</text:p>
        <text:p text:style-name="P1968"><text:span text:style-name="T1969">8</text:span><text:span text:style-name="T1970"> הוֹד֤וּ לַֽיהוָה֙ קִרְא֣וּ בִשְׁמ֔וֹ הוֹדִ֥יעוּ בָעַמִּ֖ים עֲלִילֹתָֽיו׃<text:s/></text:span><text:span text:style-name="T1971">‬</text:span>‬<text:span text:style-name="T1972">9</text:span><text:span text:style-name="T1973"> שִׁ֤ירוּ לוֹ֙ זַמְּרוּ־ל֔וֹ שִׂ֖יחוּ בְּכָל־נִפְלְאֹתָֽיו׃<text:s/></text:span><text:span text:style-name="T1974">‬</text:span>‬<text:span text:style-name="T1975">10</text:span><text:span text:style-name="T1976"> הִֽתְהֽ͏ַלְלוּ֙ בְּשֵׁ֣ם קָדְשׁ֔וֹ יִשְׂמַ֕ח לֵ֖ב מְבַקְשֵׁ֥י יְהוָֽה׃<text:s/></text:span><text:span text:style-name="T1977">‬</text:span>‬<text:span text:style-name="T1978">11</text:span><text:span text:style-name="T1979"> דִּרְשׁ֤וּ יְהוָה֙ וְעֻזּ֔וֹ בַּקְּשׁ֥וּ פָנָ֖יו תָּמִֽיד׃<text:s/></text:span><text:span text:style-name="T1980">‬</text:span>‬<text:span text:style-name="T1981">12</text:span><text:span text:style-name="T1982"> זִכְר֗וּ נִפְלְאֹתָיו֙ אֲשֶׁ֣ר עָשָׂ֔ה מֹפְתָ֖יו וּמִשְׁפְּטֵי־פִֽיהוּ׃<text:s/></text:span><text:span text:style-name="T1983">‬</text:span>‬<text:span text:style-name="T1984">13</text:span><text:span text:style-name="T1985"> זֶ֚רַע יִשְׂרָאֵ֣ל עַבְדּ֔וֹ בְּנֵ֥י יַעֲקֹ֖ב בְּחִירָֽיו׃<text:s/></text:span><text:span text:style-name="T1986">‬</text:span>‬<text:span text:style-name="T1987">14</text:span><text:span text:style-name="T1988"> ה֚וּא יְהוָ֣ה אֱלֹהֵ֔ינוּ בְּכָל־הָאָ֖רֶץ מִשְׁפָּטָֽיו׃<text:s/></text:span><text:span text:style-name="T1989">‬</text:span>‬<text:span text:style-name="T1990">15</text:span><text:span text:style-name="T1991"> זִכְר֤וּ לְעוֹלָם֙ בְּרִית֔וֹ דָּבָ֥ר צִוָּ֖ה לְאֶ֥לֶף דּֽוֹר׃<text:s/></text:span><text:span text:style-name="T1992">‬</text:span>‬<text:span text:style-name="T1993">16</text:span><text:span text:style-name="T1994"> אֲשֶׁ֤ר כָּרַת֙ אֶת־אַבְרָהָ֔ם וּשְׁבוּעָת֖וֹ לְיִצְחָֽק׃<text:s/></text:span><text:span text:style-name="T1995">‬</text:span>‬<text:span text:style-name="T1996">17</text:span><text:span text:style-name="T1997"> וַיַעֲמִידֶ֤הָ לְיַעֲקֹב֙ לְחֹ֔ק לְיִשְׂרָאֵ֖ל בְּרִ֥ית עוֹלָֽם׃<text:s/></text:span><text:span text:style-name="T1998">‬</text:span>‬<text:span text:style-name="T1999">18</text:span><text:span text:style-name="T2000"> לֵאמֹ֗ר לְךָ֙ אֶתֵּ֣ן אֶֽרֶץ־כְּנָ֔עַן חֶ֖בֶל נַחֲלַתְכֶֽם׃<text:s/></text:span><text:span text:style-name="T2001">‬</text:span>‬<text:span text:style-name="T2002">19</text:span><text:span text:style-name="T2003"> בִּֽהְיֽוֹתְכֶם֙ מְתֵ֣י מִסְפָּ֔ר כִּמְעַ֖ט וְגָרִ֥ים בָּֽהּ׃<text:s/></text:span><text:span text:style-name="T2004">‬</text:span>‬<text:span text:style-name="T2005">20</text:span><text:span text:style-name="T2006"> וַיִּֽתְהַלְּכוּ֙ מִגּ֣וֹי אֶל־גּ֔וֹי וּמִמַמְּלָכָ֖ה אֶל־עַ֥ם אַחֵֽר׃<text:s/></text:span><text:span text:style-name="T2007">‬</text:span>‬<text:span text:style-name="T2008">21</text:span><text:span text:style-name="T2009"> לֹא־הִנִּ֤יחַ לְאִישׁ֙ לְעָשְׁקָ֔ם וַיּ֥וֹכַח עֲלֵיהֶ֖ם מְלָכִֽים׃<text:s/></text:span><text:span text:style-name="T2010">‬</text:span>‬<text:span text:style-name="T2011">22</text:span><text:span text:style-name="T2012"> אַֽל־תִּגְּעוּ֙ בִּמְשִׁיחָ֔י וּבִנְבִיאַ֖י אַל־תָּרֵֽעוּ׃<text:s/></text:span><text:span text:style-name="T2013">פ<text:s/></text:span><text:span text:style-name="T2014">‬</text:span>‬‬‬‬‬‬‬‬‬‬‬‬‬‬‬‬</text:p>
        <text:soft-page-break/>
        <text:p text:style-name="P2015"><text:span text:style-name="T2016">23</text:span><text:span text:style-name="T2017"> שִׁ֤ירוּ לַֽיהוָה֙ כָּל־הָאָ֔רֶץ בַּשְּׂר֥וּ מִיּֽוֹם־אֶל־י֖וֹם יְשׁוּעָתֽוֹ׃<text:s/></text:span><text:span text:style-name="T2018">‬</text:span>‬<text:span text:style-name="T2019">24</text:span><text:span text:style-name="T2020"> סַפְּר֤וּ בַגּוֹיִם֙ אֶת־כְּבוֹד֔וֹ בְּכָל־הָעַמִּ֖ים נִפְלְאֹתָֽיו׃<text:s/></text:span><text:span text:style-name="T2021">‬</text:span>‬<text:span text:style-name="T2022">25</text:span><text:span text:style-name="T2023"> כִּי֩ גָד֨וֹל יְהוָ֤ה וּמְהֻלָּל֙ מְאֹ֔ד וְנוֹרָ֥א ה֖וּא עַל־כָּל־אֱלֹהִֽים׃<text:s/></text:span><text:span text:style-name="T2024">‬</text:span>‬<text:span text:style-name="T2025">26</text:span><text:span text:style-name="T2026"> כִּ֠י כָּל־אֱלֹהֵ֤י הָעַמִּים֙ אֱלִילִ֔ים וַיהוָ֖ה שָׁמַ֥יִם עָשָֽׂה׃<text:s/></text:span><text:span text:style-name="T2027">‬</text:span>‬<text:span text:style-name="T2028">27</text:span><text:span text:style-name="T2029"> ה֤וֹד וְהָדָר֙ לְפָנָ֔יו עֹ֥ז וְחֶדְוָ֖ה בִּמְקֹמֽוֹ׃<text:s/></text:span><text:span text:style-name="T2030">‬</text:span>‬<text:span text:style-name="T2031">28</text:span><text:span text:style-name="T2032"> הָב֤וּ לַֽיהוָה֙ מִשְׁפְּח֣וֹת עַמִּ֔ים הָב֥וּ לַיהוָ֖ה כָּב֥וֹד וָעֹֽז׃<text:s/></text:span><text:span text:style-name="T2033">‬</text:span>‬<text:span text:style-name="T2034">29</text:span><text:span text:style-name="T2035"> הָב֥וּ לַיהוָ֖ה כְּב֣וֹד שְׁמ֑וֹ שְׂא֤וּ מִנְחָה֙ וּבֹ֣אוּ לְפָנָ֔יו הִשְׁתַּחֲו֥וּ לַיהוָ֖ה בְּהַדְרַת־קֹֽדֶשׁ׃<text:s/></text:span><text:span text:style-name="T2036">‬</text:span>‬<text:span text:style-name="T2037">30</text:span><text:span text:style-name="T2038"> חִ֤ילוּ מִלְּפָנָיו֙ כָּל־הָאָ֔רֶץ אַף־תִּכּ֥וֹן תֵּבֵ֖ל בַּל־תִּמּֽוֹט׃<text:s/></text:span><text:span text:style-name="T2039">‬</text:span>‬<text:span text:style-name="T2040">31</text:span><text:span text:style-name="T2041"> יִשְׂמְח֤וּ הַשָּׁמַ֙יִם֙ וְתָגֵ֣ל הָאָ֔רֶץ וְיֹאמְר֥וּ בַגּוֹיִ֖ם יְהוָ֥ה מָלָֽךְ׃<text:s/></text:span><text:span text:style-name="T2042">‬</text:span>‬<text:span text:style-name="T2043">32</text:span><text:span text:style-name="T2044"> יִרְעַ֤ם הַיָּם֙ וּמְלוֹא֔וֹ יַעֲלֹ֥ץ הַשָּׂדֶ֖ה וְכָל־אֲשֶׁר־בּֽוֹ׃<text:s/></text:span><text:span text:style-name="T2045">‬</text:span>‬<text:span text:style-name="T2046">33</text:span><text:span text:style-name="T2047"> אָ֥ז יְרַנְּנ֖וּ עֲצֵ֣י הַיָּ֑עַר מִלִּפְנֵ֣י יְהוָ֔ה כִּי־בָ֖א לִשְׁפּ֥וֹט אֶת־הָאָֽרֶץ׃<text:s/></text:span><text:span text:style-name="T2048">‬</text:span>‬<text:span text:style-name="T2049">34</text:span><text:span text:style-name="T2050"> הוֹד֤וּ לַיהוָה֙ כִּ֣י ט֔וֹב כִּ֥י לְעוֹלָ֖ם חַסְדּֽוֹ׃<text:s/></text:span><text:span text:style-name="T2051">‬</text:span>‬<text:span text:style-name="T2052">35</text:span><text:span text:style-name="T2053"> וְאִמְר֕וּ הוֹשִׁיעֵ֙נוּ֙ אֱלֹהֵ֣י יִשְׁעֵ֔נוּ וְקַבְּצֵ֥נוּ וְהַצִּילֵ֖נוּ מִן־הַגּוֹיִ֑ם לְהֹדוֹת֙ לְשֵׁ֣ם קָדְשֶׁ֔ךָ לְהִשְׁתַּבֵּ֖חַ בִּתְהִלָּתֶֽךָ׃<text:s/></text:span><text:span text:style-name="T2054">‬</text:span>‬<text:span text:style-name="T2055">36</text:span><text:span text:style-name="T2056"> בָּר֤וּךְ יְהוָה֙ אֱלֹהֵ֣י יִשְׂרָאֵ֔ל מִן־הָעוֹלָ֖ם וְעַ֣ד הָעֹלָ֑ם וַיֹּאמְר֤וּ כָל־הָעָם֙ אָמֵ֔ן וְהַלֵּ֖ל לַֽיהוָֽה׃<text:s/></text:span><text:span text:style-name="T2057">פ<text:s/></text:span><text:span text:style-name="T2058">‬</text:span>‬‬‬‬‬‬‬‬‬‬‬‬‬‬‬</text:p>
        <text:p text:style-name="P2059"><text:span text:style-name="T2060">37</text:span><text:span text:style-name="T2061"> וַיַּֽעֲזָב־שָׁ֗ם לִפְנֵי֙ אֲר֣וֹן בְּרִית־יְהוָ֔ה לְאָסָ֖ף וּלְאֶחָ֑יו לְשָׁרֵ֞ת לִפְנֵ֧י הָאָר֛וֹן תָּמִ֖יד לִדְבַר־י֥וֹם בְּיוֹמֽוֹ׃<text:s/></text:span><text:span text:style-name="T2062">‬</text:span>‬<text:span text:style-name="T2063">38</text:span><text:span text:style-name="T2064"> וְעֹבֵ֥ד אֱדֹ֛ם וַאֲחֵיהֶ֖ם שִׁשִּׁ֣ים וּשְׁמוֹנָ֑ה וְעֹבֵ֨ד אֱדֹ֧ם בֶּן־יְדִית֛וּן וְחֹסָ֖ה לְשֹׁעֲרִֽים׃<text:s/></text:span><text:span text:style-name="T2065">‬</text:span>‬<text:span text:style-name="T2066">39</text:span><text:span text:style-name="T2067"> וְאֵ֣ת ׀ צָד֣וֹק הַכֹּהֵ֗ן וְאֶחָיו֙ הַכֹּ֣הֲנִ֔ים לִפְנֵ֖י מִשְׁכַּ֣ן יְהוָ֑ה בַּבָּמָ֖ה אֲשֶׁ֥ר בְּגִבְעֽוֹן׃<text:s/></text:span><text:span text:style-name="T2068">‬</text:span>‬<text:span text:style-name="T2069">40</text:span><text:span text:style-name="T2070"> לֽ͏ְהַעֲלוֹת֩ עֹל֨וֹת לַיהוָ֜ה עַל־מִזְבַּ֧ח הָעֹלָ֛ה תָּמִ֖יד לַבֹּ֣קֶר וְלָעָ֑רֶב וּלְכָל־הַכָּתוּב֙ בְּתוֹרַ֣ת יְהוָ֔ה אֲשֶׁ֥ר צִוָּ֖ה עַל־יִשְׂרָאֵֽל׃<text:s/></text:span><text:span text:style-name="T2071">‬</text:span>‬<text:span text:style-name="T2072">41</text:span><text:span text:style-name="T2073"> וְעִמָּהֶם֙ הֵימָ֣ן וִֽידוּת֔וּן וּשְׁאָר֙ הַבְּרוּרִ֔ים אֲשֶׁ֥ר נִקְּב֖וּ בְּשֵׁמ֑וֹת לְהֹדוֹת֙ לַֽיהוָ֔ה כִּ֥י לְעוֹלָ֖ם חַסְדּֽוֹ׃<text:s/></text:span><text:span text:style-name="T2074">‬</text:span>‬<text:span text:style-name="T2075">42</text:span><text:span text:style-name="T2076"> וְעִמָּהֶם֩ הֵימָ֨ן וִֽידוּת֜וּן חֲצֹצְר֤וֹת וּמְצִלְתַּ֙יִם֙ לְמַשְׁמִיעִ֔ים וּכְלֵ֖י שִׁ֣יר הָאֱלֹהִ֑ים וּבְנֵ֥י יְדוּת֖וּן לַשָּֽׁעַר׃<text:s/></text:span><text:span text:style-name="T2077">‬</text:span>‬<text:span text:style-name="T2078">43</text:span><text:span text:style-name="T2079"> וַיֵּלְכ֥וּ כָל־הָעָ֖ם אִ֣ישׁ לְבֵית֑וֹ וַיִּסֹּ֥ב דָּוִ֖יד לְבָרֵ֥ךְ אֶת־בֵּיתֽוֹ׃<text:s/></text:span><text:span text:style-name="T2080">פ<text:s/></text:span><text:span text:style-name="T2081">‬</text:span>‬‬‬‬‬‬‬‬</text:p>
      </text:section>
      <text:section text:name="Sect16" text:style-name="S16">
        <text:p text:style-name="P2082">1 Chronicles 17</text:p>
        <text:p text:style-name="P2083"><text:span text:style-name="T2084">1</text:span><text:span text:style-name="T2085"> וַיְהִ֕י כַּאֲשֶׁ֛ר יָשַׁ֥ב דָּוִ֖יד בְּבֵית֑וֹ וַיֹּ֨אמֶר דָּוִ֜יד אֶל־נָתָ֣ן הַנָּבִ֗יא הִנֵּ֨ה אָנֹכִ֤י יוֹשֵׁב֙ בְּבֵ֣ית הֽ͏ָאֲרָזִ֔ים וַאֲר֥וֹן בְּרִית־יְהוָ֖ה תַּ֥חַת יְרִיעֽוֹת׃<text:s/></text:span><text:span text:style-name="T2086">‬</text:span>‬‬<text:span text:style-name="T2087">2</text:span><text:span text:style-name="T2088"> וַיֹּ֤אמֶר נָתָן֙ אֶל־דָּוִ֔יד כֹּ֛ל אֲשֶׁ֥ר בִּֽלְבָבְךָ֖ עֲשֵׂ֑ה כִּ֥י הָאֱלֹהִ֖ים עִמָּֽךְ׃</text:span><text:span text:style-name="T2089"><text:s/>ס<text:s/></text:span><text:span text:style-name="T2090">‬</text:span>‬<text:span text:style-name="T2091">3</text:span><text:span text:style-name="T2092"> וַֽיְהִ֖י בַּלַּ֣יְלָה הַה֑וּא וַיְהִי֙ דְּבַר־אֱלֹהִ֔ים אֶל־נָתָ֖ן לֵאמֹֽר׃<text:s/></text:span><text:span text:style-name="T2093">‬</text:span>‬<text:span text:style-name="T2094">4</text:span><text:span text:style-name="T2095"> לֵ֤ךְ וְאָמַרְתָּ֙ אֶל־דָּוִ֣יד עַבְדִּ֔י כֹּ֖ה אָמַ֣ר יְהוָ֑ה לֹ֥א אַתָּ֛ה תִּבְנֶה־לִּ֥י הַבַּ֖יִת לָשָֽׁבֶת׃<text:s/></text:span><text:span text:style-name="T2096">‬</text:span>‬<text:span text:style-name="T2097">5</text:span><text:span text:style-name="T2098"> כִּ֣י לֹ֤א יָשַׁ֙בְתִּי֙ בְּבַ֔יִת מִן־הַיּ֗וֹם אֲשֶׁ֤ר הֶעֱלֵ֙יתִי֙ אֶת־יִשְׂרָאֵ֔ל עַ֖ד הַיּ֣וֹם הַזֶּ֑ה וָֽאֶהְיֶ֛ה מֵאֹ֥הֶל אֶל־אֹ֖הֶל וּמִמִּשְׁכָּֽן׃<text:s/></text:span><text:span text:style-name="T2099">‬</text:span>‬<text:span text:style-name="T2100">6</text:span><text:span text:style-name="T2101"> בְּכֹ֥ל אֲשֶֽׁר־הִתְהַלַּכְתִּי֮ בְּכָל־יִשְׂרָאֵל֒ הֲדָבָ֣ר דִּבַּ֗רְתִּי אֶת־אַחַד֙ שֹׁפְטֵ֣י יִשְׂרָאֵ֔ל אֲשֶׁ֥ר צִוִּ֛יתִי לִרְע֥וֹת אֶת־עַמִּ֖י לֵאמֹ֑ר לָ֛מָּה לֹא־בְנִיתֶ֥ם לִ֖י בֵּ֥ית אֲרָזִֽים׃<text:s/></text:span><text:span text:style-name="T2102">‬</text:span>‬<text:span text:style-name="T2103">7</text:span><text:span text:style-name="T2104"> וְ֠עַתָּה כֹּֽה־תֹאמַ֞ר<text:s/></text:span><text:soft-page-break/><text:span text:style-name="T2105">לְעַבְדִּ֣י לְדָוִ֗יד</text:span><text:span text:style-name="T2106"><text:s/>ס<text:s/></text:span><text:span text:style-name="T2107">כֹּ֤ה אָמַר֙ יְהוָ֣ה צְבָא֔וֹת אֲנִ֤י לְקַחְתִּ֙יךָ֙ מִן־הַנָּוֶ֔ה מִֽן־אַחֲרֵ֖י הַצֹּ֑אן לִהְי֣וֹת נָגִ֔יד עַ֖ל עַמִּ֥י יִשְׂרָאֵֽל׃<text:s/></text:span><text:span text:style-name="T2108">‬</text:span>‬<text:span text:style-name="T2109">8</text:span><text:span text:style-name="T2110"> וָֽאֶהְיֶ֣ה עִמְּךָ֗ בְּכֹל֙ אֲשֶׁ֣ר הָלַ֔כְתָּ וָאַכְרִ֥ית אֶת־כָּל־אוֹיְבֶ֖יךָ מִפָּנֶ֑יךָ וְעָשִׂ֤יתִֽי לְךָ֙ שֵׁ֔ם כְּשֵׁ֥ם הַגְּדוֹלִ֖ים אֲשֶׁ֥ר בָּאָֽרֶץ׃<text:s/></text:span><text:span text:style-name="T2111">‬</text:span>‬<text:span text:style-name="T2112">9</text:span><text:span text:style-name="T2113"> וְשַׂמְתִּ֣י מָ֠קוֹם לְעַמִּ֨י יִשְׂרָאֵ֤ל וּנְטַעְתִּ֙יהוּ֙ וְשָׁכַ֣ן תַּחְתָּ֔יו וְלֹ֥א יִרְגַּ֖ז ע֑וֹד וְלֹא־יוֹסִ֤יפוּ בְנֵי־עַוְלָה֙ לְבַלֹּת֔וֹ כַּאֲשֶׁ֖ר בָּרִאשׁוֹנָֽה׃<text:s/></text:span><text:span text:style-name="T2114">‬</text:span>‬<text:span text:style-name="T2115">10</text:span><text:span text:style-name="T2116"> וּלְמִיָּמִ֗ים אֲשֶׁ֨ר צִוִּ֤יתִי שֹֽׁפְטִים֙ עַל־עַמִּ֣י יִשְׂרָאֵ֔ל וְהִכְנַ֖עְתִּי אֶת־כָּל־אוֹיְבֶ֑יךָ וָאַגִּ֣ד לָ֔ךְ וּבַ֖יִת יִֽבְנֶה־לְּךָ֥ יְהוָֽה׃<text:s/></text:span><text:span text:style-name="T2117">‬</text:span>‬<text:span text:style-name="T2118">11</text:span><text:span text:style-name="T2119"> וְהָיָ֗ה כִּֽי־מָלְא֤וּ יָמֶ֙יךָ֙ לָלֶ֣כֶת עִם־אֲבֹתֶ֔יךָ וַהֲקִֽימוֹתִ֤י אֶֽת־זַרְעֲךָ֙ אַחֲרֶ֔יךָ אֲשֶׁ֥ר יִהְיֶ֖ה מִבָּנֶ֑יךָ וַהֲכִינוֹתִ֖י אֶת־מַלְכוּתֽוֹ׃<text:s/></text:span><text:span text:style-name="T2120">‬</text:span>‬<text:span text:style-name="T2121">12</text:span><text:span text:style-name="T2122"> ה֥וּא יִבְנֶה־לִּ֖י בָּ֑יִת וְכֹנַנְתִּ֥י אֶת־כִּסְא֖וֹ עַד־עוֹלָֽם׃<text:s/></text:span><text:span text:style-name="T2123">‬</text:span>‬<text:span text:style-name="T2124">13</text:span><text:span text:style-name="T2125"> אֲנִי֙ אֶֽהְיֶה־לּ֣וֹ לְאָ֔ב וְה֖וּא יִֽהְיֶה־לִּ֣י לְבֵ֑ן וְחַסְדִּי֙ לֹא־אָסִ֣יר מֵֽעִמּ֔וֹ כַּאֲשֶׁ֣ר הֲסִיר֔וֹתִי מֵאֲשֶׁ֥ר הָיָ֖ה לְפָנֶֽיךָ׃<text:s/></text:span><text:span text:style-name="T2126">‬</text:span>‬<text:span text:style-name="T2127">14</text:span><text:span text:style-name="T2128"> וְהַֽעֲמַדְתִּ֛יהוּ בְּבֵיתִ֥י וּבְמַלְכוּתִ֖י עַד־הָעוֹלָ֑ם וְכִסְא֕וֹ יִהְיֶ֥ה נָכ֖וֹן עַד־עוֹלָֽם׃<text:s/></text:span><text:span text:style-name="T2129">‬</text:span>‬<text:span text:style-name="T2130">15</text:span><text:span text:style-name="T2131"> כְּכֹל֙ הַדְּבָרִ֣ים הָאֵ֔לֶּה וּכְכֹ֖ל הֶחָז֣וֹן הַזֶּ֑ה כֵּ֛ן דִּבֶּ֥ר נָתָ֖ן אֶל־דָּוִֽיד׃<text:s/></text:span><text:span text:style-name="T2132">פ<text:s/></text:span><text:span text:style-name="T2133">‬</text:span>‬‬‬‬‬‬‬‬‬‬‬‬‬‬‬</text:p>
        <text:p text:style-name="P2134"><text:span text:style-name="T2135">16</text:span><text:span text:style-name="T2136"> וַיָּבֹא֙ הַמֶּ֣לֶךְ דָּוִ֔יד וַיֵּ֖שֶׁב לִפְנֵ֣י יְהוָ֑ה וַיֹּ֗אמֶר מִֽי־אֲנִ֞י יְהוָ֤ה אֱלֹהִים֙ וּמִ֣י בֵיתִ֔י כִּ֥י הֲבִיאֹתַ֖נִי עַד־הֲלֹֽם׃<text:s/></text:span><text:span text:style-name="T2137">‬</text:span>‬<text:span text:style-name="T2138">17</text:span><text:span text:style-name="T2139"> וַתִּקְטַ֨ן זֹ֤את בְּעֵינֶ֙יךָ֙ אֱלֹהִ֔ים וַתְּדַבֵּ֥ר עַל־בֵּֽית־עַבְדְּךָ֖ לְמֵרָח֑וֹק וּרְאִיתַ֗נִי כְּת֧וֹר הָאָדָ֛ם הַֽמַּעֲלָ֖ה יְהוָ֥ה אֱלֹהִֽים׃<text:s/></text:span><text:span text:style-name="T2140">‬</text:span>‬<text:span text:style-name="T2141">18</text:span><text:span text:style-name="T2142"> מַה־יּוֹסִ֨יף ע֥וֹד דָּוִ֛יד אֵלֶ֖יךָ לְכָב֣וֹד אֶת־עַבְדֶּ֑ךָ וְאַתָּ֖ה אֶֽת־עַבְדְּךָ֥ יָדָֽעְתָּ׃<text:s/></text:span><text:span text:style-name="T2143">‬</text:span>‬<text:span text:style-name="T2144">19</text:span><text:span text:style-name="T2145"> יְהוָ֕ה בַּעֲב֤וּר עַבְדְּךָ֙ וּֽכְלִבְּךָ֔ עָשִׂ֕יתָ אֵ֥ת כָּל־הַגְּדוּלָּ֖ה הַזֹּ֑את לְהֹדִ֖יעַ אֶת־כָּל־הַגְּדֻלּֽוֹת׃<text:s/></text:span><text:span text:style-name="T2146">‬</text:span>‬<text:span text:style-name="T2147">20</text:span><text:span text:style-name="T2148"> יְהוָה֙ אֵ֣ין כָּמ֔וֹךָ וְאֵ֥ין אֱלֹהִ֖ים זוּלָתֶ֑ךָ בְּכֹ֥ל אֲשֶׁר־שָׁמַ֖עְנוּ בְּאָזְנֵֽינוּ׃<text:s/></text:span><text:span text:style-name="T2149">‬</text:span>‬<text:span text:style-name="T2150">21</text:span><text:span text:style-name="T2151"> וּמִי֙ כְּעַמְּךָ֣ יִשְׂרָאֵ֔ל גּ֥וֹי אֶחָ֖ד בָּאָ֑רֶץ אֲשֶׁר֩ הָלַ֨ךְ הָאֱלֹהִ֜ים לִפְדּ֧וֹת ל֣וֹ עָ֗ם לָשׂ֤וּם לְךָ֙ שֵׁ֚ם גְּדֻלּ֣וֹת וְנֹרָא֔וֹת לְגָרֵ֗שׁ מִפְּנֵ֧י עַמְּךָ֛ אֲשֶׁר־פָּדִ֥יתָ מִמִּצְרַ֖יִם גּוֹיִֽם׃<text:s/></text:span><text:span text:style-name="T2152">‬</text:span>‬<text:span text:style-name="T2153">22</text:span><text:span text:style-name="T2154"> וַ֠תִּתֵּן אֶת־עַמְּךָ֨ יִשְׂרָאֵ֧ל ׀ לְךָ֛ לְעָ֖ם עַד־עוֹלָ֑ם וְאַתָּ֣ה יְהוָ֔ה הָיִ֥יתָ לָהֶ֖ם לֵאלֹהִֽים׃<text:s/></text:span><text:span text:style-name="T2155">‬</text:span>‬<text:span text:style-name="T2156">23</text:span><text:span text:style-name="T2157"> וְעַתָּ֣ה יְהוָ֔ה הַדָּבָ֗ר אֲשֶׁ֨ר דִּבַּ֤רְתָּ עַֽל־עַבְדְּךָ֙ וְעַל־בֵּית֔וֹ יֵאָמֵ֖ן עַד־עוֹלָ֑ם וַעֲשֵׂ֖ה כַּאֲשֶׁ֥ר דִּבַּֽרְתָּ׃<text:s/></text:span><text:span text:style-name="T2158">‬</text:span>‬<text:span text:style-name="T2159">24</text:span><text:span text:style-name="T2160"> וְ֠יֵֽאָמֵן וְיִגְדַּ֨ל שִׁמְךָ֤ עַד־עוֹלָם֙ לֵאמֹ֔ר יְהוָ֤ה צְבָאוֹת֙ אֱלֹהֵ֣י יִשְׂרָאֵ֔ל אֱלֹהִ֖ים לְיִשְׂרָאֵ֑ל וּבֵית־דָּוִ֥יד עַבְדְּךָ֖ נָכ֥וֹן לְפָנֶֽיךָ׃<text:s/></text:span><text:span text:style-name="T2161">‬</text:span>‬<text:span text:style-name="T2162">25</text:span><text:span text:style-name="T2163"> כִּ֣י ׀ אַתָּ֣ה אֱלֹהַ֗י גָּלִ֙יתָ֙ אֶת־אֹ֣זֶן עַבְדְּךָ֔ לִבְנ֥וֹת ל֖וֹ בָּ֑יִת עַל־כֵּן֙ מָצָ֣א עַבְדְּךָ֔ לְהִתְפַּלֵּ֖ל לְפָנֶֽיךָ׃<text:s/></text:span><text:span text:style-name="T2164">‬</text:span>‬<text:span text:style-name="T2165">26</text:span><text:span text:style-name="T2166"> וְעַתָּ֣ה יְהוָ֔ה אַתָּה־ה֖וּא הָאֱלֹהִ֑ים וַתְּדַבֵּר֙ עַֽל־עַבְדְּךָ֔ הַטּוֹבָ֖ה הַזֹּֽאת׃<text:s/></text:span><text:span text:style-name="T2167">‬</text:span>‬<text:span text:style-name="T2168">27</text:span><text:span text:style-name="T2169"> וְעַתָּ֗ה הוֹאַ֙לְתָּ֙ לְבָרֵךְ֙ אֶת־בֵּ֣ית עַבְדְּךָ֔ לִהְי֥וֹת לְעוֹלָ֖ם לְפָנֶ֑יךָ כִּֽי־אַתָּ֤ה יְהוָה֙ בֵּרַ֔כְתָּ וּמְבֹרָ֖ךְ לְעוֹלָֽם׃<text:s/></text:span><text:span text:style-name="T2170">פ<text:s/></text:span><text:span text:style-name="T2171">‬</text:span>‬‬‬‬‬‬‬‬‬‬‬‬‬</text:p>
      </text:section>
      <text:section text:name="Sect17" text:style-name="S17">
        <text:soft-page-break/>
        <text:p text:style-name="P2172">1 Chronicles 18</text:p>
        <text:p text:style-name="P2173"><text:span text:style-name="T2174">1</text:span><text:span text:style-name="T2175"> וַיְהִי֙ אַחֲרֵי־כֵ֔ן וַיַּ֥ךְ דָּוִ֛יד אֶת־פְּלִשְׁתִּ֖ים וַיַּכְנִיעֵ֑ם וַיִּקַּ֛ח אֶת־גַּ֥ת וּבְנֹתֶ֖יהָ מִיַּ֥ד פְּלִשְׁתִּֽים׃<text:s/></text:span><text:span text:style-name="T2176">‬</text:span>‬‬<text:span text:style-name="T2177">2</text:span><text:span text:style-name="T2178"> וַיַּ֖ךְ אֶת־מוֹאָ֑ב וַיִּהְי֤וּ מוֹאָב֙ עֲבָדִ֣ים לְדָוִ֔יד נֹשְׂאֵ֖י מִנְחָֽה׃<text:s/></text:span><text:span text:style-name="T2179">‬</text:span>‬<text:span text:style-name="T2180">3</text:span><text:span text:style-name="T2181"> וַיַּ֥ךְ דָּוִ֛יד אֶת־הֲדַדְעֶ֥זֶר מֶֽלֶךְ־צוֹבָ֖ה חֲמָ֑תָה בְּלֶכְתּ֕וֹ לְהַצִּ֥יב יָד֖וֹ בִּֽנְהַר־פְּרָֽת׃<text:s/></text:span><text:span text:style-name="T2182">‬</text:span>‬<text:span text:style-name="T2183">4</text:span><text:span text:style-name="T2184"> וַיִּלְכֹּד֩ דָּוִ֨יד מִמֶּ֜נּוּ אֶ֣לֶף רֶ֗כֶב וְשִׁבְעַ֤ת אֲלָפִים֙ פָּֽרָשִׁ֔ים וְעֶשְׂרִ֥ים אֶ֖לֶף אִ֣ישׁ רַגְלִ֑י וַיְעַקֵּ֤ר דָּוִיד֙ אֶת־כָּל־הָרֶ֔כֶב וַיּוֹתֵ֥ר מִמֶּ֖נּוּ מֵ֥אָה רָֽכֶב׃<text:s/></text:span><text:span text:style-name="T2185">‬</text:span>‬<text:span text:style-name="T2186">5</text:span><text:span text:style-name="T2187"> וַיָּבֹא֙ אֲרַ֣ם דַּרְמֶ֔שֶׂק לַעְז֕וֹר לַהֲדַדְעֶ֖זֶר מֶ֣לֶךְ צוֹבָ֑ה וַיַּ֤ךְ דָּוִיד֙ בַּאֲרָ֔ם עֶשְׂרִֽים־וּשְׁנַ֥יִם אֶ֖לֶף אִֽישׁ׃<text:s/></text:span><text:span text:style-name="T2188">‬</text:span>‬<text:span text:style-name="T2189">6</text:span><text:span text:style-name="T2190"> וַיָּ֤שֶׂם דָּוִיד֙ בַּאֲרַ֣ם דַּרְמֶ֔שֶׂק וַיְהִ֤י אֲרָם֙ לְדָוִ֔יד עֲבָדִ֖ים נֹשְׂאֵ֣י מִנְחָ֑ה וַיּ֤וֹשַׁע יְהוָה֙ לְדָוִ֔יד בְּכֹ֖ל אֲשֶׁ֥ר הָלָֽךְ׃<text:s/></text:span><text:span text:style-name="T2191">‬</text:span>‬<text:span text:style-name="T2192">7</text:span><text:span text:style-name="T2193"> וַיִּקַּ֣ח דָּוִ֗יד אֵ֚ת שִׁלְטֵ֣י הַזָּהָ֔ב אֲשֶׁ֣ר הָי֔וּ עַ֖ל עַבְדֵ֣י הֲדַדְעָ֑זֶר וַיְבִיאֵ֖ם יְרוּשָׁלָֽ͏ִם׃<text:s/></text:span><text:span text:style-name="T2194">‬</text:span>‬<text:span text:style-name="T2195">8</text:span><text:span text:style-name="T2196"> וּמִטִּבְחַ֤ת וּמִכּוּן֙ עָרֵ֣י הֲדַדְעֶ֔זֶר לָקַ֥ח דָּוִ֛יד נְחֹ֖שֶׁת רַבָּ֣ה מְאֹ֑ד בָּ֣הּ ׀ עָשָׂ֣ה שְׁלֹמֹ֗ה אֶת־יָ֤ם הַנְּחֹ֙שֶׁת֙ וְאֶת־הָֽעַמּוּדִ֔ים וְאֵ֖ת כְּלֵ֥י הַנְּחֹֽשֶׁת׃<text:s/></text:span><text:span text:style-name="T2197">פ<text:s/></text:span><text:span text:style-name="T2198">‬</text:span>‬‬‬‬‬‬‬‬</text:p>
        <text:p text:style-name="P2199"><text:span text:style-name="T2200">9</text:span><text:span text:style-name="T2201"> וַיִּשְׁמַ֕ע תֹּ֖עוּ מֶ֣לֶךְ חֲמָ֑ת כִּ֚י הִכָּ֣ה דָוִ֔יד אֶת־כָּל־חֵ֖יל הֲדַדְעֶ֥זֶר מֶֽלֶךְ־צוֹבָֽה׃<text:s/></text:span><text:span text:style-name="T2202">‬</text:span>‬<text:span text:style-name="T2203">10</text:span><text:span text:style-name="T2204"> וַיִּשְׁלַ֣ח אֶת־הֲדֽוֹרָם־בְּנ֣וֹ אֶל־הַמֶּֽלֶךְ־דָּ֠וִיד *לשאול־**לִשְׁאָל־ל֨וֹ לְשָׁל֜וֹם וּֽלְבָרֲכ֗וֹ עַל֩ אֲשֶׁ֨ר נִלְחַ֤ם בַּהֲדַדְעֶ֙זֶר֙ וַיַּכֵּ֔הוּ כִּי־אִ֛ישׁ מִלְחֲמ֥וֹת תֹּ֖עוּ הָיָ֣ה הֲדַדְעָ֑זֶר וְכֹ֗ל כְּלֵ֛י זָהָ֥ב וָכֶ֖סֶף וּנְחֹֽשֶׁת׃<text:s/></text:span><text:span text:style-name="T2205">‬</text:span>‬<text:span text:style-name="T2206">11</text:span><text:span text:style-name="T2207"> גַּם־אֹתָ֗ם הִקְדִּ֞ישׁ הַמֶּ֤לֶךְ דָּוִיד֙ לַיהוָ֔ה עִם־הַכֶּ֙סֶף֙ וְהַזָּהָ֔ב אֲשֶׁ֥ר נָשָׂ֖א מִכָּל־הַגּוֹיִ֑ם מֵֽאֱד֤וֹם וּמִמּוֹאָב֙ וּמִבְּנֵ֣י עַמּ֔וֹן וּמִפְּלִשְׁתִּ֖ים וּמֵֽעֲמָלֵֽק׃<text:s/></text:span><text:span text:style-name="T2208">‬</text:span>‬<text:span text:style-name="T2209">12</text:span><text:span text:style-name="T2210"> וְאַבְשַׁ֣י בֶּן־צְרוּיָ֗ה הִכָּ֤ה אֶת־אֱדוֹם֙ בְּגֵ֣יא הַמֶּ֔לַח שְׁמוֹנָ֥ה עָשָׂ֖ר אָֽלֶף׃<text:s/></text:span><text:span text:style-name="T2211">‬</text:span>‬<text:span text:style-name="T2212">13</text:span><text:span text:style-name="T2213"> וַיָּ֤שֶׂם בֶּֽאֱדוֹם֙ נְצִיבִ֔ים וַיִּהְי֥וּ כָל־אֱד֖וֹם עֲבָדִ֣ים לְדָוִ֑יד וַיּ֤וֹשַׁע יְהוָה֙ אֶת־דָּוִ֔יד בְּכֹ֖ל אֲשֶׁ֥ר הָלָֽךְ׃<text:s/></text:span><text:span text:style-name="T2214">‬</text:span>‬<text:span text:style-name="T2215">14</text:span><text:span text:style-name="T2216"> וַיִּמְלֹ֥ךְ דָּוִ֖יד עַל־כָּל־יִשְׂרָאֵ֑ל וַיְהִ֗י עֹשֶׂ֛ה מִשְׁפָּ֥ט וּצְדָקָ֖ה לְכָל־עַמּֽוֹ׃<text:s/></text:span><text:span text:style-name="T2217">‬</text:span>‬<text:span text:style-name="T2218">15</text:span><text:span text:style-name="T2219"> וְיוֹאָ֥ב בֶּן־צְרוּיָ֖ה עַל־הַצָּבָ֑א וִיהוֹשָׁפָ֥ט בֶּן־אֲחִיל֖וּד מַזְכִּֽיר׃<text:s/></text:span><text:span text:style-name="T2220">‬</text:span>‬<text:span text:style-name="T2221">16</text:span><text:span text:style-name="T2222"> וְצָד֧וֹק בֶּן־אֲחִיט֛וּב וַאֲבִימֶ֥לֶךְ בֶּן־אֶבְיָתָ֖ר כֹּהֲנִ֑ים וְשַׁוְשָׁ֖א סוֹפֵֽר׃<text:s/></text:span><text:span text:style-name="T2223">‬</text:span>‬<text:span text:style-name="T2224">17</text:span><text:span text:style-name="T2225"> וּבְנָיָ֙הוּ֙ בֶּן־יְה֣וֹיָדָ֔ע עַל־הַכְּרֵתִ֖י וְהַפְּלֵתִ֑י וּבְנֵי־דָוִ֥יד הָרִאשֹׁנִ֖ים לְיַ֥ד הַמֶּֽלֶךְ׃<text:s/></text:span><text:span text:style-name="T2226">פ<text:s/></text:span><text:span text:style-name="T2227">‬</text:span>‬‬‬‬‬‬‬‬‬‬</text:p>
      </text:section>
      <text:section text:name="Sect18" text:style-name="S18">
        <text:p text:style-name="P2228">1 Chronicles 19</text:p>
        <text:p text:style-name="P2229"><text:span text:style-name="T2230">1</text:span><text:span text:style-name="T2231"> וַיְהִי֙ אַחֲרֵי־כֵ֔ן וַיָּ֕מָת נָחָ֖שׁ מֶ֣לֶךְ בְּנֵי־עַמּ֑וֹן וַיִּמְלֹ֥ךְ בְּנ֖וֹ תַּחְתָּֽיו׃<text:s/></text:span><text:span text:style-name="T2232">‬</text:span>‬‬<text:span text:style-name="T2233">2</text:span><text:span text:style-name="T2234"> וַיֹּ֨אמֶר דָּוִ֜יד אֶֽעֱשֶׂה־חֶ֣סֶד ׀ עִם־חָנ֣וּן בֶּן־נָחָ֗שׁ כִּֽי־עָשָׂ֨ה אָבִ֤יו עִמִּי֙ חֶ֔סֶד וַיִּשְׁלַ֥ח דָּוִ֛יד מַלְאָכִ֖ים לְנַחֲמ֣וֹ עַל־אָבִ֑יו וַיָּבֹאוּ֩ עַבְדֵ֨י דָוִ֜יד אֶל־אֶ֧רֶץ בְּנֵי־עַמּ֛וֹן אֶל־חָנ֖וּן לְנַחֲמֽוֹ׃<text:s/></text:span><text:span text:style-name="T2235">‬</text:span>‬<text:span text:style-name="T2236">3</text:span><text:span text:style-name="T2237"> וַיֹּאמְרוּ֩ שָׂרֵ֨י בְנֵי־עַמּ֜וֹן לְחָנ֗וּן הַֽמְכַבֵּ֨ד דָּוִ֤יד אֶת־אָבִ֙יךָ֙ בְּעֵינֶ֔יךָ כִּֽי־שָׁלַ֥ח לְךָ֖ מְנַחֲמִ֑ים הֲלֹ֡א בַּ֠עֲבוּר לַחְקֹ֨ר וְלַהֲפֹ֤ךְ וּלְרַגֵּל֙ הָאָ֔רֶץ בָּ֥אוּ עֲבָדָ֖יו אֵלֶֽיךָ׃<text:s/></text:span><text:span text:style-name="T2238">פ<text:s/></text:span><text:span text:style-name="T2239">‬</text:span>‬‬‬</text:p>
        <text:soft-page-break/>
        <text:p text:style-name="P2240"><text:span text:style-name="T2241">4</text:span><text:span text:style-name="T2242"> וַיִּקַּ֨ח חָנ֜וּן אֶת־עַבְדֵ֤י דָוִיד֙ וַֽיְגַלְּחֵ֔ם וַיִּכְרֹ֧ת אֶת־מַדְוֵיהֶ֛ם בַּחֵ֖צִי עַד־הַמִּפְשָׂעָ֑ה וַֽיְשַׁלְּחֵֽם׃<text:s/></text:span><text:span text:style-name="T2243">‬</text:span>‬<text:span text:style-name="T2244">5</text:span><text:span text:style-name="T2245"> וַיֵּלְכוּ֩ וַיַּגִּ֨ידוּ לְדָוִ֤יד עַל־הָֽאֲנָשִׁים֙ וַיִּשְׁלַ֣ח לִקְרָאתָ֔ם כִּי־הָי֥וּ הָאֲנָשִׁ֖ים נִכְלָמִ֣ים מְאֹ֑ד וַיֹּ֤אמֶר הַמֶּ֙לֶךְ֙ שְׁב֣וּ בִֽירֵח֔וֹ עַ֛ד אֲשֶׁר־יְצַמַּ֥ח זְקַנְכֶ֖ם וְשַׁבְתֶּֽם׃<text:s/></text:span><text:span text:style-name="T2246">‬</text:span>‬<text:span text:style-name="T2247">6</text:span><text:span text:style-name="T2248"> וַיִּרְאוּ֙ בְּנֵ֣י עַמּ֔וֹן כִּ֥י הִֽתְבָּאֲשׁ֖וּ עִם־דָּוִ֑יד וַיִּשְׁלַ֣ח חָ֠נוּן וּבְנֵ֨י עַמּ֜וֹן אֶ֣לֶף כִּכַּר־כֶּ֗סֶף לִשְׂכֹּ֣ר לָ֠הֶם מִן־אֲרַ֨ם נַהֲרַ֜יִם וּמִן־אֲרַ֤ם מַעֲכָה֙ וּמִצּוֹבָ֔ה רֶ֖כֶב וּפָרָשִֽׁים׃<text:s/></text:span><text:span text:style-name="T2249">‬</text:span>‬<text:span text:style-name="T2250">7</text:span><text:span text:style-name="T2251"> וַיִּשְׂכְּר֣וּ לָהֶ֡ם שְׁנַיִם֩ וּשְׁלֹשִׁ֨ים אֶ֜לֶף רֶ֗כֶב וְאֶת־מֶ֤לֶךְ מַעֲכָה֙ וְאֶת־עַמּ֔וֹ וַיָּבֹ֕אוּ וַֽיַּחֲנ֖וּ לִפְנֵ֣י מֵידְבָ֑א וּבְנֵ֣י עַמּ֗וֹן נֶאֶסְפוּ֙ מֵעָ֣רֵיהֶ֔ם וַיָּבֹ֖אוּ לַמִּלְחָמָֽה׃<text:s/></text:span><text:span text:style-name="T2252">פ<text:s/></text:span><text:span text:style-name="T2253">‬</text:span>‬‬‬‬‬</text:p>
        <text:p text:style-name="P2254"><text:span text:style-name="T2255">8</text:span><text:span text:style-name="T2256"> וַיִּשְׁמַ֖ע דָּוִ֑יד וַיִּשְׁלַח֙ אֶת־יוֹאָ֔ב וְאֵ֥ת כָּל־צָבָ֖א הַגִּבּוֹרִֽים׃<text:s/></text:span><text:span text:style-name="T2257">‬</text:span>‬<text:span text:style-name="T2258">9</text:span><text:span text:style-name="T2259"> וַיֵּצְאוּ֙ בְּנֵ֣י עַמּ֔וֹן וַיַּֽעַרְכ֥וּ מִלְחָמָ֖ה פֶּ֣תַח הָעִ֑יר וְהַמְּלָכִ֣ים אֲשֶׁר־בָּ֔אוּ לְבַדָּ֖ם בַּשָּׂדֶֽה׃<text:s/></text:span><text:span text:style-name="T2260">‬</text:span>‬<text:span text:style-name="T2261">10</text:span><text:span text:style-name="T2262"> וַיַּ֣רְא יוֹאָ֗ב כִּֽי־הָיְתָ֧ה פְנֵי־הַמִּלְחָמָ֛ה אֵלָ֖יו פָּנִ֣ים וְאָח֑וֹר וַיִּבְחַ֗ר מִכָּל־בָּחוּר֙ בְּיִשְׂרָאֵ֔ל וַֽיַּעֲרֹ֖ךְ לִקְרַ֥את אֲרָֽם׃<text:s/></text:span><text:span text:style-name="T2263">‬</text:span>‬<text:span text:style-name="T2264">11</text:span><text:span text:style-name="T2265"> וְאֵת֙ יֶ֣תֶר הָעָ֔ם נָתַ֕ן בְּיַ֖ד אַבְשַׁ֣י אָחִ֑יו וַיַּ֣עַרְכ֔וּ לִקְרַ֖את בְּנֵ֥י עַמּֽוֹן׃<text:s/></text:span><text:span text:style-name="T2266">‬</text:span>‬<text:span text:style-name="T2267">12</text:span><text:span text:style-name="T2268"> וַיֹּ֗אמֶר אִם־תֶּחֱזַ֤ק מִמֶּ֙נִּי֙ אֲרָ֔ם וְהָיִ֥יתָ לִּ֖י לִתְשׁוּעָ֑ה</text:span><text:span text:style-name="T2269"><text:s/>ס<text:s/></text:span><text:span text:style-name="T2270">וְאִם־בְּנֵ֥י עַמּ֛וֹן יֶֽחֶזְק֥וּ מִמְּךָ֖ וְהוֹשַׁעְתִּֽיךָ׃<text:s/></text:span><text:span text:style-name="T2271">‬</text:span>‬<text:span text:style-name="T2272">13</text:span><text:span text:style-name="T2273"> חֲזַ֤ק וְנִֽתְחַזְּקָה֙ בְּעַד־עַמֵּ֔נוּ וּבְעַ֖ד עָרֵ֣י אֱלֹהֵ֑ינוּ וַֽיהוָ֔ה הַטּ֥וֹב בְּעֵינָ֖יו יַעֲשֶֽׂה׃<text:s/></text:span><text:span text:style-name="T2274">‬</text:span>‬<text:span text:style-name="T2275">14</text:span><text:span text:style-name="T2276"> וַיִּגַּ֨שׁ יוֹאָ֜ב וְהָעָ֧ם אֲשֶׁר־עִמּ֛וֹ לִפְנֵ֥י אֲרָ֖ם לַמִּלְחָמָ֑ה וַיָּנ֖וּסוּ מִפָּנָֽיו׃<text:s/></text:span><text:span text:style-name="T2277">‬</text:span>‬<text:span text:style-name="T2278">15</text:span><text:span text:style-name="T2279"> וּבְנֵ֨י עַמּ֤וֹן רָאוּ֙ כִּי־נָ֣ס אֲרָ֔ם וַיָּנ֣וּסוּ גַם־הֵ֗ם מִפְּנֵי֙ אַבְשַׁ֣י אָחִ֔יו וַיָּבֹ֖אוּ הָעִ֑ירָה וַיָּבֹ֥א יוֹאָ֖ב יְרוּשָׁלָֽ͏ִם׃<text:s/></text:span><text:span text:style-name="T2280">פ<text:s/></text:span>‬‬‬‬‬‬‬‬</text:p>
        <text:p text:style-name="P2281"><text:span text:style-name="T2282">‬</text:span>‬<text:span text:style-name="T2283">16</text:span><text:span text:style-name="T2284"> וַיַּ֣רְא אֲרָ֗ם כִּ֣י נִגְּפוּ֮ לִפְנֵ֣י יִשְׂרָאֵל֒ וַֽיִּשְׁלְחוּ֙ מַלְאָכִ֔ים וַיּוֹצִ֣יאוּ אֶת־אֲרָ֔ם אֲשֶׁ֖ר מֵעֵ֣בֶר הַנָּהָ֑ר וְשׁוֹפַ֛ךְ שַׂר־צְבָ֥א הֲדַדְעֶ֖זֶר לִפְנֵיהֶֽם׃<text:s/></text:span><text:span text:style-name="T2285">‬</text:span>‬<text:span text:style-name="T2286">17</text:span><text:span text:style-name="T2287"> וַיֻּגַּ֣ד לְדָוִ֗יד וַיֶּאֱסֹ֤ף אֶת־כָּל־יִשְׂרָאֵל֙ וַיַּעֲבֹ֣ר הַיַּרְדֵּ֔ן וַיָּבֹ֣א אֲלֵהֶ֔ם וַֽיַּעֲרֹ֖ךְ אֲלֵהֶ֑ם וַיַּעֲרֹ֨ךְ דָּוִ֜יד לִקְרַ֤את אֲרָם֙ מִלְחָמָ֔ה וַיִּֽלָּחֲמ֖וּ עִמּֽוֹ׃<text:s/></text:span><text:span text:style-name="T2288">‬</text:span>‬<text:span text:style-name="T2289">18</text:span><text:span text:style-name="T2290"> וַיָּ֣נָס אֲרָם֮ מִלִּפְנֵ֣י יִשְׂרָאֵל֒ וַיַּהֲרֹ֨ג דָּוִ֜יד מֵאֲרָ֗ם שִׁבְעַ֤ת אֲלָפִים֙ רֶ֔כֶב וְאַרְבָּעִ֥ים אֶ֖לֶף אִ֣ישׁ רַגְלִ֑י וְאֵ֛ת שׁוֹפַ֥ךְ שַֽׂר־הַצָּבָ֖א הֵמִֽית׃<text:s/></text:span><text:span text:style-name="T2291">‬</text:span>‬<text:span text:style-name="T2292">19</text:span><text:span text:style-name="T2293"> וַיִּרְא֞וּ עַבְדֵ֣י הֲדַדְעֶ֗זֶר כִּ֤י נִגְּפוּ֙ לִפְנֵ֣י יִשְׂרָאֵ֔ל וַיַּשְׁלִ֥ימוּ עִם־דָּוִ֖יד וַיַּֽעַבְדֻ֑הוּ וְלֹא־אָבָ֣ה אֲרָ֔ם לְהוֹשִׁ֥יעַ אֶת־בְּנֵי־עַמּ֖וֹן עֽוֹד׃<text:s/></text:span><text:span text:style-name="T2294">פ<text:s/></text:span><text:span text:style-name="T2295">‬</text:span>‬‬‬‬‬</text:p>
      </text:section>
      <text:section text:name="Sect19" text:style-name="S19">
        <text:p text:style-name="P2296">1 Chronicles 20</text:p>
        <text:p text:style-name="P2297"><text:span text:style-name="T2298">1</text:span><text:span text:style-name="T2299"> וַיְהִ֡י לְעֵת֩ תְּשׁוּבַ֨ת הַשָּׁנָ֜ה לְעֵ֣ת ׀ צֵ֣את הַמְּלָכִ֗ים וַיִּנְהַ֣ג יוֹאָב֩ אֶת־חֵ֨יל הַצָּבָ֜א וַיַּשְׁחֵ֣ת ׀ אֶת־אֶ֣רֶץ בְּנֵֽי־עַמּ֗וֹן וַיָּבֹא֙ וַיָּ֣צַר אֶת־רַבָּ֔ה וְדָוִ֖יד יֹשֵׁ֣ב בִּירֽוּשָׁלָ֑͏ִם וַיַּ֥ךְ יוֹאָ֛ב אֶת־רַבָּ֖ה וַיֶּֽהֶרְסֶֽהָ׃<text:s/></text:span><text:span text:style-name="T2300">2</text:span><text:span text:style-name="T2301"> וַיִּקַּ֣ח דָּוִ֣יד אֶת־עֲטֶֽרֶת־מַלְכָּם֩ מֵעַ֨ל רֹאשׁ֜וֹ וַֽיִּמְצָאָ֣הּ ׀ מִשְׁקַ֣ל<text:s/></text:span><text:soft-page-break/><text:span text:style-name="T2302">כִּכַּר־זָהָ֗ב וּבָהּ֙ אֶ֣בֶן יְקָרָ֔ה וַתְּהִ֖י עַל־רֹ֣אשׁ דָּוִ֑יד וּשְׁלַ֥ל הָעִ֛יר הוֹצִ֖יא הַרְבֵּ֥ה מְאֹֽד׃<text:s/></text:span><text:span text:style-name="T2303">‬</text:span>‬<text:span text:style-name="T2304">3</text:span><text:span text:style-name="T2305"> וְאֶת־הָעָ֨ם אֲשֶׁר־בָּ֜הּ הוֹצִ֗יא וַיָּ֨שַׂר בַּמְּגֵרָ֜ה וּבַחֲרִיצֵ֤י הַבַּרְזֶל֙ וּבַמְּגֵר֔וֹת וְכֵן֙ יַעֲשֶׂ֣ה דָוִ֔יד לְכֹ֖ל עָרֵ֣י בְנֵי־עַמּ֑וֹן וַיָּ֧שָׁב דָּוִ֛יד וְכָל־הָעָ֖ם יְרוּשָׁלָֽ͏ִם׃<text:s/></text:span><text:span text:style-name="T2306">פ<text:s/></text:span><text:span text:style-name="T2307">‬</text:span>‬‬‬</text:p>
        <text:p text:style-name="P2308"><text:span text:style-name="T2309">4</text:span><text:span text:style-name="T2310"> וַיְהִי֙ אַחֲרֵיכֵ֔ן וַתַּעֲמֹ֧ד מִלְחָמָ֛ה בְּגֶ֖זֶר עִם־פְּלִשְׁתִּ֑ים אָ֣ז הִכָּ֞ה סִבְּכַ֣י הַחֻֽשָׁתִ֗י אֶת־סִפַּ֛י מִילִדֵ֥י הָרְפָאִ֖ים וַיִּכָּנֵֽעוּ׃<text:s/></text:span><text:span text:style-name="T2311">‬</text:span>‬<text:span text:style-name="T2312">5</text:span><text:span text:style-name="T2313"> וַתְּהִי־ע֥וֹד מִלְחָמָ֖ה אֶת־פְּלִשְׁתִּ֑ים וַיַּ֞ךְ אֶלְחָנָ֣ן בֶּן־*יעור **יָעִ֗יר אֶת־לַחְמִי֙ אֲחִי֙ גָּלְיָ֣ת הַגִּתִּ֔י וְעֵ֣ץ חֲנִית֔וֹ כִּמְנ֖וֹר אֹרְגִֽים׃<text:s/></text:span><text:span text:style-name="T2314">‬</text:span>‬<text:span text:style-name="T2315">6</text:span><text:span text:style-name="T2316"> וַתְּהִי־ע֥וֹד מִלְחָמָ֖ה בְּגַ֑ת וַיְהִ֣י ׀ אִ֣ישׁ מִדָּ֗ה וְאֶצְבְּעֹתָ֤יו שֵׁשׁ־וָשֵׁשׁ֙ עֶשְׂרִ֣ים וְאַרְבַּ֔ע וְגַם־ה֖וּא נוֹלַ֥ד לְהָרָפָֽא׃<text:s/></text:span><text:span text:style-name="T2317">‬</text:span>‬<text:span text:style-name="T2318">7</text:span><text:span text:style-name="T2319"> וַיְחָרֵ֖ף אֶת־יִשְׂרָאֵ֑ל וַיַּכֵּ֙הוּ֙ יְה֣וֹנָתָ֔ן בֶּן־שִׁמְעָ֖א אֲחִ֥י דָוִֽיד׃<text:s/></text:span><text:span text:style-name="T2320">‬</text:span>‬<text:span text:style-name="T2321">8</text:span><text:span text:style-name="T2322"> אֵ֛ל נוּלְּד֥וּ לְהָרָפָ֖א בְּגַ֑ת וַיִּפְּל֥וּ בְיַד־דָּוִ֖יד וּבְיַד־עֲבָדָֽיו׃<text:s/></text:span><text:span text:style-name="T2323">פ<text:s/></text:span><text:span text:style-name="T2324">‬</text:span>‬‬‬‬‬‬</text:p>
      </text:section>
      <text:section text:name="Sect20" text:style-name="S20">
        <text:p text:style-name="P2325">1 Chronicles 21</text:p>
        <text:p text:style-name="P2326"><text:span text:style-name="T2327">1</text:span><text:span text:style-name="T2328"> וַיַּֽעֲמֹ֥ד שָׂטָ֖ן עַל־יִשְׂרָאֵ֑ל וַיָּ֙סֶת֙ אֶת־דָּוִ֔יד לִמְנ֖וֹת אֶת־יִשְׂרָאֵֽל׃<text:s/></text:span><text:span text:style-name="T2329">2</text:span><text:span text:style-name="T2330"> וַיֹּ֨אמֶר דָּוִ֤יד אֶל־יוֹאָב֙ וְאֶל־שָׂרֵ֣י הָעָ֔ם לְכ֗וּ סִפְרוּ֙ אֶת־יִשְׂרָאֵ֔ל מִבְּאֵ֥ר שֶׁ֖בַע וְעַד־דָּ֑ן וְהָבִ֣יאוּ אֵלַ֔י וְאֵדְעָ֖ה אֶת־מִסְפָּרָֽם׃<text:s/></text:span><text:span text:style-name="T2331">‬</text:span>‬<text:span text:style-name="T2332">3</text:span><text:span text:style-name="T2333"> וַיֹּ֣אמֶר יוֹאָ֗ב יוֹסֵף֩ יְהוָ֨ה עַל־עַמּ֤וֹ ׀ כָּהֵם֙ מֵאָ֣ה פְעָמִ֔ים הֲלֹא֙ אֲדֹנִ֣י הַמֶּ֔לֶךְ כֻּלָּ֥ם לַאדֹנִ֖י לַעֲבָדִ֑ים לָ֣מָּה יְבַקֵּ֥שׁ זֹאת֙ אֲדֹנִ֔י לָ֛מָּה יִהְיֶ֥ה לְאַשְׁמָ֖ה לְיִשְׂרָאֵֽל׃<text:s/></text:span><text:span text:style-name="T2334">‬</text:span>‬<text:span text:style-name="T2335">4</text:span><text:span text:style-name="T2336"> וּדְבַר־הַמֶּ֖לֶךְ חָזַ֣ק עַל־יוֹאָ֑ב וַיֵּצֵ֣א יוֹאָ֗ב וַיִּתְהַלֵּךְ֙ בְּכָל־יִשְׂרָאֵ֔ל וַיָּבֹ֖א יְרוּשָׁלָֽ͏ִם׃<text:s/></text:span><text:span text:style-name="T2337">‬</text:span>‬<text:span text:style-name="T2338">5</text:span><text:span text:style-name="T2339"> וַיִּתֵּ֥ן יוֹאָ֛ב אֶת־מִסְפַּ֥ר מִפְקַד־הָעָ֖ם אֶל־דָּוִ֑יד וַיְהִ֣י כָֽל־יִשְׂרָאֵ֡ל אֶ֣לֶף אֲלָפִים֩ וּמֵאָ֨ה אֶ֤לֶף אִישׁ֙ שֹׁ֣לֵֽף חֶ֔רֶב וִֽיהוּדָ֕ה אַרְבַּע֩ מֵא֨וֹת וְשִׁבְעִ֥ים אֶ֛לֶף אִ֖ישׁ שֹׁ֥לֵֽף חָֽרֶב׃<text:s/></text:span><text:span text:style-name="T2340">‬</text:span>‬<text:span text:style-name="T2341">6</text:span><text:span text:style-name="T2342"> וְלֵוִי֙ וּבִנְיָמִ֔ן לֹ֥א פָקַ֖ד בְּתוֹכָ֑ם כִּֽי־נִתְעַ֥ב דְּבַר־הַמֶּ֖לֶךְ אֶת־יוֹאָֽב׃<text:s/></text:span><text:span text:style-name="T2343">‬</text:span>‬<text:span text:style-name="T2344">7</text:span><text:span text:style-name="T2345"> וַיֵּ֙רַע֙ בְּעֵינֵ֣י הָאֱלֹהִ֔ים עַל־הַדָּבָ֖ר הַזֶּ֑ה וַיַּ֖ךְ אֶת־יִשְׂרָאֵֽל׃<text:s/></text:span><text:span text:style-name="T2346">פ<text:s/></text:span><text:span text:style-name="T2347">‬</text:span>‬‬‬‬‬‬‬</text:p>
        <text:p text:style-name="P2348"><text:span text:style-name="T2349">8</text:span><text:span text:style-name="T2350"> וַיֹּ֤אמֶר דָּוִיד֙ אֶל־הָ֣אֱלֹהִ֔ים חָטָ֣אתִֽי מְאֹ֔ד אֲשֶׁ֥ר עָשִׂ֖יתִי אֶת־הַדָּבָ֣ר הַזֶּ֑ה וְעַתָּ֗ה הַֽעֲבֶר־נָא֙ אֶת־עֲווֹ֣ן עַבְדְּךָ֔ כִּ֥י נִסְכַּ֖לְתִּי מְאֹֽד׃<text:s/></text:span><text:span text:style-name="T2351">פ<text:s/></text:span><text:span text:style-name="T2352">‬</text:span>‬‬</text:p>
        <text:p text:style-name="P2353"><text:span text:style-name="T2354">9</text:span><text:span text:style-name="T2355"> וַיְדַבֵּ֤ר יְהוָה֙ אֶל־גָּ֔ד חֹזֵ֥ה דָוִ֖יד לֵאמֹֽר׃<text:s/></text:span><text:span text:style-name="T2356">‬</text:span>‬<text:span text:style-name="T2357">10</text:span><text:span text:style-name="T2358"> לֵךְ֩ וְדִבַּרְתָּ֨ אֶל־דָּוִ֜יד לֵאמֹ֗ר כֹּ֚ה אָמַ֣ר יְהוָ֔ה שָׁל֕וֹשׁ אֲנִ֖י נֹטֶ֣ה עָלֶ֑יךָ בְּחַר־לְךָ֛ אַחַ֥ת מֵהֵ֖נָּה וְאֶֽעֱשֶׂה־לָּֽךְ׃<text:s/></text:span><text:span text:style-name="T2359">‬</text:span>‬<text:span text:style-name="T2360">11</text:span><text:span text:style-name="T2361"> וַיָּ֥בֹא גָ֖ד אֶל־דָּוִ֑יד וַיֹּ֥אמֶר ל֛וֹ כֹּֽה־אָמַ֥ר יְהוָ֖ה קַבֶּל־לָֽךְ׃<text:s/></text:span><text:span text:style-name="T2362">‬</text:span>‬<text:span text:style-name="T2363">12</text:span><text:span text:style-name="T2364"> אִם־שָׁל֨וֹשׁ שָׁנִ֜ים רָעָ֗ב וְאִם־שְׁלֹשָׁ֨ה חֳדָשִׁ֜ים נִסְפֶּ֥ה מִפְּנֵי־צָרֶיךָ֮ וְחֶ֣רֶב אוֹיְבֶ֣ךָ ׀ לְמַשֶּׂגֶת֒ וְאִם־שְׁלֹ֣שֶׁת יָ֠מִים חֶ֣רֶב יְהוָ֤ה וְדֶ֙בֶר֙ בָּאָ֔רֶץ וּמַלְאַ֣ךְ יְהוָ֔ה מַשְׁחִ֖ית בְּכָל־גְּב֣וּל יִשְׂרָאֵ֑ל וְעַתָּ֣ה רְאֵ֔ה מָֽה־אָשִׁ֥יב אֶת־שֹׁלְחִ֖י דָּבָֽר׃<text:s/></text:span><text:span text:style-name="T2365">פ<text:s/></text:span><text:span text:style-name="T2366">‬</text:span>‬‬‬‬‬</text:p>
        <text:soft-page-break/>
        <text:p text:style-name="P2367"><text:span text:style-name="T2368">13</text:span><text:span text:style-name="T2369"> וַיֹּ֧אמֶר דָּוִ֛יד אֶל־גָּ֖ד צַר־לִ֣י מְאֹ֑ד אֶפְּלָה־נָּ֣א בְיַד־יְהוָ֗ה כִּֽי־רַבִּ֤ים רַחֲמָיו֙ מְאֹ֔ד וּבְיַד־אָדָ֖ם אַל־אֶפֹּֽל׃<text:s/></text:span><text:span text:style-name="T2370">‬</text:span>‬<text:span text:style-name="T2371">14</text:span><text:span text:style-name="T2372"> וַיִּתֵּ֧ן יְהוָ֛ה דֶּ֖בֶר בְּיִשְׂרָאֵ֑ל וַיִּפֹּל֙ מִיִּשְׂרָאֵ֔ל שִׁבְעִ֥ים אֶ֖לֶף אִֽישׁ׃<text:s/></text:span><text:span text:style-name="T2373">‬</text:span>‬<text:span text:style-name="T2374">15</text:span><text:span text:style-name="T2375"> וַיִּשְׁלַח֩ הָאֱלֹהִ֨ים ׀ מַלְאָ֥ךְ ׀ לִֽירוּשָׁלִַם֮ לְהַשְׁחִיתָהּ֒ וּכְהַשְׁחִ֗ית רָאָ֤ה יְהוָה֙ וַיִּנָּ֣חֶם עַל־הֽ͏ָרָעָ֔ה וַיֹּ֨אמֶר לַמַּלְאָ֤ךְ הַמַּשְׁחִית֙ רַ֔ב עַתָּ֖ה הֶ֣רֶף יָדֶ֑ךָ וּמַלְאַ֤ךְ יְהוָה֙ עֹמֵ֔ד עִם־גֹּ֖רֶן אָרְנָ֥ן הַיְבוּסִֽי׃</text:span><text:span text:style-name="T2376"><text:s/>ס<text:s/></text:span><text:span text:style-name="T2377">‬</text:span>‬<text:span text:style-name="T2378">16</text:span><text:span text:style-name="T2379"> וַיִּשָּׂ֨א דָוִ֜יד אֶת־עֵינָ֗יו וַיַּ֞רְא אֶת־מַלְאַ֤ךְ יְהוָה֙ עֹמֵ֗ד בֵּ֤ין הָאָ֙רֶץ֙ וּבֵ֣ין הַשָּׁמַ֔יִם וְחַרְבּ֤וֹ שְׁלוּפָה֙ בְּיָד֔וֹ נְטוּיָ֖ה עַל־יְרוּשָׁלָ֑͏ִם וַיִּפֹּ֨ל דָּוִ֧יד וְהַזְּקֵנִ֛ים מְכֻסִּ֥ים בַּשַּׂקִּ֖ים עַל־פְּנֵיהֶֽם׃<text:s/></text:span><text:span text:style-name="T2380">‬</text:span>‬<text:span text:style-name="T2381">17</text:span><text:span text:style-name="T2382"> וַיֹּ֣אמֶר דָּוִ֣יד אֶֽל־הָאֱלֹהִ֡ים הֲלֹא֩ אֲנִ֨י אָמַ֜רְתִּי לִמְנ֣וֹת בָּעָ֗ם וַאֲנִי־ה֤וּא אֲשֶׁר־חָטָ֙אתִי֙ וְהָרֵ֣עַ הֲרֵע֔וֹתִי וְאֵ֥לֶּה הַצֹּ֖אן מֶ֣ה עָשׂ֑וּ יְהוָ֣ה אֱלֹהַ֗י תְּהִ֨י נָ֤א יָֽדְךָ֙ בִּ֚י וּבְבֵ֣ית אָבִ֔י וּֽבְעַמְּךָ֖ לֹ֥א לְמַגֵּפָֽה׃</text:span><text:span text:style-name="T2383"><text:s/>ס<text:s/></text:span><text:span text:style-name="T2384">‬</text:span>‬<text:span text:style-name="T2385">18</text:span><text:span text:style-name="T2386"> וּמַלְאַ֧ךְ יְהוָ֛ה אָמַ֥ר אֶל־גָּ֖ד לֵאמֹ֣ר לְדָוִ֑יד כִּ֣י ׀ יַעֲלֶ֣ה דָוִ֗יד לְהָקִ֤ים מִזְבֵּ֙חַ֙ לַיהוָ֔ה בְּגֹ֖רֶן אָרְנָ֥ן הַיְבֻסִֽי׃<text:s/></text:span><text:span text:style-name="T2387">‬</text:span>‬<text:span text:style-name="T2388">19</text:span><text:span text:style-name="T2389"> וַיַּ֤עַל דָּוִיד֙ בִּדְבַר־גָּ֔ד אֲשֶׁ֥ר דִּבֶּ֖ר בְּשֵׁ֥ם יְהוָֽה׃<text:s/></text:span><text:span text:style-name="T2390">‬</text:span>‬<text:span text:style-name="T2391">20</text:span><text:span text:style-name="T2392"> וַיָּ֣שָׁב אָרְנָ֗ן וַיַּרְא֙ אֶת־הַמַּלְאָ֔ךְ וְאַרְבַּ֧עַת בָּנָ֛יו עִמּ֖וֹ מִֽתְחַבְּאִ֑ים וְאָרְנָ֖ן דָּ֥שׁ חִטִּֽים׃<text:s/></text:span><text:span text:style-name="T2393">‬</text:span>‬<text:span text:style-name="T2394">21</text:span><text:span text:style-name="T2395"> וַיָּבֹ֥א דָוִ֖יד עַד־אָרְנָ֑ן וַיַּבֵּ֤ט אָרְנָן֙ וַיַּ֣רְא אֶת־דָּוִ֔יד וַיֵּצֵא֙ מִן־הַגֹּ֔רֶן וַיִּשְׁתַּ֧חוּ לְדָוִ֛יד אַפַּ֖יִם אָֽרְצָה׃<text:s/></text:span><text:span text:style-name="T2396">‬</text:span>‬<text:span text:style-name="T2397">22</text:span><text:span text:style-name="T2398"> וַיֹּ֨אמֶר דָּוִ֜יד אֶל־אָרְנָ֗ן תְּנָה־לִּי֙ מְק֣וֹם הַגֹּ֔רֶן וְאֶבְנֶה־בּ֥וֹ מִזְבֵּ֖חַ לַיהוָ֑ה בְּכֶ֤סֶף מָלֵא֙ תְּנֵ֣הוּ לִ֔י וְתֵעָצַ֥ר הַמַּגֵּפָ֖ה מֵעַ֥ל הָעָֽם׃<text:s/></text:span><text:span text:style-name="T2399">‬</text:span>‬<text:span text:style-name="T2400">23</text:span><text:span text:style-name="T2401"> וַיֹּ֨אמֶר אָרְנָ֤ן אֶל־דָּוִיד֙ קַֽח־לָ֔ךְ וְיַ֛עַשׂ אֲדֹנִ֥י הַמֶּ֖לֶךְ הַטּ֣וֹב בְּעֵינָ֑יו רְאֵה֩ נָתַ֨תִּי הַבָּקָ֜ר לָֽעֹל֗וֹת וְהַמּוֹרִגִּ֧ים לָעֵצִ֛ים וְהַחִטִּ֥ים לַמִּנְחָ֖ה הַכֹּ֥ל נָתָֽתִּי׃<text:s/></text:span><text:span text:style-name="T2402">‬</text:span>‬<text:span text:style-name="T2403">24</text:span><text:span text:style-name="T2404"> וַיֹּ֨אמֶר הַמֶּ֤לֶךְ דָּוִיד֙ לְאָרְנָ֔ן לֹ֕א כִּֽי־קָנֹ֥ה אֶקְנֶ֖ה בְּכֶ֣סֶף מָלֵ֑א כִּ֠י לֹא־אֶשָּׂ֤א אֲשֶׁר־לְךָ֙ לַיהוָ֔ה וְהַעֲל֥וֹת עוֹלָ֖ה חִנָּֽם׃<text:s/></text:span><text:span text:style-name="T2405">‬</text:span>‬<text:span text:style-name="T2406">25</text:span><text:span text:style-name="T2407"> וַיִּתֵּ֥ן דָּוִ֛יד לְאָרְנָ֖ן בַּמָּק֑וֹם שִׁקְלֵ֣י זָהָ֔ב מִשְׁקָ֖ל שֵׁ֥שׁ מֵאֽוֹת׃<text:s/></text:span><text:span text:style-name="T2408">‬</text:span>‬<text:span text:style-name="T2409">26</text:span><text:span text:style-name="T2410"> וַיִּבֶן֩ שָׁ֨ם דָּוִ֤יד מִזְבֵּ֙חַ֙ לַיהוָ֔ה וַיַּ֥עַל עֹל֖וֹת וּשְׁלָמִ֑ים וַיִּקְרָא֙ אֶל־יְהוָ֔ה וַיַּֽעֲנֵ֤הוּ בָאֵשׁ֙ מִן־הַשָּׁמַ֔יִם עַ֖ל מִזְבַּ֥ח הָעֹלָֽה׃<text:s/></text:span><text:span text:style-name="T2411">פ<text:s/></text:span><text:span text:style-name="T2412">‬</text:span>‬‬‬‬‬‬‬‬‬‬‬‬‬‬‬</text:p>
        <text:p text:style-name="P2413"><text:span text:style-name="T2414">27</text:span><text:span text:style-name="T2415"> וַיֹּ֤אמֶר יְהוָה֙ לַמַּלְאָ֔ךְ וַיָּ֥שֶׁב חַרְבּ֖וֹ אֶל־נְדָנָֽהּ׃<text:s/></text:span><text:span text:style-name="T2416">‬</text:span>‬<text:span text:style-name="T2417">28</text:span><text:span text:style-name="T2418"> בָּעֵ֣ת הַהִ֔יא בִּרְא֤וֹת דָּוִיד֙ כִּי־עָנָ֣הוּ יְהוָ֔ה בְּגֹ֖רֶן אָרְנָ֣ן הַיְבוּסִ֑י וַיִּזְבַּ֖ח שָֽׁם׃<text:s/></text:span><text:span text:style-name="T2419">‬</text:span>‬<text:span text:style-name="T2420">29</text:span><text:span text:style-name="T2421"> וּמִשְׁכַּ֣ן יְ֠הוָה אֲשֶׁר־עָשָׂ֨ה מֹשֶׁ֧ה בַמִּדְבָּ֛ר וּמִזְבַּ֥ח הָעוֹלָ֖ה בָּעֵ֣ת הַהִ֑יא בַּבָּמָ֖ה בְּגִבְעֽוֹן׃<text:s/></text:span><text:span text:style-name="T2422">‬</text:span>‬<text:span text:style-name="T2423">30</text:span><text:span text:style-name="T2424"> וְלֹא־יָכֹ֥ל דָּוִ֛יד לָלֶ֥כֶת לְפָנָ֖יו לִדְרֹ֣שׁ אֱלֹהִ֑ים כִּ֣י נִבְעַ֔ת מִפְּנֵ֕י חֶ֖רֶב מַלְאַ֥ךְ יְהוָֽה׃</text:span><text:span text:style-name="T2425"><text:s/>ס<text:s/></text:span><text:span text:style-name="T2426">‬</text:span>‬‬‬‬‬</text:p>
      </text:section>
      <text:section text:name="Sect21" text:style-name="S21">
        <text:p text:style-name="P2427">1 Chronicles 22</text:p>
        <text:p text:style-name="P2428"><text:span text:style-name="T2429">1</text:span><text:span text:style-name="T2430"> וַיֹּ֣אמֶר דָּוִ֔יד זֶ֣ה ה֔וּא בֵּ֖ית יְהוָ֣ה הָאֱלֹהִ֑ים וְזֶה־מִּזְבֵּ֥חַ לְעֹלָ֖ה לְיִשְׂרָאֵֽל׃</text:span><text:span text:style-name="T2431"><text:s/>ס<text:s/></text:span><text:span text:style-name="T2432">‬</text:span>‬‬<text:span text:style-name="T2433">2</text:span><text:span text:style-name="T2434"> וַיֹּ֣אמֶר דָּוִ֔יד לִכְנוֹס֙ אֶת־הַגֵּרִ֔ים אֲשֶׁ֖ר בְּאֶ֣רֶץ יִשְׂרָאֵ֑ל וַיַּעֲמֵ֣ד חֹֽצְבִ֗ים לַחְצוֹב֙ אַבְנֵ֣י גָזִ֔ית לִבְנ֖וֹת בֵּ֥ית הָאֱלֹהִֽים׃<text:s/></text:span><text:span text:style-name="T2435">‬</text:span>‬<text:span text:style-name="T2436">3</text:span><text:span text:style-name="T2437"> וּבַרְזֶ֣ל ׀ לָ֠רֹב לַֽמִּסְמְרִ֞ים לְדַלְת֧וֹת הַשְּׁעָרִ֛ים וְלַֽמְחַבְּר֖וֹת הֵכִ֣ין דָּוִ֑יד וּנְחֹ֥שֶׁת לָרֹ֖ב אֵ֥ין מִשְׁקָֽל׃<text:s/></text:span><text:span text:style-name="T2438">‬</text:span>‬<text:span text:style-name="T2439">4</text:span><text:span text:style-name="T2440"> וַעֲצֵ֥י אֲרָזִ֖ים לְאֵ֣ין מִסְפָּ֑ר כִּֽי־הֵ֠בִיאוּ הַצִּֽידֹנִ֨ים וְהַצֹּרִ֜ים עֲצֵ֧י אֲרָזִ֛ים לָרֹ֖ב לְדָוִֽיד׃<text:s/></text:span><text:span text:style-name="T2441">פ<text:s/></text:span><text:span text:style-name="T2442">‬</text:span>‬‬‬‬</text:p>
        <text:soft-page-break/>
        <text:p text:style-name="P2443"><text:span text:style-name="T2444">5</text:span><text:span text:style-name="T2445"> וַיֹּ֣אמֶר דָּוִ֗יד שְׁלֹמֹ֣ה בְנִי֮ נַ֣עַר וָרָךְ֒ וְהַבַּ֜יִת לִבְנ֣וֹת לַיהוָ֗ה לְהַגְדִּ֨יל ׀ לְמַ֜עְלָה לְשֵׁ֤ם וּלְתִפְאֶ֙רֶת֙ לְכָל־הָ֣אֲרָצ֔וֹת אָכִ֥ינָה נָּ֖א ל֑וֹ וַיָּ֧כֶן דָּוִ֛יד לָרֹ֖ב לִפְנֵ֥י מוֹתֽוֹ׃<text:s/></text:span><text:span text:style-name="T2446">‬</text:span>‬<text:span text:style-name="T2447">6</text:span><text:span text:style-name="T2448"> וַיִּקְרָ֖א לִשְׁלֹמֹ֣ה בְנ֑וֹ וַיְצַוֵּ֙הוּ֙ לִבְנ֣וֹת בַּ֔יִת לַיהוָ֖ה אֱלֹהֵ֥י יִשְׂרָאֵֽל׃</text:span><text:span text:style-name="T2449"><text:s/>ס<text:s/></text:span><text:span text:style-name="T2450">‬</text:span>‬<text:span text:style-name="T2451">7</text:span><text:span text:style-name="T2452"> וַיֹּ֥אמֶר דָּוִ֖יד לִשְׁלֹמֹ֑ה *בנו **בְּנִ֕י אֲנִי֙ הָיָ֣ה עִם־לְבָבִ֔י לִבְנ֣וֹת בַּ֔יִת לְשֵׁ֖ם יְהוָ֥ה אֱלֹהָֽי׃<text:s/></text:span><text:span text:style-name="T2453">‬</text:span>‬<text:span text:style-name="T2454">8</text:span><text:span text:style-name="T2455"> וַיְהִ֨י עָלַ֤י דְּבַר־יְהוָה֙ לֵאמֹ֔ר דָּ֤ם לָרֹב֙ שָׁפַ֔כְתָּ וּמִלְחָמ֥וֹת גְּדֹל֖וֹת עָשִׂ֑יתָ לֹֽא־תִבְנֶ֥ה בַ֙יִת֙ לִשְׁמִ֔י כִּ֚י דָּמִ֣ים רַבִּ֔ים שָׁפַ֥כְתָּ אַ֖רְצָה לְפָנָֽי׃<text:s/></text:span><text:span text:style-name="T2456">‬</text:span>‬<text:span text:style-name="T2457">9</text:span><text:span text:style-name="T2458"> הִנֵּה־בֵ֞ן נוֹלָ֣ד לָ֗ךְ ה֤וּא יִהְיֶה֙ אִ֣ישׁ מְנוּחָ֔ה וַהֲנִח֥וֹתִי ל֛וֹ מִכָּל־אוֹיְבָ֖יו מִסָּבִ֑יב כִּ֤י שְׁלֹמֹה֙ יִהְיֶ֣ה שְׁמ֔וֹ וְשָׁל֥וֹם וָשֶׁ֛קֶט אֶתֵּ֥ן עַל־יִשְׂרָאֵ֖ל בְּיָמָֽיו׃<text:s/></text:span><text:span text:style-name="T2459">‬</text:span>‬<text:span text:style-name="T2460">10</text:span><text:span text:style-name="T2461"> הֽוּא־יִבְנֶ֥ה בַ֙יִת֙ לִשְׁמִ֔י וְהוּא֙ יִהְיֶה־לִּ֣י לְבֵ֔ן וַאֲנִי־ל֖וֹ לְאָ֑ב וַהֲכִ֨ינוֹתִ֜י כִּסֵּ֧א מַלְכוּת֛וֹ עַל־יִשְׂרָאֵ֖ל עַד־עוֹלָֽם׃<text:s/></text:span><text:span text:style-name="T2462">‬</text:span>‬<text:span text:style-name="T2463">11</text:span><text:span text:style-name="T2464"> עַתָּ֣ה בְנִ֔י יְהִ֥י יְהוָ֖ה עִמָּ֑ךְ וְהִצְלַחְתָּ֗ וּבָנִ֙יתָ֙ בֵּ֚ית יְהוָ֣ה אֱלֹהֶ֔יךָ כַּאֲשֶׁ֖ר דִּבֶּ֥ר עָלֶֽיךָ׃<text:s/></text:span><text:span text:style-name="T2465">‬</text:span>‬<text:span text:style-name="T2466">12</text:span><text:span text:style-name="T2467"> אַ֣ךְ יִֽתֶּן־לְּךָ֤ יְהוָה֙ שֵׂ֣כֶל וּבִינָ֔ה וִֽיצַוְּךָ֖ עַל־יִשְׂרָאֵ֑ל וְלִשְׁמ֕וֹר אֶת־תּוֹרַ֖ת יְהוָ֥ה אֱלֹהֶֽיךָ׃<text:s/></text:span><text:span text:style-name="T2468">‬</text:span>‬<text:span text:style-name="T2469">13</text:span><text:span text:style-name="T2470"> אָ֣ז תַּצְלִ֔יחַ אִם־תִּשְׁמ֗וֹר לַעֲשׂוֹת֙ אֶת־הַֽחֻקִּ֣ים וְאֶת־הַמִּשְׁפָּטִ֔ים אֲשֶׁ֨ר צִוָּ֧ה יְהוָ֛ה אֶת־מֹשֶׁ֖ה עַל־יִשְׂרָאֵ֑ל חֲזַ֣ק וֶאֱמָ֔ץ אַל־תִּירָ֖א וְאַל־תֵּחָֽת׃<text:s/></text:span><text:span text:style-name="T2471">‬</text:span>‬<text:span text:style-name="T2472">14</text:span><text:span text:style-name="T2473"> וְהִנֵּ֨ה בְעָנְיִ֜י הֲכִינ֣וֹתִי לְבֵית־יְהוָ֗ה זָהָ֞ב כִּכָּרִ֤ים מֵֽאָה־אֶ֙לֶף֙ וְכֶ֗סֶף אֶ֤לֶף אֲלָפִים֙ כִּכָּרִ֔ים וְלַנְּחֹ֤שֶׁת וְלַבַּרְזֶל֙ אֵ֣ין מִשְׁקָ֔ל כִּ֥י לָרֹ֖ב הָיָ֑ה וְעֵצִ֤ים וַאֲבָנִים֙ הֲכִינ֔וֹתִי וַעֲלֵיהֶ֖ם תּוֹסִֽיף׃<text:s/></text:span><text:span text:style-name="T2474">‬</text:span>‬<text:span text:style-name="T2475">15</text:span><text:span text:style-name="T2476"> וְעִמְּךָ֤ לָרֹב֙ עֹשֵׂ֣י מְלָאכָ֔ה חֹצְבִ֕ים וְחָרָשֵׁ֥י אֶ֖בֶן וָעֵ֑ץ וְכָל־חָכָ֖ם בְּכָל־מְלָאכָֽה׃<text:s/></text:span><text:span text:style-name="T2477">‬</text:span>‬<text:span text:style-name="T2478">16</text:span><text:span text:style-name="T2479"> לַזָּהָ֥ב לַכֶּ֛סֶף וְלַנְּחֹ֥שֶׁת וְלַבַּרְזֶ֖ל אֵ֣ין מִסְפָּ֑ר ק֣וּם וַעֲשֵׂ֔ה וִיהִ֥י יְהוָ֖ה עִמָּֽךְ׃<text:s/></text:span><text:span text:style-name="T2480">‬</text:span>‬<text:span text:style-name="T2481">17</text:span><text:span text:style-name="T2482"> וַיְצַ֤ו דָּוִיד֙ לְכָל־שָׂרֵ֣י יִשְׂרָאֵ֔ל לַעְזֹ֖ר לִשְׁלֹמֹ֥ה בְנֽוֹ׃<text:s/></text:span><text:span text:style-name="T2483">‬</text:span>‬<text:span text:style-name="T2484">18</text:span><text:span text:style-name="T2485"> הֲלֹ֨א יְהוָ֤ה אֱלֹֽהֵיכֶם֙ עִמָּכֶ֔ם וְהֵנִ֥יחַ לָכֶ֖ם מִסָּבִ֑יב כִּ֣י ׀ נָתַ֣ן בְּיָדִ֗י אֵ֚ת יֹשְׁבֵ֣י הָאָ֔רֶץ וְנִכְבְּשָׁ֥ה הָאָ֛רֶץ לִפְנֵ֥י יְהוָ֖ה וְלִפְנֵ֥י עַמּֽוֹ׃<text:s/></text:span><text:span text:style-name="T2486">‬</text:span>‬<text:span text:style-name="T2487">19</text:span><text:span text:style-name="T2488"> עַתָּ֗ה תְּנ֤וּ לְבַבְכֶם֙ וְנַפְשְׁכֶ֔ם לִדְר֖וֹשׁ לַיהוָ֣ה אֱלֹהֵיכֶ֑ם וְק֗וּמוּ וּבְנוּ֙ אֶת־מִקְדַּשׁ֙ יְהוָ֣ה הֽ͏ָאֱלֹהִ֔ים לְהָבִ֞יא אֶת־אֲר֣וֹן בְּרִית־יְהוָ֗ה וּכְלֵי֙ קֹ֣דֶשׁ הָֽאֱלֹהִ֔ים לַבַּ֖יִת הַנִּבְנֶ֥ה לְשֵׁם־יְהוָֽה׃<text:s/></text:span><text:span text:style-name="T2489">פ<text:s/></text:span><text:span text:style-name="T2490">‬</text:span>‬‬‬‬‬‬‬‬‬‬‬‬‬‬‬‬</text:p>
      </text:section>
      <text:section text:name="Sect22" text:style-name="S22">
        <text:p text:style-name="P2491">1 Chronicles 23</text:p>
        <text:p text:style-name="P2492"><text:span text:style-name="T2493">1</text:span><text:span text:style-name="T2494"> וְדָוִ֥יד זָקֵ֖ן וְשָׂבַ֣ע יָמִ֑ים וַיַּמְלֵ֛ךְ אֶת־שְׁלֹמֹ֥ה בְנ֖וֹ עַל־יִשְׂרָאֵֽל׃<text:s/></text:span><text:span text:style-name="T2495">‬</text:span>‬‬<text:span text:style-name="T2496">2</text:span><text:span text:style-name="T2497"> וַיֶּאֱסֹף֙ אֶת־כָּל־שָׂרֵ֣י יִשְׂרָאֵ֔ל וְהַכֹּהֲנִ֖ים וְהַלְוִיִּֽם׃<text:s/></text:span><text:span text:style-name="T2498">‬</text:span>‬<text:span text:style-name="T2499">3</text:span><text:span text:style-name="T2500"> וַיִּסָּֽפְרוּ֙ הַלְוִיִּ֔ם מִבֶּ֛ן שְׁלֹשִׁ֥ים שָׁנָ֖ה וָמָ֑עְלָה וַיְהִ֨י מִסְפָּרָ֤ם לְגֻלְגְּלֹתָם֙ לִגְבָרִ֔ים שְׁלֹשִׁ֥ים וּשְׁמוֹנָ֖ה אָֽלֶף׃<text:s/></text:span><text:span text:style-name="T2501">‬</text:span>‬<text:span text:style-name="T2502">4</text:span><text:span text:style-name="T2503"> מֵאֵ֗לֶּה לְנַצֵּ֙חַ֙ עַל־מְלֶ֣אכֶת בֵּית־יְהוָ֔ה עֶשְׂרִ֥ים וְאַרְבָּעָ֖ה אָ֑לֶף וְשֹׁטְרִ֥ים וְשֹׁפְטִ֖ים שֵׁ֥שֶׁת אֲלָפִֽים׃<text:s/></text:span><text:span text:style-name="T2504">‬</text:span>‬<text:span text:style-name="T2505">5</text:span><text:span text:style-name="T2506"> וְאַרְבַּ֥עַת אֲלָפִ֖ים שֹׁעֲרִ֑ים וְאַרְבַּ֤עַת אֲלָפִים֙ מְהַֽלְלִ֣ים לַיהוָ֔ה בַּכֵּלִ֕ים אֲשֶׁ֥ר עָשִׂ֖יתִי לְהַלֵּֽל׃<text:s/></text:span><text:span text:style-name="T2507">‬</text:span>‬<text:span text:style-name="T2508">6</text:span><text:span text:style-name="T2509"> וַיֶּֽחָלְקֵ֥ם דָּוִ֖יד מַחְלְק֑וֹת</text:span><text:span text:style-name="T2510"><text:s/>ס<text:s/></text:span><text:span text:style-name="T2511">לִבְנֵ֣י לֵוִ֔י לְגֵרְשׁ֖וֹן קְהָ֥ת וּמְרָרִֽי׃</text:span><text:span text:style-name="T2512"><text:s/>ס<text:s/></text:span><text:span text:style-name="T2513">‬</text:span>‬<text:span text:style-name="T2514">7</text:span><text:span text:style-name="T2515"> לַגֵּרְשֻׁנִּ֖י לַעְדָּ֥ן וְשִׁמְעִֽי׃</text:span><text:span text:style-name="T2516"><text:s/>ס<text:s/></text:span><text:span text:style-name="T2517">‬</text:span>‬<text:span text:style-name="T2518">8</text:span><text:span text:style-name="T2519"> בְּנֵ֣י לַעְדָּ֗ן הָרֹ֧אשׁ יְחִיאֵ֛ל וְזֵתָ֥ם וְיוֹאֵ֖ל שְׁלֹשָֽׁה׃</text:span><text:span text:style-name="T2520"><text:s/>ס<text:s/></text:span><text:span text:style-name="T2521">‬</text:span>‬<text:span text:style-name="T2522">9</text:span><text:span text:style-name="T2523"> בְּנֵ֣י שִׁמְעִ֗י *שלמות **שְׁלוֹמִ֧ית וַחֲזִיאֵ֛ל וְהָרָ֖ן שְׁלֹשָׁ֑ה אֵ֛לֶּה רָאשֵׁ֥י הָאָב֖וֹת לְלַעְדָּֽן׃</text:span><text:span text:style-name="T2524"><text:s/>ס<text:s/></text:span><text:span text:style-name="T2525">‬</text:span>‬<text:span text:style-name="T2526">10</text:span><text:span text:style-name="T2527"> וּבְנֵ֣י שִׁמְעִ֔י יַ֣חַת זִינָ֔א וִיע֖וּשׁ וּבְרִיעָ֑ה אֵ֥לֶּה בְנֵי־שִׁמְעִ֖י אַרְבָּעָֽה׃<text:s/></text:span><text:span text:style-name="T2528">‬</text:span>‬<text:span text:style-name="T2529">11</text:span><text:span text:style-name="T2530"> וַֽיְהִי־יַ֣חַת הָרֹ֔אשׁ וְזִיזָ֖ה הַשֵּׁנִ֑י וִיע֤וּשׁ וּבְרִיעָה֙<text:s/></text:span><text:soft-page-break/><text:span text:style-name="T2531">לֹֽא־הִרְבּ֣וּ בָנִ֔ים וַיִּֽהְיוּ֙ לְבֵ֣ית אָ֔ב לִפְקֻדָּ֖ה אֶחָֽת׃</text:span><text:span text:style-name="T2532"><text:s/>ס<text:s/></text:span><text:span text:style-name="T2533">‬</text:span>‬<text:span text:style-name="T2534">12</text:span><text:span text:style-name="T2535"> בְּנֵ֣י קְהָ֗ת עַמְרָ֥ם יִצְהָ֛ר חֶבְר֥וֹן וְעֻזִּיאֵ֖ל אַרְבָּעָֽה׃</text:span><text:span text:style-name="T2536"><text:s/>ס<text:s/></text:span><text:span text:style-name="T2537">‬</text:span>‬<text:span text:style-name="T2538">13</text:span><text:span text:style-name="T2539"> בְּנֵ֥י עַמְרָ֖ם אַהֲרֹ֣ן וּמֹשֶׁ֑ה וַיִּבָּדֵ֣ל אַהֲרֹ֡ן לְֽהַקְדִּישׁוֹ֩ קֹ֨דֶשׁ קָֽדָשִׁ֤ים הֽוּא־וּבָנָיו֙ עַד־עוֹלָ֔ם לְהַקְטִיר֩ לִפְנֵ֨י יְהוָ֧ה לְשָׁרְת֛וֹ וּלְבָרֵ֥ךְ בִּשְׁמ֖וֹ עַד־עוֹלָֽם׃<text:s/></text:span><text:span text:style-name="T2540">‬</text:span>‬<text:span text:style-name="T2541">14</text:span><text:span text:style-name="T2542"> וּמֹשֶׁ֖ה אִ֣ישׁ הָאֱלֹהִ֑ים בָּנָ֕יו יִקָּרְא֖וּ עַל־שֵׁ֥בֶט הַלֵּוִֽי׃<text:s/></text:span><text:span text:style-name="T2543">‬</text:span>‬<text:span text:style-name="T2544">15</text:span><text:span text:style-name="T2545"> בְּנֵ֣י מֹשֶׁ֔ה גֵּרְשֹׁ֖ם וֶאֱלִיעֶֽזֶר׃<text:s/></text:span><text:span text:style-name="T2546">‬</text:span>‬<text:span text:style-name="T2547">16</text:span><text:span text:style-name="T2548"> בְּנֵ֥י גֵרְשׁ֖וֹם שְׁבוּאֵ֥ל הָרֹֽאשׁ׃<text:s/></text:span><text:span text:style-name="T2549">‬</text:span>‬<text:span text:style-name="T2550">17</text:span><text:span text:style-name="T2551"> וַיִּֽהְי֥וּ בְנֵי־אֱלִיעֶ֖זֶר רְחַבְיָ֣ה הָרֹ֑אשׁ וְלֹא־הָיָ֤ה לֶאֱלִיעֶ֙זֶר֙ בָּנִ֣ים אֲחֵרִ֔ים וּבְנֵ֥י רְחַבְיָ֖ה רָב֥וּ לְמָֽעְלָה׃<text:s/></text:span><text:span text:style-name="T2552">‬</text:span>‬<text:span text:style-name="T2553">18</text:span><text:span text:style-name="T2554"> בְּנֵ֥י יִצְהָ֖ר שְׁלֹמִ֥ית הָרֹֽאשׁ׃</text:span><text:span text:style-name="T2555"><text:s/>ס<text:s/></text:span><text:span text:style-name="T2556">‬</text:span>‬<text:span text:style-name="T2557">19</text:span><text:span text:style-name="T2558"> בְּנֵ֖י חֶבְר֑וֹן יְרִיָּ֤הוּ הָרֹאשׁ֙ אֲמַרְיָ֣ה הַשֵּׁנִ֔י יַחֲזִיאֵל֙ הַשְּׁלִישִׁ֔י וִֽיקַמְעָ֖ם הָרְבִיעִֽי׃<text:s/></text:span><text:span text:style-name="T2559">‬</text:span>‬<text:span text:style-name="T2560">20</text:span><text:span text:style-name="T2561"> בְּנֵ֖י עֻזִּיאֵ֑ל מִיכָ֣ה הָרֹ֔אשׁ וְיִשִּׁיָּ֖ה הַשֵּׁנִֽי׃</text:span><text:span text:style-name="T2562"><text:s/>ס<text:s/></text:span><text:span text:style-name="T2563">‬</text:span>‬<text:span text:style-name="T2564">21</text:span><text:span text:style-name="T2565"> בְּנֵ֤י מְרָרִי֙ מַחְלִ֣י וּמוּשִׁ֔י בְּנֵ֥י מַחְלִ֖י אֶלְעָזָ֥ר וְקִֽישׁ׃<text:s/></text:span><text:span text:style-name="T2566">‬</text:span>‬<text:span text:style-name="T2567">22</text:span><text:span text:style-name="T2568"> וַיָּ֙מָת֙ אֶלְעָזָ֔ר וְלֹא־הָ֥יוּ ל֛וֹ בָּנִ֖ים כִּ֣י אִם־בָּנ֑וֹת וַיִּשָּׂא֥וּם בְּנֵי־קִ֖ישׁ אֲחֵיהֶֽם׃<text:s/></text:span><text:span text:style-name="T2569">‬</text:span>‬<text:span text:style-name="T2570">23</text:span><text:span text:style-name="T2571"> בְּנֵ֣י מוּשִׁ֗י מַחְלִ֥י וְעֵ֛דֶר וִירֵמ֖וֹת שְׁלֹשָֽׁה׃<text:s/></text:span><text:span text:style-name="T2572">‬</text:span>‬<text:span text:style-name="T2573">24</text:span><text:span text:style-name="T2574"> אֵ֣לֶּה בְנֵֽי־לֵוִי֩ לְבֵ֨ית אֲבֹתֵיהֶ֜ם רָאשֵׁ֧י הָאָב֣וֹת לִפְקוּדֵיהֶ֗ם בְּמִסְפַּ֤ר שֵׁמוֹת֙ לְגֻלְגְּלֹתָ֔ם עֹשֵׂה֙ הַמְּלָאכָ֔ה לַעֲבֹדַ֖ת בֵּ֣ית יְהוָ֑ה מִבֶּ֛ן עֶשְׂרִ֥ים שָׁנָ֖ה וָמָֽעְלָה׃<text:s/></text:span><text:span text:style-name="T2575">‬</text:span>‬<text:span text:style-name="T2576">25</text:span><text:span text:style-name="T2577"> כִּ֚י אָמַ֣ר דָּוִ֔יד הֵנִ֛יחַ יְהוָ֥ה אֱלֹהֵֽי־יִשְׂרָאֵ֖ל לְעַמּ֑וֹ וַיִּשְׁכֹּ֥ן בִּירוּשָׁלַ֖͏ִם עַד־לְעוֹלָֽם׃<text:s/></text:span><text:span text:style-name="T2578">‬</text:span>‬<text:span text:style-name="T2579">26</text:span><text:span text:style-name="T2580"> וְגַ֖ם לַלְוִיִּ֑ם אֵין־לָשֵׂ֧את אֶת־הַמִּשְׁכָּ֛ן וְאֶת־כָּל־כֵּלָ֖יו לַעֲבֹדָתֽוֹ׃<text:s/></text:span><text:span text:style-name="T2581">‬</text:span>‬<text:span text:style-name="T2582">27</text:span><text:span text:style-name="T2583"> כִּ֣י בְדִבְרֵ֤י דָוִיד֙ הָאַ֣חֲרֹנִ֔ים הֵ֖מָּה מִסְפַּ֣ר בְּנֵי־לֵוִ֑י מִבֶּ֛ן עֶשְׂרִ֥ים שָׁנָ֖ה וּלְמָֽעְלָה׃<text:s/></text:span><text:span text:style-name="T2584">‬</text:span>‬<text:span text:style-name="T2585">28</text:span><text:span text:style-name="T2586"> כִּ֣י מַעֲמָדָ֞ם לְיַד־בְּנֵ֣י אַהֲרֹ֗ן לַעֲבֹדַת֙ בֵּ֣ית יְהוָ֔ה עַל־הַחֲצֵרוֹת֙ וְעַל־הַלְּשָׁכ֔וֹת וְעַֽל־טָהֳרַ֖ת לְכָל־קֹ֑דֶשׁ וּמֽ͏ַעֲשֵׂ֔ה עֲבֹדַ֖ת בֵּ֥ית הָאֱלֹהִֽים׃<text:s/></text:span><text:span text:style-name="T2587">‬</text:span>‬<text:span text:style-name="T2588">29</text:span><text:span text:style-name="T2589"> וּלְלֶ֨חֶם הַֽמַּעֲרֶ֜כֶת וּלְסֹ֤לֶת לְמִנְחָה֙ וְלִרְקִיקֵ֣י הַמַּצּ֔וֹת וְלַֽמַּחֲבַ֖ת וְלַמֻּרְבָּ֑כֶת וּלְכָל־מְשׂוּרָ֖ה וּמִדָּֽה׃<text:s/></text:span><text:span text:style-name="T2590">‬</text:span>‬<text:span text:style-name="T2591">30</text:span><text:span text:style-name="T2592"> וְלַעֲמֹד֙ בַּבֹּ֣קֶר בַּבֹּ֔קֶר לְהֹד֥וֹת וּלְהַלֵּ֖ל לַיהוָ֑ה וְכֵ֖ן לָעָֽרֶב׃<text:s/></text:span><text:span text:style-name="T2593">‬</text:span>‬<text:span text:style-name="T2594">31</text:span><text:span text:style-name="T2595"> וּלְכֹ֨ל הַעֲל֤וֹת עֹלוֹת֙ לַיהוָ֔ה לַשַּׁבָּת֔וֹת לֶחֳדָשִׁ֖ים וְלַמֹּעֲדִ֑ים בְּמִסְפָּ֨ר כְּמִשְׁפָּ֧ט עֲלֵיהֶ֛ם תָּמִ֖יד לִפְנֵ֥י יְהוָֽה׃<text:s/></text:span><text:span text:style-name="T2596">‬</text:span>‬<text:span text:style-name="T2597">32</text:span><text:span text:style-name="T2598"> וְשָׁמְר֞וּ אֶת־מִשְׁמֶ֣רֶת אֹֽהֶל־מוֹעֵ֗ד וְאֵת֙ מִשְׁמֶ֣רֶת הַקֹּ֔דֶשׁ וּמִשְׁמֶ֕רֶת בְּנֵ֥י אַהֲרֹ֖ן אֲחֵיהֶ֑ם לַעֲבֹדַ֖ת בֵּ֥ית יְהוָֽה׃<text:s/></text:span><text:span text:style-name="T2599">פ<text:s/></text:span><text:span text:style-name="T2600">‬</text:span>‬‬‬‬‬‬‬‬‬‬‬‬‬‬‬‬‬‬‬‬‬‬‬‬‬‬‬‬‬‬‬‬</text:p>
      </text:section>
      <text:section text:name="Sect23" text:style-name="S23">
        <text:p text:style-name="P2601">1 Chronicles 24</text:p>
        <text:p text:style-name="P2602"><text:span text:style-name="T2603">1</text:span><text:span text:style-name="T2604"> וְלִבְנֵ֥י אַהֲרֹ֖ן מַחְלְקוֹתָ֑ם בְּנֵ֣י אַהֲרֹ֔ן נָדָב֙ וַאֲבִיה֔וּא אֶלְעָזָ֖ר וְאִיתָמָֽר׃<text:s/></text:span><text:span text:style-name="T2605">‬</text:span>‬‬<text:span text:style-name="T2606">2</text:span><text:span text:style-name="T2607"> וַיָּ֨מָת נָדָ֤ב וַאֲבִיהוּא֙ לִפְנֵ֣י אֲבִיהֶ֔ם וּבָנִ֖ים לֹא־הָי֣וּ לָהֶ֑ם וַֽיְכַהֲנ֔וּ אֶלְעָזָ֖ר וְאִיתָמָֽר׃<text:s/></text:span><text:span text:style-name="T2608">‬</text:span>‬<text:span text:style-name="T2609">3</text:span><text:span text:style-name="T2610"> וַיֶּֽחָלְקֵ֣ם דָּוִ֔יד וְצָדוֹק֙ מִן־בְּנֵ֣י אֶלְעָזָ֔ר וַאֲחִימֶ֖לֶךְ מִן־בְּנֵ֣י אִיתָמָ֑ר לִפְקֻדָּתָ֖ם בַּעֲבֹדָתָֽם׃<text:s/></text:span><text:span text:style-name="T2611">‬</text:span>‬<text:span text:style-name="T2612">4</text:span><text:span text:style-name="T2613"> וַיִּמָּצְא֣וּ בְֽנֵי־אֶלְעָזָ֡ר רַבִּ֞ים לְרָאשֵׁ֧י הַגְּבָרִ֛ים מִן־בְּנֵ֥י אִיתָמָ֖ר וַֽיַּחְלְק֑וּם לִבְנֵ֨י אֶלְעָזָ֜ר רָאשִׁ֤ים לְבֵית־אָבוֹת֙ שִׁשָּׁ֣ה עָשָׂ֔ר וְלִבְנֵ֧י אִיתָמָ֛ר לְבֵ֥ית אֲבוֹתָ֖ם שְׁמוֹנָֽה׃<text:s/></text:span><text:span text:style-name="T2614">‬</text:span>‬<text:span text:style-name="T2615">5</text:span><text:span text:style-name="T2616"> וַיַּחְלְק֥וּם בְּגוֹרָל֖וֹת אֵ֣לֶּה עִם־אֵ֑לֶּה כִּי־הָי֤וּ שָֽׂרֵי־קֹ֙דֶשׁ֙ וְשָׂרֵ֣י הָאֱלֹהִ֔ים מִבְּנֵ֥י אֶלְעָזָ֖ר וּבִבְנֵ֥י אִיתָמָֽר׃</text:span><text:span text:style-name="T2617"><text:s/>ס<text:s/></text:span><text:span text:style-name="T2618">‬</text:span>‬<text:span text:style-name="T2619">6</text:span><text:span text:style-name="T2620"> וֽ͏ַיִּכְתְּבֵ֡ם שְֽׁמַֽעְיָה֩ בֶן־נְתַנְאֵ֨ל הַסּוֹפֵ֜ר מִן־הַלֵּוִ֗י לִפְנֵ֨י הַמֶּ֤לֶךְ וְהַשָּׂרִים֙ וְצָד֣וֹק הַכֹּהֵ֗ן וַאֲחִימֶ֙לֶךְ֙ בֶּן־אֶבְיָתָ֔ר וְרָאשֵׁי֙ הָֽאָב֔וֹת לַכֹּהֲנִ֖ים וְלַלְוִיִּ֑ם בֵּֽית־אָ֣ב אֶחָ֗ד אָחֻז֙ לְאֶלְעָזָ֔ר וְאָחֻ֥ז ׀ אָחֻ֖ז לְאִיתָמָֽר׃<text:s/></text:span><text:span text:style-name="T2621">פ<text:s/></text:span><text:span text:style-name="T2622">‬</text:span>‬‬‬‬‬‬</text:p>
        <text:soft-page-break/>
        <text:p text:style-name="P2623"><text:span text:style-name="T2624">7</text:span><text:span text:style-name="T2625"> וַיֵּצֵ֞א הַגּוֹרָ֤ל הָרִאשׁוֹן֙ לִיה֣וֹיָרִ֔יב לִֽידַעְיָ֖ה הַשֵּׁנִֽי׃<text:s/></text:span><text:span text:style-name="T2626">‬</text:span>‬<text:span text:style-name="T2627">8</text:span><text:span text:style-name="T2628"> לְחָרִם֙ הַשְּׁלִישִׁ֔י לִשְׂעֹרִ֖ים הָרְבִעִֽי׃<text:s/></text:span><text:span text:style-name="T2629">‬</text:span>‬<text:span text:style-name="T2630">9</text:span><text:span text:style-name="T2631"> לְמַלְכִּיָּה֙ הַחֲמִישִׁ֔י לְמִיָּמִ֖ן הַשִּׁשִּֽׁי׃<text:s/></text:span><text:span text:style-name="T2632">‬</text:span>‬<text:span text:style-name="T2633">10</text:span><text:span text:style-name="T2634"> לְהַקּוֹץ֙ הַשְּׁבִעִ֔י לַאֲבִיָּ֖ה הַשְּׁמִינִֽי׃<text:s/></text:span><text:span text:style-name="T2635">‬</text:span>‬<text:span text:style-name="T2636">11</text:span><text:span text:style-name="T2637"> לְיֵשׁ֙וּעַ֙ הַתְּשִׁעִ֔י לִשְׁכַנְיָ֖הוּ הָעֲשִׂרִֽי׃<text:s/></text:span><text:span text:style-name="T2638">‬</text:span>‬<text:span text:style-name="T2639">12</text:span><text:span text:style-name="T2640"> לְאֶלְיָשִׁיב֙ עַשְׁתֵּ֣י עָשָׂ֔ר לְיָקִ֖ים שְׁנֵ֥ים עָשָֽׂר׃<text:s/></text:span><text:span text:style-name="T2641">‬</text:span>‬<text:span text:style-name="T2642">13</text:span><text:span text:style-name="T2643"> לְחֻפָּה֙ שְׁלֹשָׁ֣ה עָשָׂ֔ר לְיֶֽשֶׁבְאָ֖ב אַרְבָּעָ֥ה עָשָֽׂר׃<text:s/></text:span><text:span text:style-name="T2644">‬</text:span>‬<text:span text:style-name="T2645">14</text:span><text:span text:style-name="T2646"> לְבִלְגָּה֙ חֲמִשָּׁ֣ה עָשָׂ֔ר לְאִמֵּ֖ר שִׁשָּׁ֥ה עָשָֽׂר׃<text:s/></text:span><text:span text:style-name="T2647">‬</text:span>‬<text:span text:style-name="T2648">15</text:span><text:span text:style-name="T2649"> לְחֵזִיר֙ שִׁבְעָ֣ה עָשָׂ֔ר לְהַפִּצֵּ֖ץ שְׁמוֹנָ֥ה עָשָֽׂר׃<text:s/></text:span><text:span text:style-name="T2650">‬</text:span>‬<text:span text:style-name="T2651">16</text:span><text:span text:style-name="T2652"> לִֽפְתַחְיָה֙ תִּשְׁעָ֣ה עָשָׂ֔ר לִֽיחֶזְקֵ֖אל הָעֶשְׂרִֽים׃<text:s/></text:span><text:span text:style-name="T2653">‬</text:span>‬<text:span text:style-name="T2654">17</text:span><text:span text:style-name="T2655"> לְיָכִין֙ אֶחָ֣ד וְעֶשְׂרִ֔ים לְגָמ֖וּל שְׁנַ֥יִם וְעֶשְׂרִֽים׃<text:s/></text:span><text:span text:style-name="T2656">‬</text:span>‬<text:span text:style-name="T2657">18</text:span><text:span text:style-name="T2658"> לִדְלָיָ֙הוּ֙ שְׁלֹשָׁ֣ה וְעֶשְׂרִ֔ים לְמַֽעַזְיָ֖הוּ אַרְבָּעָ֥ה וְעֶשְׂרִֽים׃<text:s/></text:span><text:span text:style-name="T2659">פ<text:s/></text:span><text:span text:style-name="T2660">‬</text:span>‬‬‬‬‬‬‬‬‬‬‬‬‬</text:p>
        <text:p text:style-name="P2661"><text:span text:style-name="T2662">19</text:span><text:span text:style-name="T2663"> אֵ֣לֶּה פְקֻדָּתָ֞ם לַעֲבֹדָתָ֗ם לָב֤וֹא לְבֵית־יְהוָה֙ כְּמִשְׁפָּטָ֔ם בְּיַ֖ד אַהֲרֹ֣ן אֲבִיהֶ֑ם כַּאֲשֶׁ֣ר צִוָּ֔הוּ יְהוָ֖ה אֱלֹהֵ֥י יִשְׂרָאֵֽל׃<text:s/></text:span><text:span text:style-name="T2664">פ<text:s/></text:span><text:span text:style-name="T2665">‬</text:span>‬‬</text:p>
        <text:p text:style-name="P2666"><text:span text:style-name="T2667">20</text:span><text:span text:style-name="T2668"> וְלִבְנֵ֥י לֵוִ֖י הַנּוֹתָרִ֑ים לִבְנֵ֤י עַמְרָם֙ שֽׁוּבָאֵ֔ל לִבְנֵ֥י שׁוּבָאֵ֖ל יֶחְדְּיָֽהוּ׃<text:s/></text:span><text:span text:style-name="T2669">‬</text:span>‬<text:span text:style-name="T2670">21</text:span><text:span text:style-name="T2671"> לִרְחַבְיָ֑הוּ לִבְנֵ֣י רְחַבְיָ֔הוּ הָרֹ֖אשׁ יִשִּׁיָּֽה׃<text:s/></text:span><text:span text:style-name="T2672">‬</text:span>‬<text:span text:style-name="T2673">22</text:span><text:span text:style-name="T2674"> לַיִּצְהָרִ֣י שְׁלֹמ֔וֹת לִבְנֵ֥י שְׁלֹמ֖וֹת יָֽחַת׃<text:s/></text:span><text:span text:style-name="T2675">‬</text:span>‬<text:span text:style-name="T2676">23</text:span><text:span text:style-name="T2677"> וּבְנָ֖י יְרִיָּ֑הוּ אֲמַרְיָ֙הוּ֙ הַשֵּׁנִ֔י יַחֲזִיאֵל֙ הַשְּׁלִישִׁ֔י יְקַמְעָ֖ם הָרְבִיעִֽי׃<text:s/></text:span><text:span text:style-name="T2678">‬</text:span>‬<text:span text:style-name="T2679">24</text:span><text:span text:style-name="T2680"> בְּנֵ֤י עֻזִּיאֵל֙ מִיכָ֔ה לִבְנֵ֥י מִיכָ֖ה *שמור **שָׁמִֽיר׃<text:s/></text:span><text:span text:style-name="T2681">‬</text:span>‬<text:span text:style-name="T2682">25</text:span><text:span text:style-name="T2683"> אֲחִ֤י מִיכָה֙ יִשִּׁיָּ֔ה לִבְנֵ֥י יִשִּׁיָּ֖ה זְכַרְיָֽהוּ׃<text:s/></text:span><text:span text:style-name="T2684">‬</text:span>‬<text:span text:style-name="T2685">26</text:span><text:span text:style-name="T2686"> בְּנֵ֤י מְרָרִי֙ מַחְלִ֣י וּמוּשִׁ֔י בְּנֵ֖י יַעֲזִיָּ֥הֽוּ בְנֽוֹ׃<text:s/></text:span><text:span text:style-name="T2687">‬</text:span>‬<text:span text:style-name="T2688">27</text:span><text:span text:style-name="T2689"> בְּנֵ֖י מְרָרִ֑י לְיַֽעֲזִיָּ֣הֽוּ בְנ֔וֹ וְשֹׁ֥הַם וְזַכּ֖וּר וְעִבְרִֽי׃<text:s/></text:span><text:span text:style-name="T2690">‬</text:span>‬<text:span text:style-name="T2691">28</text:span><text:span text:style-name="T2692"> לְמַחְלִי֙ אֶלְעָזָ֔ר וְלֹא־הָ֥יָה ל֖וֹ בָּנִֽים׃<text:s/></text:span><text:span text:style-name="T2693">‬</text:span>‬<text:span text:style-name="T2694">29</text:span><text:span text:style-name="T2695"> לְקִ֖ישׁ בְּנֵי־קִ֥ישׁ יְרַחְמְאֵֽל׃<text:s/></text:span><text:span text:style-name="T2696">‬</text:span>‬<text:span text:style-name="T2697">30</text:span><text:span text:style-name="T2698"> וּבְנֵ֣י מוּשִׁ֔י מַחְלִ֥י וְעֵ֖דֶר וִירִימ֑וֹת אֵ֛לֶּה בְּנֵ֥י הַלְוִיִּ֖ם לְבֵ֥ית אֲבֹתֵיהֶֽם׃<text:s/></text:span><text:span text:style-name="T2699">‬</text:span>‬<text:span text:style-name="T2700">31</text:span><text:span text:style-name="T2701"> וַיַּפִּילוּ֩ גַם־הֵ֨ם גּוֹרָל֜וֹת לְעֻמַּ֣ת ׀ אֲחֵיהֶ֣ם בְּנֵֽי־אַהֲרֹ֗ן לִפְנֵ֨י דָוִ֤יד הַמֶּ֙לֶךְ֙ וְצָד֣וֹק וַאֲחִימֶ֔לֶךְ וְרָאשֵׁי֙ הָֽאָב֔וֹת לַכֹּהֲנִ֖ים וְלַלְוִיִּ֑ם אָב֣וֹת הָרֹ֔אשׁ לְעֻמַּ֖ת אָחִ֥יו הַקָּטָֽן׃</text:span><text:span text:style-name="T2702"><text:s/>ס<text:s/></text:span><text:span text:style-name="T2703">‬</text:span>‬‬‬‬‬‬‬‬‬‬‬‬‬</text:p>
      </text:section>
      <text:section text:name="Sect24" text:style-name="S24">
        <text:p text:style-name="P2704">1 Chronicles 25</text:p>
        <text:p text:style-name="P2705"><text:span text:style-name="T2706">1</text:span><text:span text:style-name="T2707"> וַיַּבְדֵּ֣ל דָּוִיד֩ וְשָׂרֵ֨י הַצָּבָ֜א לַעֲבֹדָ֗ה לִבְנֵ֤י אָסָף֙ וְהֵימָ֣ן וִֽידוּת֔וּן *הנביאים **הַֽנִּבְּאִ֛ים בְּכִנֹּר֥וֹת בִּנְבָלִ֖ים וּבִמְצִלְתָּ֑יִם וַֽיְהִי֙ מִסְפָּרָ֔ם אַנְשֵׁ֥י מְלָאכָ֖ה לַעֲבֹדָתָֽם׃<text:s/></text:span><text:span text:style-name="T2708">‬</text:span>‬‬<text:span text:style-name="T2709">2</text:span><text:span text:style-name="T2710"> לִבְנֵ֣י אָסָ֗ף זַכּ֧וּר וְיוֹסֵ֛ף וּנְתַנְיָ֥ה וַאֲשַׂרְאֵ֖לָה בְּנֵ֣י אָסָ֑ף עַ֚ל יַד־אָסָ֔ף הַנִבָּ֖א עַל־יְדֵ֥י הַמֶּֽלֶךְ׃<text:s/></text:span><text:span text:style-name="T2711">‬</text:span>‬<text:span text:style-name="T2712">3</text:span><text:span text:style-name="T2713"> לִידוּת֑וּן בְּנֵ֣י יְדוּת֡וּן גְּדַלְיָ֡הוּ וּצְרִ֡י וִֽ֠ישַׁעְיָהוּ חֲשַׁבְיָ֨הוּ וּמַתִּתְיָ֜הוּ שִׁשָּׁ֗ה עַל֩ יְדֵ֨י אֲבִיהֶ֤ם יְדוּתוּן֙ בַּכִּנּ֔וֹר הַנִּבָּ֕א עַל־הֹד֥וֹת וְהַלֵּ֖ל לַיהוָֽה׃</text:span><text:span text:style-name="T2714"><text:s/>ס<text:s/></text:span><text:span text:style-name="T2715">‬</text:span>‬<text:span text:style-name="T2716">4</text:span><text:span text:style-name="T2717"> לְהֵימָ֑ן בְּנֵ֣י הֵימָ֡ן בֻּקִּיָּ֡הוּ מַתַּנְיָ֡הוּ עֻ֠זִּיאֵל שְׁבוּאֵ֨ל וִֽירִימ֜וֹת חֲנַנְיָ֣ה חֲנָ֗נִי אֱלִיאָ֤תָה גִדַּ֙לְתִּי֙ וְרֹמַ֣מְתִּי עֶ֔זֶר יָשְׁבְּקָ֣שָׁה מַלּ֔וֹתִי הוֹתִ֖יר מַחֲזִיאֽוֹת׃<text:s/></text:span><text:span text:style-name="T2718">‬</text:span>‬<text:span text:style-name="T2719">5</text:span><text:span text:style-name="T2720"> כָּל־אֵ֨לֶּה בָנִ֜ים לְהֵימָ֗ן חֹזֵ֥ה הַמֶּ֛לֶךְ בְּדִבְרֵ֥י הָאֱלֹהִ֖ים לְהָרִ֣ים קָ֑רֶן וַיִּתֵּ֨ן הָאֱלֹהִ֜ים לְהֵימָ֗ן בָּנִ֛ים אַרְבָּעָ֥ה עָשָׂ֖ר וּבָנ֥וֹת שָׁלֽוֹשׁ׃<text:s/></text:span><text:span text:style-name="T2721">‬</text:span>‬<text:span text:style-name="T2722">6</text:span><text:span text:style-name="T2723"> כָּל־אֵ֣לֶּה עַל־יְדֵי֩ אֲבִיהֶ֨ם בַּשִּׁ֜יר בֵּ֣ית יְהוָ֗ה בִּמְצִלְתַּ֙יִם֙ נְבָלִ֣ים וְכִנֹּר֔וֹת לַעֲבֹדַ֖ת בֵּ֣ית הָאֱלֹהִ֑ים<text:s/></text:span><text:soft-page-break/><text:span text:style-name="T2724">עַ֚ל יְדֵ֣י הַמֶּ֔לֶךְ</text:span><text:span text:style-name="T2725"><text:s/>ס<text:s/></text:span><text:span text:style-name="T2726">אָסָ֥ף וִידוּת֖וּן וְהֵימָֽן׃<text:s/></text:span><text:span text:style-name="T2727">‬</text:span>‬<text:span text:style-name="T2728">7</text:span><text:span text:style-name="T2729"> וַיְהִ֤י מִסְפָּרָם֙ עִם־אֲחֵיהֶ֔ם מְלֻמְּדֵי־שִׁ֖יר לַיהוָ֑ה כָּל־הַ֨מֵּבִ֔ין מָאתַ֖יִם שְׁמוֹנִ֥ים וּשְׁמוֹנָֽה׃<text:s/></text:span><text:span text:style-name="T2730">‬</text:span>‬<text:span text:style-name="T2731">8</text:span><text:span text:style-name="T2732"> וַיַּפִּ֜ילוּ גּוֹרָל֣וֹת מִשְׁמֶ֗רֶת לְעֻמַּת֙ כַּקָּטֹ֣ן כַּגָּד֔וֹל מֵבִ֖ין עִם־תַּלְמִֽיד׃<text:s/></text:span><text:span text:style-name="T2733">פ<text:s/></text:span><text:span text:style-name="T2734">‬</text:span>‬‬‬‬‬‬‬‬</text:p>
        <text:p text:style-name="P2735"><text:span text:style-name="T2736">9</text:span><text:span text:style-name="T2737"> וַיֵּצֵ֞א הַגּוֹרָ֧ל הָרִאשׁ֛וֹן לְאָסָ֖ף לְיוֹסֵ֑ף גְּדַלְיָ֙הוּ֙ הַשֵּׁנִ֔י הֽוּא־וְאֶחָ֥יו וּבָנָ֖יו שְׁנֵ֥ים עָשָֽׂר׃<text:s/></text:span><text:span text:style-name="T2738">‬</text:span>‬<text:span text:style-name="T2739">10</text:span><text:span text:style-name="T2740"> הַשְּׁלִשִׁ֣י זַכּ֔וּר בָּנָ֥יו וְאֶחָ֖יו שְׁנֵ֥ים עָשָֽׂר׃<text:s/></text:span><text:span text:style-name="T2741">‬</text:span>‬<text:span text:style-name="T2742">11</text:span><text:span text:style-name="T2743"> הָרְבִיעִי֙ לַיִּצְרִ֔י בָּנָ֥יו וְאֶחָ֖יו שְׁנֵ֥ים עָשָֽׂר׃<text:s/></text:span><text:span text:style-name="T2744">‬</text:span>‬<text:span text:style-name="T2745">12</text:span><text:span text:style-name="T2746"> הַחֲמִישִׁ֣י נְתַנְיָ֔הוּ בָּנָ֥יו וְאֶחָ֖יו שְׁנֵ֥ים עָשָֽׂר׃<text:s/></text:span><text:span text:style-name="T2747">‬</text:span>‬<text:span text:style-name="T2748">13</text:span><text:span text:style-name="T2749"> הַשִׁשִּׁ֣י בֻקִּיָּ֔הוּ בָּנָ֥יו וְאֶחָ֖יו שְׁנֵ֥ים עָשָֽׂר׃<text:s/></text:span><text:span text:style-name="T2750">‬</text:span>‬<text:span text:style-name="T2751">14</text:span><text:span text:style-name="T2752"> הַשְּׁבִעִ֣י יְשַׂרְאֵ֔לָה בָּנָ֥יו וְאֶחָ֖יו שְׁנֵ֥ים עָשָֽׂר׃<text:s/></text:span><text:span text:style-name="T2753">‬</text:span>‬<text:span text:style-name="T2754">15</text:span><text:span text:style-name="T2755"> הַשְּׁמִינִ֣י יְשַֽׁעְיָ֔הוּ בָּנָ֥יו וְאֶחָ֖יו שְׁנֵ֥ים עָשָֽׂר׃<text:s/></text:span><text:span text:style-name="T2756">‬</text:span>‬<text:span text:style-name="T2757">16</text:span><text:span text:style-name="T2758"> הַתְּשִׁיעִ֣י מַתַּנְיָ֔הוּ בָּנָ֥יו וְאֶחָ֖יו שְׁנֵ֥ים עָשָֽׂר׃<text:s/></text:span><text:span text:style-name="T2759">‬</text:span>‬<text:span text:style-name="T2760">17</text:span><text:span text:style-name="T2761"> הָעֲשִׂירִ֣י שִׁמְעִ֔י בָּנָ֥יו וְאֶחָ֖יו שְׁנֵ֥ים עָשָֽׂר׃<text:s/></text:span><text:span text:style-name="T2762">‬</text:span>‬<text:span text:style-name="T2763">18</text:span><text:span text:style-name="T2764"> עַשְׁתֵּֽי־עָשָׂ֣ר עֲזַרְאֵ֔ל בָּנָ֥יו וְאֶחָ֖יו שְׁנֵ֥ים עָשָֽׂר׃<text:s/></text:span><text:span text:style-name="T2765">‬</text:span>‬<text:span text:style-name="T2766">19</text:span><text:span text:style-name="T2767"> הַשְּׁנֵ֤ים עָשָׂר֙ לַחֲשַׁבְיָ֔ה בָּנָ֥יו וְאֶחָ֖יו שְׁנֵ֥ים עָשָֽׂר׃<text:s/></text:span><text:span text:style-name="T2768">‬</text:span>‬<text:span text:style-name="T2769">20</text:span><text:span text:style-name="T2770"> לִשְׁלֹשָׁ֤ה עָשָׂר֙ שֽׁוּבָאֵ֔ל בָּנָ֥יו וְאֶחָ֖יו שְׁנֵ֥ים עָשָֽׂר׃<text:s/></text:span><text:span text:style-name="T2771">‬</text:span>‬<text:span text:style-name="T2772">21</text:span><text:span text:style-name="T2773"> לְאַרְבָּעָ֤ה עָשָׂר֙ מַתִּתְיָ֔הוּ בָּנָ֥יו וְאֶחָ֖יו שְׁנֵ֥ים עָשָֽׂר׃<text:s/></text:span><text:span text:style-name="T2774">‬</text:span>‬<text:span text:style-name="T2775">22</text:span><text:span text:style-name="T2776"> לַחֲמִשָּׁ֤ה עָשָׂר֙ לִֽירֵמ֔וֹת בָּנָ֥יו וְאֶחָ֖יו שְׁנֵ֥ים עָשָֽׂר׃<text:s/></text:span><text:span text:style-name="T2777">‬</text:span>‬<text:span text:style-name="T2778">23</text:span><text:span text:style-name="T2779"> לְשִׁשָּׁ֤ה עָשָׂר֙ לַחֲנַנְיָ֔הוּ בָּנָ֥יו וְאֶחָ֖יו שְׁנֵ֥ים עָשָֽׂר׃<text:s/></text:span><text:span text:style-name="T2780">‬</text:span>‬<text:span text:style-name="T2781">24</text:span><text:span text:style-name="T2782"> לְשִׁבְעָ֤ה עָשָׂר֙ לְיָשְׁבְּקָ֔שָׁה בָּנָ֥יו וְאֶחָ֖יו שְׁנֵ֥ים עָשָֽׂר׃<text:s/></text:span><text:span text:style-name="T2783">‬</text:span>‬<text:span text:style-name="T2784">25</text:span><text:span text:style-name="T2785"> לִשְׁמוֹנָ֤ה עָשָׂר֙ לַחֲנָ֔נִי בָּנָ֥יו וְאֶחָ֖יו שְׁנֵ֥ים עָשָֽׂר׃<text:s/></text:span><text:span text:style-name="T2786">‬</text:span>‬<text:span text:style-name="T2787">26</text:span><text:span text:style-name="T2788"> לְתִשְׁעָ֤ה עָשָׂר֙ לְמַלּ֔וֹתִי בָּנָ֥יו וְאֶחָ֖יו שְׁנֵ֥ים עָשָֽׂר׃<text:s/></text:span><text:span text:style-name="T2789">‬</text:span>‬<text:span text:style-name="T2790">27</text:span><text:span text:style-name="T2791"> לְעֶשְׂרִים֙ לֶֽאֱלִיָּ֔תָה בָּנָ֥יו וְאֶחָ֖יו שְׁנֵ֥ים עָשָֽׂר׃<text:s/></text:span><text:span text:style-name="T2792">‬</text:span>‬<text:span text:style-name="T2793">28</text:span><text:span text:style-name="T2794"> לְאֶחָ֤ד וְעֶשְׂרִים֙ לְהוֹתִ֔יר בָּנָ֥יו וְאֶחָ֖יו שְׁנֵ֥ים עָשָֽׂר׃<text:s/></text:span><text:span text:style-name="T2795">‬</text:span>‬<text:span text:style-name="T2796">29</text:span><text:span text:style-name="T2797"> לִשְׁנַ֤יִם וְעֶשְׂרִים֙ לְגִדַּ֔לְתִּי בָּנָ֥יו וְאֶחָ֖יו שְׁנֵ֥ים עָשָֽׂר׃<text:s/></text:span><text:span text:style-name="T2798">‬</text:span>‬<text:span text:style-name="T2799">30</text:span><text:span text:style-name="T2800"> לִשְׁלֹשָׁ֤ה וְעֶשְׂרִים֙ לְמַ֣חֲזִיא֔וֹת בָּנָ֥יו וְאֶחָ֖יו שְׁנֵ֥ים עָשָֽׂר׃<text:s/></text:span><text:span text:style-name="T2801">‬</text:span>‬<text:span text:style-name="T2802">31</text:span><text:span text:style-name="T2803"> לְאַרְבָּעָ֤ה וְעֶשְׂרִים֙ לְרוֹמַ֣מְתִּי עָ֔זֶר בָּנָ֥יו וְאֶחָ֖יו שְׁנֵ֥ים עָשָֽׂר׃<text:s/></text:span><text:span text:style-name="T2804">פ<text:s/></text:span><text:span text:style-name="T2805">‬</text:span>‬‬‬‬‬‬‬‬‬‬‬‬‬‬‬‬‬‬‬‬‬‬‬‬</text:p>
      </text:section>
      <text:section text:name="Sect25" text:style-name="S25">
        <text:p text:style-name="P2806">1 Chronicles 26</text:p>
        <text:p text:style-name="P2807"><text:span text:style-name="T2808">1</text:span><text:span text:style-name="T2809"> לְמַחְלְק֖וֹת לְשֹׁעֲרִ֑ים לַקָּרְחִ֕ים מְשֶֽׁלֶמְיָ֥הוּ בֶן־קֹרֵ֖א מִן־בְּנֵ֥י אָסָֽף׃<text:s/></text:span><text:span text:style-name="T2810">2</text:span><text:span text:style-name="T2811"> וְלִמְשֶֽׁלֶמְיָ֖הוּ בָּנִ֑ים זְכַרְיָ֤הוּ הַבְּכוֹר֙ יְדִֽיעֲאֵ֣ל הַשֵּׁנִ֔י זְבַדְיָ֙הוּ֙ הַשְּׁלִישִׁ֔י יַתְנִיאֵ֖ל הָרְבִיעִֽי׃<text:s/></text:span><text:span text:style-name="T2812">‬</text:span>‬<text:span text:style-name="T2813">3</text:span><text:span text:style-name="T2814"> עֵילָ֤ם הַחֲמִישִׁי֙ יְהוֹחָנָ֣ן הַשִּׁשִּׁ֔י אֶלְיְהוֹעֵינַ֖י הַשְּׁבִיעִֽי׃<text:s/></text:span><text:span text:style-name="T2815">‬</text:span>‬<text:span text:style-name="T2816">4</text:span><text:span text:style-name="T2817"> וּלְעֹבֵ֥ד אֱדֹ֖ם בָּנִ֑ים שְׁמַֽעְיָ֤ה הַבְּכוֹר֙ יְהוֹזָבָ֣ד הַשֵּׁנִ֔י יוֹאָ֤ח הַשְּׁלִשִׁי֙ וְשָׂכָ֣ר הָרְבִיעִ֔י וּנְתַנְאֵ֖ל הַחֲמִישִֽׁי׃<text:s/></text:span><text:span text:style-name="T2818">‬</text:span>‬<text:span text:style-name="T2819">5</text:span><text:span text:style-name="T2820"> עַמִּיאֵ֤ל הַשִּׁשִּׁי֙ יִשָׂשכָ֣ר הַשְּׁבִיעִ֔י פְּעֻלְּתַ֖י הַשְּׁמִינִ֑י כִּ֥י בֵרֲכ֖וֹ אֱלֹהִֽים׃<text:s/></text:span><text:span text:style-name="T2821">פ<text:s/></text:span><text:span text:style-name="T2822">‬</text:span>‬‬‬‬‬</text:p>
        <text:p text:style-name="P2823"><text:span text:style-name="T2824">6</text:span><text:span text:style-name="T2825"> וְלִֽשְׁמַֽעְיָ֤ה בְנוֹ֙ נוֹלַ֣ד בָּנִ֔ים הַמִּמְשָׁלִ֖ים לְבֵ֣ית אֲבִיהֶ֑ם כִּֽי־גִבּ֥וֹרֵי חַ֖יִל הֵֽמָּה׃<text:s/></text:span><text:span text:style-name="T2826">‬</text:span>‬<text:span text:style-name="T2827">7</text:span><text:span text:style-name="T2828"> בְּנֵ֣י שְׁמַֽעְיָ֗ה עָ֠תְנִי וּרְפָאֵ֨ל וְעוֹבֵ֧ד אֶלְזָבָ֛ד אֶחָ֖יו בְּנֵי־חָ֑יִל אֱלִיה֖וּ וּסְמַכְיָֽהוּ׃<text:s/></text:span><text:span text:style-name="T2829">‬</text:span>‬<text:span text:style-name="T2830">8</text:span><text:span text:style-name="T2831"> כָּל־אֵ֜לֶּה מִבְּנֵ֣י ׀ עֹבֵ֣ד אֱדֹ֗ם הֵ֤מָּה וּבְנֵיהֶם֙ וַאֲחֵיהֶ֔ם אִֽישׁ־חַ֥יִל בַּכֹּ֖חַ לַעֲבֹדָ֑ה שִׁשִּׁ֥ים וּשְׁנַ֖יִם לְעֹבֵ֥ד אֱדֹֽם׃<text:s/></text:span><text:span text:style-name="T2832">‬</text:span>‬<text:span text:style-name="T2833">9</text:span><text:span text:style-name="T2834"> וְלִמְשֶֽׁלֶמְיָ֗הוּ בָּנִ֧ים וְאַחִ֛ים בְּנֵי־חָ֖יִל שְׁמוֹנָ֥ה עָשָֽׂר׃</text:span><text:span text:style-name="T2835"><text:s/>ס<text:s/></text:span><text:span text:style-name="T2836">‬</text:span>‬<text:span text:style-name="T2837">10</text:span><text:span text:style-name="T2838"> וּלְחֹסָ֥ה מִן־בְּנֵי־מְרָרִ֖י בָּנִ֑ים שִׁמְרִ֤י הָרֹאשׁ֙ כִּ֣י לֹא־הָיָ֣ה בְכ֔וֹר<text:s/></text:span><text:soft-page-break/><text:span text:style-name="T2839">וַיְשִׂימֵ֥הוּ אָבִ֖יהוּ לְרֹֽאשׁ׃<text:s/></text:span><text:span text:style-name="T2840">‬</text:span>‬<text:span text:style-name="T2841">11</text:span><text:span text:style-name="T2842"> חִלְקִיָּ֤הוּ הַשֵּׁנִי֙ טְבַלְיָ֣הוּ הַשְּׁלִשִׁ֔י זְכַרְיָ֖הוּ הָרְבִעִ֑י כָּל־בָּנִ֧ים וְאַחִ֛ים לְחֹסָ֖ה שְׁלֹשָׁ֥ה עָשָֽׂר׃<text:s/></text:span><text:span text:style-name="T2843">‬</text:span>‬<text:span text:style-name="T2844">12</text:span><text:span text:style-name="T2845"> לְ֠אֵלֶּה מַחְלְק֨וֹת הַשֹּֽׁעֲרִ֜ים לְרָאשֵׁ֧י הַגְּבָרִ֛ים מִשְׁמָר֖וֹת לְעֻמַּ֣ת אֲחֵיהֶ֑ם לְשָׁרֵ֖ת בְּבֵ֥ית יְהוָֽה׃<text:s/></text:span><text:span text:style-name="T2846">‬</text:span>‬<text:span text:style-name="T2847">13</text:span><text:span text:style-name="T2848"> וַיַּפִּ֨ילוּ גוֹרָל֜וֹת כַּקָּטֹ֧ן כַּגָּד֛וֹל לְבֵ֥ית אֲבוֹתָ֖ם לְשַׁ֥עַר וָשָֽׁעַר׃<text:s/></text:span><text:span text:style-name="T2849">פ<text:s/></text:span><text:span text:style-name="T2850">‬</text:span>‬‬‬‬‬‬‬‬‬</text:p>
        <text:p text:style-name="P2851"><text:span text:style-name="T2852">14</text:span><text:span text:style-name="T2853"> וַיִּפֹּ֧ל הַגּוֹרָ֛ל מִזְרָ֖חָה לְשֶֽׁלֶמְיָ֑הוּ וּזְכַרְיָ֨הוּ בְנ֜וֹ יוֹעֵ֣ץ ׀ בְּשֶׂ֗כֶל הִפִּ֙ילוּ֙ גּֽוֹרָל֔וֹת וַיֵּצֵ֥א גוֹרָל֖וֹ צָפֽוֹנָה׃</text:span><text:span text:style-name="T2854"><text:s/>ס<text:s/></text:span><text:span text:style-name="T2855">‬</text:span>‬<text:span text:style-name="T2856">15</text:span><text:span text:style-name="T2857"> לְעֹבֵ֥ד אֱדֹ֖ם נֶ֑גְבָּה וּלְבָנָ֖יו בֵּ֥ית הָאֲסֻפִּֽים׃<text:s/></text:span><text:span text:style-name="T2858">‬</text:span>‬<text:span text:style-name="T2859">16</text:span><text:span text:style-name="T2860"> לְשֻׁפִּ֤ים וּלְחֹסָה֙ לַֽמַּעֲרָ֔ב עִ֚ם שַׁ֣עַר שַׁלֶּ֔כֶת בַּֽמְסִלָּ֖ה הָעוֹלָ֑ה מִשְׁמָ֖ר לְעֻמַּ֥ת מִשְׁמָֽר׃<text:s/></text:span><text:span text:style-name="T2861">‬</text:span>‬<text:span text:style-name="T2862">17</text:span><text:span text:style-name="T2863"> לַמִּזְרָח֮ הַלְוִיִּ֣ם שִׁשָּׁה֒ לַצָּפ֤וֹנָה לַיּוֹם֙ אַרְבָּעָ֔ה לַנֶּ֥גְבָּה לַיּ֖וֹם אַרְבָּעָ֑ה וְלָאֲסֻפִּ֖ים שְׁנַ֥יִם שְׁנָֽיִם׃<text:s/></text:span><text:span text:style-name="T2864">‬</text:span>‬<text:span text:style-name="T2865">18</text:span><text:span text:style-name="T2866"> לַפַּרְבָּ֖ר לַֽמַּעֲרָ֑ב אַרְבָּעָה֙ לַֽמְסִלָּ֔ה שְׁנַ֖יִם לַפַּרְבָּֽר׃<text:s/></text:span><text:span text:style-name="T2867">‬</text:span>‬<text:span text:style-name="T2868">19</text:span><text:span text:style-name="T2869"> אֵ֗לֶּה מַחְלְקוֹת֙ הַשֹּׁ֣עֲרִ֔ים לִבְנֵ֥י הַקָּרְחִ֖י וְלִבְנֵ֥י מְרָרִֽי׃<text:s/></text:span><text:span text:style-name="T2870">‬</text:span>‬<text:span text:style-name="T2871">20</text:span><text:span text:style-name="T2872"> וְֽהַלְוִיִּ֑ם אֲחִיָּ֗ה עַל־אֽוֹצְרוֹת֙ בֵּ֣ית הָאֱלֹהִ֔ים וּלְאֹֽצְר֖וֹת הַקֳּדָשִֽׁים׃<text:s/></text:span><text:span text:style-name="T2873">‬</text:span>‬<text:span text:style-name="T2874">21</text:span><text:span text:style-name="T2875"> בְּנֵ֣י לַ֠עְדָּן בְּנֵ֨י הַגֵּרְשֻׁנִּ֜י לְלַעְדָּ֗ן רָאשֵׁ֧י הָאָב֛וֹת לְלַעְדָּ֥ן הַגֵּרְשֻׁנִּ֖י יְחִיאֵלִֽי׃<text:s/></text:span><text:span text:style-name="T2876">‬</text:span>‬<text:span text:style-name="T2877">22</text:span><text:span text:style-name="T2878"> בְּנֵ֖י יְחִֽיאֵלִ֑י זֵתָם֙ וְיוֹאֵ֣ל אָחִ֔יו עַל־אֹצְר֖וֹת בֵּ֥ית יְהוָֽה׃<text:s/></text:span><text:span text:style-name="T2879">‬</text:span>‬<text:span text:style-name="T2880">23</text:span><text:span text:style-name="T2881"> לַֽעַמְרָמִי֙ לַיִּצְהָרִ֔י לַֽחֶבְרוֹנִ֖י לָֽעָזִּיאֵלִֽי׃<text:s/></text:span><text:span text:style-name="T2882">‬</text:span>‬<text:span text:style-name="T2883">24</text:span><text:span text:style-name="T2884"> וּשְׁבֻאֵל֙ בֶּן־גֵּרְשׁ֣וֹם בֶּן־מֹשֶׁ֔ה נָגִ֖יד עַל־הָאֹצָרֽוֹת׃<text:s/></text:span><text:span text:style-name="T2885">‬</text:span>‬<text:span text:style-name="T2886">25</text:span><text:span text:style-name="T2887"> וְאֶחָ֖יו לֶֽאֱלִיעֶ֑זֶר רְחַבְיָ֨הוּ בְנ֜וֹ וִֽישַׁעְיָ֤הוּ בְנוֹ֙ וְיֹרָ֣ם בְּנ֔וֹ וְזִכְרִ֥י בְנ֖וֹ *ושלמות **וּשְׁלֹמִ֥ית בְּנֽוֹ׃<text:s/></text:span><text:span text:style-name="T2888">‬</text:span>‬<text:span text:style-name="T2889">26</text:span><text:span text:style-name="T2890"> ה֧וּא שְׁלֹמ֣וֹת וְאֶחָ֗יו עַ֣ל כָּל־אֹצְר֤וֹת הַקֳּדָשִׁים֙ אֲשֶׁ֨ר הִקְדִּ֜ישׁ דָּוִ֣יד הַמֶּ֗לֶךְ וְרָאשֵׁ֧י הָאָב֛וֹת לְשָׂרֵֽי־הָאֲלָפִ֥ים וְהַמֵּא֖וֹת וְשָׂרֵ֥י הַצָּבָֽא׃<text:s/></text:span><text:span text:style-name="T2891">‬</text:span>‬<text:span text:style-name="T2892">27</text:span><text:span text:style-name="T2893"> מִן־הַמִּלְחָמ֥וֹת וּמִן־הַשָּׁלָ֖ל הִקְדִּ֑ישׁוּ לְחַזֵּ֖ק לְבֵ֥ית יְהוָֽה׃<text:s/></text:span><text:span text:style-name="T2894">‬</text:span>‬<text:span text:style-name="T2895">28</text:span><text:span text:style-name="T2896"> וְכֹ֨ל הַֽהִקְדִּ֜ישׁ שְׁמוּאֵ֤ל הָרֹאֶה֙ וְשָׁא֣וּל בֶּן־קִ֔ישׁ וְאַבְנֵ֣ר בֶּן־נֵ֔ר וְיוֹאָ֖ב בֶּן־צְרוּיָ֑ה כֹּ֚ל הַמַּקְדִּ֔ישׁ עַ֥ל יַד־שְׁלֹמִ֖ית וְאֶחָֽיו׃<text:s/></text:span><text:span text:style-name="T2897">פ<text:s/></text:span>‬‬‬‬‬‬‬‬‬‬‬‬‬‬‬</text:p>
        <text:p text:style-name="P2898"><text:span text:style-name="T2899">‬</text:span>‬<text:span text:style-name="T2900">29</text:span><text:span text:style-name="T2901"> לַיִּצְהָרִ֞י כְּנַנְיָ֣הוּ וּבָנָ֗יו לַמְּלָאכָ֤ה הַחִֽיצוֹנָה֙ עַל־יִשְׂרָאֵ֔ל לְשֹׁטְרִ֖ים וּלְשֹׁפְטִֽים׃<text:s/></text:span><text:span text:style-name="T2902">‬</text:span>‬<text:span text:style-name="T2903">30</text:span><text:span text:style-name="T2904"> לַֽחֶבְרוֹנִ֡י חֲשַׁבְיָהוּ֩ וְאֶחָ֨יו בְּנֵי־חַ֜יִל אֶ֣לֶף וּשְׁבַע־מֵא֗וֹת עַ֚ל פְּקֻדַּ֣ת יִשְׂרָאֵ֔ל מֵעֵ֥בֶר לַיַּרְדֵּ֖ן מַעְרָ֑בָה לְכֹל֙ מְלֶ֣אכֶת יְהוָ֔ה וְלַעֲבֹדַ֖ת הַמֶּֽלֶךְ׃<text:s/></text:span><text:span text:style-name="T2905">‬</text:span>‬<text:span text:style-name="T2906">31</text:span><text:span text:style-name="T2907"> לַֽחֶבְרוֹנִי֙ יְרִיָּ֣ה הָרֹ֔אשׁ לַֽחֶבְרוֹנִ֥י לְתֹלְדֹתָ֖יו לְאָב֑וֹת בִּשְׁנַ֨ת הָֽאַרְבָּעִ֜ים לְמַלְכ֤וּת דָּוִיד֙ נִדְרָ֔שׁוּ וַיִּמָּצֵ֥א בָהֶ֛ם גִּבּ֥וֹרֵי חַ֖יִל בְּיַעְזֵ֥יר גִּלְעָֽד׃<text:s/></text:span><text:span text:style-name="T2908">‬</text:span>‬<text:span text:style-name="T2909">32</text:span><text:span text:style-name="T2910"> וְאֶחָ֣יו בְּנֵי־חַ֗יִל אַלְפַּ֛יִם וּשְׁבַ֥ע מֵא֖וֹת רָאשֵׁ֣י הָאָב֑וֹת וַיַּפְקִידֵ֞ם דָּוִ֣יד הַמֶּ֗לֶךְ עַל־הָראוּבֵנִ֤י וְהַגָּדִי֙ וַחֲצִי֙ שֵׁ֣בֶט הַֽמְנַשִּׁ֔י לְכָל־דְּבַ֥ר הָאֱלֹהִ֖ים וּדְבַ֥ר הַמֶּֽלֶךְ׃<text:s/></text:span><text:span text:style-name="T2911">פ<text:s/></text:span><text:span text:style-name="T2912">‬</text:span>‬‬‬‬‬</text:p>
      </text:section>
      <text:section text:name="Sect26" text:style-name="S26">
        <text:soft-page-break/>
        <text:p text:style-name="P2913">1 Chronicles 27</text:p>
        <text:p text:style-name="P2914"><text:span text:style-name="T2915">1</text:span><text:span text:style-name="T2916"> וּבְנֵ֣י יִשְׂרָאֵ֣ל ׀ לְֽמִסְפָּרָ֡ם רָאשֵׁ֣י הָאָב֣וֹת וְשָׂרֵ֣י הָֽאֲלָפִ֣ים ׀ וְהַמֵּא֡וֹת וְשֹׁטְרֵיהֶם֩ הַמְשָׁרְתִ֨ים אֶת־הַמֶּ֜לֶךְ לְכֹ֣ל ׀ דְּבַ֣ר הַֽמַּחְלְק֗וֹת הַבָּאָ֤ה וְהַיֹּצֵאת֙ חֹ֣דֶשׁ בְּחֹ֔דֶשׁ לְכֹ֖ל חָדְשֵׁ֣י הַשָּׁנָ֑ה הַֽמַּחֲלֹ֙קֶת֙ הָֽאַחַ֔ת עֶשְׂרִ֥ים וְאַרְבָּעָ֖ה אָֽלֶף׃</text:span><text:span text:style-name="T2917"><text:s/>ס<text:s/></text:span><text:span text:style-name="T2918">‬</text:span>‬‬<text:span text:style-name="T2919">2</text:span><text:span text:style-name="T2920"> עַ֞ל הַמַּחֲלֹ֤קֶת הָרִֽאשׁוֹנָה֙ לַחֹ֣דֶשׁ הָרִאשׁ֔וֹן יָֽשָׁבְעָ֖ם בֶּן־זַבְדִּיאֵ֑ל וְעַל֙ מַֽחֲלֻקְתּ֔וֹ עֶשְׂרִ֥ים וְאַרְבָּעָ֖ה אָֽלֶף׃<text:s/></text:span><text:span text:style-name="T2921">‬</text:span>‬<text:span text:style-name="T2922">3</text:span><text:span text:style-name="T2923"> מִן־בְּנֵי־פֶ֗רֶץ הָרֹ֛אשׁ לְכָל־שָׂרֵ֥י הַצְּבָא֖וֹת לַחֹ֥דֶשׁ הָרִאשֽׁוֹן׃<text:s/></text:span><text:span text:style-name="T2924">‬</text:span>‬<text:span text:style-name="T2925">4</text:span><text:span text:style-name="T2926"> וְעַ֞ל מַחֲלֹ֣קֶת ׀ הַחֹ֣דֶשׁ הַשֵּׁנִ֗י דּוֹדַ֤י הָאֲחוֹחִי֙ וּמַ֣חֲלֻקְתּ֔וֹ וּמִקְל֖וֹת הַנָּגִ֑יד וְעַל֙ מַחֲלֻקְתּ֔וֹ עֶשְׂרִ֥ים וְאַרְבָּעָ֖ה אָֽלֶף׃</text:span><text:span text:style-name="T2927"><text:s/>ס<text:s/></text:span><text:span text:style-name="T2928">‬</text:span>‬<text:span text:style-name="T2929">5</text:span><text:span text:style-name="T2930"> שַׂ֣ר הַצָּבָ֤א הַשְּׁלִישִׁי֙ לַחֹ֣דֶשׁ הַשְּׁלִישִׁ֔י בְּנָיָ֧הוּ בֶן־יְהוֹיָדָ֛ע הַכֹּהֵ֖ן רֹ֑אשׁ וְעַל֙ מַחֲלֻקְתּ֔וֹ עֶשְׂרִ֥ים וְאַרְבָּעָ֖ה אָֽלֶף׃<text:s/></text:span><text:span text:style-name="T2931">‬</text:span>‬<text:span text:style-name="T2932">6</text:span><text:span text:style-name="T2933"> ה֧וּא בְנָיָ֛הוּ גִּבּ֥וֹר הַשְּׁלֹשִׁ֖ים וְעַל־הַשְּׁלֹשִׁ֑ים וּמַ֣חֲלֻקְתּ֔וֹ עַמִּיזָבָ֖ד בְּנֽוֹ׃</text:span><text:span text:style-name="T2934"><text:s/>ס<text:s/></text:span><text:span text:style-name="T2935">‬</text:span>‬<text:span text:style-name="T2936">7</text:span><text:span text:style-name="T2937"> הָֽרְבִיעִ֞י לַחֹ֣דֶשׁ הָרְבִיעִ֗י עֲשָׂה־אֵל֙ אֲחִ֣י יוֹאָ֔ב וּזְבַדְיָ֥ה בְנ֖וֹ אַחֲרָ֑יו וְעַל֙ מַחֲלֻקְתּ֔וֹ עֶשְׂרִ֥ים וְאַרְבָּעָ֖ה אָֽלֶף׃</text:span><text:span text:style-name="T2938"><text:s/>ס<text:s/></text:span><text:span text:style-name="T2939">‬</text:span>‬<text:span text:style-name="T2940">8</text:span><text:span text:style-name="T2941"> הַחַמִישִׁי֙ לַחֹ֣דֶשׁ הַחֲמִישִׁ֔י הַשַּׂ֖ר שַׁמְה֣וּת הַיִּזְרָ֑ח וְעַל֙ מַחֲלֻקְתּ֔וֹ עֶשְׂרִ֥ים וְאַרְבָּעָ֖ה אָֽלֶף׃</text:span><text:span text:style-name="T2942"><text:s/>ס<text:s/></text:span><text:span text:style-name="T2943">‬</text:span>‬<text:span text:style-name="T2944">9</text:span><text:span text:style-name="T2945"> הַשִּׁשִּׁי֙ לַחֹ֣דֶשׁ הַשִּׁשִּׁ֔י עִירָ֥א בֶן־עִקֵּ֖שׁ הַתְּקוֹעִ֑י וְעַל֙ מַחֲלֻקְתּ֔וֹ עֶשְׂרִ֥ים וְאַרְבָּעָ֖ה אָֽלֶף׃</text:span><text:span text:style-name="T2946"><text:s/>ס<text:s/></text:span><text:span text:style-name="T2947">‬</text:span>‬<text:span text:style-name="T2948">10</text:span><text:span text:style-name="T2949"> הַשְּׁבִיעִי֙ לַחֹ֣דֶשׁ הַשְּׁבִיעִ֔י חֶ֥לֶץ הַפְּלוֹנִ֖י מִן־בְּנֵ֣י אֶפְרָ֑יִם וְעַל֙ מַחֲלֻקְתּ֔וֹ עֶשְׂרִ֥ים וְאַרְבָּעָ֖ה אָֽלֶף׃</text:span><text:span text:style-name="T2950"><text:s/>ס<text:s/></text:span><text:span text:style-name="T2951">‬</text:span>‬<text:span text:style-name="T2952">11</text:span><text:span text:style-name="T2953"> הַשְּׁמִינִי֙ לַחֹ֣דֶשׁ הַשְּׁמִינִ֔י סִבְּכַ֥י הַחֻשָׁתִ֖י לַזַּרְחִ֑י וְעַל֙ מַחֲלֻקְתּ֔וֹ עֶשְׂרִ֥ים וְאַרְבָּעָ֖ה אָֽלֶף׃</text:span><text:span text:style-name="T2954"><text:s/>ס<text:s/></text:span><text:span text:style-name="T2955">‬</text:span>‬<text:span text:style-name="T2956">12</text:span><text:span text:style-name="T2957"> הַתְּשִׁיעִי֙ לַחֹ֣דֶשׁ הַתְּשִׁיעִ֔י אֲבִיעֶ֥זֶר הָעַנְּתֹתִ֖י *לבנימיני **לַבֵּ֣ן ׀ **יְמִינִ֑י וְעַל֙ מַחֲלֻקְתּ֔וֹ עֶשְׂרִ֥ים וְאַרְבָּעָ֖ה אָֽלֶף׃</text:span><text:span text:style-name="T2958"><text:s/>ס<text:s/></text:span><text:span text:style-name="T2959">‬</text:span>‬<text:span text:style-name="T2960">13</text:span><text:span text:style-name="T2961"> הָעֲשִׂירִי֙ לַחֹ֣דֶשׁ הָעֲשִׂירִ֔י מַהְרַ֥י הַנְּטֽוֹפָתִ֖י לַזַּרְחִ֑י וְעַל֙ מַֽחֲלֻקְתּ֔וֹ עֶשְׂרִ֥ים וְאַרְבָּעָ֖ה אָֽלֶף׃</text:span><text:span text:style-name="T2962"><text:s/>ס<text:s/></text:span><text:span text:style-name="T2963">‬</text:span>‬<text:span text:style-name="T2964">14</text:span><text:span text:style-name="T2965"> עַשְׁתֵּֽי־עָשָׂר֙ לְעַשְׁתֵּ֣י עָשָׂ֣ר הַחֹ֔דֶשׁ בְּנָיָ֥ה הַפִּרְעָתוֹנִ֖י מִן־בְּנֵ֣י אֶפְרָ֑יִם וְעַל֙ מַחֲלֻקְתּ֔וֹ עֶשְׂרִ֥ים וְאַרְבָּעָ֖ה אָֽלֶף׃</text:span><text:span text:style-name="T2966"><text:s/>ס<text:s/></text:span><text:span text:style-name="T2967">‬</text:span>‬<text:span text:style-name="T2968">15</text:span><text:span text:style-name="T2969"> הַשְּׁנֵ֤ים עָשָׂר֙ לִשְׁנֵ֣ים עָשָׂ֣ר הַחֹ֔דֶשׁ חֶלְדַּ֥י הַנְּטוֹפָתִ֖י לְעָתְנִיאֵ֑ל וְעַל֙ מַחֲלֻקְתּ֔וֹ עֶשְׂרִ֥ים וְאַרְבָּעָ֖ה אָֽלֶף׃<text:s/></text:span><text:span text:style-name="T2970">פ<text:s/></text:span><text:span text:style-name="T2971">‬</text:span>‬‬‬‬‬‬‬‬‬‬‬‬‬‬‬</text:p>
        <text:p text:style-name="P2972"><text:span text:style-name="T2973">16</text:span><text:span text:style-name="T2974"> וְעַל֙ שִׁבְטֵ֣י יִשְׂרָאֵ֔ל לָרֽאוּבֵנִ֣י נָגִ֔יד אֱלִיעֶ֖זֶר בֶּן־זִכְרִ֑י</text:span><text:span text:style-name="T2975"><text:s/>ס<text:s/></text:span><text:span text:style-name="T2976">לַשִּׁ֨מְעוֹנִ֔י שְׁפַטְיָ֖הוּ בֶּֽן־מַעֲכָֽה׃</text:span><text:span text:style-name="T2977"><text:s/>ס<text:s/></text:span><text:span text:style-name="T2978">‬</text:span>‬<text:span text:style-name="T2979">17</text:span><text:span text:style-name="T2980"> לְלֵוִ֛י חֲשַׁבְיָ֥ה בֶן־קְמוּאֵ֖ל לְאַהֲרֹ֥ן צָדֽוֹק׃</text:span><text:span text:style-name="T2981"><text:s/>ס<text:s/></text:span><text:span text:style-name="T2982">‬</text:span>‬<text:span text:style-name="T2983">18</text:span><text:span text:style-name="T2984"> לִֽיהוּדָ֕ה אֱלִיה֖וּ מֵאֲחֵ֣י דָוִ֑יד לְיִ֨שָׂשכָ֔ר עָמְרִ֖י בֶּן־מִיכָאֵֽל׃</text:span><text:span text:style-name="T2985"><text:s/>ס<text:s/></text:span><text:span text:style-name="T2986">‬</text:span>‬<text:span text:style-name="T2987">19</text:span><text:span text:style-name="T2988"> לִזְבוּלֻ֕ן יִֽשְׁמַֽעְיָ֖הוּ בֶּן־עֹבַדְיָ֑הוּ לְנַ֨פְתָּלִ֔י יְרִימ֖וֹת בֶּן־עַזְרִיאֵֽל׃</text:span><text:span text:style-name="T2989"><text:s/>ס<text:s/></text:span><text:span text:style-name="T2990">‬</text:span>‬<text:span text:style-name="T2991">20</text:span><text:span text:style-name="T2992"> לִבְנֵ֣י אֶפְרַ֔יִם הוֹשֵׁ֖עַ בֶּן־עֲזַזְיָ֑הוּ לַחֲצִי֙ שֵׁ֣בֶט מְנַשֶּׁ֔ה יוֹאֵ֖ל בֶּן־פְּדָיָֽהוּ׃</text:span><text:span text:style-name="T2993"><text:s/>ס<text:s/></text:span><text:span text:style-name="T2994">‬</text:span>‬<text:span text:style-name="T2995">21</text:span><text:span text:style-name="T2996"> לַחֲצִ֤י הַֽמְנַשֶּׁה֙ גִּלְעָ֔דָה יִדּ֖וֹ בֶּן־זְכַרְיָ֑הוּ</text:span><text:span text:style-name="T2997"><text:s/>ס<text:s/></text:span><text:span text:style-name="T2998">לְבִנְיָמִ֔ן יַעֲשִׂיאֵ֖ל בֶּן־אַבְנֵֽר׃</text:span><text:span text:style-name="T2999"><text:s/>ס<text:s/></text:span><text:span text:style-name="T3000">‬</text:span>‬<text:span text:style-name="T3001">22</text:span><text:span text:style-name="T3002"> לְדָ֕ן עֲזַרְאֵ֖ל בֶּן־יְרֹחָ֑ם אֵ֕לֶּה שָׂרֵ֖י שִׁבְטֵ֥י יִשְׂרָאֵֽל׃<text:s/></text:span><text:span text:style-name="T3003">‬</text:span>‬<text:span text:style-name="T3004">23</text:span><text:span text:style-name="T3005"> וְלֹא־נָשָׂ֤א דָוִיד֙ מִסְפָּרָ֔ם לְמִבֶּ֛ן עֶשְׂרִ֥ים שָׁנָ֖ה וּלְמָ֑טָּה כִּ֚י אָמַ֣ר יְהוָ֔ה לְהַרְבּ֥וֹת אֶת־יִשְׂרָאֵ֖ל כְּכוֹכְבֵ֥י הַשָּׁמָֽיִם׃<text:s/></text:span><text:span text:style-name="T3006">‬</text:span>‬<text:span text:style-name="T3007">24</text:span><text:span text:style-name="T3008"> יוֹאָ֨ב בֶּן־צְרוּיָ֜ה הֵחֵ֤ל לִמְנוֹת֙ וְלֹ֣א כִלָּ֔ה וַיְהִ֥י בָזֹ֛את קֶ֖צֶף עַל־יִשְׂרָאֵ֑ל וְלֹ֤א עָלָה֙ הַמִּסְפָּ֔ר בְּמִסְפַּ֥ר דִּבְרֵֽי־הַיָּמִ֖ים לַמֶּ֥לֶךְ דָּוִֽיד׃</text:span><text:span text:style-name="T3009"><text:s/>ס<text:s/></text:span><text:span text:style-name="T3010">‬</text:span>‬<text:span text:style-name="T3011">25</text:span><text:span text:style-name="T3012"> וְעַל֙ אֹצְר֣וֹת הַמֶּ֔לֶךְ עַזְמָ֖וֶת בֶּן־</text:span><text:soft-page-break/><text:span text:style-name="T3013">עֲדִיאֵ֑ל</text:span><text:span text:style-name="T3014"><text:s/>ס<text:s/></text:span><text:span text:style-name="T3015">וְעַ֣ל הָֽאֹצָר֡וֹת בַּשָּׂדֶ֞ה בֶּעָרִ֤ים וּבַכְּפָרִים֙ וּבַמִּגְדָּל֔וֹת יְהוֹנָתָ֖ן בֶּן־עֻזִיָּֽהוּ׃</text:span><text:span text:style-name="T3016"><text:s/>ס<text:s/></text:span><text:span text:style-name="T3017">‬</text:span>‬<text:span text:style-name="T3018">26</text:span><text:span text:style-name="T3019"> וְעַ֗ל עֹשֵׂי֙ מְלֶ֣אכֶת הַשָּׂדֶ֔ה לַעֲבֹדַ֖ת הָאֲדָמָ֑ה עֶזְרִ֖י בֶּן־כְּלֽוּב׃<text:s/></text:span><text:span text:style-name="T3020">‬</text:span>‬<text:span text:style-name="T3021">27</text:span><text:span text:style-name="T3022"> וְעַל־הַ֨כְּרָמִ֔ים שִׁמְעִ֖י הָרָֽמָתִ֑י וְעַ֤ל שֶׁבַּכְּרָמִים֙ לְאֹצְר֣וֹת הַיַּ֔יִן זַבְדִּ֖י הַשִּׁפְמִֽי׃</text:span><text:span text:style-name="T3023"><text:s/>ס<text:s/></text:span><text:span text:style-name="T3024">‬</text:span>‬<text:span text:style-name="T3025">28</text:span><text:span text:style-name="T3026"> וְעַל־הַזֵּיתִ֤ים וְהַשִּׁקְמִים֙ אֲשֶׁ֣ר בַּשְּׁפֵלָ֔ה בַּ֥עַל חָנָ֖ן הַגְּדֵרִ֑י</text:span><text:span text:style-name="T3027"><text:s/>ס<text:s/></text:span><text:span text:style-name="T3028">וְעַל־אֹצְר֥וֹת הַשֶּׁ֖מֶן יוֹעָֽשׁ׃</text:span><text:span text:style-name="T3029"><text:s/>ס<text:s/></text:span><text:span text:style-name="T3030">‬</text:span>‬<text:span text:style-name="T3031">29</text:span><text:span text:style-name="T3032"> וְעַל־הַבָּקָר֙ הָרֹעִ֣ים בַּשָּׁר֔וֹן *שטרי **שִׁרְטַ֖י הַשָּׁרוֹנִ֑י וְעַל־הַבָּקָר֙ בָּֽעֲמָקִ֔ים שָׁפָ֖ט בֶּן־עַדְלָֽי׃</text:span><text:span text:style-name="T3033"><text:s/>ס<text:s/></text:span><text:span text:style-name="T3034">‬</text:span>‬<text:span text:style-name="T3035">30</text:span><text:span text:style-name="T3036"> וְעַל־הַ֨גְּמַלִּ֔ים אוֹבִ֖יל הַיִּשְׁמְעֵלִ֑י וְעַל־הָ֣אֲתֹנ֔וֹת יֶחְדְּיָ֖הוּ הַמֵּרֹנֹתִֽי׃</text:span><text:span text:style-name="T3037"><text:s/>ס<text:s/></text:span><text:span text:style-name="T3038">‬</text:span>‬<text:span text:style-name="T3039">31</text:span><text:span text:style-name="T3040"> וְעַל־הַצֹּ֖אן יָזִ֣יז הַֽהַגְרִ֑י כָּל־אֵ֙לֶּה֙ שָׂרֵ֣י הָרְכ֔וּשׁ אֲשֶׁ֖ר לַמֶּ֥לֶךְ דָּוִֽיד׃<text:s/></text:span><text:span text:style-name="T3041">‬</text:span>‬<text:span text:style-name="T3042">32</text:span><text:span text:style-name="T3043"> וִֽיהוֹנָתָ֤ן דּוֹד־דָּוִיד֙ יוֹעֵ֔ץ אִישׁ־מֵבִ֥ין וְסוֹפֵ֖ר ה֑וּא וִֽיחִיאֵ֥ל בֶּן־חַכְמוֹנִ֖י עִם־בְּנֵ֥י הַמֶּֽלֶךְ׃<text:s/></text:span><text:span text:style-name="T3044">‬</text:span>‬<text:span text:style-name="T3045">33</text:span><text:span text:style-name="T3046"> וַאֲחִיתֹ֖פֶל יוֹעֵ֣ץ לַמֶּ֑לֶךְ</text:span><text:span text:style-name="T3047"><text:s/>ס<text:s/></text:span><text:span text:style-name="T3048">וְחוּשַׁ֥י הָאַרְכִּ֖י רֵ֥עַ הַמֶּֽלֶךְ׃<text:s/></text:span><text:span text:style-name="T3049">‬</text:span>‬<text:span text:style-name="T3050">34</text:span><text:span text:style-name="T3051"> וְאַחֲרֵ֣י אֲחִיתֹ֗פֶל יְהוֹיָדָ֤ע בֶּן־בְּנָיָ֙הוּ֙ וְאֶבְיָתָ֔ר וְשַׂר־צָבָ֥א לַמֶּ֖לֶךְ יוֹאָֽב׃<text:s/></text:span><text:span text:style-name="T3052">פ<text:s/></text:span><text:span text:style-name="T3053">‬</text:span>‬‬‬‬‬‬‬‬‬‬‬‬‬‬‬‬‬‬‬‬</text:p>
      </text:section>
      <text:section text:name="Sect27" text:style-name="S27">
        <text:p text:style-name="P3054">1 Chronicles 28</text:p>
        <text:p text:style-name="P3055"><text:span text:style-name="T3056">1</text:span><text:span text:style-name="T3057"> וַיַּקְהֵ֣ל דָּוִ֣יד אֶת־כָּל־שָׂרֵ֣י יִשְׂרָאֵ֡ל שָׂרֵ֣י הַשְּׁבָטִ֣ים וְשָׂרֵ֣י הַמַּחְלְק֣וֹת הַמְשָׁרְתִ֪ים אֶת־הַמֶּ֟לֶךְ וְשָׂרֵ֣י הָאֲלָפִ֣ים וְשָׂרֵ֣י הַמֵּא֡וֹת וְשָׂרֵ֣י כָל־רְכוּשׁ־וּמִקְנֶה֩ ׀ לַמֶּ֨לֶךְ וּלְבָנָ֜יו עִם־הַסָּרִיסִ֧ים וְהַגִּבּוֹרִ֛ים וּֽלְכָל־גִּבּ֥וֹר חָ֖יִל אֶל־יְרוּשָׁלָֽ͏ִם׃<text:s/></text:span><text:span text:style-name="T3058">2</text:span><text:span text:style-name="T3059"> וַיָּ֨קָם דָּוִ֤יד הַמֶּ֙לֶךְ֙ עַל־רַגְלָ֔יו וַיֹּ֕אמֶר שְׁמָע֖וּנִי אַחַ֣י וְעַמִּ֑י אֲנִ֣י עִם־לְבָבִ֡י לִבְנוֹת֩ בֵּ֨ית מְנוּחָ֜ה לַאֲר֣וֹן בְּרִית־יְהוָ֗ה וְלַהֲדֹם֙ רַגְלֵ֣י אֱלֹהֵ֔ינוּ וַהֲכִינ֖וֹתִי לִבְנֽוֹת׃<text:s/></text:span><text:span text:style-name="T3060">‬</text:span>‬<text:span text:style-name="T3061">3</text:span><text:span text:style-name="T3062"> וְהָאֱלֹהִים֙ אָ֣מַר לִ֔י לֹא־תִבְנֶ֥ה בַ֖יִת לִשְׁמִ֑י כִּ֣י אִ֧ישׁ מִלְחָמ֛וֹת אַ֖תָּה וְדָמִ֥ים שָׁפָֽכְתָּ׃<text:s/></text:span><text:span text:style-name="T3063">‬</text:span>‬<text:span text:style-name="T3064">4</text:span><text:span text:style-name="T3065"> וַיִּבְחַ֡ר יְהוָ֣ה אֱלֹהֵי֩ יִשְׂרָאֵ֨ל בִּ֜י מִכֹּ֣ל בֵּית־אָבִ֗י לִהְי֨וֹת לְמֶ֤לֶךְ עַל־יִשְׂרָאֵל֙ לְעוֹלָ֔ם כִּ֤י בִֽיהוּדָה֙ בָּחַ֣ר לְנָגִ֔יד וּבְבֵ֥ית יְהוּדָ֖ה בֵּ֣ית אָבִ֑י וּבִבְנֵ֣י אָבִ֔י בִּ֣י רָצָ֔ה לְהַמְלִ֖יךְ עַל־כָּל־יִשְׂרָאֵֽל׃<text:s/></text:span><text:span text:style-name="T3066">‬</text:span>‬<text:span text:style-name="T3067">5</text:span><text:span text:style-name="T3068"> וּמִכָּ֨ל־בָּנַ֔י כִּ֚י רַבִּ֣ים בָּנִ֔ים נָ֥תַן לִ֖י יְהוָ֑ה וַיִּבְחַר֙ בִּשְׁלֹמֹ֣ה בְנִ֔י לָשֶׁ֗בֶת עַל־כִּסֵּ֛א מַלְכ֥וּת יְהוָ֖ה עַל־יִשְׂרָאֵֽל׃<text:s/></text:span><text:span text:style-name="T3069">‬</text:span>‬<text:span text:style-name="T3070">6</text:span><text:span text:style-name="T3071"> וַיֹּ֣אמֶר לִ֔י שְׁלֹמֹ֣ה בִנְךָ֔ הֽוּא־יִבְנֶ֥ה בֵיתִ֖י וַחֲצֵרוֹתָ֑י כִּי־בָחַ֨רְתִּי ב֥וֹ לִי֙ לְבֵ֔ן וַאֲנִ֖י אֶֽהְיֶה־לּ֥וֹ לְאָֽב׃<text:s/></text:span><text:span text:style-name="T3072">‬</text:span>‬<text:span text:style-name="T3073">7</text:span><text:span text:style-name="T3074"> וַהֲכִינוֹתִ֥י אֶת־מַלְכוּת֖וֹ עַד־לְעוֹלָ֑ם אִם־יֶחֱזַ֗ק לַעֲשׂ֛וֹת מִצְוֺתַ֥י וּמִשְׁפָּטַ֖י כַּיּ֥וֹם הַזֶּֽה׃<text:s/></text:span><text:span text:style-name="T3075">‬</text:span>‬<text:span text:style-name="T3076">8</text:span><text:span text:style-name="T3077"> וְ֠עַתָּה לְעֵינֵ֨י כָל־יִשְׂרָאֵ֤ל קְהַל־יְהוָה֙ וּבְאָזְנֵ֣י אֱלֹהֵ֔ינוּ שִׁמְר֣וּ וְדִרְשׁ֔וּ כָּל־מִצְוֺ֖ת יְהוָ֣ה אֱלֹהֵיכֶ֑ם לְמַ֤עַן תִּֽירְשׁוּ֙ אֶת־הָאָ֣רֶץ הַטּוֹבָ֔ה וְהִנְחַלְתֶּ֛ם לִבְנֵיכֶ֥ם אַחֲרֵיכֶ֖ם עַד־עוֹלָֽם׃<text:s/></text:span><text:span text:style-name="T3078">פ<text:s/></text:span><text:span text:style-name="T3079">‬</text:span>‬‬‬‬‬‬‬‬</text:p>
        <text:p text:style-name="P3080"><text:span text:style-name="T3081">9</text:span><text:span text:style-name="T3082"> וְאַתָּ֣ה שְׁלֹמֹֽה־בְנִ֡י דַּע֩ אֶת־אֱלֹהֵ֨י אָבִ֜יךָ וְעָבְדֵ֗הוּ בְּלֵ֤ב שָׁלֵם֙ וּבְנֶ֣פֶשׁ חֲפֵצָ֔ה כִּ֤י כָל־לְבָבוֹת֙ דּוֹרֵ֣שׁ יְהוָ֔ה וְכָל־יֵ֥צֶר מַחֲשָׁב֖וֹת מֵבִ֑ין אִֽם־תִּדְרְשֶׁ֙נּוּ֙ יִמָּ֣צֵא לָ֔ךְ וְאִם־תַּֽעַזְבֶ֖נּוּ יַזְנִיחֲךָ֥ לָעַֽד׃<text:s/></text:span><text:span text:style-name="T3083">‬</text:span>‬<text:span text:style-name="T3084">10</text:span><text:span text:style-name="T3085"> רְאֵ֣ה ׀ עַתָּ֗ה כִּֽי־יְהוָ֛ה בָּ֧חַר בְּךָ֛ לִבְנֽוֹת־בַּ֥יִת לַמִּקְדָּ֖שׁ חֲזַ֥ק וַעֲשֵֽׂה׃<text:s/></text:span><text:span text:style-name="T3086">פ<text:s/></text:span><text:span text:style-name="T3087">‬</text:span>‬‬‬</text:p>
        <text:soft-page-break/>
        <text:p text:style-name="P3088"><text:span text:style-name="T3089">11</text:span><text:span text:style-name="T3090"> וַיִּתֵּ֣ן דָּוִ֣יד לִשְׁלֹמֹ֣ה בְנ֡וֹ אֶת־תַּבְנִ֣ית הָאוּלָם֩ וְֽאֶת־בָּ֨תָּ֜יו וְגַנְזַכָּ֧יו וַעֲלִיֹּתָ֛יו וַחֲדָרָ֥יו הַפְּנִימִ֖ים וּבֵ֥ית הַכַּפֹּֽרֶת׃<text:s/></text:span><text:span text:style-name="T3091">‬</text:span>‬<text:span text:style-name="T3092">12</text:span><text:span text:style-name="T3093"> וְתַבְנִ֗ית כֹּל֩ אֲשֶׁ֨ר הָיָ֤ה בָר֙וּחַ֙ עִמּ֔וֹ לְחַצְר֧וֹת בֵּית־יְהוָ֛ה וּלְכָל־הַלְּשָׁכ֖וֹת סָבִ֑יב לְאֹֽצְרוֹת֙ בֵּ֣ית הָאֱלֹהִ֔ים וּלְאֹצְר֖וֹת הַקֳּדָשִֽׁים׃<text:s/></text:span><text:span text:style-name="T3094">‬</text:span>‬<text:span text:style-name="T3095">13</text:span><text:span text:style-name="T3096"> וּֽלְמַחְלְקוֹת֙ הַכֹּהֲנִ֣ים וְהַלְוִיִּ֔ם וּֽלְכָל־מְלֶ֖אכֶת עֲבוֹדַ֣ת בֵּית־יְהוָ֑ה וּֽלְכָל־כְּלֵ֖י עֲבוֹדַ֥ת בֵּית־יְהוָֽה׃<text:s/></text:span><text:span text:style-name="T3097">‬</text:span>‬<text:span text:style-name="T3098">14</text:span><text:span text:style-name="T3099"> לַזָּהָ֤ב בַּמִּשְׁקָל֙ לַזָּהָ֔ב לְכָל־כְּלֵ֖י עֲבוֹדָ֣ה וַעֲבוֹדָ֑ה לְכֹ֨ל כְּלֵ֤י הַכֶּ֙סֶף֙ בְּמִשְׁקָ֔ל לְכָל־כְּלֵ֖י עֲבוֹדָ֥ה וַעֲבוֹדָֽה׃<text:s/></text:span><text:span text:style-name="T3100">‬</text:span>‬<text:span text:style-name="T3101">15</text:span><text:span text:style-name="T3102"> וּמִשְׁקָ֞ל לִמְנֹר֣וֹת הַזָּהָ֗ב וְנֵרֹֽתֵיהֶם֙ זָהָ֔ב בְּמִשְׁקַל־מְנוֹרָ֥ה וּמְנוֹרָ֖ה וְנֵרֹתֶ֑יהָ וְלִמְנֹר֨וֹת הַכֶּ֤סֶף בְּמִשְׁקָל֙ לִמְנוֹרָ֣ה וְנֵרֹתֶ֔יהָ כַּעֲבוֹדַ֖ת מְנוֹרָ֥ה וּמְנוֹרָֽה׃<text:s/></text:span><text:span text:style-name="T3103">‬</text:span>‬<text:span text:style-name="T3104">16</text:span><text:span text:style-name="T3105"> וְאֶת־הַזָּהָ֥ב מִשְׁקָ֛ל לְשֻׁלְחֲנ֥וֹת הַֽמַּעֲרֶ֖כֶת לְשֻׁלְחַ֣ן וְשֻׁלְחָ֑ן וְכֶ֖סֶף לְשֻׁלְחֲנ֥וֹת הַכָּֽסֶף׃<text:s/></text:span><text:span text:style-name="T3106">‬</text:span>‬<text:span text:style-name="T3107">17</text:span><text:span text:style-name="T3108"> וְהַמִּזְלָג֧וֹת וְהַמִּזְרָק֛וֹת וְהַקְּשָׂוֺ֖ת זָהָ֣ב טָה֑וֹר וְלִכְפוֹרֵ֨י הַזָּהָ֤ב בְּמִשְׁקָל֙ לִכְפ֣וֹר וּכְפ֔וֹר וְלִכְפוֹרֵ֥י הַכֶּ֛סֶף בְּמִשְׁקָ֖ל לִכְפ֥וֹר וּכְפֽוֹר׃<text:s/></text:span><text:span text:style-name="T3109">‬</text:span>‬<text:span text:style-name="T3110">18</text:span><text:span text:style-name="T3111"> וּלְמִזְבַּ֧ח הַקְּטֹ֛רֶת זָהָ֥ב מְזֻקָּ֖ק בַּמִּשְׁקָ֑ל וּלְתַבְנִ֣ית הַמֶּרְכָּבָ֗ה הַכְּרֻבִ֤ים זָהָב֙ לְפֹ֣רְשִׂ֔ים וְסֹכְכִ֖ים עַל־אֲר֥וֹן בְּרִית־יְהוָֽה׃<text:s/></text:span><text:span text:style-name="T3112">‬</text:span>‬<text:span text:style-name="T3113">19</text:span><text:span text:style-name="T3114"> הַכֹּ֥ל בִּכְתָ֛ב מִיַּ֥ד יְהוָ֖ה עָלַ֣י הִשְׂכִּ֑יל כֹּ֖ל מַלְאֲכ֥וֹת הַתַּבְנִֽית׃<text:s/></text:span><text:span text:style-name="T3115">פ<text:s/></text:span><text:span text:style-name="T3116">‬</text:span>‬‬‬‬‬‬‬‬‬‬</text:p>
        <text:p text:style-name="P3117"><text:span text:style-name="T3118">20</text:span><text:span text:style-name="T3119"> וַיֹּ֨אמֶר דָּוִ֜יד לִשְׁלֹמֹ֣ה בְנ֗וֹ חֲזַ֤ק וֶאֱמַץ֙ וַעֲשֵׂ֔ה אַל־תִּירָ֖א וְאַל־תֵּחָ֑ת כִּי֩ יְהוָ֨ה אֱלֹהִ֤ים אֱלֹהַי֙ עִמָּ֔ךְ לֹ֤א יַרְפְּךָ֙ וְלֹ֣א יַֽעַזְבֶ֔ךָּ עַד־לִכְל֕וֹת כָּל־מְלֶ֖אכֶת עֲבוֹדַ֥ת בֵּית־יְהוָֽה׃<text:s/></text:span><text:span text:style-name="T3120">‬</text:span>‬<text:span text:style-name="T3121">21</text:span><text:span text:style-name="T3122"> וְהִנֵּ֗ה מַחְלְקוֹת֙ הַכֹּהֲנִ֣ים וְהַלְוִיִּ֔ם לְכָל־עֲבוֹדַ֖ת בֵּ֣ית הָאֱלֹהִ֑ים וְעִמְּךָ֨ בְכָל־מְלָאכָ֜ה לְכָל־נָדִ֤יב בַּֽחָכְמָה֙ לְכָל־עֲבוֹדָ֔ה וְהַשָּׂרִ֥ים וְכָל־הָעָ֖ם לְכָל־דְּבָרֶֽיךָ׃<text:s/></text:span><text:span text:style-name="T3123">פ<text:s/></text:span><text:span text:style-name="T3124">‬</text:span>‬‬‬</text:p>
      </text:section>
      <text:section text:name="Sect28" text:style-name="S28">
        <text:p text:style-name="P3125">1 Chronicles 29</text:p>
        <text:p text:style-name="P3126"><text:span text:style-name="T3127">1</text:span><text:span text:style-name="T3128"> וַיֹּ֨אמֶר דָּוִ֤יד הַמֶּ֙לֶךְ֙ לְכָל־הַקָּהָ֔ל שְׁלֹמֹ֨ה בְנִ֥י אֶחָ֛ד בָּֽחַר־בּ֥וֹ אֱלֹהִ֖ים נַ֣עַר וָרָ֑ךְ וְהַמְּלָאכָ֣ה גְדוֹלָ֔ה כִּ֣י לֹ֤א לְאָדָם֙ הַבִּירָ֔ה כִּ֖י לַיהוָ֥ה אֱלֹהִֽים׃<text:s/></text:span><text:span text:style-name="T3129">‬</text:span>‬‬<text:span text:style-name="T3130">2</text:span><text:span text:style-name="T3131"> וּֽכֲכָל־כֹּחִ֞י הֲכִינ֣וֹתִי לְבֵית־אֱלֹהַ֗י הַזָּהָ֣ב ׀ לַ֠זָּהָב וְהַכֶּ֨סֶף לַכֶּ֜סֶף וְהַנְּחֹ֣שֶׁת לַנְּחֹ֗שֶׁת הַבַּרְזֶל֙ לַבַּרְזֶ֔ל וְהָעֵצִ֖ים לָעֵצִ֑ים אַבְנֵי־שֹׁ֨הַם וּמִלּוּאִ֜ים אַבְנֵי־פ֣וּךְ וְרִקְמָ֗ה וְכֹ֨ל אֶ֧בֶן יְקָרָ֛ה וְאַבְנֵי־שַׁ֖יִשׁ לָרֹֽב׃<text:s/></text:span><text:span text:style-name="T3132">‬</text:span>‬<text:span text:style-name="T3133">3</text:span><text:span text:style-name="T3134"> וְע֗וֹד בִּרְצוֹתִי֙ בְּבֵ֣ית אֱלֹהַ֔י יֶשׁ־לִ֥י סְגֻלָּ֖ה זָהָ֣ב וָכָ֑סֶף נָתַ֤תִּי לְבֵית־אֱלֹהַי֙ לְמַ֔עְלָה מִכָּל־הֲכִינ֖וֹתִי לְבֵ֥ית הַקֹּֽדֶשׁ׃<text:s/></text:span><text:span text:style-name="T3135">‬</text:span>‬<text:span text:style-name="T3136">4</text:span><text:span text:style-name="T3137"> שְׁלֹ֧שֶׁת אֲלָפִ֛ים כִּכְּרֵ֥י זָהָ֖ב מִזְּהַ֣ב אוֹפִ֑יר וְשִׁבְעַ֨ת אֲלָפִ֤ים כִּכַּר־כֶּ֙סֶף֙ מְזֻקָּ֔ק לָט֖וּחַ קִיר֥וֹת הַבָּתִּֽים׃<text:s/></text:span><text:span text:style-name="T3138">‬</text:span>‬<text:span text:style-name="T3139">5</text:span><text:span text:style-name="T3140"> לַזָּהָ֤ב לַזָּהָב֙ וְלַכֶּ֣סֶף לַכֶּ֔סֶף וּלְכָל־מְלָאכָ֖ה בְּיַ֣ד חָרָשִׁ֑ים וּמִ֣י מִתְנַדֵּ֔ב לְמַלֹּ֥אות יָד֛וֹ הַיּ֖וֹם לַיהוָֽה׃<text:s/></text:span><text:span text:style-name="T3141">‬</text:span>‬<text:span text:style-name="T3142">6</text:span><text:span text:style-name="T3143"> וַיִּֽתְנַדְּבוּ֩ שָׂרֵ֨י הָאָב֜וֹת וְשָׂרֵ֣י ׀ שִׁבְטֵ֣י יִשְׂרָאֵ֗ל וְשָׂרֵ֤י הָאֲלָפִים֙ וְהַמֵּא֔וֹת וּלְשָׂרֵ֖י מְלֶ֥אכֶת הַמֶּֽלֶךְ׃<text:s/></text:span><text:span text:style-name="T3144">‬</text:span>‬<text:span text:style-name="T3145">7</text:span><text:span text:style-name="T3146"> וַֽיִּתְּנ֞וּ לַעֲבוֹדַ֣ת בֵּית־הָאֱלֹהִ֗ים זָהָ֞ב כִּכָּרִ֣ים חֲמֵֽשֶׁת־אֲלָפִים֮ וַאֲדַרְכֹנִ֣ים רִבּוֹ֒ וְכֶ֗סֶף כִּכָּרִים֙ עֲשֶׂ֣רֶת אֲלָפִ֔ים וּנְחֹ֕שֶׁת רִבּ֛וֹ<text:s/></text:span><text:soft-page-break/><text:span text:style-name="T3147">וּשְׁמוֹנַ֥ת אֲלָפִ֖ים כִּכָּרִ֑ים וּבַרְזֶ֖ל מֵֽאָה־אֶ֥לֶף כִּכָּרִֽים׃<text:s/></text:span><text:span text:style-name="T3148">‬</text:span>‬<text:span text:style-name="T3149">8</text:span><text:span text:style-name="T3150"> וְהַנִּמְצָ֤א אִתּוֹ֙ אֲבָנִ֔ים נָתְנ֖וּ לְאוֹצַ֣ר בֵּית־יְהוָ֑ה עַ֥ל יַד־יְחִיאֵ֖ל הַגֵּרְשֻׁנִּֽי׃<text:s/></text:span><text:span text:style-name="T3151">‬</text:span>‬<text:span text:style-name="T3152">9</text:span><text:span text:style-name="T3153"> וַיִּשְׂמְח֤וּ הָעָם֙ עַל־הִֽתְנַדְּבָ֔ם כִּ֚י בְּלֵ֣ב שָׁלֵ֔ם הִֽתְנַדְּב֖וּ לַיהוָ֑ה וְגַם֙ דָּוִ֣יד הַמֶּ֔לֶךְ שָׂמַ֖ח שִׂמְחָ֥ה גְדוֹלָֽה׃<text:s/></text:span><text:span text:style-name="T3154">פ<text:s/></text:span><text:span text:style-name="T3155">‬</text:span>‬‬‬‬‬‬‬‬‬</text:p>
        <text:p text:style-name="P3156"><text:span text:style-name="T3157">10</text:span><text:span text:style-name="T3158"> וַיְבָ֤רֶךְ דָּוִיד֙ אֶת־יְהוָ֔ה לְעֵינֵ֖י כָּל־הַקָּהָ֑ל וַיֹּ֣אמֶר דָּוִ֗יד בָּר֨וּךְ אַתָּ֤ה יְהוָה֙ אֱלֹהֵי֙ יִשְׂרָאֵ֣ל אָבִ֔ינוּ מֵעוֹלָ֖ם וְעַד־עוֹלָֽם׃<text:s/></text:span><text:span text:style-name="T3159">‬</text:span>‬<text:span text:style-name="T3160">11</text:span><text:span text:style-name="T3161"> לְךָ֣ יְ֠הוָה הַגְּדֻלָּ֨ה וְהַגְּבוּרָ֤ה וְהַתִּפְאֶ֙רֶת֙ וְהַנֵּ֣צַח וְהַה֔וֹד כִּי־כֹ֖ל בַּשָּׁמַ֣יִם וּבָאָ֑רֶץ לְךָ֤ יְהוָה֙ הַמַּמְלָכָ֔ה וְהַמִּתְנַשֵּׂ֖א לְכֹ֥ל ׀ לְרֹֽאשׁ׃<text:s/></text:span><text:span text:style-name="T3162">‬</text:span>‬<text:span text:style-name="T3163">12</text:span><text:span text:style-name="T3164"> וְהָעֹ֤שֶׁר וְהַכָּבוֹד֙ מִלְּפָנֶ֔יךָ וְאַתָּה֙ מוֹשֵׁ֣ל בַּכֹּ֔ל וּבְיָדְךָ֖ כֹּ֣חַ וּגְבוּרָ֑ה וּבְיָ֣דְךָ֔ לְגַדֵּ֥ל וּלְחַזֵּ֖ק לַכֹּֽל׃<text:s/></text:span><text:span text:style-name="T3165">‬</text:span>‬<text:span text:style-name="T3166">13</text:span><text:span text:style-name="T3167"> וְעַתָּ֣ה אֱלֹהֵ֔ינוּ מוֹדִ֥ים אֲנַ֖חְנוּ לָ֑ךְ וּֽמְהַֽלְלִ֖ים לְשֵׁ֥ם תִּפְאַרְתֶּֽךָ׃<text:s/></text:span><text:span text:style-name="T3168">‬</text:span>‬<text:span text:style-name="T3169">14</text:span><text:span text:style-name="T3170"> וְכִ֨י מִ֤י אֲנִי֙ וּמִ֣י עַמִּ֔י כִּֽי־נַעְצֹ֣ר כֹּ֔חַ לְהִתְנַדֵּ֖ב כָּזֹ֑את כִּֽי־מִמְּךָ֣ הַכֹּ֔ל וּמִיָּדְךָ֖ נָתַ֥נּוּ לָֽךְ׃<text:s/></text:span><text:span text:style-name="T3171">‬</text:span>‬<text:span text:style-name="T3172">15</text:span><text:span text:style-name="T3173"> כִּֽי־גֵרִ֨ים אֲנַ֧חְנוּ לְפָנֶ֛יךָ וְתוֹשָׁבִ֖ים כְּכָל־אֲבֹתֵ֑ינוּ כַּצֵּ֧ל ׀ יָמֵ֛ינוּ עַל־הָאָ֖רֶץ וְאֵ֥ין מִקְוֶֽה׃<text:s/></text:span><text:span text:style-name="T3174">‬</text:span>‬<text:span text:style-name="T3175">16</text:span><text:span text:style-name="T3176"> יְהוָ֣ה אֱלֹהֵ֔ינוּ כֹּ֣ל הֶהָמ֤וֹן הַזֶּה֙ אֲשֶׁ֣ר הֲכִינֹ֔נוּ לִבְנֽוֹת־לְךָ֥ בַ֖יִת לְשֵׁ֣ם קָדְשֶׁ֑ךָ מִיָּדְךָ֥ *היא **ה֖וּא וּלְךָ֥ הַכֹּֽל׃<text:s/></text:span><text:span text:style-name="T3177">‬</text:span>‬<text:span text:style-name="T3178">17</text:span><text:span text:style-name="T3179"> וְיָדַ֣עְתִּי אֱלֹהַ֔י כִּ֤י אַתָּה֙ בֹּחֵ֣ן לֵבָ֔ב וּמֵישָׁרִ֖ים תִּרְצֶ֑ה אֲנִ֗י בְּיֹ֤שֶׁר לְבָבִי֙ הִתְנַדַּ֣בְתִּי כָל־אֵ֔לֶּה וְעַתָּ֗ה עַמְּךָ֙ הַנִּמְצְאוּ־פֹ֔ה רָאִ֥יתִי בְשִׂמְחָ֖ה לְהִֽתְנַדֶּב־לָֽךְ׃<text:s/></text:span><text:span text:style-name="T3180">‬</text:span>‬<text:span text:style-name="T3181">18</text:span><text:span text:style-name="T3182"> יְהוָ֗ה אֱ֠לֹהֵי אַבְרָהָ֞ם יִצְחָ֤ק וְיִשְׂרָאֵל֙ אֲבֹתֵ֔ינוּ שֳׁמְרָה־זֹּ֣את לְעוֹלָ֔ם לְיֵ֥צֶר מַחְשְׁב֖וֹת לְבַ֣ב עַמֶּ֑ךָ וְהָכֵ֥ן לְבָבָ֖ם אֵלֶֽיךָ׃<text:s/></text:span><text:span text:style-name="T3183">‬</text:span>‬<text:span text:style-name="T3184">19</text:span><text:span text:style-name="T3185"> וְלִשְׁלֹמֹ֣ה בְנִ֗י תֵּ֚ן לֵבָ֣ב שָׁלֵ֔ם לִשְׁמוֹר֙ מִצְוֺתֶ֔יךָ עֵדְוֺתֶ֖יךָ וְחֻקֶּ֑יךָ וְלַעֲשׂ֣וֹת הַכֹּ֔ל וְלִבְנ֖וֹת הַבִּירָ֥ה אֲשֶׁר־הֲכִינֽוֹתִי׃<text:s/></text:span><text:span text:style-name="T3186">פ<text:s/></text:span><text:span text:style-name="T3187">‬</text:span>‬‬‬‬‬‬‬‬‬‬‬</text:p>
        <text:p text:style-name="P3188"><text:span text:style-name="T3189">20</text:span><text:span text:style-name="T3190"> וַיֹּ֤אמֶר דָּוִיד֙ לְכָל־הַקָּהָ֔ל בָּ֥רְכוּ נָ֖א אֶת־יְהוָ֣ה אֱלֹהֵיכֶ֑ם וַיְבָרֲכ֣וּ כָֽל־הַקָּהָ֗ל לַיהוָה֙ אֱלֹהֵ֣י אֲבֹֽתֵיהֶ֔ם וַיִּקְּד֧וּ וַיִּֽשְׁתַּחֲו֛וּ לַיהוָ֖ה וְלַמֶּֽלֶךְ׃<text:s/></text:span><text:span text:style-name="T3191">‬</text:span>‬<text:span text:style-name="T3192">21</text:span><text:span text:style-name="T3193"> וַיִּזְבְּח֣וּ לַיהוָ֣ה ׀ זְ֠בָחִים וַיַּעֲל֨וּ עֹל֜וֹת לַיהוָ֗ה לְֽמָחֳרַת֮ הַיּ֣וֹם הַהוּא֒ פָּרִ֨ים אֶ֜לֶף אֵילִ֥ים אֶ֛לֶף כְּבָשִׂ֥ים אֶ֖לֶף וְנִסְכֵּיהֶ֑ם וּזְבָחִ֥ים לָרֹ֖ב לְכָל־יִשְׂרָאֵֽל׃<text:s/></text:span><text:span text:style-name="T3194">‬</text:span>‬<text:span text:style-name="T3195">22</text:span><text:span text:style-name="T3196"> וַיֹּאכְל֨וּ וַיִּשְׁתּ֜וּ לִפְנֵ֧י יְהוָ֛ה בַּיּ֥וֹם הַה֖וּא בְּשִׂמְחָ֣ה גְדוֹלָ֑ה וַיַּמְלִ֤יכוּ שֵׁנִית֙ לִשְׁלֹמֹ֣ה בֶן־דָּוִ֔יד וַיִּמְשְׁח֧וּ לַיהוָ֛ה לְנָגִ֥יד וּלְצָד֖וֹק לְכֹהֵֽן׃<text:s/></text:span><text:span text:style-name="T3197">‬</text:span>‬<text:span text:style-name="T3198">23</text:span><text:span text:style-name="T3199"> וַיֵּ֣שֶׁב שְׁ֠לֹמֹה עַל־כִּסֵּ֨א יְהוָ֧ה ׀ לְמֶ֛לֶךְ תַּֽחַת־דָּוִ֥יד אָבִ֖יו וַיַּצְלַ֑ח וַיִּשְׁמְע֥וּ אֵלָ֖יו כָּל־יִשְׂרָאֵֽל׃<text:s/></text:span><text:span text:style-name="T3200">‬</text:span>‬<text:span text:style-name="T3201">24</text:span><text:span text:style-name="T3202"> וְכָל־הַשָּׂרִים֙ וְהַגִּבֹּרִ֔ים וְגַ֕ם כָּל־בְּנֵ֖י הַמֶּ֣לֶךְ דָּוִ֑יד נָ֣תְנוּ יָ֔ד תַּ֖חַת שְׁלֹמֹ֥ה הַמֶּֽלֶךְ׃<text:s/></text:span><text:span text:style-name="T3203">‬</text:span>‬<text:span text:style-name="T3204">25</text:span><text:span text:style-name="T3205"> וַיְגַדֵּ֨ל יְהוָ֤ה אֶת־שְׁלֹמֹה֙ לְמַ֔עְלָה לְעֵינֵ֖י כָּל־יִשְׂרָאֵ֑ל וַיִּתֵּ֤ן עָלָיו֙ ה֣וֹד מַלְכ֔וּת אֲ֠שֶׁר לֹֽא־הָיָ֧ה עַל־כָּל־מֶ֛לֶךְ לְפָנָ֖יו עַל־יִשְׂרָאֵֽל׃<text:s/></text:span><text:span text:style-name="T3206">פ<text:s/></text:span><text:span text:style-name="T3207">‬</text:span>‬‬‬‬‬‬‬</text:p>
        <text:p text:style-name="P3208"><text:span text:style-name="T3209">26</text:span><text:span text:style-name="T3210"> וְדָוִיד֙ בֶּן־יִשָׁ֔י מָלַ֖ךְ עַל־כָּל־יִשְׂרָאֵֽל׃<text:s/></text:span><text:span text:style-name="T3211">‬</text:span>‬<text:span text:style-name="T3212">27</text:span><text:span text:style-name="T3213"> וְהַיָּמִ֗ים אֲשֶׁ֤ר מָלַךְ֙ עַל־יִשְׂרָאֵ֔ל אַרְבָּעִ֖ים שָׁנָ֑ה בְּחֶבְר֤וֹן מָלַךְ֙ שֶׁ֣בַע שָׁנִ֔ים וּבִירוּשָׁלַ֥͏ִם מָלַ֖ךְ שְׁלֹשִׁ֥ים וְשָׁלֽוֹשׁ׃<text:s/></text:span><text:span text:style-name="T3214">‬</text:span>‬<text:span text:style-name="T3215">28</text:span><text:span text:style-name="T3216"> וַיָּ֙מָת֙ בְּשֵׂיבָ֣ה טוֹבָ֔ה שְׂבַ֥ע יָמִ֖ים עֹ֣שֶׁר וְכָב֑וֹד וַיִּמְלֹ֛ךְ שְׁלֹמֹ֥ה בְנ֖וֹ תַּחְתָּֽיו׃<text:s/></text:span><text:span text:style-name="T3217">‬</text:span>‬<text:span text:style-name="T3218">29</text:span><text:span text:style-name="T3219"> וְדִבְרֵי֙ דָּוִ֣יד הַמֶּ֔לֶךְ הָרִאשֹׁנִ֖ים וְהָאֲחרֹנִ֑ים הִנָּ֣ם כְּתוּבִ֗ים עַל־דִּבְרֵי֙ שְׁמוּאֵ֣ל הָרֹאֶ֔ה וְעַל־דִּבְרֵי֙ נָתָ֣ן הַנָּבִ֔יא וְעַל־דִּבְרֵ֖י גָּ֥ד הַחֹזֶֽה׃<text:s/></text:span><text:span text:style-name="T3220">‬</text:span>‬<text:span text:style-name="T3221">30</text:span><text:span text:style-name="T3222"> עִ֥ם כָּל־מַלְכוּת֖וֹ וּגְבוּרָת֑וֹ וְהָעִתִּ֗ים אֲשֶׁ֨ר עָבְר֤וּ עָלָיו֙ וְעַל־יִשְׂרָאֵ֔ל וְעַ֖ל כָּל־מַמְלְכ֥וֹת הָאֲרָצֽוֹת׃<text:s/></text:span><text:span text:style-name="T3223">פ<text:s/></text:span><text:span text:style-name="T3224">‬</text:span>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First Book of Chronicles</dc:title>
    <dc:description/>
    <dc:subject/>
    <dc:creator>Adrian Hills</dc:creator>
    <meta:creation-date>2025-03-30T17:54:00Z</meta:creation-date>
    <dc:date>2025-03-30T17:54:00Z</dc:date>
    <meta:template xlink:href="Normal.dotm" xlink:type="simple"/>
    <meta:editing-cycles>2</meta:editing-cycles>
    <meta:editing-duration>PT60S</meta:editing-duration>
    <meta:document-statistic meta:page-count="34" meta:paragraph-count="218" meta:word-count="16361" meta:character-count="109403" meta:row-count="777" meta:non-whitespace-character-count="93260"/>
  </office:meta>
</office:document-meta>
</file>